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M</text:span><text:span text:style-name="_32_390">c</text:span><text:span text:style-name="_33_37">W</text:span><text:span text:style-name="_31_525">i</text:span><text:span text:style-name="_32_257">l</text:span><text:span text:style-name="_36_37">l</text:span><text:span text:style-name="_31_609">i</text:span><text:span text:style-name="_32_080">a</text:span><text:span text:style-name="_34_93">m</text:span><text:span text:style-name="_31_312">s</text:span><text:span text:style-name="_32_079">e</text:span><text:span text:style-name="_37_09">s</text:span><text:span text:style-name="_39_09"> </text:span><text:span text:style-name="_32_257">A</text:span><text:span text:style-name="_32_31">n</text:span><text:span text:style-name="_31_720">d</text:span><text:span text:style-name="_31_805"> </text:span><text:span text:style-name="_37_81">T</text:span><text:span text:style-name="_31_395">h</text:span><text:span text:style-name="_32_572">e</text:span><text:span text:style-name="_39_"> </text:span><text:span text:style-name="_31_501">B</text:span><text:span text:style-name="_32_643">u</text:span><text:span text:style-name="_38_77">r</text:span><text:span text:style-name="_31_672">g</text:span><text:span text:style-name="_32_317">l</text:span><text:span text:style-name="_35_29">a</text:span><text:span text:style-name="_31_141">r</text:span><text:span text:style-name="_31_805"> </text:span><text:span text:style-name="_35_17">A</text:span><text:span text:style-name="_31_669">l</text:span><text:span text:style-name="_32_437">a</text:span><text:span text:style-name="_33_37">r</text:span><text:span text:style-name="_31_777">m</text:span></text:p>
      <text:p text:style-name="P1"><text:span text:style-name="_32_68">b</text:span><text:span text:style-name="_31_610">y</text:span><text:span text:style-name="_31_809"> </text:span><text:span text:style-name="_34_09">M</text:span><text:span text:style-name="_31_383">a</text:span><text:span text:style-name="_32_293">r</text:span><text:span text:style-name="_34_96">k</text:span><text:span text:style-name="_39_09"> </text:span><text:span text:style-name="_32_281">T</text:span><text:span text:style-name="_36_37">w</text:span><text:span text:style-name="_31_420">a</text:span><text:span text:style-name="_32_401">i</text:span><text:span text:style-name="_34_11">n</text:span></text:p>
      <text:p text:style-name="P1"><text:span text:style-name="_32_389">T</text:span><text:span text:style-name="_35_19">h</text:span><text:span text:style-name="_31_168">e</text:span><text:span text:style-name="_31_809"> </text:span><text:span text:style-name="_38_80">c</text:span><text:span text:style-name="_31_251">o</text:span><text:span text:style-name="_32_476">n</text:span><text:span text:style-name="_38_90">v</text:span><text:span text:style-name="_31_612">e</text:span><text:span text:style-name="_32_077">r</text:span><text:span text:style-name="_32_30">s</text:span><text:span text:style-name="_31_216">a</text:span><text:span text:style-name="_32_293">t</text:span><text:span text:style-name="_36_97">i</text:span><text:span text:style-name="_31_215">o</text:span><text:span text:style-name="_32_101">n</text:span><text:span text:style-name="_39_"> </text:span><text:span text:style-name="_31_792">d</text:span><text:span text:style-name="_32_473">r</text:span><text:span text:style-name="_33_49">i</text:span><text:span text:style-name="_31_417">f</text:span><text:span text:style-name="_32_653">t</text:span><text:span text:style-name="_34_11">e</text:span><text:span text:style-name="_31_141">d</text:span><text:span text:style-name="_31_809"> </text:span><text:span text:style-name="_34_84">s</text:span><text:span text:style-name="_31_249">m</text:span><text:span text:style-name="_32_499">o</text:span><text:span text:style-name="_37_00">o</text:span><text:span text:style-name="_31_537">t</text:span><text:span text:style-name="_32_319">h</text:span><text:span text:style-name="_38_17">l</text:span><text:span text:style-name="_31_669">y</text:span><text:span text:style-name="_31_809"> </text:span><text:span text:style-name="_33_51">a</text:span><text:span text:style-name="_31_780">n</text:span><text:span text:style-name="_32_473">d</text:span><text:span text:style-name="_39_"> </text:span><text:span text:style-name="_31_420">p</text:span><text:span text:style-name="_32_113">l</text:span><text:span text:style-name="_35_31">e</text:span><text:span text:style-name="_31_528">a</text:span><text:span text:style-name="_32_246">s</text:span><text:span text:style-name="_34_60">a</text:span><text:span text:style-name="_31_611">n</text:span><text:span text:style-name="_32_041">t</text:span><text:span text:style-name="_32_41">l</text:span><text:span text:style-name="_31_777">y</text:span><text:span text:style-name="_31_809"> </text:span><text:span text:style-name="_37_71">a</text:span><text:span text:style-name="_31_381">l</text:span><text:span text:style-name="_32_680">o</text:span><text:span text:style-name="_38_91">n</text:span><text:span text:style-name="_31_720">g</text:span><text:span text:style-name="_31_809"> </text:span><text:span text:style-name="_38_41">f</text:span><text:span text:style-name="_31_381">r</text:span><text:span text:style-name="_32_101">o</text:span><text:span text:style-name="_34_45">m</text:span><text:span text:style-name="_39_09"> </text:span><text:span text:style-name="_32_029">w</text:span><text:span text:style-name="_32_80">e</text:span><text:span text:style-name="_31_203">a</text:span><text:span text:style-name="_32_509">t</text:span><text:span text:style-name="_33_15">h</text:span><text:span text:style-name="_31_144">e</text:span><text:span text:style-name="_32_569">r</text:span><text:span text:style-name="_39_"> </text:span><text:span text:style-name="_31_165">t</text:span><text:span text:style-name="_32_605">o</text:span><text:span text:style-name="_35_"> </text:span><text:span text:style-name="_31_324">c</text:span><text:span text:style-name="_32_113">r</text:span><text:span text:style-name="_32_79">o</text:span><text:span text:style-name="_31_203">p</text:span><text:span text:style-name="_32_464">s</text:span><text:span text:style-name="_34_81">,</text:span><text:span text:style-name="_39_05"> </text:span><text:span text:style-name="_32_281">f</text:span><text:span text:style-name="_35_29">r</text:span><text:span text:style-name="_31_237">o</text:span><text:span text:style-name="_32_689">m</text:span><text:span text:style-name="_35_"> </text:span><text:span text:style-name="_31_720">c</text:span><text:span text:style-name="_32_569">r</text:span><text:span text:style-name="_34_95">o</text:span><text:span text:style-name="_31_215">p</text:span><text:span text:style-name="_32_152">s</text:span><text:span text:style-name="_35_"> </text:span><text:span text:style-name="_31_417">t</text:span><text:span text:style-name="_32_509">o</text:span><text:span text:style-name="_39_"> </text:span><text:span text:style-name="_31_681">l</text:span><text:span text:style-name="_32_317">i</text:span><text:span text:style-name="_35_17">t</text:span><text:span text:style-name="_31_527">e</text:span><text:span text:style-name="_32_029">r</text:span><text:span text:style-name="_37_00">a</text:span><text:span text:style-name="_31_381">t</text:span><text:span text:style-name="_32_140">u</text:span><text:span text:style-name="_38_53">r</text:span><text:span text:style-name="_31_491">e</text:span><text:span text:style-name="_32_425">,</text:span><text:span text:style-name="_39_"> </text:span><text:span text:style-name="_31_489">f</text:span><text:span text:style-name="_32_293">r</text:span><text:span text:style-name="_34_93">o</text:span><text:span text:style-name="_31_177">m</text:span><text:span text:style-name="_31_809"> </text:span><text:span text:style-name="_38_05">l</text:span><text:span text:style-name="_31_177">i</text:span><text:span text:style-name="_32_677">t</text:span><text:span text:style-name="_35_91">e</text:span><text:span text:style-name="_31_357">r</text:span><text:span text:style-name="_32_260">a</text:span><text:span text:style-name="_32_41">t</text:span><text:span text:style-name="_31_780">u</text:span><text:span text:style-name="_32_137">r</text:span><text:span text:style-name="_38_43">e</text:span><text:span text:style-name="_39_09"> </text:span><text:span text:style-name="_32_437">t</text:span><text:span text:style-name="_37_81">o</text:span><text:span text:style-name="_39_05"> </text:span><text:span text:style-name="_32_440">s</text:span><text:span text:style-name="_36_02">c</text:span><text:span text:style-name="_31_564">a</text:span><text:span text:style-name="_32_463">n</text:span><text:span text:style-name="_32_79">d</text:span><text:span text:style-name="_31_180">a</text:span><text:span text:style-name="_32_257">l</text:span><text:span text:style-name="_34_21">,</text:span><text:span text:style-name="_39_05"> </text:span><text:span text:style-name="_32_617">f</text:span><text:span text:style-name="_32_29">r</text:span><text:span text:style-name="_31_213">o</text:span><text:span text:style-name="_32_461">m</text:span><text:span text:style-name="_39_"> </text:span><text:span text:style-name="_31_144">s</text:span><text:span text:style-name="_32_618">c</text:span><text:span text:style-name="_34_48">a</text:span><text:span text:style-name="_31_323">n</text:span><text:span text:style-name="_32_151">d</text:span><text:span text:style-name="_37_00">a</text:span><text:span text:style-name="_31_717">l</text:span><text:span text:style-name="_31_809"> </text:span><text:span text:style-name="_38_53">t</text:span><text:span text:style-name="_31_489">o</text:span><text:span text:style-name="_31_805"> </text:span><text:span text:style-name="_38_89">r</text:span><text:span text:style-name="_31_383">e</text:span><text:span text:style-name="_32_149">l</text:span><text:span text:style-name="_38_53">i</text:span><text:span text:style-name="_31_216">g</text:span><text:span text:style-name="_32_257">i</text:span><text:span text:style-name="_34_48">o</text:span><text:span text:style-name="_31_431">n</text:span><text:span text:style-name="_32_425">;</text:span><text:span text:style-name="_39_"> </text:span><text:span text:style-name="_31_561">t</text:span><text:span text:style-name="_32_644">h</text:span><text:span text:style-name="_38_79">e</text:span><text:span text:style-name="_31_381">n</text:span><text:span text:style-name="_31_809"> </text:span><text:span text:style-name="_37_09">t</text:span><text:span text:style-name="_31_323">o</text:span><text:span text:style-name="_32_440">o</text:span><text:span text:style-name="_38_41">k</text:span><text:span text:style-name="_39_09"> </text:span><text:span text:style-name="_32_077">a</text:span><text:span text:style-name="_35_"> </text:span><text:span text:style-name="_31_705">r</text:span><text:span text:style-name="_32_620">a</text:span><text:span text:style-name="_32_79">n</text:span><text:span text:style-name="_31_672">d</text:span><text:span text:style-name="_32_331">o</text:span><text:span text:style-name="_34_81">m</text:span><text:span text:style-name="_39_09"> </text:span><text:span text:style-name="_32_065">j</text:span><text:span text:style-name="_37_71">u</text:span><text:span text:style-name="_31_501">m</text:span><text:span text:style-name="_32_392">p</text:span><text:span text:style-name="_37_69">,</text:span><text:span text:style-name="_39_09"> </text:span><text:span text:style-name="_32_223">a</text:span><text:span text:style-name="_34_96">n</text:span><text:span text:style-name="_31_177">d</text:span><text:span text:style-name="_31_809"> </text:span><text:span text:style-name="_34_09">l</text:span><text:span text:style-name="_31_708">a</text:span><text:span text:style-name="_32_571">n</text:span><text:span text:style-name="_32_44">d</text:span><text:span text:style-name="_31_383">e</text:span><text:span text:style-name="_32_389">d</text:span><text:span text:style-name="_35_"> </text:span><text:span text:style-name="_31_324">o</text:span><text:span text:style-name="_32_295">n</text:span><text:span text:style-name="_35_"> </text:span><text:span text:style-name="_31_753">t</text:span><text:span text:style-name="_32_620">h</text:span><text:span text:style-name="_36_03">e</text:span><text:span text:style-name="_39_09"> </text:span><text:span text:style-name="_32_644">s</text:span><text:span text:style-name="_37_11">u</text:span><text:span text:style-name="_31_420">b</text:span><text:span text:style-name="_32_617">j</text:span><text:span text:style-name="_35_31">e</text:span><text:span text:style-name="_31_669">c</text:span><text:span text:style-name="_32_041">t</text:span><text:span text:style-name="_39_"> </text:span><text:span text:style-name="_31_501">o</text:span><text:span text:style-name="_32_209">f</text:span><text:span text:style-name="_35_"> </text:span><text:span text:style-name="_31_791">b</text:span><text:span text:style-name="_32_620">u</text:span><text:span text:style-name="_38_05">r</text:span><text:span text:style-name="_31_719">g</text:span><text:span text:style-name="_32_509">l</text:span><text:span text:style-name="_32_80">a</text:span><text:span text:style-name="_31_741">r</text:span><text:span text:style-name="_31_809"> </text:span><text:span text:style-name="_34_96">a</text:span><text:span text:style-name="_31_129">l</text:span><text:span text:style-name="_32_115">a</text:span><text:span text:style-name="_36_97">r</text:span><text:span text:style-name="_31_309">m</text:span><text:span text:style-name="_32_401">s</text:span><text:span text:style-name="_34_93">.</text:span><text:span text:style-name="_39_05"> </text:span><text:span text:style-name="_32_281">A</text:span><text:span text:style-name="_36_04">n</text:span><text:span text:style-name="_31_347">d</text:span><text:span text:style-name="_31_805"> </text:span><text:span text:style-name="_32_68">n</text:span><text:span text:style-name="_31_395">o</text:span><text:span text:style-name="_32_077">w</text:span><text:span text:style-name="_39_"> </text:span><text:span text:style-name="_31_669">f</text:span><text:span text:style-name="_32_497">o</text:span><text:span text:style-name="_36_73">r</text:span><text:span text:style-name="_39_05"> </text:span><text:span text:style-name="_32_029">t</text:span><text:span text:style-name="_37_12">h</text:span><text:span text:style-name="_31_779">e</text:span><text:span text:style-name="_31_809"> </text:span><text:span text:style-name="_38_41">f</text:span><text:span text:style-name="_31_777">i</text:span><text:span text:style-name="_32_293">r</text:span><text:span text:style-name="_36_37">s</text:span><text:span text:style-name="_31_429">t</text:span><text:span text:style-name="_31_805"> </text:span><text:span text:style-name="_32_77">t</text:span><text:span text:style-name="_31_561">i</text:span><text:span text:style-name="_32_257">m</text:span><text:span text:style-name="_38_17">e</text:span><text:span text:style-name="_39_05"> </text:span><text:span text:style-name="_32_137">M</text:span><text:span text:style-name="_37_69">r</text:span><text:span text:style-name="_39_09"> </text:span><text:span text:style-name="_32_101">M</text:span><text:span text:style-name="_34_12">c</text:span><text:span text:style-name="_31_417">W</text:span><text:span text:style-name="_32_329">i</text:span><text:span text:style-name="_37_09">l</text:span><text:span text:style-name="_31_417">l</text:span><text:span text:style-name="_32_389">i</text:span><text:span text:style-name="_38_79">a</text:span><text:span text:style-name="_31_501">m</text:span><text:span text:style-name="_32_437">s</text:span><text:span text:style-name="_35_"> </text:span><text:span text:style-name="_31_610">s</text:span><text:span text:style-name="_32_644">h</text:span><text:span text:style-name="_36_03">o</text:span><text:span text:style-name="_31_597">w</text:span><text:span text:style-name="_32_224">e</text:span><text:span text:style-name="_36_61">d</text:span><text:span text:style-name="_39_09"> </text:span><text:span text:style-name="_32_257">f</text:span><text:span text:style-name="_38_55">e</text:span><text:span text:style-name="_31_132">e</text:span><text:span text:style-name="_32_389">l</text:span><text:span text:style-name="_36_97">i</text:span><text:span text:style-name="_31_180">n</text:span><text:span text:style-name="_32_247">g</text:span><text:span text:style-name="_32_65">.</text:span><text:span text:style-name="_39_05"> </text:span><text:span text:style-name="_32_293">W</text:span><text:span text:style-name="_33_04">h</text:span><text:span text:style-name="_31_179">e</text:span><text:span text:style-name="_32_043">n</text:span><text:span text:style-name="_32_44">e</text:span><text:span text:style-name="_31_202">v</text:span><text:span text:style-name="_32_140">e</text:span><text:span text:style-name="_34_81">r</text:span><text:span text:style-name="_39_05"> </text:span><text:span text:style-name="_32_113">I</text:span><text:span text:style-name="_39_"> </text:span><text:span text:style-name="_31_539">p</text:span><text:span text:style-name="_32_332">e</text:span><text:span text:style-name="_36_61">r</text:span><text:span text:style-name="_31_214">c</text:span><text:span text:style-name="_32_692">e</text:span><text:span text:style-name="_33_37">i</text:span><text:span text:style-name="_31_682">v</text:span><text:span text:style-name="_32_512">e</text:span><text:span text:style-name="_35_"> </text:span><text:span text:style-name="_31_249">t</text:span><text:span text:style-name="_32_500">h</text:span><text:span text:style-name="_38_77">i</text:span><text:span text:style-name="_31_238">s</text:span><text:span text:style-name="_31_809"> </text:span><text:span text:style-name="_36_04">s</text:span><text:span text:style-name="_31_669">i</text:span><text:span text:style-name="_32_475">g</text:span><text:span text:style-name="_34_93">n</text:span><text:span text:style-name="_39_05"> </text:span><text:span text:style-name="_32_043">o</text:span><text:span text:style-name="_36_04">n</text:span><text:span text:style-name="_39_05"> </text:span><text:span text:style-name="_32_221">t</text:span><text:span text:style-name="_38_80">h</text:span><text:span text:style-name="_31_129">i</text:span><text:span text:style-name="_32_498">s</text:span><text:span text:style-name="_35_"> </text:span><text:span text:style-name="_31_177">m</text:span><text:span text:style-name="_32_584">a</text:span><text:span text:style-name="_36_75">n</text:span><text:span text:style-name="_31_501">'</text:span><text:span text:style-name="_32_389">s</text:span><text:span text:style-name="_35_"> </text:span><text:span text:style-name="_31_252">d</text:span><text:span text:style-name="_32_389">i</text:span><text:span text:style-name="_36_75">a</text:span><text:span text:style-name="_31_741">l</text:span><text:span text:style-name="_32_461">,</text:span><text:span text:style-name="_35_"> </text:span><text:span text:style-name="_31_609">I</text:span><text:span text:style-name="_31_805"> </text:span><text:span text:style-name="_33_16">c</text:span><text:span text:style-name="_31_575">o</text:span><text:span text:style-name="_32_581">m</text:span><text:span text:style-name="_33_15">p</text:span><text:span text:style-name="_31_705">r</text:span><text:span text:style-name="_32_476">e</text:span><text:span text:style-name="_33_52">h</text:span><text:span text:style-name="_31_611">e</text:span><text:span text:style-name="_32_296">n</text:span><text:span text:style-name="_32_31">d</text:span><text:span text:style-name="_39_05"> </text:span><text:span text:style-name="_32_401">i</text:span><text:span text:style-name="_36_01">t</text:span><text:span text:style-name="_31_129">,</text:span><text:span text:style-name="_31_809"> </text:span><text:span text:style-name="_36_40">a</text:span><text:span text:style-name="_31_251">n</text:span><text:span text:style-name="_32_293">d</text:span><text:span text:style-name="_39_"> </text:span><text:span text:style-name="_31_669">l</text:span><text:span text:style-name="_32_223">a</text:span><text:span text:style-name="_38_80">p</text:span><text:span text:style-name="_31_240">s</text:span><text:span text:style-name="_32_331">e</text:span><text:span text:style-name="_39_"> </text:span><text:span text:style-name="_31_705">i</text:span><text:span text:style-name="_32_428">n</text:span><text:span text:style-name="_36_97">t</text:span><text:span text:style-name="_31_719">o</text:span><text:span text:style-name="_31_805"> </text:span><text:span text:style-name="_36_98">s</text:span><text:span text:style-name="_31_609">i</text:span><text:span text:style-name="_32_221">l</text:span><text:span text:style-name="_34_12">e</text:span><text:span text:style-name="_31_743">n</text:span><text:span text:style-name="_32_332">c</text:span><text:span text:style-name="_38_77">e</text:span><text:span text:style-name="_31_705">,</text:span><text:span text:style-name="_31_805"> </text:span><text:span text:style-name="_32_44">a</text:span><text:span text:style-name="_31_251">n</text:span><text:span text:style-name="_32_029">d</text:span><text:span text:style-name="_39_"> </text:span><text:span text:style-name="_31_576">g</text:span><text:span text:style-name="_32_641">i</text:span><text:span text:style-name="_36_02">v</text:span><text:span text:style-name="_31_381">e</text:span><text:span text:style-name="_31_809"> </text:span><text:span text:style-name="_34_81">h</text:span><text:span text:style-name="_31_381">i</text:span><text:span text:style-name="_32_077">m</text:span><text:span text:style-name="_39_"> </text:span><text:span text:style-name="_31_203">o</text:span><text:span text:style-name="_32_644">p</text:span><text:span text:style-name="_33_51">p</text:span><text:span text:style-name="_31_576">o</text:span><text:span text:style-name="_32_461">r</text:span><text:span text:style-name="_38_77">t</text:span><text:span text:style-name="_31_743">u</text:span><text:span text:style-name="_32_512">n</text:span><text:span text:style-name="_34_81">i</text:span><text:span text:style-name="_31_321">t</text:span><text:span text:style-name="_32_689">y</text:span><text:span text:style-name="_35_"> </text:span><text:span text:style-name="_31_417">t</text:span><text:span text:style-name="_32_581">o</text:span><text:span text:style-name="_39_"> </text:span><text:span text:style-name="_31_708">u</text:span><text:span text:style-name="_32_655">n</text:span><text:span text:style-name="_32_29">l</text:span><text:span text:style-name="_31_180">o</text:span><text:span text:style-name="_32_439">a</text:span><text:span text:style-name="_32_77">d</text:span><text:span text:style-name="_39_05"> </text:span><text:span text:style-name="_32_608">h</text:span><text:span text:style-name="_35_89">i</text:span><text:span text:style-name="_31_790">s</text:span><text:span text:style-name="_31_805"> </text:span><text:span text:style-name="_35_31">h</text:span><text:span text:style-name="_31_144">e</text:span><text:span text:style-name="_32_113">a</text:span><text:span text:style-name="_35_89">r</text:span><text:span text:style-name="_31_345">t</text:span><text:span text:style-name="_32_401">.</text:span><text:span text:style-name="_35_"> </text:span><text:span text:style-name="_31_741">S</text:span><text:span text:style-name="_32_607">a</text:span><text:span text:style-name="_38_17">i</text:span><text:span text:style-name="_31_792">d</text:span><text:span text:style-name="_31_805"> </text:span><text:span text:style-name="_38_92">h</text:span><text:span text:style-name="_31_239">e</text:span><text:span text:style-name="_32_101">,</text:span><text:span text:style-name="_39_"> </text:span><text:span text:style-name="_31_705">w</text:span><text:span text:style-name="_32_389">i</text:span><text:span text:style-name="_32_65">t</text:span><text:span text:style-name="_31_525">h</text:span><text:span text:style-name="_31_809"> </text:span><text:span text:style-name="_34_12">b</text:span><text:span text:style-name="_31_707">u</text:span><text:span text:style-name="_32_245">t</text:span><text:span text:style-name="_35_"> </text:span><text:span text:style-name="_31_417">i</text:span><text:span text:style-name="_32_569">l</text:span><text:span text:style-name="_37_69">l</text:span>-<text:span text:style-name="_32_390">c</text:span><text:span text:style-name="_37_84">o</text:span><text:span text:style-name="_31_323">n</text:span><text:span text:style-name="_32_293">t</text:span><text:span text:style-name="_35_89">r</text:span><text:span text:style-name="_31_396">o</text:span><text:span text:style-name="_32_257">l</text:span><text:span text:style-name="_38_41">l</text:span><text:span text:style-name="_31_779">e</text:span><text:span text:style-name="_32_512">d</text:span><text:span text:style-name="_35_"> </text:span><text:span text:style-name="_31_144">e</text:span><text:span text:style-name="_32_437">m</text:span><text:span text:style-name="_36_63">o</text:span><text:span text:style-name="_31_321">t</text:span><text:span text:style-name="_32_209">i</text:span><text:span text:style-name="_38_19">o</text:span><text:span text:style-name="_31_348">n</text:span><text:span text:style-name="_32_209">:</text:span></text:p>
      <text:p text:style-name="P1"><text:span text:style-name="_31_249">"</text:span><text:span text:style-name="_32_389">I</text:span><text:span text:style-name="_35_"> </text:span><text:span text:style-name="_31_240">d</text:span><text:span text:style-name="_32_571">o</text:span><text:span text:style-name="_35_"> </text:span><text:span text:style-name="_31_540">n</text:span><text:span text:style-name="_32_295">o</text:span><text:span text:style-name="_34_93">n</text:span><text:span text:style-name="_39_09"> </text:span><text:span text:style-name="_32_223">g</text:span><text:span text:style-name="_35_92">o</text:span><text:span text:style-name="_39_09"> </text:span><text:span text:style-name="_32_463">o</text:span><text:span text:style-name="_34_12">n</text:span><text:span text:style-name="_31_165">e</text:span><text:span text:style-name="_31_805"> </text:span><text:span text:style-name="_34_10">s</text:span><text:span text:style-name="_31_717">i</text:span><text:span text:style-name="_32_584">n</text:span><text:span text:style-name="_34_96">g</text:span><text:span text:style-name="_31_573">l</text:span><text:span text:style-name="_32_655">e</text:span><text:span text:style-name="_39_"> </text:span><text:span text:style-name="_31_790">c</text:span><text:span text:style-name="_32_080">e</text:span><text:span text:style-name="_35_17">n</text:span><text:span text:style-name="_31_381">t</text:span><text:span text:style-name="_31_805"> </text:span><text:span text:style-name="_34_11">o</text:span><text:span text:style-name="_31_204">n</text:span><text:span text:style-name="_31_809"> </text:span><text:span text:style-name="_36_28">b</text:span><text:span text:style-name="_31_575">u</text:span><text:span text:style-name="_32_137">r</text:span><text:span text:style-name="_38_20">g</text:span><text:span text:style-name="_31_213">l</text:span><text:span text:style-name="_32_139">a</text:span><text:span text:style-name="_34_57">r</text:span><text:span text:style-name="_39_09"> </text:span><text:span text:style-name="_32_607">a</text:span><text:span text:style-name="_32_77">l</text:span><text:span text:style-name="_31_144">a</text:span><text:span text:style-name="_32_041">r</text:span><text:span text:style-name="_38_05">m</text:span><text:span text:style-name="_31_177">s</text:span><text:span text:style-name="_32_257">,</text:span><text:span text:style-name="_39_"> </text:span><text:span text:style-name="_31_717">M</text:span><text:span text:style-name="_32_677">r</text:span><text:span text:style-name="_39_"> </text:span><text:span text:style-name="_31_669">T</text:span><text:span text:style-name="_32_077">w</text:span><text:span text:style-name="_36_04">a</text:span><text:span text:style-name="_31_309">i</text:span><text:span text:style-name="_32_571">n</text:span>--<text:span text:style-name="_32_463">n</text:span><text:span text:style-name="_37_84">o</text:span><text:span text:style-name="_31_249">t</text:span><text:span text:style-name="_31_805"> </text:span><text:span text:style-name="_38_05">a</text:span><text:span text:style-name="_39_05"> </text:span><text:span text:style-name="_32_462">s</text:span><text:span text:style-name="_36_61">i</text:span><text:span text:style-name="_31_324">n</text:span><text:span text:style-name="_32_620">g</text:span><text:span text:style-name="_36_73">l</text:span><text:span text:style-name="_31_179">e</text:span><text:span text:style-name="_31_805"> </text:span><text:span text:style-name="_37_10">c</text:span><text:span text:style-name="_31_684">e</text:span><text:span text:style-name="_32_691">n</text:span><text:span text:style-name="_38_17">t</text:span>--<text:span text:style-name="_34_24">a</text:span><text:span text:style-name="_31_611">n</text:span><text:span text:style-name="_32_296">d</text:span><text:span text:style-name="_39_"> </text:span><text:span text:style-name="_31_597">I</text:span><text:span text:style-name="_31_805"> </text:span><text:span text:style-name="_38_53">w</text:span><text:span text:style-name="_31_177">i</text:span><text:span text:style-name="_32_029">l</text:span><text:span text:style-name="_33_13">l</text:span><text:span text:style-name="_39_05"> </text:span><text:span text:style-name="_32_461">t</text:span><text:span text:style-name="_32_29">e</text:span><text:span text:style-name="_31_753">l</text:span><text:span text:style-name="_32_569">l</text:span><text:span text:style-name="_39_"> </text:span><text:span text:style-name="_31_250">y</text:span><text:span text:style-name="_32_584">o</text:span><text:span text:style-name="_37_09">u</text:span><text:span text:style-name="_39_09"> </text:span><text:span text:style-name="_32_425">w</text:span><text:span text:style-name="_36_27">h</text:span><text:span text:style-name="_31_684">y</text:span><text:span text:style-name="_32_041">.</text:span><text:span text:style-name="_35_"> </text:span><text:span text:style-name="_31_597">W</text:span><text:span text:style-name="_32_103">h</text:span><text:span text:style-name="_33_04">e</text:span><text:span text:style-name="_31_537">n</text:span><text:span text:style-name="_31_809"> </text:span><text:span text:style-name="_35_89">w</text:span><text:span text:style-name="_31_393">e</text:span><text:span text:style-name="_31_809"> </text:span><text:span text:style-name="_34_09">w</text:span><text:span text:style-name="_31_792">e</text:span><text:span text:style-name="_32_677">r</text:span><text:span text:style-name="_36_39">e</text:span><text:span text:style-name="_39_05"> </text:span><text:span text:style-name="_32_509">f</text:span><text:span text:style-name="_36_25">i</text:span><text:span text:style-name="_31_168">n</text:span><text:span text:style-name="_32_221">i</text:span><text:span text:style-name="_38_42">s</text:span><text:span text:style-name="_31_167">h</text:span><text:span text:style-name="_32_473">i</text:span><text:span text:style-name="_32_80">n</text:span><text:span text:style-name="_31_561">g</text:span><text:span text:style-name="_31_805"> </text:span><text:span text:style-name="_37_12">o</text:span><text:span text:style-name="_31_359">u</text:span><text:span text:style-name="_32_581">r</text:span><text:span text:style-name="_35_"> </text:span><text:span text:style-name="_31_180">h</text:span><text:span text:style-name="_32_679">o</text:span><text:span text:style-name="_33_03">u</text:span><text:span text:style-name="_31_204">s</text:span><text:span text:style-name="_32_245">e</text:span><text:span text:style-name="_36_25">,</text:span><text:span text:style-name="_39_05"> </text:span><text:span text:style-name="_32_293">w</text:span><text:span text:style-name="_38_05">e</text:span><text:span text:style-name="_39_05"> </text:span><text:span text:style-name="_32_209">f</text:span><text:span text:style-name="_32_80">o</text:span><text:span text:style-name="_31_491">u</text:span><text:span text:style-name="_32_043">n</text:span><text:span text:style-name="_38_44">d</text:span><text:span text:style-name="_39_09"> </text:span><text:span text:style-name="_32_209">w</text:span><text:span text:style-name="_37_81">e</text:span><text:span text:style-name="_39_05"> </text:span><text:span text:style-name="_32_511">h</text:span><text:span text:style-name="_34_96">a</text:span><text:span text:style-name="_31_321">d</text:span><text:span text:style-name="_31_809"> </text:span><text:span text:style-name="_38_41">a</text:span><text:span text:style-name="_39_05"> </text:span><text:span text:style-name="_32_137">l</text:span><text:span text:style-name="_32_41">i</text:span><text:span text:style-name="_31_141">t</text:span><text:span text:style-name="_32_641">t</text:span><text:span text:style-name="_38_05">l</text:span><text:span text:style-name="_31_489">e</text:span><text:span text:style-name="_31_805"> </text:span><text:span text:style-name="_32_68">c</text:span><text:span text:style-name="_31_143">a</text:span><text:span text:style-name="_32_212">s</text:span><text:span text:style-name="_35_91">h</text:span><text:span text:style-name="_39_05"> </text:span><text:span text:style-name="_32_137">l</text:span><text:span text:style-name="_35_89">e</text:span><text:span text:style-name="_31_321">f</text:span><text:span text:style-name="_32_065">t</text:span><text:span text:style-name="_35_"> </text:span><text:span text:style-name="_31_744">o</text:span><text:span text:style-name="_32_582">v</text:span><text:span text:style-name="_36_25">e</text:span><text:span text:style-name="_31_669">r</text:span><text:span text:style-name="_32_101">,</text:span><text:span text:style-name="_35_"> </text:span><text:span text:style-name="_31_167">o</text:span><text:span text:style-name="_32_392">n</text:span><text:span text:style-name="_35_"> </text:span><text:span text:style-name="_31_180">a</text:span><text:span text:style-name="_32_150">c</text:span><text:span text:style-name="_32_78">c</text:span><text:span text:style-name="_31_792">o</text:span><text:span text:style-name="_32_284">u</text:span><text:span text:style-name="_33_39">n</text:span><text:span text:style-name="_31_429">t</text:span><text:span text:style-name="_31_809"> </text:span><text:span text:style-name="_33_37">o</text:span><text:span text:style-name="_31_753">f</text:span><text:span text:style-name="_31_809"> </text:span><text:span text:style-name="_33_49">t</text:span><text:span text:style-name="_31_204">h</text:span><text:span text:style-name="_32_403">e</text:span><text:span text:style-name="_35_"> </text:span><text:span text:style-name="_31_168">p</text:span><text:span text:style-name="_32_137">l</text:span><text:span text:style-name="_37_71">u</text:span><text:span text:style-name="_31_237">m</text:span><text:span text:style-name="_32_151">b</text:span><text:span text:style-name="_34_96">e</text:span><text:span text:style-name="_31_165">r</text:span><text:span text:style-name="_31_805"> </text:span><text:span text:style-name="_38_55">n</text:span><text:span text:style-name="_31_600">o</text:span><text:span text:style-name="_32_137">n</text:span><text:span text:style-name="_35_"> </text:span><text:span text:style-name="_31_600">k</text:span><text:span text:style-name="_32_403">n</text:span><text:span text:style-name="_36_39">o</text:span><text:span text:style-name="_31_177">w</text:span><text:span text:style-name="_32_149">i</text:span><text:span text:style-name="_34_48">n</text:span><text:span text:style-name="_31_381">g</text:span><text:span text:style-name="_31_809"> </text:span><text:span text:style-name="_33_01">i</text:span><text:span text:style-name="_31_537">t</text:span><text:span text:style-name="_32_617">.</text:span><text:span text:style-name="_39_"> </text:span><text:span text:style-name="_31_561">I</text:span><text:span text:style-name="_31_809"> </text:span><text:span text:style-name="_38_77">w</text:span><text:span text:style-name="_31_204">a</text:span><text:span text:style-name="_32_678">s</text:span><text:span text:style-name="_35_"> </text:span><text:span text:style-name="_31_681">f</text:span><text:span text:style-name="_32_437">o</text:span><text:span text:style-name="_36_97">r</text:span><text:span text:style-name="_39_05"> </text:span><text:span text:style-name="_32_680">e</text:span><text:span text:style-name="_34_47">n</text:span><text:span text:style-name="_31_429">l</text:span><text:span text:style-name="_32_497">i</text:span><text:span text:style-name="_34_24">g</text:span><text:span text:style-name="_31_743">h</text:span><text:span text:style-name="_32_041">t</text:span><text:span text:style-name="_38_80">e</text:span><text:span text:style-name="_31_671">n</text:span><text:span text:style-name="_32_461">i</text:span><text:span text:style-name="_34_59">n</text:span><text:span text:style-name="_31_360">g</text:span><text:span text:style-name="_31_809"> </text:span><text:span text:style-name="_36_97">t</text:span><text:span text:style-name="_31_347">h</text:span><text:span text:style-name="_32_476">e</text:span><text:span text:style-name="_39_"> </text:span><text:span text:style-name="_31_167">h</text:span><text:span text:style-name="_32_572">e</text:span><text:span text:style-name="_36_99">a</text:span><text:span text:style-name="_31_777">t</text:span><text:span text:style-name="_32_320">h</text:span><text:span text:style-name="_36_75">e</text:span><text:span text:style-name="_31_384">n</text:span><text:span text:style-name="_31_805"> </text:span><text:span text:style-name="_32_65">w</text:span><text:span text:style-name="_31_417">i</text:span><text:span text:style-name="_32_509">t</text:span><text:span text:style-name="_34_45">h</text:span><text:span text:style-name="_39_09"> </text:span><text:span text:style-name="_32_041">i</text:span><text:span text:style-name="_38_41">t</text:span><text:span text:style-name="_31_597">,</text:span><text:span text:style-name="_31_805"> </text:span><text:span text:style-name="_36_61">f</text:span><text:span text:style-name="_31_429">o</text:span><text:span text:style-name="_32_689">r</text:span><text:span text:style-name="_35_"> </text:span><text:span text:style-name="_31_249">I</text:span><text:span text:style-name="_31_805"> </text:span><text:span text:style-name="_35_17">w</text:span><text:span text:style-name="_31_755">a</text:span><text:span text:style-name="_32_152">s</text:span><text:span text:style-name="_35_"> </text:span><text:span text:style-name="_31_540">a</text:span><text:span text:style-name="_32_425">l</text:span><text:span text:style-name="_37_09">w</text:span><text:span text:style-name="_31_599">a</text:span><text:span text:style-name="_32_104">y</text:span><text:span text:style-name="_38_78">s</text:span><text:span text:style-name="_39_05"> </text:span><text:span text:style-name="_32_140">u</text:span><text:span text:style-name="_34_23">n</text:span><text:span text:style-name="_31_600">a</text:span><text:span text:style-name="_32_102">c</text:span><text:span text:style-name="_32_80">c</text:span><text:span text:style-name="_31_563">o</text:span><text:span text:style-name="_32_139">u</text:span><text:span text:style-name="_33_40">n</text:span><text:span text:style-name="_31_525">t</text:span><text:span text:style-name="_32_152">a</text:span><text:span text:style-name="_33_03">b</text:span><text:span text:style-name="_31_381">l</text:span><text:span text:style-name="_32_473">y</text:span><text:span text:style-name="_35_"> </text:span><text:span text:style-name="_31_167">d</text:span><text:span text:style-name="_32_644">o</text:span><text:span text:style-name="_32_41">w</text:span><text:span text:style-name="_31_177">n</text:span><text:span text:style-name="_31_809"> </text:span><text:span text:style-name="_32_43">o</text:span><text:span text:style-name="_31_744">n</text:span><text:span text:style-name="_31_805"> </text:span><text:span text:style-name="_32_65">t</text:span><text:span text:style-name="_31_707">h</text:span><text:span text:style-name="_32_476">e</text:span><text:span text:style-name="_39_"> </text:span><text:span text:style-name="_31_564">h</text:span><text:span text:style-name="_32_475">e</text:span><text:span text:style-name="_36_64">a</text:span><text:span text:style-name="_31_393">t</text:span><text:span text:style-name="_32_295">h</text:span><text:span text:style-name="_35_92">e</text:span><text:span text:style-name="_31_503">n</text:span><text:span text:style-name="_31_805"> </text:span><text:span text:style-name="_38_08">s</text:span><text:span text:style-name="_31_503">o</text:span><text:span text:style-name="_32_137">m</text:span><text:span text:style-name="_33_40">e</text:span><text:span text:style-name="_31_563">h</text:span><text:span text:style-name="_32_041">o</text:span><text:span text:style-name="_34_81">w</text:span><text:span text:style-name="_31_213">;</text:span><text:span text:style-name="_31_809"> </text:span><text:span text:style-name="_38_17">m</text:span><text:span text:style-name="_31_324">e</text:span><text:span text:style-name="_32_293">r</text:span><text:span text:style-name="_37_83">e</text:span><text:span text:style-name="_31_165">l</text:span><text:span text:style-name="_32_209">y</text:span><text:span text:style-name="_35_"> </text:span><text:span text:style-name="_31_321">M</text:span><text:span text:style-name="_32_461">r</text:span><text:span text:style-name="_37_69">s</text:span><text:span text:style-name="_39_09"> </text:span><text:span text:style-name="_32_245">M</text:span><text:span text:style-name="_37_84">c</text:span><text:span text:style-name="_31_753">W</text:span><text:span text:style-name="_32_509">i</text:span><text:span text:style-name="_37_09">l</text:span><text:span text:style-name="_31_201">l</text:span><text:span text:style-name="_32_509">i</text:span><text:span text:style-name="_33_03">a</text:span><text:span text:style-name="_31_201">m</text:span><text:span text:style-name="_32_065">s</text:span><text:span text:style-name="_35_"> </text:span><text:span text:style-name="_31_502">s</text:span><text:span text:style-name="_32_404">a</text:span><text:span text:style-name="_34_93">i</text:span><text:span text:style-name="_31_561">d</text:span><text:span text:style-name="_31_805"> </text:span><text:span text:style-name="_34_48">n</text:span><text:span text:style-name="_31_491">o</text:span><text:span text:style-name="_32_329">,</text:span><text:span text:style-name="_35_"> </text:span><text:span text:style-name="_31_393">l</text:span><text:span text:style-name="_32_608">e</text:span><text:span text:style-name="_38_41">t</text:span><text:span text:style-name="_31_597">'</text:span><text:span text:style-name="_32_246">s</text:span><text:span text:style-name="_39_"> </text:span><text:span text:style-name="_31_203">h</text:span><text:span text:style-name="_32_440">a</text:span><text:span text:style-name="_38_80">v</text:span><text:span text:style-name="_31_419">e</text:span><text:span text:style-name="_31_809"> </text:span><text:span text:style-name="_38_17">a</text:span><text:span text:style-name="_39_05"> </text:span><text:span text:style-name="_32_656">b</text:span><text:span text:style-name="_32_79">u</text:span><text:span text:style-name="_31_345">r</text:span><text:span text:style-name="_32_116">g</text:span><text:span text:style-name="_36_61">l</text:span><text:span text:style-name="_31_143">a</text:span><text:span text:style-name="_32_281">r</text:span><text:span text:style-name="_39_"> </text:span><text:span text:style-name="_31_780">a</text:span><text:span text:style-name="_32_101">l</text:span><text:span text:style-name="_32_43">a</text:span><text:span text:style-name="_31_345">r</text:span><text:span text:style-name="_32_245">m</text:span><text:span text:style-name="_34_57">.</text:span><text:span text:style-name="_39_05"> </text:span><text:span text:style-name="_32_617">I</text:span><text:span text:style-name="_39_"> </text:span><text:span text:style-name="_31_432">a</text:span><text:span text:style-name="_32_115">g</text:span><text:span text:style-name="_36_97">r</text:span><text:span text:style-name="_31_672">e</text:span><text:span text:style-name="_32_619">e</text:span><text:span text:style-name="_34_21">d</text:span><text:span text:style-name="_39_05"> </text:span><text:span text:style-name="_32_569">t</text:span><text:span text:style-name="_38_41">o</text:span><text:span text:style-name="_39_05"> </text:span><text:span text:style-name="_32_581">t</text:span><text:span text:style-name="_34_23">h</text:span><text:span text:style-name="_31_789">i</text:span><text:span text:style-name="_32_572">s</text:span><text:span text:style-name="_35_"> </text:span><text:span text:style-name="_31_204">c</text:span><text:span text:style-name="_32_283">o</text:span><text:span text:style-name="_33_01">m</text:span><text:span text:style-name="_31_323">p</text:span><text:span text:style-name="_32_209">r</text:span><text:span text:style-name="_36_28">o</text:span><text:span text:style-name="_31_777">m</text:span><text:span text:style-name="_32_137">i</text:span><text:span text:style-name="_36_28">s</text:span><text:span text:style-name="_31_575">e</text:span><text:span text:style-name="_32_257">.</text:span><text:span text:style-name="_39_"> </text:span><text:span text:style-name="_31_213">I</text:span><text:span text:style-name="_31_809"> </text:span><text:span text:style-name="_36_73">w</text:span><text:span text:style-name="_31_681">i</text:span><text:span text:style-name="_32_689">l</text:span><text:span text:style-name="_32_77">l</text:span><text:span text:style-name="_39_09"> </text:span><text:span text:style-name="_32_212">e</text:span><text:span text:style-name="_38_06">x</text:span><text:span text:style-name="_31_779">p</text:span><text:span text:style-name="_32_101">l</text:span><text:span text:style-name="_36_64">a</text:span><text:span text:style-name="_31_609">i</text:span><text:span text:style-name="_32_497">n</text:span><text:span text:style-name="_39_"> </text:span><text:span text:style-name="_31_237">t</text:span><text:span text:style-name="_32_691">h</text:span><text:span text:style-name="_38_56">a</text:span><text:span text:style-name="_31_573">t</text:span><text:span text:style-name="_31_809"> </text:span><text:span text:style-name="_37_09">w</text:span><text:span text:style-name="_31_600">h</text:span><text:span text:style-name="_32_583">e</text:span><text:span text:style-name="_35_32">n</text:span><text:span text:style-name="_31_563">e</text:span><text:span text:style-name="_32_474">v</text:span><text:span text:style-name="_34_24">e</text:span><text:span text:style-name="_31_561">r</text:span><text:span text:style-name="_31_805"> </text:span><text:span text:style-name="_36_01">I</text:span><text:span text:style-name="_39_05"> </text:span><text:span text:style-name="_32_317">w</text:span><text:span text:style-name="_35_20">a</text:span><text:span text:style-name="_31_359">n</text:span><text:span text:style-name="_32_041">t</text:span><text:span text:style-name="_39_"> </text:span><text:span text:style-name="_31_321">a</text:span><text:span text:style-name="_31_809"> </text:span><text:span text:style-name="_38_41">t</text:span><text:span text:style-name="_31_420">h</text:span><text:span text:style-name="_32_041">i</text:span><text:span text:style-name="_34_95">n</text:span><text:span text:style-name="_31_501">g</text:span><text:span text:style-name="_32_113">,</text:span><text:span text:style-name="_39_"> </text:span><text:span text:style-name="_31_239">a</text:span><text:span text:style-name="_32_620">n</text:span><text:span text:style-name="_32_65">d</text:span><text:span text:style-name="_39_09"> </text:span><text:span text:style-name="_32_317">M</text:span><text:span text:style-name="_35_29">r</text:span><text:span text:style-name="_31_357">s</text:span><text:span text:style-name="_32_437">.</text:span><text:span text:style-name="_35_"> </text:span><text:span text:style-name="_31_309">M</text:span><text:span text:style-name="_32_404">c</text:span><text:span text:style-name="_34_93">W</text:span><text:span text:style-name="_31_705">i</text:span><text:span text:style-name="_32_209">l</text:span><text:span text:style-name="_38_53">l</text:span><text:span text:style-name="_31_309">i</text:span><text:span text:style-name="_32_391">a</text:span><text:span text:style-name="_34_45">m</text:span><text:span text:style-name="_31_537">s</text:span><text:span text:style-name="_31_805"> </text:span><text:span text:style-name="_35_29">w</text:span><text:span text:style-name="_31_576">a</text:span><text:span text:style-name="_32_283">n</text:span><text:span text:style-name="_33_49">t</text:span><text:span text:style-name="_31_237">s</text:span><text:span text:style-name="_31_809"> </text:span><text:span text:style-name="_36_76">a</text:span><text:span text:style-name="_31_575">n</text:span><text:span text:style-name="_32_655">o</text:span><text:span text:style-name="_35_29">t</text:span><text:span text:style-name="_31_720">h</text:span><text:span text:style-name="_32_245">e</text:span><text:span text:style-name="_38_53">r</text:span><text:span text:style-name="_39_09"> </text:span><text:span text:style-name="_32_425">t</text:span><text:span text:style-name="_38_44">h</text:span><text:span text:style-name="_31_705">i</text:span><text:span text:style-name="_32_151">n</text:span><text:span text:style-name="_34_45">g</text:span><text:span text:style-name="_31_201">,</text:span><text:span text:style-name="_31_809"> </text:span><text:span text:style-name="_38_92">a</text:span><text:span text:style-name="_31_611">n</text:span><text:span text:style-name="_32_617">d</text:span><text:span text:style-name="_39_"> </text:span><text:span text:style-name="_31_753">w</text:span><text:span text:style-name="_32_257">e</text:span><text:span text:style-name="_35_"> </text:span><text:span text:style-name="_31_431">d</text:span><text:span text:style-name="_32_212">e</text:span><text:span text:style-name="_38_54">c</text:span><text:span text:style-name="_31_717">i</text:span><text:span text:style-name="_32_212">d</text:span><text:span text:style-name="_32_41">e</text:span><text:span text:style-name="_39_05"> </text:span><text:span text:style-name="_32_283">u</text:span><text:span text:style-name="_33_16">p</text:span><text:span text:style-name="_31_168">o</text:span><text:span text:style-name="_32_475">n</text:span><text:span text:style-name="_39_"> </text:span><text:span text:style-name="_31_501">t</text:span><text:span text:style-name="_32_644">h</text:span><text:span text:style-name="_32_67">e</text:span><text:span text:style-name="_39_05"> </text:span><text:span text:style-name="_32_677">t</text:span><text:span text:style-name="_38_43">h</text:span><text:span text:style-name="_31_345">i</text:span><text:span text:style-name="_32_284">n</text:span><text:span text:style-name="_36_25">g</text:span><text:span text:style-name="_39_09"> </text:span><text:span text:style-name="_32_221">t</text:span><text:span text:style-name="_35_19">h</text:span><text:span text:style-name="_31_360">a</text:span><text:span text:style-name="_32_137">t</text:span><text:span text:style-name="_39_"> </text:span><text:span text:style-name="_31_177">M</text:span><text:span text:style-name="_32_101">r</text:span><text:span text:style-name="_32_29">s</text:span><text:span text:style-name="_39_09"> </text:span><text:span text:style-name="_32_509">M</text:span><text:span text:style-name="_35_90">c</text:span><text:span text:style-name="_31_321">W</text:span><text:span text:style-name="_32_581">i</text:span><text:span text:style-name="_35_17">l</text:span><text:span text:style-name="_31_741">l</text:span><text:span text:style-name="_32_617">i</text:span><text:span text:style-name="_38_56">a</text:span><text:span text:style-name="_31_201">m</text:span><text:span text:style-name="_32_401">s</text:span><text:span text:style-name="_39_"> </text:span><text:span text:style-name="_31_201">w</text:span><text:span text:style-name="_32_116">a</text:span><text:span text:style-name="_33_51">n</text:span><text:span text:style-name="_31_741">t</text:span><text:span text:style-name="_32_656">s</text:span>--<text:span text:style-name="_32_079">a</text:span><text:span text:style-name="_33_37">s</text:span><text:span text:style-name="_39_05"> </text:span><text:span text:style-name="_32_209">w</text:span><text:span text:style-name="_33_37">e</text:span><text:span text:style-name="_39_05"> </text:span><text:span text:style-name="_32_584">a</text:span><text:span text:style-name="_32_77">l</text:span><text:span text:style-name="_31_141">w</text:span><text:span text:style-name="_32_607">a</text:span><text:span text:style-name="_36_64">y</text:span><text:span text:style-name="_31_310">s</text:span><text:span text:style-name="_31_805"> </text:span><text:span text:style-name="_38_44">d</text:span><text:span text:style-name="_31_203">o</text:span><text:span text:style-name="_31_805"> </text:span>--<text:span text:style-name="_32_680">s</text:span><text:span text:style-name="_38_55">h</text:span><text:span text:style-name="_31_345">e</text:span><text:span text:style-name="_31_809"> </text:span><text:span text:style-name="_32_44">c</text:span><text:span text:style-name="_31_539">a</text:span><text:span text:style-name="_32_437">l</text:span><text:span text:style-name="_32_65">l</text:span><text:span text:style-name="_31_597">s</text:span><text:span text:style-name="_31_805"> </text:span><text:span text:style-name="_38_05">t</text:span><text:span text:style-name="_31_708">h</text:span><text:span text:style-name="_32_319">a</text:span><text:span text:style-name="_38_53">t</text:span><text:span text:style-name="_39_05"> </text:span><text:span text:style-name="_32_209">a</text:span><text:span text:style-name="_39_"> </text:span><text:span text:style-name="_31_250">c</text:span><text:span text:style-name="_32_476">o</text:span><text:span text:style-name="_38_17">m</text:span><text:span text:style-name="_31_144">p</text:span><text:span text:style-name="_32_041">r</text:span><text:span text:style-name="_33_15">o</text:span><text:span text:style-name="_31_705">m</text:span><text:span text:style-name="_32_281">i</text:span><text:span text:style-name="_36_04">s</text:span><text:span text:style-name="_31_791">e</text:span><text:span text:style-name="_32_317">.</text:span><text:span text:style-name="_39_"> </text:span><text:span text:style-name="_31_669">V</text:span><text:span text:style-name="_32_439">e</text:span><text:span text:style-name="_33_37">r</text:span><text:span text:style-name="_31_600">y</text:span><text:span text:style-name="_31_805"> </text:span><text:span text:style-name="_38_17">w</text:span><text:span text:style-name="_31_669">e</text:span><text:span text:style-name="_32_281">l</text:span><text:span text:style-name="_36_97">l</text:span><text:span text:style-name="_31_753">:</text:span><text:span text:style-name="_31_809"> </text:span><text:span text:style-name="_36_37">t</text:span><text:span text:style-name="_31_563">h</text:span><text:span text:style-name="_32_260">e</text:span><text:span text:style-name="_39_"> </text:span><text:span text:style-name="_31_741">m</text:span><text:span text:style-name="_32_679">a</text:span><text:span text:style-name="_38_20">n</text:span><text:span text:style-name="_39_05"> </text:span><text:span text:style-name="_32_320">c</text:span><text:span text:style-name="_32_31">a</text:span><text:span text:style-name="_31_681">m</text:span><text:span text:style-name="_32_029">e</text:span><text:span text:style-name="_39_"> </text:span><text:span text:style-name="_31_743">u</text:span><text:span text:style-name="_32_116">p</text:span><text:span text:style-name="_35_"> </text:span><text:span text:style-name="_31_237">f</text:span><text:span text:style-name="_32_149">r</text:span><text:span text:style-name="_36_97">o</text:span><text:span text:style-name="_31_681">m</text:span><text:span text:style-name="_31_805"> </text:span><text:span text:style-name="_34_09">N</text:span><text:span text:style-name="_31_597">e</text:span><text:span text:style-name="_32_605">w</text:span><text:span text:style-name="_35_"> </text:span><text:span text:style-name="_31_753">Y</text:span><text:span text:style-name="_32_680">o</text:span><text:span text:style-name="_34_93">r</text:span><text:span text:style-name="_31_346">k</text:span><text:span text:style-name="_31_809"> </text:span><text:span text:style-name="_33_04">a</text:span><text:span text:style-name="_31_431">n</text:span><text:span text:style-name="_32_041">d</text:span><text:span text:style-name="_39_"> </text:span><text:span text:style-name="_31_359">p</text:span><text:span text:style-name="_32_296">u</text:span><text:span text:style-name="_34_57">t</text:span><text:span text:style-name="_39_09"> </text:span><text:span text:style-name="_32_437">i</text:span><text:span text:style-name="_32_29">n</text:span><text:span text:style-name="_39_05"> </text:span><text:span text:style-name="_32_605">t</text:span><text:span text:style-name="_37_83">h</text:span><text:span text:style-name="_31_252">e</text:span><text:span text:style-name="_31_805"> </text:span><text:span text:style-name="_38_79">a</text:span><text:span text:style-name="_31_345">l</text:span><text:span text:style-name="_32_044">a</text:span><text:span text:style-name="_34_93">r</text:span><text:span text:style-name="_31_561">m</text:span><text:span text:style-name="_32_389">,</text:span><text:span text:style-name="_35_"> </text:span><text:span text:style-name="_31_671">a</text:span><text:span text:style-name="_32_104">n</text:span><text:span text:style-name="_33_13">d</text:span><text:span text:style-name="_39_05"> </text:span><text:span text:style-name="_32_426">c</text:span><text:span text:style-name="_38_08">h</text:span><text:span text:style-name="_31_167">a</text:span><text:span text:style-name="_32_677">r</text:span><text:span text:style-name="_38_80">g</text:span><text:span text:style-name="_31_528">e</text:span><text:span text:style-name="_32_223">d</text:span><text:span text:style-name="_39_"> </text:span><text:span text:style-name="_31_381">t</text:span><text:span text:style-name="_32_139">h</text:span><text:span text:style-name="_36_61">r</text:span><text:span text:style-name="_31_684">e</text:span><text:span text:style-name="_32_389">e</text:span><text:span text:style-name="_39_"> </text:span><text:span text:style-name="_31_492">h</text:span><text:span text:style-name="_32_691">u</text:span><text:span text:style-name="_38_55">n</text:span><text:span text:style-name="_31_672">d</text:span><text:span text:style-name="_32_401">r</text:span><text:span text:style-name="_33_52">e</text:span><text:span text:style-name="_31_527">d</text:span><text:span text:style-name="_31_809"> </text:span><text:span text:style-name="_34_83">a</text:span><text:span text:style-name="_31_144">n</text:span><text:span text:style-name="_32_077">d</text:span><text:span text:style-name="_35_"> </text:span><text:span text:style-name="_31_789">t</text:span><text:span text:style-name="_32_221">w</text:span><text:span text:style-name="_38_92">e</text:span><text:span text:style-name="_31_743">n</text:span><text:span text:style-name="_32_113">t</text:span><text:span text:style-name="_36_74">y</text:span>-<text:span text:style-name="_32_605">f</text:span><text:span text:style-name="_37_81">i</text:span><text:span text:style-name="_31_780">v</text:span><text:span text:style-name="_32_065">e</text:span><text:span text:style-name="_39_"> </text:span><text:span text:style-name="_31_168">d</text:span><text:span text:style-name="_32_043">o</text:span><text:span text:style-name="_34_93">l</text:span><text:span text:style-name="_31_705">l</text:span><text:span text:style-name="_32_224">a</text:span><text:span text:style-name="_32_77">r</text:span><text:span text:style-name="_31_322">s</text:span><text:span text:style-name="_31_805"> </text:span><text:span text:style-name="_33_01">f</text:span><text:span text:style-name="_31_249">o</text:span><text:span text:style-name="_32_029">r</text:span><text:span text:style-name="_39_"> </text:span><text:span text:style-name="_31_165">i</text:span><text:span text:style-name="_32_221">t</text:span><text:span text:style-name="_34_09">,</text:span><text:span text:style-name="_39_05"> </text:span><text:span text:style-name="_32_247">a</text:span><text:span text:style-name="_37_12">n</text:span><text:span text:style-name="_31_393">d</text:span><text:span text:style-name="_31_805"> </text:span><text:span text:style-name="_37_72">s</text:span><text:span text:style-name="_31_239">a</text:span><text:span text:style-name="_32_605">i</text:span><text:span text:style-name="_36_01">d</text:span><text:span text:style-name="_39_05"> </text:span><text:span text:style-name="_32_065">w</text:span><text:span text:style-name="_34_45">e</text:span><text:span text:style-name="_39_09"> </text:span><text:span text:style-name="_32_498">c</text:span><text:span text:style-name="_34_96">o</text:span><text:span text:style-name="_31_684">u</text:span><text:span text:style-name="_32_317">l</text:span><text:span text:style-name="_36_39">d</text:span><text:span text:style-name="_39_05"> </text:span><text:span text:style-name="_32_678">s</text:span><text:span text:style-name="_34_21">l</text:span><text:span text:style-name="_31_708">e</text:span><text:span text:style-name="_32_103">e</text:span><text:span text:style-name="_34_84">p</text:span><text:span text:style-name="_39_09"> </text:span><text:span text:style-name="_32_389">w</text:span><text:span text:style-name="_34_09">i</text:span><text:span text:style-name="_31_705">t</text:span><text:span text:style-name="_32_620">h</text:span><text:span text:style-name="_38_07">o</text:span><text:span text:style-name="_31_309">u</text:span><text:span text:style-name="_32_473">t</text:span><text:span text:style-name="_39_"> </text:span><text:span text:style-name="_31_311">u</text:span><text:span text:style-name="_32_392">n</text:span><text:span text:style-name="_33_04">e</text:span><text:span text:style-name="_31_311">a</text:span><text:span text:style-name="_32_114">s</text:span><text:span text:style-name="_32_65">i</text:span><text:span text:style-name="_31_360">n</text:span><text:span text:style-name="_32_296">e</text:span><text:span text:style-name="_38_42">s</text:span><text:span text:style-name="_31_321">s</text:span><text:span text:style-name="_31_805"> </text:span><text:span text:style-name="_33_51">n</text:span><text:span text:style-name="_31_744">o</text:span><text:span text:style-name="_32_581">w</text:span><text:span text:style-name="_34_45">.</text:span><text:span text:style-name="_39_05"> </text:span><text:span text:style-name="_32_317">S</text:span><text:span text:style-name="_32_41">o</text:span><text:span text:style-name="_39_09"> </text:span><text:span text:style-name="_32_425">w</text:span><text:span text:style-name="_33_01">e</text:span><text:span text:style-name="_39_05"> </text:span><text:span text:style-name="_32_139">d</text:span><text:span text:style-name="_34_57">i</text:span><text:span text:style-name="_31_384">d</text:span><text:span text:style-name="_31_809"> </text:span><text:span text:style-name="_33_13">f</text:span><text:span text:style-name="_31_789">o</text:span><text:span text:style-name="_32_689">r</text:span><text:span text:style-name="_35_"> </text:span><text:span text:style-name="_31_311">a</text:span><text:span text:style-name="_32_461">w</text:span><text:span text:style-name="_38_44">h</text:span><text:span text:style-name="_31_213">i</text:span><text:span text:style-name="_32_653">l</text:span><text:span text:style-name="_33_03">e</text:span>--<text:span text:style-name="_35_20">s</text:span><text:span text:style-name="_31_144">a</text:span><text:span text:style-name="_32_678">y</text:span><text:span text:style-name="_39_"> </text:span><text:span text:style-name="_31_417">a</text:span><text:span text:style-name="_31_809"> </text:span><text:span text:style-name="_38_53">m</text:span><text:span text:style-name="_31_492">o</text:span><text:span text:style-name="_32_211">n</text:span><text:span text:style-name="_32_29">t</text:span><text:span text:style-name="_31_165">h</text:span><text:span text:style-name="_32_113">.</text:span><text:span text:style-name="_39_"> </text:span><text:span text:style-name="_31_309">T</text:span><text:span text:style-name="_32_572">h</text:span><text:span text:style-name="_36_39">e</text:span><text:span text:style-name="_31_213">n</text:span><text:span text:style-name="_31_805"> </text:span><text:span text:style-name="_38_20">o</text:span><text:span text:style-name="_31_431">n</text:span><text:span text:style-name="_32_029">e</text:span><text:span text:style-name="_35_"> </text:span><text:span text:style-name="_31_132">n</text:span><text:span text:style-name="_32_113">i</text:span><text:span text:style-name="_32_79">g</text:span><text:span text:style-name="_31_717">h</text:span><text:span text:style-name="_32_329">t</text:span><text:span text:style-name="_35_"> </text:span><text:span text:style-name="_31_417">w</text:span><text:span text:style-name="_32_245">e</text:span><text:span text:style-name="_35_"> </text:span><text:span text:style-name="_31_610">s</text:span><text:span text:style-name="_32_641">m</text:span><text:span text:style-name="_36_40">e</text:span><text:span text:style-name="_31_669">l</text:span><text:span text:style-name="_32_041">l</text:span><text:span text:style-name="_32_43">e</text:span><text:span text:style-name="_31_492">d</text:span><text:span text:style-name="_31_809"> </text:span><text:span text:style-name="_34_96">s</text:span><text:span text:style-name="_31_165">m</text:span><text:span text:style-name="_32_463">o</text:span><text:span text:style-name="_33_50">k</text:span><text:span text:style-name="_31_240">e</text:span><text:span text:style-name="_32_329">,</text:span><text:span text:style-name="_39_"> </text:span><text:span text:style-name="_31_180">a</text:span><text:span text:style-name="_32_679">n</text:span><text:span text:style-name="_38_89">d</text:span><text:span text:style-name="_39_05"> </text:span><text:span text:style-name="_32_401">I</text:span><text:span text:style-name="_35_"> </text:span><text:span text:style-name="_31_561">w</text:span><text:span text:style-name="_32_212">a</text:span><text:span text:style-name="_34_58">s</text:span><text:span text:style-name="_39_09"> </text:span><text:span text:style-name="_32_067">a</text:span><text:span text:style-name="_38_80">d</text:span><text:span text:style-name="_31_742">v</text:span><text:span text:style-name="_32_473">i</text:span><text:span text:style-name="_35_92">s</text:span><text:span text:style-name="_31_792">e</text:span><text:span text:style-name="_32_511">d</text:span><text:span text:style-name="_35_"> </text:span><text:span text:style-name="_31_393">t</text:span><text:span text:style-name="_32_641">o</text:span><text:span text:style-name="_39_"> </text:span><text:span text:style-name="_31_239">g</text:span><text:span text:style-name="_32_248">e</text:span><text:span text:style-name="_32_77">t</text:span><text:span text:style-name="_39_05"> </text:span><text:span text:style-name="_32_223">u</text:span><text:span text:style-name="_36_76">p</text:span><text:span text:style-name="_39_05"> </text:span><text:span text:style-name="_32_331">a</text:span><text:span text:style-name="_34_84">n</text:span><text:span text:style-name="_31_525">d</text:span><text:span text:style-name="_31_805"> </text:span><text:span text:style-name="_38_56">s</text:span><text:span text:style-name="_31_323">e</text:span><text:span text:style-name="_32_461">e</text:span><text:span text:style-name="_39_"> </text:span><text:span text:style-name="_31_249">w</text:span><text:span text:style-name="_32_211">h</text:span><text:span text:style-name="_33_40">a</text:span><text:span text:style-name="_31_213">t</text:span><text:span text:style-name="_31_805"> </text:span><text:span text:style-name="_34_09">t</text:span><text:span text:style-name="_31_240">h</text:span><text:span text:style-name="_32_259">e</text:span><text:span text:style-name="_35_"> </text:span><text:span text:style-name="_31_705">m</text:span><text:span text:style-name="_32_043">a</text:span><text:span text:style-name="_35_17">t</text:span><text:span text:style-name="_31_429">t</text:span><text:span text:style-name="_32_320">e</text:span><text:span text:style-name="_34_93">r</text:span><text:span text:style-name="_39_05"> </text:span><text:span text:style-name="_32_497">w</text:span><text:span text:style-name="_32_79">a</text:span><text:span text:style-name="_31_420">s</text:span><text:span text:style-name="_32_137">.</text:span><text:span text:style-name="_35_"> </text:span><text:span text:style-name="_31_429">I</text:span><text:span text:style-name="_31_805"> </text:span><text:span text:style-name="_32_41">l</text:span><text:span text:style-name="_31_237">i</text:span><text:span text:style-name="_32_653">t</text:span><text:span text:style-name="_35_"> </text:span><text:span text:style-name="_31_753">a</text:span><text:span text:style-name="_31_809"> </text:span><text:span text:style-name="_34_24">c</text:span><text:span text:style-name="_31_383">a</text:span><text:span text:style-name="_32_679">n</text:span><text:span text:style-name="_38_92">d</text:span><text:span text:style-name="_31_501">l</text:span><text:span text:style-name="_32_257">e</text:span><text:span text:style-name="_38_53">,</text:span><text:span text:style-name="_39_09"> </text:span><text:span text:style-name="_32_320">a</text:span><text:span text:style-name="_34_11">n</text:span><text:span text:style-name="_31_213">d</text:span><text:span text:style-name="_31_805"> </text:span><text:span text:style-name="_37_84">s</text:span><text:span text:style-name="_31_561">t</text:span><text:span text:style-name="_32_259">a</text:span><text:span text:style-name="_34_09">r</text:span><text:span text:style-name="_31_141">t</text:span><text:span text:style-name="_32_463">e</text:span><text:span text:style-name="_35_20">d</text:span><text:span text:style-name="_39_05"> </text:span><text:span text:style-name="_32_497">t</text:span><text:span text:style-name="_37_11">o</text:span><text:span text:style-name="_31_561">w</text:span><text:span text:style-name="_32_608">a</text:span><text:span text:style-name="_38_05">r</text:span><text:span text:style-name="_31_501">d</text:span><text:span text:style-name="_31_809"> </text:span><text:span text:style-name="_38_89">t</text:span><text:span text:style-name="_31_240">h</text:span><text:span text:style-name="_32_031">e</text:span><text:span text:style-name="_35_"> </text:span><text:span text:style-name="_31_312">s</text:span><text:span text:style-name="_32_209">t</text:span><text:span text:style-name="_33_03">a</text:span><text:span text:style-name="_31_129">i</text:span><text:span text:style-name="_32_149">r</text:span><text:span text:style-name="_37_81">s</text:span><text:span text:style-name="_31_561">,</text:span><text:span text:style-name="_31_809"> </text:span><text:span text:style-name="_32_67">a</text:span><text:span text:style-name="_31_756">n</text:span><text:span text:style-name="_32_569">d</text:span><text:span text:style-name="_39_"> </text:span><text:span text:style-name="_31_417">m</text:span><text:span text:style-name="_32_389">e</text:span><text:span text:style-name="_36_37">t</text:span><text:span text:style-name="_39_05"> </text:span><text:span text:style-name="_32_677">a</text:span><text:span text:style-name="_35_"> </text:span><text:span text:style-name="_31_708">b</text:span><text:span text:style-name="_32_619">u</text:span><text:span text:style-name="_38_17">r</text:span><text:span text:style-name="_31_780">g</text:span><text:span text:style-name="_32_497">l</text:span><text:span text:style-name="_34_11">a</text:span><text:span text:style-name="_31_417">r</text:span><text:span text:style-name="_31_805"> </text:span><text:span text:style-name="_34_82">c</text:span><text:span text:style-name="_31_492">o</text:span><text:span text:style-name="_32_497">m</text:span><text:span text:style-name="_36_97">i</text:span><text:span text:style-name="_31_671">n</text:span><text:span text:style-name="_32_584">g</text:span><text:span text:style-name="_39_"> </text:span><text:span text:style-name="_31_240">o</text:span><text:span text:style-name="_32_151">u</text:span><text:span text:style-name="_35_89">t</text:span><text:span text:style-name="_39_05"> </text:span><text:span text:style-name="_32_245">o</text:span><text:span text:style-name="_35_29">f</text:span><text:span text:style-name="_39_05"> </text:span><text:span text:style-name="_32_077">a</text:span><text:span text:style-name="_35_"> </text:span><text:span text:style-name="_31_789">r</text:span><text:span text:style-name="_32_644">o</text:span><text:span text:style-name="_37_83">o</text:span><text:span text:style-name="_31_489">m</text:span><text:span text:style-name="_31_809"> </text:span><text:span text:style-name="_38_17">w</text:span><text:span text:style-name="_31_669">i</text:span><text:span text:style-name="_32_065">t</text:span><text:span text:style-name="_38_77">h</text:span><text:span text:style-name="_39_05"> </text:span><text:span text:style-name="_32_077">a</text:span><text:span text:style-name="_35_"> </text:span><text:span text:style-name="_31_575">b</text:span><text:span text:style-name="_32_500">a</text:span><text:span text:style-name="_32_78">s</text:span><text:span text:style-name="_31_360">k</text:span><text:span text:style-name="_32_473">e</text:span><text:span text:style-name="_35_17">t</text:span><text:span text:style-name="_39_09"> </text:span><text:span text:style-name="_32_149">o</text:span><text:span text:style-name="_38_89">f</text:span><text:span text:style-name="_39_05"> </text:span><text:span text:style-name="_32_209">t</text:span><text:span text:style-name="_38_53">i</text:span><text:span text:style-name="_31_684">n</text:span><text:span text:style-name="_32_257">w</text:span><text:span text:style-name="_35_91">a</text:span><text:span text:style-name="_31_561">r</text:span><text:span text:style-name="_32_209">e</text:span><text:span text:style-name="_38_53">,</text:span><text:span text:style-name="_39_05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9"> </text:span><text:span text:style-name="_32_512">h</text:span><text:span text:style-name="_34_95">e</text:span><text:span text:style-name="_39_05"> </text:span><text:span text:style-name="_32_248">h</text:span><text:span text:style-name="_36_39">a</text:span><text:span text:style-name="_31_681">d</text:span><text:span text:style-name="_31_809"> </text:span><text:span text:style-name="_36_61">m</text:span><text:span text:style-name="_31_357">i</text:span><text:span text:style-name="_32_246">s</text:span><text:span text:style-name="_36_01">t</text:span><text:span text:style-name="_31_384">a</text:span><text:span text:style-name="_32_320">k</text:span><text:span text:style-name="_38_43">e</text:span><text:span text:style-name="_31_141">n</text:span><text:span text:style-name="_31_805"> </text:span><text:span text:style-name="_32_41">f</text:span><text:span text:style-name="_31_237">o</text:span><text:span text:style-name="_32_113">r</text:span><text:span text:style-name="_35_"> </text:span><text:span text:style-name="_31_684">s</text:span><text:span text:style-name="_32_103">o</text:span><text:span text:style-name="_34_81">l</text:span><text:span text:style-name="_31_525">i</text:span><text:span text:style-name="_32_473">d</text:span><text:span text:style-name="_39_"> </text:span><text:span text:style-name="_31_252">s</text:span><text:span text:style-name="_32_653">i</text:span><text:span text:style-name="_33_49">l</text:span><text:span text:style-name="_31_418">v</text:span><text:span text:style-name="_32_401">e</text:span><text:span text:style-name="_37_09">r</text:span><text:span text:style-name="_39_09"> </text:span><text:span text:style-name="_32_221">i</text:span><text:span text:style-name="_33_49">n</text:span><text:span text:style-name="_39_09"> </text:span><text:span text:style-name="_32_437">t</text:span><text:span text:style-name="_34_59">h</text:span><text:span text:style-name="_31_348">e</text:span><text:span text:style-name="_31_809"> </text:span><text:span text:style-name="_37_12">d</text:span><text:span text:style-name="_31_539">a</text:span><text:span text:style-name="_32_209">r</text:span><text:span text:style-name="_38_05">k</text:span><text:span text:style-name="_31_525">.</text:span><text:span text:style-name="_31_809"> </text:span><text:span text:style-name="_32_77">H</text:span><text:span text:style-name="_31_681">e</text:span><text:span text:style-name="_31_805"> </text:span><text:span text:style-name="_37_81">w</text:span><text:span text:style-name="_31_143">a</text:span><text:span text:style-name="_32_320">s</text:span><text:span text:style-name="_35_"> </text:span><text:span text:style-name="_31_360">s</text:span><text:span text:style-name="_32_509">m</text:span><text:span text:style-name="_36_39">o</text:span><text:span text:style-name="_31_600">k</text:span><text:span text:style-name="_32_605">i</text:span><text:span text:style-name="_37_83">n</text:span><text:span text:style-name="_31_789">g</text:span><text:span text:style-name="_31_805"> </text:span><text:span text:style-name="_36_61">a</text:span><text:span text:style-name="_39_05"> </text:span><text:span text:style-name="_32_643">p</text:span><text:span text:style-name="_34_45">i</text:span><text:span text:style-name="_31_144">p</text:span><text:span text:style-name="_32_437">e</text:span><text:span text:style-name="_38_77">.</text:span><text:span text:style-name="_39_09"> </text:span><text:span text:style-name="_32_617">I</text:span><text:span text:style-name="_39_"> </text:span><text:span text:style-name="_31_144">s</text:span><text:span text:style-name="_32_643">a</text:span><text:span text:style-name="_38_41">i</text:span><text:span text:style-name="_31_165">d</text:span><text:span text:style-name="_32_677">,</text:span><text:span text:style-name="_39_"> </text:span><text:span text:style-name="_31_321">'</text:span><text:span text:style-name="_32_209">M</text:span><text:span text:style-name="_35_89">y</text:span><text:span text:style-name="_39_09"> </text:span><text:span text:style-name="_32_149">f</text:span><text:span text:style-name="_36_01">r</text:span><text:span text:style-name="_31_753">i</text:span><text:span text:style-name="_32_319">e</text:span><text:span text:style-name="_36_40">n</text:span><text:span text:style-name="_31_177">d</text:span><text:span text:style-name="_32_041">,</text:span><text:span text:style-name="_39_"> </text:span><text:span text:style-name="_31_525">w</text:span><text:span text:style-name="_32_329">e</text:span><text:span text:style-name="_39_"> </text:span><text:span text:style-name="_31_708">d</text:span><text:span text:style-name="_32_655">o</text:span><text:span text:style-name="_35_"> </text:span><text:span text:style-name="_31_539">n</text:span><text:span text:style-name="_32_476">o</text:span><text:span text:style-name="_35_29">n</text:span><text:span text:style-name="_39_09"> </text:span><text:span text:style-name="_32_067">a</text:span><text:span text:style-name="_35_89">l</text:span><text:span text:style-name="_31_669">l</text:span><text:span text:style-name="_32_656">o</text:span><text:span text:style-name="_34_93">w</text:span><text:span text:style-name="_39_09"> </text:span><text:span text:style-name="_32_116">s</text:span><text:span text:style-name="_32_29">m</text:span><text:span text:style-name="_31_395">o</text:span><text:span text:style-name="_32_260">k</text:span><text:span text:style-name="_37_69">i</text:span><text:span text:style-name="_31_143">n</text:span><text:span text:style-name="_32_641">g</text:span><text:span text:style-name="_39_"> </text:span><text:span text:style-name="_31_129">i</text:span><text:span text:style-name="_32_509">n</text:span><text:span text:style-name="_39_"> </text:span><text:span text:style-name="_31_249">t</text:span><text:span text:style-name="_32_032">h</text:span><text:span text:style-name="_36_61">i</text:span><text:span text:style-name="_31_562">s</text:span><text:span text:style-name="_31_805"> </text:span><text:span text:style-name="_33_01">r</text:span><text:span text:style-name="_31_528">o</text:span><text:span text:style-name="_32_043">o</text:span><text:span text:style-name="_36_25">m</text:span><text:span text:style-name="_31_489">.</text:span><text:span text:style-name="_32_653">'</text:span><text:span text:style-name="_39_"> </text:span><text:span text:style-name="_31_393">H</text:span><text:span text:style-name="_32_329">e</text:span><text:span text:style-name="_39_"> </text:span><text:span text:style-name="_31_490">s</text:span><text:span text:style-name="_32_620">a</text:span><text:span text:style-name="_33_01">i</text:span><text:span text:style-name="_31_429">d</text:span><text:span text:style-name="_31_809"> </text:span><text:span text:style-name="_34_23">h</text:span><text:span text:style-name="_31_240">e</text:span><text:span text:style-name="_31_809"> </text:span><text:span text:style-name="_33_37">w</text:span><text:span text:style-name="_31_240">a</text:span><text:span text:style-name="_32_138">s</text:span><text:span text:style-name="_39_"> </text:span><text:span text:style-name="_31_489">a</text:span><text:span text:style-name="_31_809"> </text:span><text:span text:style-name="_35_30">s</text:span><text:span text:style-name="_31_429">t</text:span><text:span text:style-name="_32_317">r</text:span><text:span text:style-name="_36_28">a</text:span><text:span text:style-name="_31_131">n</text:span><text:span text:style-name="_32_320">g</text:span><text:span text:style-name="_34_21">e</text:span><text:span text:style-name="_31_213">r</text:span><text:span text:style-name="_32_317">,</text:span><text:span text:style-name="_39_"> </text:span><text:span text:style-name="_31_132">a</text:span><text:span text:style-name="_32_679">n</text:span><text:span text:style-name="_32_29">d</text:span><text:span text:style-name="_39_09"> </text:span><text:span text:style-name="_32_320">c</text:span><text:span text:style-name="_35_91">o</text:span><text:span text:style-name="_31_599">u</text:span><text:span text:style-name="_32_497">l</text:span><text:span text:style-name="_33_16">d</text:span><text:span text:style-name="_39_09"> </text:span><text:span text:style-name="_32_511">n</text:span><text:span text:style-name="_38_20">o</text:span><text:span text:style-name="_31_429">t</text:span><text:span text:style-name="_31_805"> </text:span><text:span text:style-name="_34_83">b</text:span><text:span text:style-name="_31_204">e</text:span><text:span text:style-name="_31_809"> </text:span><text:span text:style-name="_32_80">e</text:span><text:span text:style-name="_31_598">x</text:span><text:span text:style-name="_32_115">p</text:span><text:span text:style-name="_32_44">e</text:span><text:span text:style-name="_31_612">c</text:span><text:span text:style-name="_32_149">t</text:span><text:span text:style-name="_35_19">e</text:span><text:span text:style-name="_31_393">d</text:span><text:span text:style-name="_31_809"> </text:span><text:span text:style-name="_38_05">t</text:span><text:span text:style-name="_31_309">o</text:span><text:span text:style-name="_31_805"> </text:span><text:span text:style-name="_35_90">k</text:span><text:span text:style-name="_31_168">n</text:span><text:span text:style-name="_32_317">o</text:span><text:span text:style-name="_36_25">w</text:span><text:span text:style-name="_39_05"> </text:span><text:span text:style-name="_32_149">t</text:span><text:span text:style-name="_32_68">h</text:span><text:span text:style-name="_31_539">e</text:span><text:span text:style-name="_31_809"> </text:span><text:span text:style-name="_38_53">r</text:span><text:span text:style-name="_31_539">u</text:span><text:span text:style-name="_32_221">l</text:span><text:span text:style-name="_34_12">e</text:span><text:span text:style-name="_31_705">s</text:span><text:span text:style-name="_31_809"> </text:span><text:span text:style-name="_36_01">o</text:span><text:span text:style-name="_31_345">f</text:span><text:span text:style-name="_31_809"> </text:span><text:span text:style-name="_33_37">t</text:span><text:span text:style-name="_31_312">h</text:span><text:span text:style-name="_32_223">e</text:span><text:span text:style-name="_39_"> </text:span><text:span text:style-name="_31_216">h</text:span><text:span text:style-name="_32_427">o</text:span><text:span text:style-name="_34_11">u</text:span><text:span text:style-name="_31_564">s</text:span><text:span text:style-name="_32_113">e</text:span><text:span text:style-name="_34_81">:</text:span><text:span text:style-name="_39_09"> </text:span><text:span text:style-name="_32_654">s</text:span><text:span text:style-name="_34_84">a</text:span><text:span text:style-name="_31_213">i</text:span><text:span text:style-name="_32_689">d</text:span><text:span text:style-name="_35_"> </text:span><text:span text:style-name="_31_612">h</text:span><text:span text:style-name="_32_115">e</text:span><text:span text:style-name="_35_"> </text:span><text:span text:style-name="_31_240">h</text:span><text:span text:style-name="_32_655">a</text:span><text:span text:style-name="_38_41">d</text:span><text:span text:style-name="_39_09"> </text:span><text:span text:style-name="_32_463">b</text:span><text:span text:style-name="_36_76">e</text:span><text:span text:style-name="_31_720">e</text:span><text:span text:style-name="_32_223">n</text:span><text:span text:style-name="_39_"> </text:span><text:span text:style-name="_31_321">i</text:span><text:span text:style-name="_32_293">n</text:span><text:span text:style-name="_35_"> </text:span><text:span text:style-name="_31_525">m</text:span><text:span text:style-name="_32_139">a</text:span><text:span text:style-name="_33_16">n</text:span><text:span text:style-name="_31_573">y</text:span><text:span text:style-name="_31_805"> </text:span><text:span text:style-name="_32_43">h</text:span><text:span text:style-name="_31_708">o</text:span><text:span text:style-name="_32_332">u</text:span><text:span text:style-name="_36_98">s</text:span><text:span text:style-name="_31_612">e</text:span><text:span text:style-name="_32_030">s</text:span><text:span text:style-name="_35_"> </text:span><text:span text:style-name="_31_141">j</text:span><text:span text:style-name="_32_115">u</text:span><text:span text:style-name="_34_24">s</text:span><text:span text:style-name="_31_177">t</text:span><text:span text:style-name="_31_809"> </text:span><text:span text:style-name="_32_32">a</text:span><text:span text:style-name="_31_526">s</text:span><text:span text:style-name="_31_809"> </text:span><text:span text:style-name="_37_83">g</text:span><text:span text:style-name="_31_564">o</text:span><text:span text:style-name="_32_104">o</text:span><text:span text:style-name="_36_63">d</text:span><text:span text:style-name="_39_05"> </text:span><text:span text:style-name="_32_212">a</text:span><text:span text:style-name="_34_22">s</text:span><text:span text:style-name="_39_05"> </text:span><text:span text:style-name="_32_101">t</text:span><text:span text:style-name="_34_11">h</text:span><text:span text:style-name="_31_501">i</text:span><text:span text:style-name="_32_692">s</text:span><text:span text:style-name="_35_"> </text:span><text:span text:style-name="_31_683">o</text:span><text:span text:style-name="_32_692">n</text:span><text:span text:style-name="_38_05">e</text:span><text:span text:style-name="_31_597">,</text:span><text:span text:style-name="_31_809"> </text:span><text:span text:style-name="_35_92">a</text:span><text:span text:style-name="_31_599">n</text:span><text:span text:style-name="_32_497">d</text:span><text:span text:style-name="_35_"> </text:span><text:span text:style-name="_31_141">i</text:span><text:span text:style-name="_32_425">t</text:span><text:span text:style-name="_39_"> </text:span><text:span text:style-name="_31_744">h</text:span><text:span text:style-name="_32_619">a</text:span><text:span text:style-name="_34_81">d</text:span><text:span text:style-name="_39_09"> </text:span><text:span text:style-name="_32_320">n</text:span><text:span text:style-name="_35_31">e</text:span><text:span text:style-name="_31_178">v</text:span><text:span text:style-name="_32_032">e</text:span><text:span text:style-name="_35_89">r</text:span><text:span text:style-name="_39_09"> </text:span><text:span text:style-name="_32_620">b</text:span><text:span text:style-name="_37_11">e</text:span><text:span text:style-name="_31_384">e</text:span><text:span text:style-name="_32_655">n</text:span><text:span text:style-name="_35_"> </text:span><text:span text:style-name="_31_540">o</text:span><text:span text:style-name="_32_679">b</text:span><text:span text:style-name="_36_73">j</text:span><text:span text:style-name="_31_180">e</text:span><text:span text:style-name="_32_258">c</text:span><text:span text:style-name="_38_41">t</text:span><text:span text:style-name="_31_564">e</text:span><text:span text:style-name="_32_427">d</text:span><text:span text:style-name="_35_"> </text:span><text:span text:style-name="_31_177">t</text:span><text:span text:style-name="_32_041">o</text:span><text:span text:style-name="_39_"> </text:span><text:span text:style-name="_31_575">b</text:span><text:span text:style-name="_32_620">e</text:span><text:span text:style-name="_38_89">f</text:span><text:span text:style-name="_31_528">o</text:span><text:span text:style-name="_32_065">r</text:span><text:span text:style-name="_34_83">e</text:span><text:span text:style-name="_31_177">.</text:span><text:span text:style-name="_31_809"> </text:span><text:span text:style-name="_38_53">H</text:span><text:span text:style-name="_31_597">e</text:span><text:span text:style-name="_31_805"> </text:span><text:span text:style-name="_36_28">a</text:span><text:span text:style-name="_31_167">d</text:span><text:span text:style-name="_32_644">d</text:span><text:span text:style-name="_38_19">e</text:span><text:span text:style-name="_31_789">d</text:span><text:span text:style-name="_31_809"> </text:span><text:span text:style-name="_35_29">t</text:span><text:span text:style-name="_31_131">h</text:span><text:span text:style-name="_32_680">a</text:span><text:span text:style-name="_36_25">t</text:span><text:span text:style-name="_39_05"> </text:span><text:span text:style-name="_32_656">a</text:span><text:span text:style-name="_38_42">s</text:span><text:span text:style-name="_39_05"> </text:span><text:span text:style-name="_32_509">f</text:span><text:span text:style-name="_36_01">a</text:span><text:span text:style-name="_31_741">r</text:span><text:span text:style-name="_31_805"> </text:span><text:span text:style-name="_38_07">a</text:span><text:span text:style-name="_31_312">s</text:span><text:span text:style-name="_31_809"> </text:span><text:span text:style-name="_32_67">h</text:span><text:span text:style-name="_31_753">i</text:span><text:span text:style-name="_32_512">s</text:span><text:span text:style-name="_39_"> </text:span><text:span text:style-name="_31_131">e</text:span><text:span text:style-name="_32_104">x</text:span><text:span text:style-name="_38_79">p</text:span><text:span text:style-name="_31_504">e</text:span><text:span text:style-name="_32_581">r</text:span><text:span text:style-name="_34_57">i</text:span><text:span text:style-name="_31_504">e</text:span><text:span text:style-name="_32_571">n</text:span><text:span text:style-name="_34_82">c</text:span><text:span text:style-name="_31_528">e</text:span><text:span text:style-name="_31_805"> </text:span><text:span text:style-name="_34_57">w</text:span><text:span text:style-name="_31_240">e</text:span><text:span text:style-name="_32_283">n</text:span><text:span text:style-name="_38_89">t</text:span><text:span text:style-name="_31_177">,</text:span><text:span text:style-name="_31_809"> </text:span><text:span text:style-name="_38_80">s</text:span><text:span text:style-name="_31_383">u</text:span><text:span text:style-name="_32_680">c</text:span><text:span text:style-name="_32_43">h</text:span><text:span text:style-name="_39_09"> </text:span><text:span text:style-name="_32_245">r</text:span><text:span text:style-name="_34_84">u</text:span><text:span text:style-name="_31_129">l</text:span><text:span text:style-name="_32_211">e</text:span><text:span text:style-name="_37_81">s</text:span><text:span text:style-name="_39_05"> </text:span><text:span text:style-name="_32_679">h</text:span><text:span text:style-name="_37_00">a</text:span><text:span text:style-name="_31_237">d</text:span><text:span text:style-name="_31_809"> </text:span><text:span text:style-name="_33_40">n</text:span><text:span text:style-name="_31_131">e</text:span><text:span text:style-name="_32_572">v</text:span><text:span text:style-name="_38_19">e</text:span><text:span text:style-name="_31_561">r</text:span><text:span text:style-name="_31_809"> </text:span><text:span text:style-name="_35_92">b</text:span><text:span text:style-name="_31_671">e</text:span><text:span text:style-name="_32_223">e</text:span><text:span text:style-name="_38_08">n</text:span><text:span text:style-name="_39_09"> </text:span><text:span text:style-name="_32_224">c</text:span><text:span text:style-name="_35_91">o</text:span><text:span text:style-name="_31_239">n</text:span><text:span text:style-name="_32_680">s</text:span><text:span text:style-name="_38_41">i</text:span><text:span text:style-name="_31_383">d</text:span><text:span text:style-name="_32_440">e</text:span><text:span text:style-name="_36_73">r</text:span><text:span text:style-name="_31_527">e</text:span><text:span text:style-name="_32_440">d</text:span><text:span text:style-name="_39_"> </text:span><text:span text:style-name="_31_789">t</text:span><text:span text:style-name="_32_281">o</text:span><text:span text:style-name="_39_"> </text:span><text:span text:style-name="_31_755">a</text:span><text:span text:style-name="_32_296">p</text:span><text:span text:style-name="_38_07">p</text:span><text:span text:style-name="_31_165">l</text:span><text:span text:style-name="_32_152">y</text:span><text:span text:style-name="_39_"> </text:span><text:span text:style-name="_31_357">t</text:span><text:span text:style-name="_32_137">o</text:span><text:span text:style-name="_39_"> </text:span><text:span text:style-name="_31_324">b</text:span><text:span text:style-name="_32_151">u</text:span><text:span text:style-name="_35_89">r</text:span><text:span text:style-name="_31_779">g</text:span><text:span text:style-name="_32_257">l</text:span><text:span text:style-name="_33_40">a</text:span><text:span text:style-name="_31_249">r</text:span><text:span text:style-name="_32_029">s</text:span><text:span text:style-name="_36_73">,</text:span><text:span text:style-name="_39_09"> </text:span><text:span text:style-name="_32_655">a</text:span><text:span text:style-name="_37_12">n</text:span><text:span text:style-name="_31_180">y</text:span><text:span text:style-name="_32_137">w</text:span><text:span text:style-name="_32_79">a</text:span><text:span text:style-name="_31_597">y</text:span><text:span text:style-name="_32_617">.</text:span></text:p>
      <text:p text:style-name="P1"><text:span text:style-name="_31_597">"</text:span><text:span text:style-name="_32_029">I</text:span><text:span text:style-name="_39_"> </text:span><text:span text:style-name="_31_742">s</text:span><text:span text:style-name="_32_116">a</text:span><text:span text:style-name="_36_01">i</text:span><text:span text:style-name="_31_393">d</text:span><text:span text:style-name="_32_425">:</text:span><text:span text:style-name="_35_"> </text:span><text:span text:style-name="_31_525">'</text:span><text:span text:style-name="_32_041">S</text:span><text:span text:style-name="_36_37">m</text:span><text:span text:style-name="_31_540">o</text:span><text:span text:style-name="_32_078">k</text:span><text:span text:style-name="_34_81">e</text:span><text:span text:style-name="_39_05"> </text:span><text:span text:style-name="_32_679">a</text:span><text:span text:style-name="_36_25">l</text:span><text:span text:style-name="_31_252">o</text:span><text:span text:style-name="_32_080">n</text:span><text:span text:style-name="_36_63">g</text:span><text:span text:style-name="_31_177">,</text:span><text:span text:style-name="_31_809"> </text:span><text:span text:style-name="_34_45">t</text:span><text:span text:style-name="_31_383">h</text:span><text:span text:style-name="_32_032">e</text:span><text:span text:style-name="_33_13">n</text:span><text:span text:style-name="_31_753">,</text:span><text:span text:style-name="_31_805"> </text:span><text:span text:style-name="_36_97">i</text:span><text:span text:style-name="_31_597">f</text:span><text:span text:style-name="_31_809"> </text:span><text:span text:style-name="_37_69">i</text:span><text:span text:style-name="_31_489">t</text:span><text:span text:style-name="_31_809"> </text:span><text:span text:style-name="_33_13">i</text:span><text:span text:style-name="_31_249">s</text:span><text:span text:style-name="_31_809"> </text:span><text:span text:style-name="_37_81">t</text:span><text:span text:style-name="_31_503">h</text:span><text:span text:style-name="_32_080">e</text:span><text:span text:style-name="_35_"> </text:span><text:span text:style-name="_31_600">c</text:span><text:span text:style-name="_32_331">u</text:span><text:span text:style-name="_37_12">s</text:span><text:span text:style-name="_31_609">t</text:span><text:span text:style-name="_32_607">o</text:span><text:span text:style-name="_36_61">m</text:span><text:span text:style-name="_31_129">,</text:span><text:span text:style-name="_31_805"> </text:span><text:span text:style-name="_35_29">t</text:span><text:span text:style-name="_31_180">h</text:span><text:span text:style-name="_32_691">o</text:span><text:span text:style-name="_33_39">u</text:span><text:span text:style-name="_31_240">g</text:span><text:span text:style-name="_32_149">h</text:span><text:span text:style-name="_35_"> </text:span><text:span text:style-name="_31_309">I</text:span><text:span text:style-name="_31_809"> </text:span><text:span text:style-name="_38_41">t</text:span><text:span text:style-name="_31_131">h</text:span><text:span text:style-name="_32_113">i</text:span><text:span text:style-name="_33_16">n</text:span><text:span text:style-name="_31_429">k</text:span><text:span text:style-name="_31_809"> </text:span><text:span text:style-name="_33_01">t</text:span><text:span text:style-name="_31_612">h</text:span><text:span text:style-name="_32_583">a</text:span><text:span text:style-name="_35_17">t</text:span><text:span text:style-name="_39_09"> </text:span><text:span text:style-name="_32_293">t</text:span><text:span text:style-name="_38_44">h</text:span><text:span text:style-name="_31_347">e</text:span><text:span text:style-name="_31_805"> </text:span><text:span text:style-name="_37_00">c</text:span><text:span text:style-name="_31_575">o</text:span><text:span text:style-name="_32_643">n</text:span><text:span text:style-name="_38_08">c</text:span><text:span text:style-name="_31_143">e</text:span><text:span text:style-name="_32_212">d</text:span><text:span text:style-name="_38_53">i</text:span><text:span text:style-name="_31_143">n</text:span><text:span text:style-name="_32_332">g</text:span><text:span text:style-name="_35_"> </text:span><text:span text:style-name="_31_501">o</text:span><text:span text:style-name="_32_641">f</text:span><text:span text:style-name="_35_"> </text:span><text:span text:style-name="_31_525">a</text:span><text:span text:style-name="_31_805"> </text:span><text:span text:style-name="_38_91">p</text:span><text:span text:style-name="_31_501">r</text:span><text:span text:style-name="_32_113">i</text:span><text:span text:style-name="_38_56">v</text:span><text:span text:style-name="_31_357">i</text:span><text:span text:style-name="_32_605">l</text:span><text:span text:style-name="_36_39">e</text:span><text:span text:style-name="_31_168">g</text:span><text:span text:style-name="_32_473">e</text:span><text:span text:style-name="_39_"> </text:span><text:span text:style-name="_31_201">t</text:span><text:span text:style-name="_32_401">o</text:span><text:span text:style-name="_35_"> </text:span><text:span text:style-name="_31_381">a</text:span><text:span text:style-name="_31_805"> </text:span><text:span text:style-name="_32_31">b</text:span><text:span text:style-name="_31_672">u</text:span><text:span text:style-name="_32_329">r</text:span><text:span text:style-name="_36_63">g</text:span><text:span text:style-name="_31_393">l</text:span><text:span text:style-name="_32_080">a</text:span><text:span text:style-name="_33_01">r</text:span><text:span text:style-name="_39_09"> </text:span><text:span text:style-name="_32_281">w</text:span><text:span text:style-name="_37_84">h</text:span><text:span text:style-name="_31_561">i</text:span><text:span text:style-name="_32_462">c</text:span><text:span text:style-name="_35_29">h</text:span><text:span text:style-name="_39_05"> </text:span><text:span text:style-name="_32_473">i</text:span><text:span text:style-name="_33_49">s</text:span><text:span text:style-name="_39_05"> </text:span><text:span text:style-name="_32_115">d</text:span><text:span text:style-name="_36_04">e</text:span><text:span text:style-name="_31_683">n</text:span><text:span text:style-name="_32_281">i</text:span><text:span text:style-name="_36_76">e</text:span><text:span text:style-name="_31_681">d</text:span><text:span text:style-name="_31_805"> </text:span><text:span text:style-name="_37_81">t</text:span><text:span text:style-name="_31_177">o</text:span><text:span text:style-name="_31_809"> </text:span><text:span text:style-name="_38_53">a</text:span><text:span text:style-name="_39_05"> </text:span><text:span text:style-name="_32_068">b</text:span><text:span text:style-name="_34_57">i</text:span><text:span text:style-name="_31_142">s</text:span><text:span text:style-name="_32_403">h</text:span><text:span text:style-name="_35_92">o</text:span><text:span text:style-name="_31_321">p</text:span><text:span text:style-name="_31_809"> </text:span><text:span text:style-name="_36_25">i</text:span><text:span text:style-name="_31_177">s</text:span><text:span text:style-name="_31_805"> </text:span><text:span text:style-name="_38_17">a</text:span><text:span text:style-name="_39_05"> </text:span><text:span text:style-name="_32_284">c</text:span><text:span text:style-name="_33_51">o</text:span><text:span text:style-name="_31_432">n</text:span><text:span text:style-name="_32_462">s</text:span><text:span text:style-name="_33_39">p</text:span><text:span text:style-name="_31_537">i</text:span><text:span text:style-name="_32_296">c</text:span><text:span text:style-name="_36_03">u</text:span><text:span text:style-name="_31_180">o</text:span><text:span text:style-name="_32_391">u</text:span><text:span text:style-name="_34_96">s</text:span><text:span text:style-name="_39_05"> </text:span><text:span text:style-name="_32_248">s</text:span><text:span text:style-name="_35_29">i</text:span><text:span text:style-name="_31_791">g</text:span><text:span text:style-name="_32_245">n</text:span><text:span text:style-name="_39_"> </text:span><text:span text:style-name="_31_249">o</text:span><text:span text:style-name="_32_209">f</text:span><text:span text:style-name="_39_"> </text:span><text:span text:style-name="_31_429">t</text:span><text:span text:style-name="_32_679">h</text:span><text:span text:style-name="_34_48">e</text:span><text:span text:style-name="_39_05"> </text:span><text:span text:style-name="_32_281">l</text:span><text:span text:style-name="_38_79">o</text:span><text:span text:style-name="_31_492">o</text:span><text:span text:style-name="_32_248">s</text:span><text:span text:style-name="_34_83">e</text:span><text:span text:style-name="_31_419">n</text:span><text:span text:style-name="_32_500">e</text:span><text:span text:style-name="_32_44">s</text:span><text:span text:style-name="_31_706">s</text:span><text:span text:style-name="_31_809"> </text:span><text:span text:style-name="_34_93">o</text:span><text:span text:style-name="_31_381">f</text:span><text:span text:style-name="_31_805"> </text:span><text:span text:style-name="_35_17">t</text:span><text:span text:style-name="_31_348">h</text:span><text:span text:style-name="_32_511">e</text:span><text:span text:style-name="_39_"> </text:span><text:span text:style-name="_31_501">t</text:span><text:span text:style-name="_32_689">i</text:span><text:span text:style-name="_37_69">m</text:span><text:span text:style-name="_31_384">e</text:span><text:span text:style-name="_32_066">s</text:span><text:span text:style-name="_34_81">.</text:span><text:span text:style-name="_39_05"> </text:span><text:span text:style-name="_32_689">B</text:span><text:span text:style-name="_34_09">u</text:span><text:span text:style-name="_31_177">t</text:span><text:span text:style-name="_31_809"> </text:span><text:span text:style-name="_33_49">w</text:span><text:span text:style-name="_31_131">a</text:span><text:span text:style-name="_32_281">i</text:span><text:span text:style-name="_37_00">v</text:span><text:span text:style-name="_31_705">i</text:span><text:span text:style-name="_32_044">n</text:span><text:span text:style-name="_33_03">g</text:span><text:span text:style-name="_39_05"> </text:span><text:span text:style-name="_32_137">a</text:span><text:span text:style-name="_38_77">l</text:span><text:span text:style-name="_31_489">l</text:span><text:span text:style-name="_31_805"> </text:span><text:span text:style-name="_38_89">t</text:span><text:span text:style-name="_31_683">h</text:span><text:span text:style-name="_32_512">a</text:span><text:span text:style-name="_38_41">t</text:span><text:span text:style-name="_31_573">,</text:span><text:span text:style-name="_31_809"> </text:span><text:span text:style-name="_32_77">w</text:span><text:span text:style-name="_31_504">h</text:span><text:span text:style-name="_32_139">a</text:span><text:span text:style-name="_34_21">t</text:span><text:span text:style-name="_39_05"> </text:span><text:span text:style-name="_32_500">b</text:span><text:span text:style-name="_34_83">u</text:span><text:span text:style-name="_31_504">s</text:span><text:span text:style-name="_32_221">i</text:span><text:span text:style-name="_33_15">n</text:span><text:span text:style-name="_31_612">e</text:span><text:span text:style-name="_32_474">s</text:span><text:span text:style-name="_37_69">s</text:span><text:span text:style-name="_39_05"> </text:span><text:span text:style-name="_32_223">h</text:span><text:span text:style-name="_33_52">a</text:span><text:span text:style-name="_31_396">v</text:span><text:span text:style-name="_32_151">e</text:span><text:span text:style-name="_35_"> </text:span><text:span text:style-name="_31_214">y</text:span><text:span text:style-name="_32_332">o</text:span><text:span text:style-name="_36_61">u</text:span><text:span text:style-name="_39_09"> </text:span><text:span text:style-name="_32_509">t</text:span><text:span text:style-name="_34_57">o</text:span><text:span text:style-name="_39_09"> </text:span><text:span text:style-name="_32_044">b</text:span><text:span text:style-name="_34_59">e</text:span><text:span text:style-name="_39_09"> </text:span><text:span text:style-name="_32_403">e</text:span><text:span text:style-name="_37_00">n</text:span><text:span text:style-name="_31_321">t</text:span><text:span text:style-name="_32_139">e</text:span><text:span text:style-name="_36_37">r</text:span><text:span text:style-name="_31_681">i</text:span><text:span text:style-name="_32_692">n</text:span><text:span text:style-name="_36_61">g</text:span><text:span text:style-name="_39_09"> </text:span><text:span text:style-name="_32_389">t</text:span><text:span text:style-name="_37_11">h</text:span><text:span text:style-name="_31_717">i</text:span><text:span text:style-name="_32_248">s</text:span><text:span text:style-name="_39_"> </text:span><text:span text:style-name="_31_215">h</text:span><text:span text:style-name="_32_476">o</text:span><text:span text:style-name="_38_56">u</text:span><text:span text:style-name="_31_742">s</text:span><text:span text:style-name="_32_257">e</text:span><text:span text:style-name="_39_"> </text:span><text:span text:style-name="_31_141">i</text:span><text:span text:style-name="_32_389">n</text:span><text:span text:style-name="_39_"> </text:span><text:span text:style-name="_31_777">t</text:span><text:span text:style-name="_32_428">h</text:span><text:span text:style-name="_32_29">i</text:span><text:span text:style-name="_31_430">s</text:span><text:span text:style-name="_31_809"> </text:span><text:span text:style-name="_37_69">f</text:span><text:span text:style-name="_31_132">u</text:span><text:span text:style-name="_32_101">r</text:span><text:span text:style-name="_36_73">t</text:span><text:span text:style-name="_31_357">i</text:span><text:span text:style-name="_32_042">v</text:span><text:span text:style-name="_38_17">e</text:span><text:span text:style-name="_39_09"> </text:span><text:span text:style-name="_32_031">a</text:span><text:span text:style-name="_36_76">n</text:span><text:span text:style-name="_31_705">d</text:span><text:span text:style-name="_31_809"> </text:span><text:span text:style-name="_36_64">h</text:span><text:span text:style-name="_31_179">u</text:span><text:span text:style-name="_32_260">s</text:span><text:span text:style-name="_33_03">h</text:span>-<text:span text:style-name="_32_440">h</text:span><text:span text:style-name="_36_63">u</text:span><text:span text:style-name="_31_756">s</text:span><text:span text:style-name="_32_571">h</text:span><text:span text:style-name="_35_"> </text:span><text:span text:style-name="_31_777">w</text:span><text:span text:style-name="_32_067">a</text:span><text:span text:style-name="_32_32">y</text:span><text:span text:style-name="_31_201">,</text:span><text:span text:style-name="_31_805"> </text:span><text:span text:style-name="_38_17">w</text:span><text:span text:style-name="_31_213">i</text:span><text:span text:style-name="_32_329">t</text:span><text:span text:style-name="_34_47">h</text:span><text:span text:style-name="_31_420">o</text:span><text:span text:style-name="_32_281">u</text:span><text:span text:style-name="_34_45">t</text:span><text:span text:style-name="_39_05"> </text:span><text:span text:style-name="_32_149">r</text:span><text:span text:style-name="_36_97">i</text:span><text:span text:style-name="_31_503">n</text:span><text:span text:style-name="_32_680">g</text:span><text:span text:style-name="_36_01">i</text:span><text:span text:style-name="_31_612">n</text:span><text:span text:style-name="_32_427">g</text:span><text:span text:style-name="_39_"> </text:span><text:span text:style-name="_31_777">t</text:span><text:span text:style-name="_32_080">h</text:span><text:span text:style-name="_34_59">e</text:span><text:span text:style-name="_39_05"> </text:span><text:span text:style-name="_32_331">b</text:span><text:span text:style-name="_36_76">u</text:span><text:span text:style-name="_31_417">r</text:span><text:span text:style-name="_32_679">g</text:span><text:span text:style-name="_38_53">l</text:span><text:span text:style-name="_31_744">a</text:span><text:span text:style-name="_32_221">r</text:span><text:span text:style-name="_39_"> </text:span><text:span text:style-name="_31_359">a</text:span><text:span text:style-name="_32_149">l</text:span><text:span text:style-name="_32_32">a</text:span><text:span text:style-name="_31_213">r</text:span><text:span text:style-name="_32_245">m</text:span><text:span text:style-name="_38_17">?</text:span><text:span text:style-name="_31_777">'</text:span></text:p>
      <text:p text:style-name="P1"><text:span text:style-name="_37_69">"</text:span><text:span text:style-name="_31_501">H</text:span><text:span text:style-name="_32_317">e</text:span><text:span text:style-name="_39_"> </text:span><text:span text:style-name="_31_201">l</text:span><text:span text:style-name="_32_499">o</text:span><text:span text:style-name="_35_32">o</text:span><text:span text:style-name="_31_214">k</text:span><text:span text:style-name="_32_212">e</text:span><text:span text:style-name="_34_09">d</text:span><text:span text:style-name="_39_09"> </text:span><text:span text:style-name="_32_692">c</text:span><text:span text:style-name="_35_31">o</text:span><text:span text:style-name="_31_504">n</text:span><text:span text:style-name="_32_113">f</text:span><text:span text:style-name="_36_75">u</text:span><text:span text:style-name="_31_670">s</text:span><text:span text:style-name="_32_584">e</text:span><text:span text:style-name="_38_17">d</text:span><text:span text:style-name="_39_09"> </text:span><text:span text:style-name="_32_296">a</text:span><text:span text:style-name="_35_31">n</text:span><text:span text:style-name="_31_501">d</text:span><text:span text:style-name="_31_809"> </text:span><text:span text:style-name="_32_43">a</text:span><text:span text:style-name="_31_216">s</text:span><text:span text:style-name="_32_044">h</text:span><text:span text:style-name="_34_47">a</text:span><text:span text:style-name="_31_525">m</text:span><text:span text:style-name="_32_152">e</text:span><text:span text:style-name="_36_99">d</text:span><text:span text:style-name="_31_609">,</text:span><text:span text:style-name="_31_805"> </text:span><text:span text:style-name="_34_12">a</text:span><text:span text:style-name="_31_383">n</text:span><text:span text:style-name="_32_641">d</text:span><text:span text:style-name="_39_"> </text:span><text:span text:style-name="_31_612">s</text:span><text:span text:style-name="_32_211">a</text:span><text:span text:style-name="_38_17">i</text:span><text:span text:style-name="_31_429">d</text:span><text:span text:style-name="_32_425">,</text:span><text:span text:style-name="_35_"> </text:span><text:span text:style-name="_31_741">w</text:span><text:span text:style-name="_32_041">i</text:span><text:span text:style-name="_38_41">t</text:span><text:span text:style-name="_31_753">h</text:span><text:span text:style-name="_31_805"> </text:span><text:span text:style-name="_36_75">e</text:span><text:span text:style-name="_31_525">m</text:span><text:span text:style-name="_32_248">b</text:span><text:span text:style-name="_38_43">a</text:span><text:span text:style-name="_31_237">r</text:span><text:span text:style-name="_32_317">r</text:span><text:span text:style-name="_37_00">a</text:span><text:span text:style-name="_31_708">s</text:span><text:span text:style-name="_32_690">s</text:span><text:span text:style-name="_38_41">m</text:span><text:span text:style-name="_31_167">e</text:span><text:span text:style-name="_32_584">n</text:span><text:span text:style-name="_36_73">t</text:span><text:span text:style-name="_31_429">:</text:span><text:span text:style-name="_31_809"> </text:span><text:span text:style-name="_37_09">'</text:span><text:span text:style-name="_31_741">I</text:span><text:span text:style-name="_31_809"> </text:span><text:span text:style-name="_38_08">b</text:span><text:span text:style-name="_31_383">e</text:span><text:span text:style-name="_32_221">g</text:span><text:span text:style-name="_39_"> </text:span><text:span text:style-name="_31_609">a</text:span><text:span text:style-name="_31_809"> </text:span><text:span text:style-name="_36_61">t</text:span><text:span text:style-name="_31_720">h</text:span><text:span text:style-name="_32_223">o</text:span><text:span text:style-name="_38_79">u</text:span><text:span text:style-name="_31_132">s</text:span><text:span text:style-name="_32_331">a</text:span><text:span text:style-name="_34_12">n</text:span><text:span text:style-name="_31_489">d</text:span><text:span text:style-name="_31_809"> </text:span><text:span text:style-name="_34_96">p</text:span><text:span text:style-name="_31_575">a</text:span><text:span text:style-name="_32_497">r</text:span><text:span text:style-name="_36_76">d</text:span><text:span text:style-name="_31_743">o</text:span><text:span text:style-name="_32_404">n</text:span><text:span text:style-name="_32_30">s</text:span><text:span text:style-name="_31_489">.</text:span><text:span text:style-name="_31_805"> </text:span><text:span text:style-name="_37_09">I</text:span><text:span text:style-name="_39_09"> </text:span><text:span text:style-name="_32_680">d</text:span><text:span text:style-name="_33_49">i</text:span><text:span text:style-name="_31_179">d</text:span><text:span text:style-name="_31_805"> </text:span><text:span text:style-name="_36_76">n</text:span><text:span text:style-name="_31_755">o</text:span><text:span text:style-name="_32_245">n</text:span><text:span text:style-name="_35_"> </text:span><text:span text:style-name="_31_132">k</text:span><text:span text:style-name="_32_571">n</text:span><text:span text:style-name="_36_01">o</text:span><text:span text:style-name="_31_345">w</text:span><text:span text:style-name="_31_809"> </text:span><text:span text:style-name="_36_26">y</text:span><text:span text:style-name="_31_132">o</text:span><text:span text:style-name="_32_677">u</text:span><text:span text:style-name="_35_"> </text:span><text:span text:style-name="_31_756">h</text:span><text:span text:style-name="_32_031">a</text:span><text:span text:style-name="_37_69">d</text:span><text:span text:style-name="_39_05"> </text:span><text:span text:style-name="_32_101">a</text:span><text:span text:style-name="_39_"> </text:span><text:span text:style-name="_31_432">b</text:span><text:span text:style-name="_32_331">u</text:span><text:span text:style-name="_33_01">r</text:span><text:span text:style-name="_31_492">g</text:span><text:span text:style-name="_32_689">l</text:span><text:span text:style-name="_34_83">a</text:span><text:span text:style-name="_31_165">r</text:span><text:span text:style-name="_31_805"> </text:span><text:span text:style-name="_36_76">a</text:span><text:span text:style-name="_31_141">l</text:span><text:span text:style-name="_32_427">a</text:span><text:span text:style-name="_34_81">r</text:span><text:span text:style-name="_31_129">m</text:span><text:span text:style-name="_32_605">,</text:span><text:span text:style-name="_39_"> </text:span><text:span text:style-name="_31_744">e</text:span><text:span text:style-name="_32_425">l</text:span><text:span text:style-name="_36_98">s</text:span><text:span text:style-name="_31_573">e</text:span><text:span text:style-name="_31_805"> </text:span><text:span text:style-name="_36_97">I</text:span><text:span text:style-name="_39_09"> </text:span><text:span text:style-name="_32_677">w</text:span><text:span text:style-name="_34_60">o</text:span><text:span text:style-name="_31_707">u</text:span><text:span text:style-name="_32_077">l</text:span><text:span text:style-name="_36_61">d</text:span><text:span text:style-name="_39_05"> </text:span><text:span text:style-name="_32_104">h</text:span><text:span text:style-name="_38_91">a</text:span><text:span text:style-name="_31_430">v</text:span><text:span text:style-name="_32_644">e</text:span><text:span text:style-name="_35_"> </text:span><text:span text:style-name="_31_717">r</text:span><text:span text:style-name="_32_115">u</text:span><text:span text:style-name="_32_80">n</text:span><text:span text:style-name="_31_753">g</text:span><text:span text:style-name="_31_805"> </text:span><text:span text:style-name="_34_81">i</text:span><text:span text:style-name="_31_741">t</text:span><text:span text:style-name="_32_209">.</text:span><text:span text:style-name="_39_"> </text:span><text:span text:style-name="_31_537">I</text:span><text:span text:style-name="_31_809"> </text:span><text:span text:style-name="_38_43">b</text:span><text:span text:style-name="_31_684">e</text:span><text:span text:style-name="_32_401">g</text:span><text:span text:style-name="_35_"> </text:span><text:span text:style-name="_31_166">y</text:span><text:span text:style-name="_32_116">o</text:span><text:span text:style-name="_36_61">u</text:span><text:span text:style-name="_39_05"> </text:span><text:span text:style-name="_32_389">w</text:span><text:span text:style-name="_38_05">i</text:span><text:span text:style-name="_31_309">l</text:span><text:span text:style-name="_32_281">l</text:span><text:span text:style-name="_35_"> </text:span><text:span text:style-name="_31_779">n</text:span><text:span text:style-name="_32_152">o</text:span><text:span text:style-name="_34_09">n</text:span><text:span text:style-name="_39_05"> </text:span><text:span text:style-name="_32_281">m</text:span><text:span text:style-name="_38_08">e</text:span><text:span text:style-name="_31_215">n</text:span><text:span text:style-name="_32_569">t</text:span><text:span text:style-name="_36_97">i</text:span><text:span text:style-name="_31_612">o</text:span><text:span text:style-name="_32_247">n</text:span><text:span text:style-name="_35_"> </text:span><text:span text:style-name="_31_357">i</text:span><text:span text:style-name="_32_245">t</text:span><text:span text:style-name="_35_"> </text:span><text:span text:style-name="_31_177">w</text:span><text:span text:style-name="_32_260">h</text:span><text:span text:style-name="_36_39">e</text:span><text:span text:style-name="_31_597">r</text:span><text:span text:style-name="_32_389">e</text:span><text:span text:style-name="_39_"> </text:span><text:span text:style-name="_31_237">m</text:span><text:span text:style-name="_32_497">y</text:span><text:span text:style-name="_39_"> </text:span><text:span text:style-name="_31_792">p</text:span><text:span text:style-name="_32_511">a</text:span><text:span text:style-name="_34_09">r</text:span><text:span text:style-name="_31_743">e</text:span><text:span text:style-name="_32_116">n</text:span><text:span text:style-name="_36_97">t</text:span><text:span text:style-name="_31_789">s</text:span><text:span text:style-name="_31_809"> </text:span><text:span text:style-name="_36_25">m</text:span><text:span text:style-name="_31_324">a</text:span><text:span text:style-name="_32_030">y</text:span><text:span text:style-name="_35_"> </text:span><text:span text:style-name="_31_252">h</text:span><text:span text:style-name="_32_607">e</text:span><text:span text:style-name="_32_41">a</text:span><text:span text:style-name="_31_501">r</text:span><text:span text:style-name="_31_805"> </text:span><text:span text:style-name="_33_37">o</text:span><text:span text:style-name="_31_669">f</text:span><text:span text:style-name="_31_805"> </text:span><text:span text:style-name="_38_53">i</text:span><text:span text:style-name="_31_717">t</text:span><text:span text:style-name="_32_617">,</text:span><text:span text:style-name="_39_"> </text:span><text:span text:style-name="_31_393">f</text:span><text:span text:style-name="_32_257">o</text:span><text:span text:style-name="_32_29">r</text:span><text:span text:style-name="_39_05"> </text:span><text:span text:style-name="_32_101">t</text:span><text:span text:style-name="_33_16">h</text:span><text:span text:style-name="_31_779">e</text:span><text:span text:style-name="_32_101">y</text:span><text:span text:style-name="_35_"> </text:span><text:span text:style-name="_31_792">a</text:span><text:span text:style-name="_32_293">r</text:span><text:span text:style-name="_34_23">e</text:span><text:span text:style-name="_39_05"> </text:span><text:span text:style-name="_32_211">o</text:span><text:span text:style-name="_37_69">l</text:span><text:span text:style-name="_31_780">d</text:span><text:span text:style-name="_31_805"> </text:span><text:span text:style-name="_38_20">a</text:span><text:span text:style-name="_31_563">n</text:span><text:span text:style-name="_32_029">d</text:span><text:span text:style-name="_39_"> </text:span><text:span text:style-name="_31_249">f</text:span><text:span text:style-name="_32_692">e</text:span><text:span text:style-name="_34_95">e</text:span><text:span text:style-name="_31_540">b</text:span><text:span text:style-name="_32_437">l</text:span><text:span text:style-name="_37_83">e</text:span><text:span text:style-name="_31_501">,</text:span><text:span text:style-name="_31_805"> </text:span><text:span text:style-name="_35_92">a</text:span><text:span text:style-name="_31_359">n</text:span><text:span text:style-name="_32_077">d</text:span><text:span text:style-name="_39_"> </text:span><text:span text:style-name="_31_168">s</text:span><text:span text:style-name="_32_571">u</text:span><text:span text:style-name="_35_18">c</text:span><text:span text:style-name="_31_744">h</text:span><text:span text:style-name="_31_809"> </text:span><text:span text:style-name="_38_17">a</text:span><text:span text:style-name="_39_05"> </text:span><text:span text:style-name="_32_068">s</text:span><text:span text:style-name="_34_95">e</text:span><text:span text:style-name="_31_780">e</text:span><text:span text:style-name="_32_149">m</text:span><text:span text:style-name="_36_25">i</text:span><text:span text:style-name="_31_131">n</text:span><text:span text:style-name="_32_103">g</text:span><text:span text:style-name="_34_93">l</text:span><text:span text:style-name="_31_576">y</text:span><text:span text:style-name="_31_809"> </text:span><text:span text:style-name="_34_09">w</text:span><text:span text:style-name="_31_563">a</text:span><text:span text:style-name="_32_692">n</text:span><text:span text:style-name="_36_01">t</text:span><text:span text:style-name="_31_491">o</text:span><text:span text:style-name="_32_068">n</text:span><text:span text:style-name="_39_"> </text:span><text:span text:style-name="_31_708">b</text:span><text:span text:style-name="_32_293">r</text:span><text:span text:style-name="_37_11">e</text:span><text:span text:style-name="_31_240">a</text:span><text:span text:style-name="_32_114">c</text:span><text:span text:style-name="_34_45">h</text:span><text:span text:style-name="_39_05"> </text:span><text:span text:style-name="_32_389">o</text:span><text:span text:style-name="_35_17">f</text:span><text:span text:style-name="_39_05"> </text:span><text:span text:style-name="_32_653">t</text:span><text:span text:style-name="_34_23">h</text:span><text:span text:style-name="_31_216">e</text:span><text:span text:style-name="_31_805"> </text:span><text:span text:style-name="_36_75">h</text:span><text:span text:style-name="_31_612">a</text:span><text:span text:style-name="_32_401">l</text:span><text:span text:style-name="_38_41">l</text:span><text:span text:style-name="_31_323">o</text:span><text:span text:style-name="_32_617">w</text:span><text:span text:style-name="_35_32">e</text:span><text:span text:style-name="_31_309">d</text:span><text:span text:style-name="_31_805"> </text:span><text:span text:style-name="_33_02">c</text:span><text:span text:style-name="_31_720">o</text:span><text:span text:style-name="_32_643">n</text:span><text:span text:style-name="_36_64">v</text:span><text:span text:style-name="_31_360">e</text:span><text:span text:style-name="_32_427">n</text:span><text:span text:style-name="_32_29">t</text:span><text:span text:style-name="_31_177">i</text:span><text:span text:style-name="_32_211">o</text:span><text:span text:style-name="_34_84">n</text:span><text:span text:style-name="_31_780">a</text:span><text:span text:style-name="_32_113">l</text:span><text:span text:style-name="_33_13">i</text:span><text:span text:style-name="_31_789">t</text:span><text:span text:style-name="_32_293">i</text:span><text:span text:style-name="_35_19">e</text:span><text:span text:style-name="_31_597">s</text:span><text:span text:style-name="_31_805"> </text:span><text:span text:style-name="_33_49">o</text:span><text:span text:style-name="_31_573">f</text:span><text:span text:style-name="_31_809"> </text:span><text:span text:style-name="_38_07">o</text:span><text:span text:style-name="_31_744">u</text:span><text:span text:style-name="_32_029">r</text:span><text:span text:style-name="_39_"> </text:span><text:span text:style-name="_31_321">C</text:span><text:span text:style-name="_32_115">h</text:span><text:span text:style-name="_33_37">r</text:span><text:span text:style-name="_31_237">i</text:span><text:span text:style-name="_32_572">s</text:span><text:span text:style-name="_32_77">t</text:span><text:span text:style-name="_31_501">i</text:span><text:span text:style-name="_32_572">a</text:span><text:span text:style-name="_34_11">n</text:span><text:span text:style-name="_39_05"> </text:span><text:span text:style-name="_32_464">c</text:span><text:span text:style-name="_33_49">i</text:span><text:span text:style-name="_31_706">v</text:span><text:span text:style-name="_32_401">i</text:span><text:span text:style-name="_35_29">l</text:span><text:span text:style-name="_31_573">i</text:span><text:span text:style-name="_32_248">z</text:span><text:span text:style-name="_34_95">a</text:span><text:span text:style-name="_31_237">t</text:span><text:span text:style-name="_32_689">i</text:span><text:span text:style-name="_36_04">o</text:span><text:span text:style-name="_31_575">n</text:span><text:span text:style-name="_31_809"> </text:span><text:span text:style-name="_36_37">m</text:span><text:span text:style-name="_31_789">i</text:span><text:span text:style-name="_32_476">g</text:span><text:span text:style-name="_36_27">h</text:span><text:span text:style-name="_31_501">t</text:span><text:span text:style-name="_31_809"> </text:span><text:span text:style-name="_35_17">a</text:span><text:span text:style-name="_31_573">l</text:span><text:span text:style-name="_32_077">l</text:span><text:span text:style-name="_35_"> </text:span><text:span text:style-name="_31_561">t</text:span><text:span text:style-name="_32_079">o</text:span><text:span text:style-name="_34_12">o</text:span><text:span text:style-name="_39_09"> </text:span><text:span text:style-name="_32_392">d</text:span><text:span text:style-name="_32_41">i</text:span><text:span text:style-name="_31_250">s</text:span><text:span text:style-name="_32_078">c</text:span><text:span text:style-name="_35_92">o</text:span><text:span text:style-name="_31_252">u</text:span><text:span text:style-name="_32_461">r</text:span><text:span text:style-name="_34_57">t</text:span><text:span text:style-name="_31_311">e</text:span><text:span text:style-name="_32_223">o</text:span><text:span text:style-name="_35_32">u</text:span><text:span text:style-name="_31_610">s</text:span><text:span text:style-name="_32_113">l</text:span><text:span text:style-name="_32_32">y</text:span><text:span text:style-name="_39_05"> </text:span><text:span text:style-name="_32_258">s</text:span><text:span text:style-name="_38_08">u</text:span><text:span text:style-name="_31_311">n</text:span><text:span text:style-name="_32_080">d</text:span><text:span text:style-name="_34_45">e</text:span><text:span text:style-name="_31_201">r</text:span><text:span text:style-name="_31_805"> </text:span><text:span text:style-name="_36_01">t</text:span><text:span text:style-name="_31_239">h</text:span><text:span text:style-name="_32_044">e</text:span><text:span text:style-name="_39_"> </text:span><text:span text:style-name="_31_777">f</text:span><text:span text:style-name="_32_605">r</text:span><text:span text:style-name="_37_81">a</text:span><text:span text:style-name="_31_609">i</text:span><text:span text:style-name="_32_605">l</text:span><text:span text:style-name="_39_"> </text:span><text:span text:style-name="_31_240">b</text:span><text:span text:style-name="_32_149">r</text:span><text:span text:style-name="_35_17">i</text:span><text:span text:style-name="_31_611">d</text:span><text:span text:style-name="_32_619">g</text:span><text:span text:style-name="_35_20">e</text:span><text:span text:style-name="_39_09"> </text:span><text:span text:style-name="_32_077">w</text:span><text:span text:style-name="_34_83">h</text:span><text:span text:style-name="_31_309">i</text:span><text:span text:style-name="_32_248">c</text:span><text:span text:style-name="_34_57">h</text:span><text:span text:style-name="_39_09"> </text:span><text:span text:style-name="_32_428">h</text:span><text:span text:style-name="_33_39">a</text:span><text:span text:style-name="_31_144">n</text:span><text:span text:style-name="_32_427">g</text:span><text:span text:style-name="_38_53">s</text:span><text:span text:style-name="_39_09"> </text:span><text:span text:style-name="_32_440">d</text:span><text:span text:style-name="_35_31">a</text:span><text:span text:style-name="_31_249">r</text:span><text:span text:style-name="_32_224">k</text:span><text:span text:style-name="_36_25">l</text:span><text:span text:style-name="_31_429">i</text:span><text:span text:style-name="_32_103">n</text:span><text:span text:style-name="_35_29">g</text:span><text:span text:style-name="_39_09"> </text:span><text:span text:style-name="_32_319">b</text:span><text:span text:style-name="_34_12">e</text:span><text:span text:style-name="_31_681">t</text:span><text:span text:style-name="_32_113">w</text:span><text:span text:style-name="_38_55">e</text:span><text:span text:style-name="_31_204">e</text:span><text:span text:style-name="_32_461">n</text:span><text:span text:style-name="_39_"> </text:span><text:span text:style-name="_31_597">t</text:span><text:span text:style-name="_32_643">h</text:span><text:span text:style-name="_37_00">e</text:span><text:span text:style-name="_39_05"> </text:span><text:span text:style-name="_32_644">p</text:span><text:span text:style-name="_32_31">a</text:span><text:span text:style-name="_31_177">l</text:span><text:span text:style-name="_32_677">e</text:span><text:span text:style-name="_39_"> </text:span><text:span text:style-name="_31_396">a</text:span><text:span text:style-name="_32_511">n</text:span><text:span text:style-name="_38_53">d</text:span><text:span text:style-name="_39_09"> </text:span><text:span text:style-name="_32_512">e</text:span><text:span text:style-name="_34_58">v</text:span><text:span text:style-name="_31_791">a</text:span><text:span text:style-name="_32_320">n</text:span><text:span text:style-name="_33_15">e</text:span><text:span text:style-name="_31_600">s</text:span><text:span text:style-name="_32_572">c</text:span><text:span text:style-name="_38_43">e</text:span><text:span text:style-name="_31_357">n</text:span><text:span text:style-name="_32_293">t</text:span><text:span text:style-name="_35_"> </text:span><text:span text:style-name="_31_563">p</text:span><text:span text:style-name="_32_245">r</text:span><text:span text:style-name="_38_08">e</text:span><text:span text:style-name="_31_670">s</text:span><text:span text:style-name="_32_476">e</text:span><text:span text:style-name="_36_97">n</text:span><text:span text:style-name="_31_237">t</text:span><text:span text:style-name="_31_809"> </text:span><text:span text:style-name="_35_31">a</text:span><text:span text:style-name="_31_312">n</text:span><text:span text:style-name="_32_689">d</text:span><text:span text:style-name="_35_"> </text:span><text:span text:style-name="_31_357">t</text:span><text:span text:style-name="_32_476">h</text:span><text:span text:style-name="_33_03">e</text:span><text:span text:style-name="_39_05"> </text:span><text:span text:style-name="_32_642">s</text:span><text:span text:style-name="_37_72">o</text:span><text:span text:style-name="_31_501">l</text:span><text:span text:style-name="_32_032">e</text:span><text:span text:style-name="_38_77">m</text:span><text:span text:style-name="_31_575">n</text:span><text:span text:style-name="_31_809"> </text:span><text:span text:style-name="_32_44">g</text:span><text:span text:style-name="_31_129">r</text:span><text:span text:style-name="_32_463">e</text:span><text:span text:style-name="_33_01">a</text:span><text:span text:style-name="_31_141">t</text:span><text:span text:style-name="_31_809"> </text:span><text:span text:style-name="_35_20">d</text:span><text:span text:style-name="_31_755">e</text:span><text:span text:style-name="_32_511">e</text:span><text:span text:style-name="_38_20">p</text:span><text:span text:style-name="_31_141">s</text:span><text:span text:style-name="_31_809"> </text:span><text:span text:style-name="_34_21">o</text:span><text:span text:style-name="_31_609">f</text:span><text:span text:style-name="_31_809"> </text:span><text:span text:style-name="_36_61">t</text:span><text:span text:style-name="_31_180">h</text:span><text:span text:style-name="_32_511">e</text:span><text:span text:style-name="_39_"> </text:span><text:span text:style-name="_31_311">e</text:span><text:span text:style-name="_32_497">t</text:span><text:span text:style-name="_38_80">e</text:span><text:span text:style-name="_31_165">r</text:span><text:span text:style-name="_32_679">n</text:span><text:span text:style-name="_32_41">i</text:span><text:span text:style-name="_31_309">t</text:span><text:span text:style-name="_32_653">i</text:span><text:span text:style-name="_38_20">e</text:span><text:span text:style-name="_31_429">s</text:span><text:span text:style-name="_32_509">.</text:span><text:span text:style-name="_35_"> </text:span><text:span text:style-name="_31_201">M</text:span><text:span text:style-name="_32_655">a</text:span><text:span text:style-name="_38_56">y</text:span><text:span text:style-name="_39_05"> </text:span><text:span text:style-name="_32_137">I</text:span><text:span text:style-name="_39_"> </text:span><text:span text:style-name="_31_525">t</text:span><text:span text:style-name="_32_209">r</text:span><text:span text:style-name="_34_84">o</text:span><text:span text:style-name="_31_131">u</text:span><text:span text:style-name="_32_428">b</text:span><text:span text:style-name="_33_13">l</text:span><text:span text:style-name="_31_671">e</text:span><text:span text:style-name="_31_809"> </text:span><text:span text:style-name="_36_76">y</text:span><text:span text:style-name="_31_251">o</text:span><text:span text:style-name="_32_641">u</text:span><text:span text:style-name="_35_"> </text:span><text:span text:style-name="_31_537">f</text:span><text:span text:style-name="_32_293">o</text:span><text:span text:style-name="_36_25">r</text:span><text:span text:style-name="_39_05"> </text:span><text:span text:style-name="_32_473">a</text:span><text:span text:style-name="_35_"> </text:span><text:span text:style-name="_31_609">m</text:span><text:span text:style-name="_32_247">a</text:span><text:span text:style-name="_34_21">t</text:span><text:span text:style-name="_31_756">c</text:span><text:span text:style-name="_32_389">h</text:span><text:span text:style-name="_35_17">?</text:span><text:span text:style-name="_31_201">'</text:span><text:span text:style-name="_32_137">_</text:span><text:span text:style-name="_34_21">_</text:span></text:p>
      <text:p text:style-name="P1"><text:span text:style-name="_32_065">"</text:span><text:span text:style-name="_35_17">I</text:span><text:span text:style-name="_39_09"> </text:span><text:span text:style-name="_32_570">s</text:span><text:span text:style-name="_33_52">a</text:span><text:span text:style-name="_31_561">i</text:span><text:span text:style-name="_32_245">d</text:span><text:span text:style-name="_34_09">:</text:span><text:span text:style-name="_39_05"> </text:span><text:span text:style-name="_32_257">'</text:span><text:span text:style-name="_36_37">Y</text:span><text:span text:style-name="_31_743">o</text:span><text:span text:style-name="_32_260">u</text:span><text:span text:style-name="_35_17">r</text:span><text:span text:style-name="_39_05"> </text:span><text:span text:style-name="_32_138">s</text:span><text:span text:style-name="_32_44">e</text:span><text:span text:style-name="_31_167">n</text:span><text:span text:style-name="_32_077">t</text:span><text:span text:style-name="_35_89">i</text:span><text:span text:style-name="_31_573">m</text:span><text:span text:style-name="_32_512">e</text:span><text:span text:style-name="_37_83">n</text:span><text:span text:style-name="_31_141">t</text:span><text:span text:style-name="_32_332">s</text:span><text:span text:style-name="_39_"> </text:span><text:span text:style-name="_31_204">d</text:span><text:span text:style-name="_32_691">o</text:span><text:span text:style-name="_35_"> </text:span><text:span text:style-name="_31_312">y</text:span><text:span text:style-name="_32_043">o</text:span><text:span text:style-name="_37_09">u</text:span><text:span text:style-name="_39_09"> </text:span><text:span text:style-name="_32_116">h</text:span><text:span text:style-name="_34_95">o</text:span><text:span text:style-name="_31_132">n</text:span><text:span text:style-name="_32_139">o</text:span><text:span text:style-name="_36_25">r</text:span><text:span text:style-name="_31_357">,</text:span><text:span text:style-name="_31_809"> </text:span><text:span text:style-name="_38_43">b</text:span><text:span text:style-name="_31_348">u</text:span><text:span text:style-name="_32_389">t</text:span><text:span text:style-name="_39_"> </text:span><text:span text:style-name="_31_237">i</text:span><text:span text:style-name="_32_461">f</text:span><text:span text:style-name="_35_"> </text:span><text:span text:style-name="_31_130">y</text:span><text:span text:style-name="_32_260">o</text:span><text:span text:style-name="_36_25">u</text:span><text:span text:style-name="_39_09"> </text:span><text:span text:style-name="_32_209">w</text:span><text:span text:style-name="_33_37">i</text:span><text:span text:style-name="_31_165">l</text:span><text:span text:style-name="_32_617">l</text:span><text:span text:style-name="_39_"> </text:span><text:span text:style-name="_31_252">a</text:span><text:span text:style-name="_32_113">l</text:span><text:span text:style-name="_38_05">l</text:span><text:span text:style-name="_31_347">o</text:span><text:span text:style-name="_32_473">w</text:span><text:span text:style-name="_39_"> </text:span><text:span text:style-name="_31_681">m</text:span><text:span text:style-name="_32_329">e</text:span><text:span text:style-name="_39_"> </text:span><text:span text:style-name="_31_669">t</text:span><text:span text:style-name="_32_077">o</text:span><text:span text:style-name="_39_"> </text:span><text:span text:style-name="_31_324">s</text:span><text:span text:style-name="_32_139">a</text:span><text:span text:style-name="_36_25">y</text:span><text:span text:style-name="_39_05"> </text:span><text:span text:style-name="_32_677">i</text:span><text:span text:style-name="_33_01">t</text:span><text:span text:style-name="_31_213">,</text:span><text:span text:style-name="_31_809"> </text:span><text:span text:style-name="_34_09">m</text:span><text:span text:style-name="_31_312">e</text:span><text:span text:style-name="_32_281">t</text:span><text:span text:style-name="_33_51">a</text:span><text:span text:style-name="_31_431">p</text:span><text:span text:style-name="_32_512">h</text:span><text:span text:style-name="_33_13">o</text:span><text:span text:style-name="_31_129">r</text:span><text:span text:style-name="_31_809"> </text:span><text:span text:style-name="_38_53">i</text:span><text:span text:style-name="_31_501">s</text:span><text:span text:style-name="_31_809"> </text:span><text:span text:style-name="_37_71">n</text:span><text:span text:style-name="_31_564">o</text:span><text:span text:style-name="_32_389">t</text:span><text:span text:style-name="_35_"> </text:span><text:span text:style-name="_31_790">y</text:span><text:span text:style-name="_32_284">o</text:span><text:span text:style-name="_35_89">u</text:span><text:span text:style-name="_31_669">r</text:span><text:span text:style-name="_31_809"> </text:span><text:span text:style-name="_36_04">b</text:span><text:span text:style-name="_31_383">e</text:span><text:span text:style-name="_32_317">s</text:span><text:span text:style-name="_33_49">t</text:span><text:span text:style-name="_39_09"> </text:span><text:span text:style-name="_32_692">h</text:span><text:span text:style-name="_32_79">o</text:span><text:span text:style-name="_31_429">l</text:span><text:span text:style-name="_32_317">d</text:span><text:span text:style-name="_38_77">.</text:span><text:span text:style-name="_39_09"> </text:span><text:span text:style-name="_32_245">S</text:span><text:span text:style-name="_32_32">p</text:span><text:span text:style-name="_31_491">a</text:span><text:span text:style-name="_32_029">r</text:span><text:span text:style-name="_37_69">e</text:span><text:span text:style-name="_39_09"> </text:span><text:span text:style-name="_32_464">y</text:span><text:span text:style-name="_33_15">o</text:span><text:span text:style-name="_31_201">u</text:span><text:span text:style-name="_32_653">r</text:span><text:span text:style-name="_35_"> </text:span><text:span text:style-name="_31_213">t</text:span><text:span text:style-name="_32_584">h</text:span><text:span text:style-name="_38_05">i</text:span><text:span text:style-name="_31_611">g</text:span><text:span text:style-name="_32_149">h</text:span><text:span text:style-name="_36_37">;</text:span><text:span text:style-name="_39_05"> </text:span><text:span text:style-name="_32_461">t</text:span><text:span text:style-name="_35_19">h</text:span><text:span text:style-name="_31_165">i</text:span><text:span text:style-name="_32_620">s</text:span><text:span text:style-name="_39_"> </text:span><text:span text:style-name="_31_792">k</text:span><text:span text:style-name="_32_401">i</text:span><text:span text:style-name="_36_27">n</text:span><text:span text:style-name="_31_177">d</text:span><text:span text:style-name="_31_809"> </text:span><text:span text:style-name="_36_97">l</text:span><text:span text:style-name="_31_753">i</text:span><text:span text:style-name="_32_643">g</text:span><text:span text:style-name="_38_56">h</text:span><text:span text:style-name="_31_573">t</text:span><text:span text:style-name="_31_809"> </text:span><text:span text:style-name="_34_24">o</text:span><text:span text:style-name="_31_575">n</text:span><text:span text:style-name="_32_317">l</text:span><text:span text:style-name="_37_69">y</text:span><text:span text:style-name="_39_09"> </text:span><text:span text:style-name="_32_440">o</text:span><text:span text:style-name="_36_63">n</text:span><text:span text:style-name="_39_09"> </text:span><text:span text:style-name="_32_065">t</text:span><text:span text:style-name="_38_19">h</text:span><text:span text:style-name="_31_180">e</text:span><text:span text:style-name="_31_805"> </text:span><text:span text:style-name="_32_32">b</text:span><text:span text:style-name="_31_491">o</text:span><text:span text:style-name="_32_617">x</text:span><text:span text:style-name="_37_69">,</text:span><text:span text:style-name="_39_05"> </text:span><text:span text:style-name="_32_139">a</text:span><text:span text:style-name="_33_04">n</text:span><text:span text:style-name="_31_393">d</text:span><text:span text:style-name="_31_809"> </text:span><text:span text:style-name="_34_09">r</text:span><text:span text:style-name="_31_360">a</text:span><text:span text:style-name="_32_497">r</text:span><text:span text:style-name="_34_11">e</text:span><text:span text:style-name="_31_249">l</text:span><text:span text:style-name="_32_329">y</text:span><text:span text:style-name="_35_"> </text:span><text:span text:style-name="_31_525">t</text:span><text:span text:style-name="_32_583">h</text:span><text:span text:style-name="_33_52">e</text:span><text:span text:style-name="_31_321">r</text:span><text:span text:style-name="_32_461">e</text:span><text:span text:style-name="_35_29">,</text:span><text:span text:style-name="_39_05"> </text:span><text:span text:style-name="_32_425">i</text:span><text:span text:style-name="_35_89">n</text:span><text:span text:style-name="_39_05"> </text:span><text:span text:style-name="_32_329">f</text:span><text:span text:style-name="_34_84">a</text:span><text:span text:style-name="_31_142">c</text:span><text:span text:style-name="_32_149">t</text:span><text:span text:style-name="_36_37">,</text:span><text:span text:style-name="_39_09"> </text:span><text:span text:style-name="_32_293">i</text:span><text:span text:style-name="_35_17">f</text:span><text:span text:style-name="_39_05"> </text:span><text:span text:style-name="_32_401">m</text:span><text:span text:style-name="_38_53">y</text:span><text:span text:style-name="_39_09"> </text:span><text:span text:style-name="_32_068">e</text:span><text:span text:style-name="_32_42">x</text:span><text:span text:style-name="_31_540">p</text:span><text:span text:style-name="_32_475">e</text:span><text:span text:style-name="_38_89">r</text:span><text:span text:style-name="_31_489">i</text:span><text:span text:style-name="_32_332">e</text:span><text:span text:style-name="_36_63">n</text:span><text:span text:style-name="_31_562">c</text:span><text:span text:style-name="_32_104">e</text:span><text:span text:style-name="_39_"> </text:span><text:span text:style-name="_31_789">m</text:span><text:span text:style-name="_32_151">a</text:span><text:span text:style-name="_36_76">y</text:span><text:span text:style-name="_39_05"> </text:span><text:span text:style-name="_32_511">b</text:span><text:span text:style-name="_34_84">e</text:span><text:span text:style-name="_39_05"> </text:span><text:span text:style-name="_32_401">t</text:span><text:span text:style-name="_34_45">r</text:span><text:span text:style-name="_31_744">u</text:span><text:span text:style-name="_32_498">s</text:span><text:span text:style-name="_36_97">t</text:span><text:span text:style-name="_31_708">e</text:span><text:span text:style-name="_32_427">d</text:span><text:span text:style-name="_32_65">.</text:span><text:span text:style-name="_39_09"> </text:span><text:span text:style-name="_32_029">B</text:span><text:span text:style-name="_36_61">u</text:span><text:span text:style-name="_31_429">t</text:span><text:span text:style-name="_31_805"> </text:span><text:span text:style-name="_37_69">t</text:span><text:span text:style-name="_31_609">o</text:span><text:span text:style-name="_31_805"> </text:span><text:span text:style-name="_36_37">r</text:span><text:span text:style-name="_31_575">e</text:span><text:span text:style-name="_32_437">t</text:span><text:span text:style-name="_37_72">u</text:span><text:span text:style-name="_31_489">r</text:span><text:span text:style-name="_32_065">n</text:span><text:span text:style-name="_35_"> </text:span><text:span text:style-name="_31_321">t</text:span><text:span text:style-name="_32_605">o</text:span><text:span text:style-name="_35_"> </text:span><text:span text:style-name="_31_576">b</text:span><text:span text:style-name="_32_331">u</text:span><text:span text:style-name="_34_12">s</text:span><text:span text:style-name="_31_393">i</text:span><text:span text:style-name="_32_499">n</text:span><text:span text:style-name="_38_07">e</text:span><text:span text:style-name="_31_360">s</text:span><text:span text:style-name="_32_401">s</text:span><text:span text:style-name="_36_97">:</text:span><text:span text:style-name="_39_05"> </text:span><text:span text:style-name="_32_512">h</text:span><text:span text:style-name="_34_23">o</text:span><text:span text:style-name="_31_753">w</text:span><text:span text:style-name="_31_809"> </text:span><text:span text:style-name="_35_19">d</text:span><text:span text:style-name="_31_597">i</text:span><text:span text:style-name="_32_512">d</text:span><text:span text:style-name="_39_"> </text:span><text:span text:style-name="_31_430">y</text:span><text:span text:style-name="_32_512">o</text:span><text:span text:style-name="_36_25">u</text:span><text:span text:style-name="_39_09"> </text:span><text:span text:style-name="_32_691">g</text:span><text:span text:style-name="_34_84">e</text:span><text:span text:style-name="_31_669">t</text:span><text:span text:style-name="_31_805"> </text:span><text:span text:style-name="_34_93">i</text:span><text:span text:style-name="_31_681">n</text:span><text:span text:style-name="_31_805"> </text:span><text:span text:style-name="_33_03">h</text:span><text:span text:style-name="_31_540">e</text:span><text:span text:style-name="_32_113">r</text:span><text:span text:style-name="_33_49">e</text:span><text:span text:style-name="_31_345">?</text:span><text:span text:style-name="_32_437">'</text:span></text:p>
      <text:p text:style-name="P1"><text:span text:style-name="_31_381">"</text:span><text:span text:style-name="_32_437">'</text:span><text:span text:style-name="_34_21">T</text:span><text:span text:style-name="_31_395">h</text:span><text:span text:style-name="_32_329">r</text:span><text:span text:style-name="_32_68">o</text:span><text:span text:style-name="_31_672">u</text:span><text:span text:style-name="_32_499">g</text:span><text:span text:style-name="_38_77">h</text:span><text:span text:style-name="_39_05"> </text:span><text:span text:style-name="_32_389">a</text:span><text:span text:style-name="_35_"> </text:span><text:span text:style-name="_31_720">s</text:span><text:span text:style-name="_32_679">e</text:span><text:span text:style-name="_38_08">c</text:span><text:span text:style-name="_31_323">o</text:span><text:span text:style-name="_32_619">n</text:span><text:span text:style-name="_34_48">d</text:span>-<text:span text:style-name="_32_498">s</text:span><text:span text:style-name="_38_89">t</text:span><text:span text:style-name="_31_600">o</text:span><text:span text:style-name="_32_209">r</text:span><text:span text:style-name="_36_61">y</text:span><text:span text:style-name="_39_09"> </text:span><text:span text:style-name="_32_029">w</text:span><text:span text:style-name="_32_65">i</text:span><text:span text:style-name="_31_179">n</text:span><text:span text:style-name="_32_080">d</text:span><text:span text:style-name="_37_81">o</text:span><text:span text:style-name="_31_789">w</text:span><text:span text:style-name="_32_569">.</text:span><text:span text:style-name="_33_37">'</text:span></text:p>
      <text:p text:style-name="P1"><text:span text:style-name="_32_569">"</text:span><text:span text:style-name="_33_13">I</text:span><text:span text:style-name="_31_501">t</text:span><text:span text:style-name="_31_805"> </text:span><text:span text:style-name="_36_25">w</text:span><text:span text:style-name="_31_719">a</text:span><text:span text:style-name="_32_224">s</text:span><text:span text:style-name="_35_"> </text:span><text:span text:style-name="_31_312">e</text:span><text:span text:style-name="_32_258">v</text:span><text:span text:style-name="_35_20">e</text:span><text:span text:style-name="_31_419">n</text:span><text:span text:style-name="_31_809"> </text:span><text:span text:style-name="_37_84">s</text:span><text:span text:style-name="_31_707">o</text:span><text:span text:style-name="_32_101">.</text:span><text:span text:style-name="_39_"> </text:span><text:span text:style-name="_31_165">I</text:span><text:span text:style-name="_31_809"> </text:span><text:span text:style-name="_38_05">r</text:span><text:span text:style-name="_31_599">e</text:span><text:span text:style-name="_32_584">d</text:span><text:span text:style-name="_38_80">e</text:span><text:span text:style-name="_31_311">e</text:span><text:span text:style-name="_32_473">m</text:span><text:span text:style-name="_38_92">e</text:span><text:span text:style-name="_31_383">d</text:span><text:span text:style-name="_31_805"> </text:span><text:span text:style-name="_38_05">t</text:span><text:span text:style-name="_31_180">h</text:span><text:span text:style-name="_32_079">e</text:span><text:span text:style-name="_35_"> </text:span><text:span text:style-name="_31_669">t</text:span><text:span text:style-name="_32_113">i</text:span><text:span text:style-name="_38_91">n</text:span><text:span text:style-name="_31_237">w</text:span><text:span text:style-name="_32_404">a</text:span><text:span text:style-name="_37_09">r</text:span><text:span text:style-name="_31_381">e</text:span><text:span text:style-name="_31_809"> </text:span><text:span text:style-name="_36_01">a</text:span><text:span text:style-name="_31_525">t</text:span><text:span text:style-name="_31_805"> </text:span><text:span text:style-name="_36_64">p</text:span><text:span text:style-name="_31_323">a</text:span><text:span text:style-name="_32_257">w</text:span><text:span text:style-name="_34_47">n</text:span><text:span text:style-name="_31_600">b</text:span><text:span text:style-name="_32_401">r</text:span><text:span text:style-name="_38_91">o</text:span><text:span text:style-name="_31_324">k</text:span><text:span text:style-name="_32_139">e</text:span><text:span text:style-name="_34_81">r</text:span><text:span text:style-name="_31_429">'</text:span><text:span text:style-name="_32_476">s</text:span><text:span text:style-name="_35_"> </text:span><text:span text:style-name="_31_177">r</text:span><text:span text:style-name="_32_080">a</text:span><text:span text:style-name="_34_09">t</text:span><text:span text:style-name="_31_683">e</text:span><text:span text:style-name="_32_473">s</text:span><text:span text:style-name="_36_73">,</text:span><text:span text:style-name="_39_09"> </text:span><text:span text:style-name="_32_293">l</text:span><text:span text:style-name="_36_39">e</text:span><text:span text:style-name="_31_792">s</text:span><text:span text:style-name="_32_137">s</text:span><text:span text:style-name="_35_"> </text:span><text:span text:style-name="_31_360">c</text:span><text:span text:style-name="_32_439">o</text:span><text:span text:style-name="_34_09">s</text:span><text:span text:style-name="_31_705">t</text:span><text:span text:style-name="_31_805"> </text:span><text:span text:style-name="_37_09">o</text:span><text:span text:style-name="_31_789">f</text:span><text:span text:style-name="_31_809"> </text:span><text:span text:style-name="_38_19">a</text:span><text:span text:style-name="_31_432">d</text:span><text:span text:style-name="_32_080">v</text:span><text:span text:style-name="_32_79">e</text:span><text:span text:style-name="_31_573">r</text:span><text:span text:style-name="_32_581">t</text:span><text:span text:style-name="_33_13">i</text:span><text:span text:style-name="_31_708">s</text:span><text:span text:style-name="_32_461">i</text:span><text:span text:style-name="_38_55">n</text:span><text:span text:style-name="_31_393">g</text:span><text:span text:style-name="_32_029">,</text:span><text:span text:style-name="_35_"> </text:span><text:span text:style-name="_31_599">b</text:span><text:span text:style-name="_32_656">a</text:span><text:span text:style-name="_37_72">d</text:span><text:span text:style-name="_31_323">e</text:span><text:span text:style-name="_31_809"> </text:span><text:span text:style-name="_33_49">t</text:span><text:span text:style-name="_31_611">h</text:span><text:span text:style-name="_32_224">e</text:span><text:span text:style-name="_35_"> </text:span><text:span text:style-name="_31_323">b</text:span><text:span text:style-name="_32_080">u</text:span><text:span text:style-name="_36_37">r</text:span><text:span text:style-name="_31_527">g</text:span><text:span text:style-name="_32_041">l</text:span><text:span text:style-name="_33_16">a</text:span><text:span text:style-name="_31_381">r</text:span><text:span text:style-name="_31_809"> </text:span><text:span text:style-name="_38_07">g</text:span><text:span text:style-name="_31_492">o</text:span><text:span text:style-name="_32_619">o</text:span><text:span text:style-name="_32_44">d</text:span>-<text:span text:style-name="_32_404">n</text:span><text:span text:style-name="_36_73">i</text:span><text:span text:style-name="_31_503">g</text:span><text:span text:style-name="_32_077">h</text:span><text:span text:style-name="_34_81">t</text:span><text:span text:style-name="_31_417">,</text:span><text:span text:style-name="_31_805"> </text:span><text:span text:style-name="_33_52">c</text:span><text:span text:style-name="_31_417">l</text:span><text:span text:style-name="_32_679">o</text:span><text:span text:style-name="_36_40">s</text:span><text:span text:style-name="_31_491">e</text:span><text:span text:style-name="_32_473">d</text:span><text:span text:style-name="_35_"> </text:span><text:span text:style-name="_31_561">t</text:span><text:span text:style-name="_32_079">h</text:span><text:span text:style-name="_34_96">e</text:span><text:span text:style-name="_39_05"> </text:span><text:span text:style-name="_32_473">w</text:span><text:span text:style-name="_36_97">i</text:span><text:span text:style-name="_31_528">n</text:span><text:span text:style-name="_32_571">d</text:span><text:span text:style-name="_36_37">o</text:span><text:span text:style-name="_31_249">w</text:span><text:span text:style-name="_31_809"> </text:span><text:span text:style-name="_34_48">a</text:span><text:span text:style-name="_31_309">f</text:span><text:span text:style-name="_32_257">t</text:span><text:span text:style-name="_34_59">e</text:span><text:span text:style-name="_31_345">r</text:span><text:span text:style-name="_31_805"> </text:span><text:span text:style-name="_37_09">h</text:span><text:span text:style-name="_31_393">i</text:span><text:span text:style-name="_32_077">m</text:span><text:span text:style-name="_34_09">,</text:span><text:span text:style-name="_39_05"> </text:span><text:span text:style-name="_32_679">a</text:span><text:span text:style-name="_34_12">n</text:span><text:span text:style-name="_31_345">d</text:span><text:span text:style-name="_31_809"> </text:span><text:span text:style-name="_34_57">r</text:span><text:span text:style-name="_31_564">e</text:span><text:span text:style-name="_32_401">t</text:span><text:span text:style-name="_34_45">i</text:span><text:span text:style-name="_31_717">r</text:span><text:span text:style-name="_32_643">e</text:span><text:span text:style-name="_36_01">d</text:span><text:span text:style-name="_39_09"> </text:span><text:span text:style-name="_32_689">t</text:span><text:span text:style-name="_33_01">o</text:span><text:span text:style-name="_39_05"> </text:span><text:span text:style-name="_32_248">h</text:span><text:span text:style-name="_35_91">e</text:span><text:span text:style-name="_31_612">a</text:span><text:span text:style-name="_32_043">d</text:span><text:span text:style-name="_36_40">q</text:span><text:span text:style-name="_31_527">u</text:span><text:span text:style-name="_32_620">a</text:span><text:span text:style-name="_36_25">r</text:span><text:span text:style-name="_31_573">t</text:span><text:span text:style-name="_32_463">e</text:span><text:span text:style-name="_37_81">r</text:span><text:span text:style-name="_31_573">s</text:span><text:span text:style-name="_31_809"> </text:span><text:span text:style-name="_36_37">t</text:span><text:span text:style-name="_31_201">o</text:span><text:span text:style-name="_31_805"> </text:span><text:span text:style-name="_33_37">r</text:span><text:span text:style-name="_31_215">e</text:span><text:span text:style-name="_32_620">p</text:span><text:span text:style-name="_35_89">o</text:span><text:span text:style-name="_31_609">r</text:span><text:span text:style-name="_32_569">t</text:span><text:span text:style-name="_35_17">.</text:span><text:span text:style-name="_39_09"> </text:span><text:span text:style-name="_32_317">N</text:span><text:span text:style-name="_34_24">e</text:span><text:span text:style-name="_31_682">x</text:span><text:span text:style-name="_32_317">t</text:span><text:span text:style-name="_39_"> </text:span><text:span text:style-name="_31_753">m</text:span><text:span text:style-name="_32_080">o</text:span><text:span text:style-name="_36_37">r</text:span><text:span text:style-name="_31_215">n</text:span><text:span text:style-name="_32_401">i</text:span><text:span text:style-name="_32_79">n</text:span><text:span text:style-name="_31_744">g</text:span><text:span text:style-name="_31_809"> </text:span><text:span text:style-name="_35_17">w</text:span><text:span text:style-name="_31_525">e</text:span><text:span text:style-name="_31_805"> </text:span><text:span text:style-name="_33_38">s</text:span><text:span text:style-name="_31_144">e</text:span><text:span text:style-name="_32_281">n</text:span><text:span text:style-name="_34_93">t</text:span><text:span text:style-name="_39_05"> </text:span><text:span text:style-name="_32_437">f</text:span><text:span text:style-name="_33_13">o</text:span><text:span text:style-name="_31_213">r</text:span><text:span text:style-name="_31_809"> </text:span><text:span text:style-name="_36_97">t</text:span><text:span text:style-name="_31_324">h</text:span><text:span text:style-name="_32_043">e</text:span><text:span text:style-name="_39_"> </text:span><text:span text:style-name="_31_131">b</text:span><text:span text:style-name="_32_572">u</text:span><text:span text:style-name="_36_01">r</text:span><text:span text:style-name="_31_360">g</text:span><text:span text:style-name="_32_065">l</text:span><text:span text:style-name="_34_47">a</text:span><text:span text:style-name="_31_321">r</text:span>-<text:span text:style-name="_36_40">a</text:span><text:span text:style-name="_31_237">l</text:span><text:span text:style-name="_32_319">a</text:span><text:span text:style-name="_34_09">r</text:span><text:span text:style-name="_31_165">m</text:span><text:span text:style-name="_31_805"> </text:span><text:span text:style-name="_34_45">m</text:span><text:span text:style-name="_31_708">a</text:span><text:span text:style-name="_32_031">n</text:span><text:span text:style-name="_36_25">,</text:span><text:span text:style-name="_39_05"> </text:span><text:span text:style-name="_32_619">a</text:span><text:span text:style-name="_38_80">n</text:span><text:span text:style-name="_31_525">d</text:span><text:span text:style-name="_31_809"> </text:span><text:span text:style-name="_36_04">h</text:span><text:span text:style-name="_31_671">e</text:span><text:span text:style-name="_31_809"> </text:span><text:span text:style-name="_36_98">c</text:span><text:span text:style-name="_31_168">a</text:span><text:span text:style-name="_32_317">m</text:span><text:span text:style-name="_32_65">e</text:span><text:span text:style-name="_39_09"> </text:span><text:span text:style-name="_32_439">u</text:span><text:span text:style-name="_32_80">p</text:span><text:span text:style-name="_39_05"> </text:span><text:span text:style-name="_32_680">a</text:span><text:span text:style-name="_35_19">n</text:span><text:span text:style-name="_31_753">d</text:span><text:span text:style-name="_31_805"> </text:span><text:span text:style-name="_33_40">e</text:span><text:span text:style-name="_31_130">x</text:span><text:span text:style-name="_32_152">p</text:span><text:span text:style-name="_33_49">l</text:span><text:span text:style-name="_31_575">a</text:span><text:span text:style-name="_32_437">i</text:span><text:span text:style-name="_33_51">n</text:span><text:span text:style-name="_31_684">e</text:span><text:span text:style-name="_32_689">d</text:span><text:span text:style-name="_35_"> </text:span><text:span text:style-name="_31_141">t</text:span><text:span text:style-name="_32_403">h</text:span><text:span text:style-name="_34_60">a</text:span><text:span text:style-name="_31_609">t</text:span><text:span text:style-name="_31_809"> </text:span><text:span text:style-name="_32_77">t</text:span><text:span text:style-name="_31_252">h</text:span><text:span text:style-name="_32_283">e</text:span><text:span text:style-name="_39_"> </text:span><text:span text:style-name="_31_249">r</text:span><text:span text:style-name="_32_115">e</text:span><text:span text:style-name="_34_48">a</text:span><text:span text:style-name="_31_310">s</text:span><text:span text:style-name="_32_680">o</text:span><text:span text:style-name="_33_13">n</text:span><text:span text:style-name="_39_09"> </text:span><text:span text:style-name="_32_317">t</text:span><text:span text:style-name="_34_95">h</text:span><text:span text:style-name="_31_252">e</text:span><text:span text:style-name="_31_809"> </text:span><text:span text:style-name="_37_83">a</text:span><text:span text:style-name="_31_321">l</text:span><text:span text:style-name="_32_476">a</text:span><text:span text:style-name="_34_21">r</text:span><text:span text:style-name="_31_201">m</text:span><text:span text:style-name="_31_809"> </text:span><text:span text:style-name="_36_28">d</text:span><text:span text:style-name="_31_537">i</text:span><text:span text:style-name="_32_391">d</text:span><text:span text:style-name="_39_"> </text:span><text:span text:style-name="_31_791">n</text:span><text:span text:style-name="_32_104">o</text:span><text:span text:style-name="_32_29">t</text:span><text:span text:style-name="_39_09"> </text:span><text:span text:style-name="_32_113">'</text:span><text:span text:style-name="_34_23">g</text:span><text:span text:style-name="_31_792">o</text:span><text:span text:style-name="_31_809"> </text:span><text:span text:style-name="_32_41">o</text:span><text:span text:style-name="_31_429">f</text:span><text:span text:style-name="_32_329">f</text:span><text:span text:style-name="_35_89">'</text:span><text:span text:style-name="_39_09"> </text:span><text:span text:style-name="_32_401">w</text:span><text:span text:style-name="_37_84">a</text:span><text:span text:style-name="_31_142">s</text:span><text:span text:style-name="_31_805"> </text:span><text:span text:style-name="_36_61">t</text:span><text:span text:style-name="_31_348">h</text:span><text:span text:style-name="_32_427">a</text:span><text:span text:style-name="_35_29">t</text:span><text:span text:style-name="_39_05"> </text:span><text:span text:style-name="_32_223">n</text:span><text:span text:style-name="_36_76">o</text:span><text:span text:style-name="_39_09"> </text:span><text:span text:style-name="_32_464">p</text:span><text:span text:style-name="_36_27">a</text:span><text:span text:style-name="_31_669">r</text:span><text:span text:style-name="_32_293">t</text:span><text:span text:style-name="_39_"> </text:span><text:soft-page-break/><text:span text:style-name="_31_537">o</text:span><text:span text:style-name="_32_437">f</text:span><text:span text:style-name="_39_"> </text:span><text:span text:style-name="_31_357">t</text:span><text:span text:style-name="_32_463">h</text:span><text:span text:style-name="_32_44">e</text:span><text:span text:style-name="_39_05"> </text:span><text:span text:style-name="_32_403">h</text:span><text:span text:style-name="_36_76">o</text:span><text:span text:style-name="_31_323">u</text:span><text:span text:style-name="_32_476">s</text:span><text:span text:style-name="_33_37">e</text:span><text:span text:style-name="_39_09"> </text:span><text:span text:style-name="_32_391">b</text:span><text:span text:style-name="_34_60">u</text:span><text:span text:style-name="_31_525">t</text:span><text:span text:style-name="_31_809"> </text:span><text:span text:style-name="_32_29">t</text:span><text:span text:style-name="_31_420">h</text:span><text:span text:style-name="_32_571">e</text:span><text:span text:style-name="_35_"> </text:span><text:span text:style-name="_31_681">f</text:span><text:span text:style-name="_32_293">i</text:span><text:span text:style-name="_33_13">r</text:span><text:span text:style-name="_31_561">s</text:span><text:span text:style-name="_32_065">t</text:span><text:span text:style-name="_39_"> </text:span><text:span text:style-name="_31_525">f</text:span><text:span text:style-name="_32_605">l</text:span><text:span text:style-name="_38_80">o</text:span><text:span text:style-name="_31_131">o</text:span><text:span text:style-name="_32_581">r</text:span><text:span text:style-name="_35_"> </text:span><text:span text:style-name="_31_753">w</text:span><text:span text:style-name="_32_151">a</text:span><text:span text:style-name="_37_84">s</text:span><text:span text:style-name="_39_09"> </text:span><text:span text:style-name="_32_500">a</text:span><text:span text:style-name="_32_41">t</text:span><text:span text:style-name="_31_429">t</text:span><text:span text:style-name="_32_247">a</text:span><text:span text:style-name="_32_78">c</text:span><text:span text:style-name="_31_432">h</text:span><text:span text:style-name="_32_403">e</text:span><text:span text:style-name="_36_76">d</text:span><text:span text:style-name="_39_09"> </text:span><text:span text:style-name="_32_029">t</text:span><text:span text:style-name="_34_21">o</text:span><text:span text:style-name="_39_05"> </text:span><text:span text:style-name="_32_029">t</text:span><text:span text:style-name="_34_83">h</text:span><text:span text:style-name="_31_216">e</text:span><text:span text:style-name="_31_805"> </text:span><text:span text:style-name="_32_31">a</text:span><text:span text:style-name="_31_537">l</text:span><text:span text:style-name="_32_392">a</text:span><text:span text:style-name="_34_57">r</text:span><text:span text:style-name="_31_417">m</text:span><text:span text:style-name="_32_605">.</text:span><text:span text:style-name="_39_"> </text:span><text:span text:style-name="_31_525">T</text:span><text:span text:style-name="_32_427">h</text:span><text:span text:style-name="_33_13">i</text:span><text:span text:style-name="_31_216">s</text:span><text:span text:style-name="_31_809"> </text:span><text:span text:style-name="_33_01">w</text:span><text:span text:style-name="_31_720">a</text:span><text:span text:style-name="_32_474">s</text:span><text:span text:style-name="_39_"> </text:span><text:span text:style-name="_31_214">s</text:span><text:span text:style-name="_32_689">i</text:span><text:span text:style-name="_33_49">m</text:span><text:span text:style-name="_31_132">p</text:span><text:span text:style-name="_32_425">l</text:span><text:span text:style-name="_32_41">y</text:span><text:span text:style-name="_39_09"> </text:span><text:span text:style-name="_32_101">i</text:span><text:span text:style-name="_33_40">d</text:span><text:span text:style-name="_31_597">i</text:span><text:span text:style-name="_32_079">o</text:span><text:span text:style-name="_37_81">t</text:span><text:span text:style-name="_31_213">i</text:span><text:span text:style-name="_32_149">c</text:span><text:span text:style-name="_38_89">;</text:span><text:span text:style-name="_39_09"> </text:span><text:span text:style-name="_32_439">o</text:span><text:span text:style-name="_38_92">n</text:span><text:span text:style-name="_31_705">e</text:span><text:span text:style-name="_31_805"> </text:span><text:span text:style-name="_34_21">m</text:span><text:span text:style-name="_31_681">i</text:span><text:span text:style-name="_32_152">g</text:span><text:span text:style-name="_32_67">h</text:span><text:span text:style-name="_31_501">t</text:span><text:span text:style-name="_31_805"> </text:span><text:span text:style-name="_34_24">a</text:span><text:span text:style-name="_31_130">s</text:span><text:span text:style-name="_31_809"> </text:span><text:span text:style-name="_37_09">w</text:span><text:span text:style-name="_31_561">e</text:span><text:span text:style-name="_32_137">l</text:span><text:span text:style-name="_36_97">l</text:span><text:span text:style-name="_39_09"> </text:span><text:span text:style-name="_32_500">h</text:span><text:span text:style-name="_35_91">a</text:span><text:span text:style-name="_31_430">v</text:span><text:span text:style-name="_32_392">e</text:span><text:span text:style-name="_39_"> </text:span><text:span text:style-name="_31_504">n</text:span><text:span text:style-name="_32_139">o</text:span><text:span text:style-name="_35_"> </text:span><text:span text:style-name="_31_527">a</text:span><text:span text:style-name="_32_617">r</text:span><text:span text:style-name="_33_01">m</text:span><text:span text:style-name="_31_132">o</text:span><text:span text:style-name="_32_029">r</text:span><text:span text:style-name="_39_"> </text:span><text:span text:style-name="_31_755">o</text:span><text:span text:style-name="_32_044">n</text:span><text:span text:style-name="_39_"> </text:span><text:span text:style-name="_31_141">a</text:span><text:span text:style-name="_32_041">t</text:span><text:span text:style-name="_35_"> </text:span><text:span text:style-name="_31_201">a</text:span><text:span text:style-name="_32_617">l</text:span><text:span text:style-name="_38_41">l</text:span><text:span text:style-name="_39_05"> </text:span><text:span text:style-name="_32_029">i</text:span><text:span text:style-name="_33_13">n</text:span><text:span text:style-name="_39_09"> </text:span><text:span text:style-name="_32_320">b</text:span><text:span text:style-name="_36_27">a</text:span><text:span text:style-name="_31_609">t</text:span><text:span text:style-name="_32_113">t</text:span><text:span text:style-name="_38_77">l</text:span><text:span text:style-name="_31_597">e</text:span><text:span text:style-name="_31_809"> </text:span><text:span text:style-name="_35_20">a</text:span><text:span text:style-name="_31_490">s</text:span><text:span text:style-name="_31_805"> </text:span><text:span text:style-name="_36_25">t</text:span><text:span text:style-name="_31_489">o</text:span><text:span text:style-name="_31_809"> </text:span><text:span text:style-name="_38_19">h</text:span><text:span text:style-name="_31_756">a</text:span><text:span text:style-name="_32_294">v</text:span><text:span text:style-name="_32_32">e</text:span><text:span text:style-name="_39_05"> </text:span><text:span text:style-name="_32_425">i</text:span><text:span text:style-name="_34_81">t</text:span><text:span text:style-name="_39_09"> </text:span><text:span text:style-name="_32_224">o</text:span><text:span text:style-name="_38_43">n</text:span><text:span text:style-name="_31_345">l</text:span><text:span text:style-name="_32_293">y</text:span><text:span text:style-name="_35_"> </text:span><text:span text:style-name="_31_744">o</text:span><text:span text:style-name="_32_067">n</text:span><text:span text:style-name="_39_"> </text:span><text:span text:style-name="_31_347">h</text:span><text:span text:style-name="_32_209">i</text:span><text:span text:style-name="_37_12">s</text:span><text:span text:style-name="_39_09"> </text:span><text:span text:style-name="_32_389">l</text:span><text:span text:style-name="_36_99">e</text:span><text:span text:style-name="_31_684">g</text:span><text:span text:style-name="_32_689">s</text:span><text:span text:style-name="_33_13">.</text:span><text:span text:style-name="_39_05"> </text:span><text:span text:style-name="_32_617">T</text:span><text:span text:style-name="_36_64">h</text:span><text:span text:style-name="_31_251">e</text:span><text:span text:style-name="_31_809"> </text:span><text:span text:style-name="_33_03">e</text:span><text:span text:style-name="_31_708">x</text:span><text:span text:style-name="_32_116">p</text:span><text:span text:style-name="_33_15">e</text:span><text:span text:style-name="_31_309">r</text:span><text:span text:style-name="_32_605">t</text:span><text:span text:style-name="_35_"> </text:span><text:span text:style-name="_31_419">n</text:span><text:span text:style-name="_32_500">o</text:span><text:span text:style-name="_34_09">w</text:span><text:span text:style-name="_39_09"> </text:span><text:span text:style-name="_32_691">p</text:span><text:span text:style-name="_32_44">u</text:span><text:span text:style-name="_31_717">t</text:span><text:span text:style-name="_31_809"> </text:span><text:span text:style-name="_35_17">t</text:span><text:span text:style-name="_31_576">h</text:span><text:span text:style-name="_32_583">e</text:span><text:span text:style-name="_35_"> </text:span><text:span text:style-name="_31_129">w</text:span><text:span text:style-name="_32_463">h</text:span><text:span text:style-name="_38_08">o</text:span><text:span text:style-name="_31_177">l</text:span><text:span text:style-name="_32_509">e</text:span><text:span text:style-name="_35_"> </text:span><text:span text:style-name="_31_502">s</text:span><text:span text:style-name="_32_512">e</text:span><text:span text:style-name="_37_84">c</text:span><text:span text:style-name="_31_179">o</text:span><text:span text:style-name="_32_607">n</text:span><text:span text:style-name="_32_44">d</text:span><text:span text:style-name="_39_09"> </text:span><text:span text:style-name="_32_438">s</text:span><text:span text:style-name="_34_21">t</text:span><text:span text:style-name="_31_756">o</text:span><text:span text:style-name="_32_041">r</text:span><text:span text:style-name="_32_65">y</text:span><text:span text:style-name="_39_09"> </text:span><text:span text:style-name="_32_115">o</text:span><text:span text:style-name="_36_28">n</text:span><text:span text:style-name="_39_09"> </text:span><text:span text:style-name="_32_389">t</text:span><text:span text:style-name="_35_32">h</text:span><text:span text:style-name="_31_239">e</text:span><text:span text:style-name="_31_809"> </text:span><text:span text:style-name="_35_92">a</text:span><text:span text:style-name="_31_357">l</text:span><text:span text:style-name="_32_463">a</text:span><text:span text:style-name="_36_01">r</text:span><text:span text:style-name="_31_213">m</text:span><text:span text:style-name="_32_029">,</text:span><text:span text:style-name="_35_"> </text:span><text:span text:style-name="_31_322">c</text:span><text:span text:style-name="_32_692">h</text:span><text:span text:style-name="_36_99">a</text:span><text:span text:style-name="_31_597">r</text:span><text:span text:style-name="_32_224">g</text:span><text:span text:style-name="_33_15">e</text:span><text:span text:style-name="_31_792">d</text:span><text:span text:style-name="_31_809"> </text:span><text:span text:style-name="_36_97">t</text:span><text:span text:style-name="_31_419">h</text:span><text:span text:style-name="_32_317">r</text:span><text:span text:style-name="_38_80">e</text:span><text:span text:style-name="_31_501">e</text:span><text:span text:style-name="_31_805"> </text:span><text:span text:style-name="_34_84">h</text:span><text:span text:style-name="_31_491">u</text:span><text:span text:style-name="_32_656">n</text:span><text:span text:style-name="_32_67">d</text:span><text:span text:style-name="_31_789">r</text:span><text:span text:style-name="_32_031">e</text:span><text:span text:style-name="_38_44">d</text:span><text:span text:style-name="_39_09"> </text:span><text:span text:style-name="_32_475">d</text:span><text:span text:style-name="_32_68">o</text:span><text:span text:style-name="_31_609">l</text:span><text:span text:style-name="_32_209">l</text:span><text:span text:style-name="_33_04">a</text:span><text:span text:style-name="_31_717">r</text:span><text:span text:style-name="_32_318">s</text:span><text:span text:style-name="_35_"> </text:span><text:span text:style-name="_31_681">f</text:span><text:span text:style-name="_32_401">o</text:span><text:span text:style-name="_34_09">r</text:span><text:span text:style-name="_39_09"> </text:span><text:span text:style-name="_32_653">i</text:span><text:span text:style-name="_36_97">t</text:span><text:span text:style-name="_31_429">,</text:span><text:span text:style-name="_31_805"> </text:span><text:span text:style-name="_32_31">a</text:span><text:span text:style-name="_31_792">n</text:span><text:span text:style-name="_32_077">d</text:span><text:span text:style-name="_39_"> </text:span><text:span text:style-name="_31_141">w</text:span><text:span text:style-name="_32_116">e</text:span><text:span text:style-name="_32_43">n</text:span><text:span text:style-name="_31_429">t</text:span><text:span text:style-name="_31_805"> </text:span><text:span text:style-name="_38_92">h</text:span><text:span text:style-name="_31_249">i</text:span><text:span text:style-name="_32_462">s</text:span><text:span text:style-name="_39_"> </text:span><text:span text:style-name="_31_789">w</text:span><text:span text:style-name="_32_043">a</text:span><text:span text:style-name="_38_08">y</text:span><text:span text:style-name="_31_177">.</text:span><text:span text:style-name="_31_809"> </text:span><text:span text:style-name="_34_45">B</text:span><text:span text:style-name="_31_609">y</text:span><text:span text:style-name="_31_805"> </text:span><text:span text:style-name="_34_60">a</text:span><text:span text:style-name="_31_779">n</text:span><text:span text:style-name="_32_281">d</text:span><text:span text:style-name="_35_"> </text:span><text:span text:style-name="_31_756">b</text:span><text:span text:style-name="_32_498">y</text:span><text:span text:style-name="_32_77">,</text:span><text:span text:style-name="_39_05"> </text:span><text:span text:style-name="_32_151">o</text:span><text:span text:style-name="_38_20">n</text:span><text:span text:style-name="_31_321">e</text:span><text:span text:style-name="_31_805"> </text:span><text:span text:style-name="_32_31">n</text:span><text:span text:style-name="_31_249">i</text:span><text:span text:style-name="_32_584">g</text:span><text:span text:style-name="_36_73">h</text:span><text:span text:style-name="_31_609">t</text:span><text:span text:style-name="_32_461">,</text:span><text:span text:style-name="_35_"> </text:span><text:span text:style-name="_31_681">I</text:span><text:span text:style-name="_31_805"> </text:span><text:span text:style-name="_37_09">f</text:span><text:span text:style-name="_31_576">o</text:span><text:span text:style-name="_32_439">u</text:span><text:span text:style-name="_36_75">n</text:span><text:span text:style-name="_31_432">d</text:span><text:span text:style-name="_31_805"> </text:span><text:span text:style-name="_35_17">a</text:span><text:span text:style-name="_39_05"> </text:span><text:span text:style-name="_32_139">b</text:span><text:span text:style-name="_32_80">u</text:span><text:span text:style-name="_31_705">r</text:span><text:span text:style-name="_32_475">g</text:span><text:span text:style-name="_37_69">l</text:span><text:span text:style-name="_31_132">a</text:span><text:span text:style-name="_32_029">r</text:span><text:span text:style-name="_39_"> </text:span><text:span text:style-name="_31_789">i</text:span><text:span text:style-name="_32_221">n</text:span><text:span text:style-name="_35_"> </text:span><text:span text:style-name="_31_741">t</text:span><text:span text:style-name="_32_104">h</text:span><text:span text:style-name="_34_23">e</text:span><text:span text:style-name="_39_09"> </text:span><text:span text:style-name="_32_245">t</text:span><text:span text:style-name="_34_96">h</text:span><text:span text:style-name="_31_393">i</text:span><text:span text:style-name="_32_029">r</text:span><text:span text:style-name="_32_67">d</text:span><text:span text:style-name="_39_05"> </text:span><text:span text:style-name="_32_102">s</text:span><text:span text:style-name="_33_01">t</text:span><text:span text:style-name="_31_396">o</text:span><text:span text:style-name="_32_149">r</text:span><text:span text:style-name="_35_89">y</text:span><text:span text:style-name="_31_165">,</text:span><text:span text:style-name="_31_805"> </text:span><text:span text:style-name="_36_75">a</text:span><text:span text:style-name="_31_684">b</text:span><text:span text:style-name="_32_572">o</text:span><text:span text:style-name="_32_43">u</text:span><text:span text:style-name="_31_357">t</text:span><text:span text:style-name="_31_805"> </text:span><text:span text:style-name="_32_41">t</text:span><text:span text:style-name="_31_717">o</text:span><text:span text:style-name="_31_809"> </text:span><text:span text:style-name="_35_20">s</text:span><text:span text:style-name="_31_393">t</text:span><text:span text:style-name="_32_691">a</text:span><text:span text:style-name="_34_93">r</text:span><text:span text:style-name="_31_429">t</text:span><text:span text:style-name="_31_809"> </text:span><text:span text:style-name="_37_71">d</text:span><text:span text:style-name="_31_792">o</text:span><text:span text:style-name="_32_425">w</text:span><text:span text:style-name="_34_93">n</text:span><text:span text:style-name="_39_05"> </text:span><text:span text:style-name="_32_257">a</text:span><text:span text:style-name="_35_"> </text:span><text:span text:style-name="_31_489">l</text:span><text:span text:style-name="_32_151">a</text:span><text:span text:style-name="_33_16">d</text:span><text:span text:style-name="_31_203">d</text:span><text:span text:style-name="_32_224">e</text:span><text:span text:style-name="_38_05">r</text:span><text:span text:style-name="_39_05"> </text:span><text:span text:style-name="_32_425">w</text:span><text:span text:style-name="_38_05">i</text:span><text:span text:style-name="_31_753">t</text:span><text:span text:style-name="_32_293">h</text:span><text:span text:style-name="_39_"> </text:span><text:span text:style-name="_31_417">a</text:span><text:span text:style-name="_31_809"> </text:span><text:span text:style-name="_38_77">l</text:span><text:span text:style-name="_31_669">o</text:span><text:span text:style-name="_32_509">t</text:span><text:span text:style-name="_35_"> </text:span><text:span text:style-name="_31_429">o</text:span><text:span text:style-name="_32_077">f</text:span><text:span text:style-name="_35_"> </text:span><text:span text:style-name="_31_573">m</text:span><text:span text:style-name="_32_029">i</text:span><text:span text:style-name="_33_52">s</text:span><text:span text:style-name="_31_322">c</text:span><text:span text:style-name="_32_104">e</text:span><text:span text:style-name="_34_09">l</text:span><text:span text:style-name="_31_237">l</text:span><text:span text:style-name="_32_499">a</text:span><text:span text:style-name="_38_79">n</text:span><text:span text:style-name="_31_540">e</text:span><text:span text:style-name="_32_044">o</text:span><text:span text:style-name="_37_83">u</text:span><text:span text:style-name="_31_609">s</text:span><text:span text:style-name="_31_809"> </text:span><text:span text:style-name="_35_91">p</text:span><text:span text:style-name="_31_357">r</text:span><text:span text:style-name="_32_656">o</text:span><text:span text:style-name="_38_55">p</text:span><text:span text:style-name="_31_780">e</text:span><text:span text:style-name="_32_677">r</text:span><text:span text:style-name="_36_73">t</text:span><text:span text:style-name="_31_777">y</text:span><text:span text:style-name="_32_317">.</text:span><text:span text:style-name="_35_"> </text:span><text:span text:style-name="_31_609">M</text:span><text:span text:style-name="_32_209">y</text:span><text:span text:style-name="_39_"> </text:span><text:span text:style-name="_31_321">f</text:span><text:span text:style-name="_32_425">i</text:span><text:span text:style-name="_35_89">r</text:span><text:span text:style-name="_31_381">s</text:span><text:span text:style-name="_32_473">t</text:span><text:span text:style-name="_39_"> </text:span><text:span text:style-name="_31_717">i</text:span><text:span text:style-name="_32_113">m</text:span><text:span text:style-name="_36_28">p</text:span><text:span text:style-name="_31_683">u</text:span><text:span text:style-name="_32_257">l</text:span><text:span text:style-name="_34_48">s</text:span><text:span text:style-name="_31_143">e</text:span><text:span text:style-name="_31_805"> </text:span><text:span text:style-name="_36_73">w</text:span><text:span text:style-name="_31_756">a</text:span><text:span text:style-name="_32_150">s</text:span><text:span text:style-name="_39_"> </text:span><text:span text:style-name="_31_537">t</text:span><text:span text:style-name="_32_113">o</text:span><text:span text:style-name="_35_"> </text:span><text:span text:style-name="_31_132">c</text:span><text:span text:style-name="_32_281">r</text:span><text:span text:style-name="_33_39">a</text:span><text:span text:style-name="_31_720">c</text:span><text:span text:style-name="_32_246">k</text:span><text:span text:style-name="_39_"> </text:span><text:span text:style-name="_31_360">h</text:span><text:span text:style-name="_32_209">i</text:span><text:span text:style-name="_38_78">s</text:span><text:span text:style-name="_39_05"> </text:span><text:span text:style-name="_32_224">h</text:span><text:span text:style-name="_32_31">e</text:span><text:span text:style-name="_31_240">a</text:span><text:span text:style-name="_32_619">d</text:span><text:span text:style-name="_35_"> </text:span><text:span text:style-name="_31_393">w</text:span><text:span text:style-name="_32_293">i</text:span><text:span text:style-name="_34_45">t</text:span><text:span text:style-name="_31_789">h</text:span><text:span text:style-name="_31_809"> </text:span><text:span text:style-name="_34_21">a</text:span><text:span text:style-name="_39_09"> </text:span><text:span text:style-name="_32_295">b</text:span><text:span text:style-name="_37_09">i</text:span><text:span text:style-name="_31_717">l</text:span><text:span text:style-name="_32_569">l</text:span><text:span text:style-name="_37_69">i</text:span><text:span text:style-name="_31_744">a</text:span><text:span text:style-name="_32_569">r</text:span><text:span text:style-name="_35_17">d</text:span><text:span text:style-name="_39_05"> </text:span><text:span text:style-name="_32_318">c</text:span><text:span text:style-name="_32_44">u</text:span><text:span text:style-name="_31_201">e</text:span><text:span text:style-name="_32_281">;</text:span><text:span text:style-name="_39_"> </text:span><text:span text:style-name="_31_381">m</text:span><text:span text:style-name="_32_644">e</text:span><text:span text:style-name="_32_29">r</text:span><text:span text:style-name="_31_539">e</text:span><text:span text:style-name="_32_065">l</text:span><text:span text:style-name="_37_09">y</text:span><text:span text:style-name="_39_09"> </text:span><text:span text:style-name="_32_389">m</text:span><text:span text:style-name="_34_45">y</text:span><text:span text:style-name="_39_05"> </text:span><text:span text:style-name="_32_138">s</text:span><text:span text:style-name="_38_56">e</text:span><text:span text:style-name="_31_756">c</text:span><text:span text:style-name="_32_679">o</text:span><text:span text:style-name="_32_67">n</text:span><text:span text:style-name="_31_492">d</text:span><text:span text:style-name="_31_805"> </text:span><text:span text:style-name="_35_17">w</text:span><text:span text:style-name="_31_780">a</text:span><text:span text:style-name="_32_618">s</text:span><text:span text:style-name="_35_"> </text:span><text:span text:style-name="_31_681">t</text:span><text:span text:style-name="_32_437">o</text:span><text:span text:style-name="_39_"> </text:span><text:span text:style-name="_31_177">r</text:span><text:span text:style-name="_32_476">e</text:span><text:span text:style-name="_36_73">f</text:span><text:span text:style-name="_31_249">r</text:span><text:span text:style-name="_32_607">a</text:span><text:span text:style-name="_33_13">i</text:span><text:span text:style-name="_31_537">n</text:span><text:span text:style-name="_31_805"> </text:span><text:span text:style-name="_37_81">f</text:span><text:span text:style-name="_31_681">r</text:span><text:span text:style-name="_32_077">o</text:span><text:span text:style-name="_34_57">m</text:span><text:span text:style-name="_39_09"> </text:span><text:span text:style-name="_32_497">t</text:span><text:span text:style-name="_37_00">h</text:span><text:span text:style-name="_31_537">i</text:span><text:span text:style-name="_32_150">s</text:span><text:span text:style-name="_39_"> </text:span><text:span text:style-name="_31_683">a</text:span><text:span text:style-name="_32_605">t</text:span><text:span text:style-name="_37_09">t</text:span><text:span text:style-name="_31_312">e</text:span><text:span text:style-name="_32_619">n</text:span><text:span text:style-name="_37_81">t</text:span><text:span text:style-name="_31_177">i</text:span><text:span text:style-name="_32_464">o</text:span><text:span text:style-name="_33_01">n</text:span><text:span text:style-name="_31_789">,</text:span><text:span text:style-name="_31_805"> </text:span><text:span text:style-name="_33_03">b</text:span><text:span text:style-name="_31_420">e</text:span><text:span text:style-name="_32_608">c</text:span><text:span text:style-name="_36_63">a</text:span><text:span text:style-name="_31_791">u</text:span><text:span text:style-name="_32_284">s</text:span><text:span text:style-name="_34_57">e</text:span><text:span text:style-name="_39_05"> </text:span><text:span text:style-name="_32_512">h</text:span><text:span text:style-name="_38_43">e</text:span><text:span text:style-name="_39_09"> </text:span><text:span text:style-name="_32_581">w</text:span><text:span text:style-name="_37_00">a</text:span><text:span text:style-name="_31_394">s</text:span><text:span text:style-name="_31_805"> </text:span><text:span text:style-name="_32_79">b</text:span><text:span text:style-name="_31_252">e</text:span><text:span text:style-name="_32_065">t</text:span><text:span text:style-name="_34_93">w</text:span><text:span text:style-name="_31_672">e</text:span><text:span text:style-name="_32_607">e</text:span><text:span text:style-name="_38_41">n</text:span><text:span text:style-name="_39_05"> </text:span><text:span text:style-name="_32_281">m</text:span><text:span text:style-name="_35_29">e</text:span><text:span text:style-name="_39_09"> </text:span><text:span text:style-name="_32_331">a</text:span><text:span text:style-name="_34_96">n</text:span><text:span text:style-name="_31_237">d</text:span><text:span text:style-name="_31_805"> </text:span><text:span text:style-name="_36_25">t</text:span><text:span text:style-name="_31_311">h</text:span><text:span text:style-name="_32_320">e</text:span><text:span text:style-name="_39_"> </text:span><text:span text:style-name="_31_240">c</text:span><text:span text:style-name="_32_331">u</text:span><text:span text:style-name="_37_69">e</text:span><text:span text:style-name="_39_05"> </text:span><text:span text:style-name="_32_617">r</text:span><text:span text:style-name="_35_19">a</text:span><text:span text:style-name="_31_216">c</text:span><text:span text:style-name="_32_389">k</text:span><text:span text:style-name="_38_17">.</text:span><text:span text:style-name="_39_09"> </text:span><text:span text:style-name="_32_113">T</text:span><text:span text:style-name="_33_40">h</text:span><text:span text:style-name="_31_239">e</text:span><text:span text:style-name="_31_805"> </text:span><text:span text:style-name="_36_02">s</text:span><text:span text:style-name="_31_204">e</text:span><text:span text:style-name="_32_438">c</text:span><text:span text:style-name="_32_80">o</text:span><text:span text:style-name="_31_755">n</text:span><text:span text:style-name="_32_440">d</text:span><text:span text:style-name="_35_"> </text:span><text:span text:style-name="_31_237">i</text:span><text:span text:style-name="_32_605">m</text:span><text:span text:style-name="_34_96">p</text:span><text:span text:style-name="_31_575">u</text:span><text:span text:style-name="_32_581">l</text:span><text:span text:style-name="_36_28">s</text:span><text:span text:style-name="_31_503">e</text:span><text:span text:style-name="_31_805"> </text:span><text:span text:style-name="_33_01">w</text:span><text:span text:style-name="_31_168">a</text:span><text:span text:style-name="_32_042">s</text:span><text:span text:style-name="_35_"> </text:span><text:span text:style-name="_31_179">p</text:span><text:span text:style-name="_32_581">l</text:span><text:span text:style-name="_36_76">a</text:span><text:span text:style-name="_31_249">i</text:span><text:span text:style-name="_32_475">n</text:span><text:span text:style-name="_38_77">l</text:span><text:span text:style-name="_31_252">y</text:span><text:span text:style-name="_31_809"> </text:span><text:span text:style-name="_36_97">t</text:span><text:span text:style-name="_31_612">h</text:span><text:span text:style-name="_32_223">e</text:span><text:span text:style-name="_35_"> </text:span><text:span text:style-name="_31_420">s</text:span><text:span text:style-name="_32_475">o</text:span><text:span text:style-name="_34_12">u</text:span><text:span text:style-name="_31_791">n</text:span><text:span text:style-name="_32_295">d</text:span><text:span text:style-name="_36_76">e</text:span><text:span text:style-name="_31_213">s</text:span><text:span text:style-name="_32_509">t</text:span><text:span text:style-name="_32_41">,</text:span><text:span text:style-name="_39_05"> </text:span><text:span text:style-name="_32_102">s</text:span><text:span text:style-name="_36_04">o</text:span><text:span text:style-name="_39_05"> </text:span><text:span text:style-name="_32_605">I</text:span><text:span text:style-name="_39_"> </text:span><text:span text:style-name="_31_525">r</text:span><text:span text:style-name="_32_440">e</text:span><text:span text:style-name="_38_89">f</text:span><text:span text:style-name="_31_201">r</text:span><text:span text:style-name="_32_427">a</text:span><text:span text:style-name="_38_89">i</text:span><text:span text:style-name="_31_563">n</text:span><text:span text:style-name="_32_464">e</text:span><text:span text:style-name="_36_01">d</text:span><text:span text:style-name="_31_429">,</text:span><text:span text:style-name="_31_809"> </text:span><text:span text:style-name="_33_52">a</text:span><text:span text:style-name="_31_131">n</text:span><text:span text:style-name="_32_257">d</text:span><text:span text:style-name="_39_"> </text:span><text:span text:style-name="_31_504">p</text:span><text:span text:style-name="_32_641">r</text:span><text:span text:style-name="_36_99">o</text:span><text:span text:style-name="_31_576">c</text:span><text:span text:style-name="_32_391">e</text:span><text:span text:style-name="_32_80">e</text:span><text:span text:style-name="_31_575">d</text:span><text:span text:style-name="_32_475">e</text:span><text:span text:style-name="_34_60">d</text:span><text:span text:style-name="_39_05"> </text:span><text:span text:style-name="_32_245">t</text:span><text:span text:style-name="_38_17">o</text:span><text:span text:style-name="_39_09"> </text:span><text:span text:style-name="_32_608">c</text:span><text:span text:style-name="_34_23">o</text:span><text:span text:style-name="_31_777">m</text:span><text:span text:style-name="_32_223">p</text:span><text:span text:style-name="_37_69">r</text:span><text:span text:style-name="_31_720">o</text:span><text:span text:style-name="_32_101">m</text:span><text:span text:style-name="_37_09">i</text:span><text:span text:style-name="_31_598">s</text:span><text:span text:style-name="_32_440">e</text:span><text:span text:style-name="_36_97">.</text:span><text:span text:style-name="_39_05"> </text:span><text:span text:style-name="_32_389">I</text:span><text:span text:style-name="_39_"> </text:span><text:span text:style-name="_31_501">r</text:span><text:span text:style-name="_32_692">e</text:span><text:span text:style-name="_36_99">d</text:span><text:span text:style-name="_31_383">e</text:span><text:span text:style-name="_32_212">e</text:span><text:span text:style-name="_38_05">m</text:span><text:span text:style-name="_31_167">e</text:span><text:span text:style-name="_32_620">d</text:span><text:span text:style-name="_35_"> </text:span><text:span text:style-name="_31_717">t</text:span><text:span text:style-name="_32_283">h</text:span><text:span text:style-name="_38_92">e</text:span><text:span text:style-name="_39_05"> </text:span><text:span text:style-name="_32_619">p</text:span><text:span text:style-name="_38_89">r</text:span><text:span text:style-name="_31_540">o</text:span><text:span text:style-name="_32_247">p</text:span><text:span text:style-name="_32_44">e</text:span><text:span text:style-name="_31_705">r</text:span><text:span text:style-name="_32_149">t</text:span><text:span text:style-name="_36_73">y</text:span><text:span text:style-name="_39_09"> </text:span><text:span text:style-name="_32_101">a</text:span><text:span text:style-name="_34_09">t</text:span><text:span text:style-name="_39_09"> </text:span><text:span text:style-name="_32_245">f</text:span><text:span text:style-name="_35_32">o</text:span><text:span text:style-name="_31_705">r</text:span><text:span text:style-name="_32_569">m</text:span><text:span text:style-name="_36_03">e</text:span><text:span text:style-name="_31_129">r</text:span><text:span text:style-name="_31_809"> </text:span><text:span text:style-name="_36_01">r</text:span><text:span text:style-name="_31_744">a</text:span><text:span text:style-name="_32_209">t</text:span><text:span text:style-name="_34_95">e</text:span><text:span text:style-name="_31_201">s</text:span><text:span text:style-name="_32_077">,</text:span><text:span text:style-name="_35_"> </text:span><text:span text:style-name="_31_563">a</text:span><text:span text:style-name="_32_641">f</text:span><text:span text:style-name="_38_77">t</text:span><text:span text:style-name="_31_132">e</text:span><text:span text:style-name="_32_425">r</text:span><text:span text:style-name="_39_"> </text:span><text:span text:style-name="_31_563">d</text:span><text:span text:style-name="_32_392">e</text:span><text:span text:style-name="_38_79">d</text:span><text:span text:style-name="_31_396">u</text:span><text:span text:style-name="_32_618">c</text:span><text:span text:style-name="_37_81">t</text:span><text:span text:style-name="_31_501">i</text:span><text:span text:style-name="_32_116">n</text:span><text:span text:style-name="_36_37">g</text:span><text:span text:style-name="_39_09"> </text:span><text:span text:style-name="_32_401">t</text:span><text:span text:style-name="_38_56">e</text:span><text:span text:style-name="_31_563">n</text:span><text:span text:style-name="_31_805"> </text:span><text:span text:style-name="_33_39">p</text:span><text:span text:style-name="_31_672">e</text:span><text:span text:style-name="_32_065">r</text:span><text:span text:style-name="_35_"> </text:span><text:span text:style-name="_31_168">c</text:span><text:span text:style-name="_32_427">e</text:span><text:span text:style-name="_36_25">n</text:span><text:span text:style-name="_31_573">t</text:span><text:span text:style-name="_32_425">.</text:span><text:span text:style-name="_39_"> </text:span><text:span text:style-name="_31_741">f</text:span><text:span text:style-name="_32_293">o</text:span><text:span text:style-name="_33_13">r</text:span><text:span text:style-name="_39_09"> </text:span><text:span text:style-name="_32_211">u</text:span><text:span text:style-name="_34_12">s</text:span><text:span text:style-name="_31_789">e</text:span><text:span text:style-name="_31_805"> </text:span><text:span text:style-name="_38_53">o</text:span><text:span text:style-name="_31_237">f</text:span><text:span text:style-name="_31_809"> </text:span><text:span text:style-name="_38_41">l</text:span><text:span text:style-name="_31_743">a</text:span><text:span text:style-name="_32_608">d</text:span><text:span text:style-name="_36_03">d</text:span><text:span text:style-name="_31_504">e</text:span><text:span text:style-name="_32_293">r</text:span><text:span text:style-name="_38_17">,</text:span><text:span text:style-name="_39_09"> </text:span><text:span text:style-name="_32_221">i</text:span><text:span text:style-name="_32_29">t</text:span><text:span text:style-name="_39_09"> </text:span><text:span text:style-name="_32_212">b</text:span><text:span text:style-name="_36_75">e</text:span><text:span text:style-name="_31_381">i</text:span><text:span text:style-name="_32_104">n</text:span><text:span text:style-name="_37_71">g</text:span><text:span text:style-name="_39_05"> </text:span><text:span text:style-name="_32_329">m</text:span><text:span text:style-name="_32_77">y</text:span><text:span text:style-name="_39_05"> </text:span><text:span text:style-name="_32_437">l</text:span><text:span text:style-name="_32_80">a</text:span><text:span text:style-name="_31_395">d</text:span><text:span text:style-name="_32_295">d</text:span><text:span text:style-name="_32_68">e</text:span><text:span text:style-name="_31_249">r</text:span><text:span text:style-name="_32_509">,</text:span><text:span text:style-name="_39_"> </text:span><text:span text:style-name="_31_144">a</text:span><text:span text:style-name="_32_643">n</text:span><text:span text:style-name="_38_53">d</text:span><text:span text:style-name="_31_237">,</text:span><text:span text:style-name="_31_809"> </text:span><text:span text:style-name="_34_24">n</text:span><text:span text:style-name="_31_311">e</text:span><text:span text:style-name="_32_209">x</text:span><text:span text:style-name="_36_01">t</text:span><text:span text:style-name="_39_05"> </text:span><text:span text:style-name="_32_104">d</text:span><text:span text:style-name="_38_55">a</text:span><text:span text:style-name="_31_357">y</text:span><text:span text:style-name="_31_809"> </text:span><text:span text:style-name="_32_41">w</text:span><text:span text:style-name="_31_429">e</text:span><text:span text:style-name="_31_805"> </text:span><text:span text:style-name="_36_76">s</text:span><text:span text:style-name="_31_203">e</text:span><text:span text:style-name="_32_209">n</text:span><text:span text:style-name="_36_37">t</text:span><text:span text:style-name="_39_09"> </text:span><text:span text:style-name="_32_512">d</text:span><text:span text:style-name="_34_95">o</text:span><text:span text:style-name="_31_381">w</text:span><text:span text:style-name="_32_473">n</text:span><text:span text:style-name="_35_"> </text:span><text:span text:style-name="_31_417">f</text:span><text:span text:style-name="_32_617">o</text:span><text:span text:style-name="_36_73">r</text:span><text:span text:style-name="_39_09"> </text:span><text:span text:style-name="_32_221">t</text:span><text:span text:style-name="_35_19">h</text:span><text:span text:style-name="_31_216">e</text:span><text:span text:style-name="_31_809"> </text:span><text:span text:style-name="_33_03">e</text:span><text:span text:style-name="_31_684">x</text:span><text:span text:style-name="_32_644">p</text:span><text:span text:style-name="_38_91">e</text:span><text:span text:style-name="_31_717">r</text:span><text:span text:style-name="_32_497">t</text:span><text:span text:style-name="_39_"> </text:span><text:span text:style-name="_31_528">o</text:span><text:span text:style-name="_32_283">n</text:span><text:span text:style-name="_38_90">c</text:span><text:span text:style-name="_31_396">e</text:span><text:span text:style-name="_31_809"> </text:span><text:span text:style-name="_37_81">m</text:span><text:span text:style-name="_31_683">o</text:span><text:span text:style-name="_32_029">r</text:span><text:span text:style-name="_32_68">e</text:span><text:span text:style-name="_31_609">,</text:span><text:span text:style-name="_31_809"> </text:span><text:span text:style-name="_32_43">a</text:span><text:span text:style-name="_31_420">n</text:span><text:span text:style-name="_32_293">d</text:span><text:span text:style-name="_35_"> </text:span><text:span text:style-name="_31_792">h</text:span><text:span text:style-name="_32_223">a</text:span><text:span text:style-name="_36_73">d</text:span><text:span text:style-name="_39_09"> </text:span><text:span text:style-name="_32_581">t</text:span><text:span text:style-name="_33_15">h</text:span><text:span text:style-name="_31_324">e</text:span><text:span text:style-name="_31_805"> </text:span><text:span text:style-name="_38_77">t</text:span><text:span text:style-name="_31_384">h</text:span><text:span text:style-name="_32_497">i</text:span><text:span text:style-name="_32_65">r</text:span><text:span text:style-name="_31_779">d</text:span><text:span text:style-name="_31_805"> </text:span><text:span text:style-name="_33_16">s</text:span><text:span text:style-name="_31_321">t</text:span><text:span text:style-name="_32_223">o</text:span><text:span text:style-name="_34_09">r</text:span><text:span text:style-name="_31_393">y</text:span><text:span text:style-name="_31_805"> </text:span><text:span text:style-name="_36_76">a</text:span><text:span text:style-name="_31_525">t</text:span><text:span text:style-name="_32_065">t</text:span><text:span text:style-name="_35_31">a</text:span><text:span text:style-name="_31_420">c</text:span><text:span text:style-name="_32_619">h</text:span><text:span text:style-name="_38_07">e</text:span><text:span text:style-name="_31_384">d</text:span><text:span text:style-name="_31_805"> </text:span><text:span text:style-name="_35_89">t</text:span><text:span text:style-name="_31_381">o</text:span><text:span text:style-name="_31_809"> </text:span><text:span text:style-name="_38_89">t</text:span><text:span text:style-name="_31_564">h</text:span><text:span text:style-name="_32_067">e</text:span><text:span text:style-name="_35_"> </text:span><text:span text:style-name="_31_708">a</text:span><text:span text:style-name="_32_029">l</text:span><text:span text:style-name="_38_79">a</text:span><text:span text:style-name="_31_129">r</text:span><text:span text:style-name="_32_029">m</text:span><text:span text:style-name="_38_89">,</text:span><text:span text:style-name="_39_05"> </text:span><text:span text:style-name="_32_317">f</text:span><text:span text:style-name="_36_61">o</text:span><text:span text:style-name="_31_429">r</text:span><text:span text:style-name="_31_809"> </text:span><text:span text:style-name="_32_29">t</text:span><text:span text:style-name="_31_600">h</text:span><text:span text:style-name="_32_509">r</text:span><text:span text:style-name="_35_91">e</text:span><text:span text:style-name="_31_429">e</text:span><text:span text:style-name="_31_809"> </text:span><text:span text:style-name="_38_92">h</text:span><text:span text:style-name="_31_743">u</text:span><text:span text:style-name="_32_031">n</text:span><text:span text:style-name="_37_72">d</text:span><text:span text:style-name="_31_429">r</text:span><text:span text:style-name="_32_428">e</text:span><text:span text:style-name="_38_19">d</text:span><text:span text:style-name="_39_09"> </text:span><text:span text:style-name="_32_151">d</text:span><text:span text:style-name="_35_32">o</text:span><text:span text:style-name="_31_537">l</text:span><text:span text:style-name="_32_425">l</text:span><text:span text:style-name="_36_27">a</text:span><text:span text:style-name="_31_249">r</text:span><text:span text:style-name="_32_248">s</text:span><text:span text:style-name="_34_21">.</text:span></text:p>
      <text:p text:style-name="P1"><text:span text:style-name="_32_473">"</text:span><text:span text:style-name="_34_57">B</text:span><text:span text:style-name="_31_309">y</text:span><text:span text:style-name="_31_805"> </text:span><text:span text:style-name="_34_57">t</text:span><text:span text:style-name="_31_131">h</text:span><text:span text:style-name="_32_653">i</text:span><text:span text:style-name="_38_20">s</text:span><text:span text:style-name="_39_05"> </text:span><text:span text:style-name="_32_509">t</text:span><text:span text:style-name="_35_17">i</text:span><text:span text:style-name="_31_525">m</text:span><text:span text:style-name="_32_245">e</text:span><text:span text:style-name="_39_"> </text:span><text:span text:style-name="_31_561">t</text:span><text:span text:style-name="_32_140">h</text:span><text:span text:style-name="_36_75">e</text:span><text:span text:style-name="_39_05"> </text:span><text:span text:style-name="_32_029">'</text:span><text:span text:style-name="_35_20">a</text:span><text:span text:style-name="_31_431">n</text:span><text:span text:style-name="_32_619">n</text:span><text:span text:style-name="_33_16">u</text:span><text:span text:style-name="_31_252">n</text:span><text:span text:style-name="_32_150">c</text:span><text:span text:style-name="_36_61">i</text:span><text:span text:style-name="_31_575">a</text:span><text:span text:style-name="_32_101">t</text:span><text:span text:style-name="_37_72">o</text:span><text:span text:style-name="_31_561">r</text:span><text:span text:style-name="_32_221">'</text:span><text:span text:style-name="_35_"> </text:span><text:span text:style-name="_31_252">h</text:span><text:span text:style-name="_32_571">a</text:span><text:span text:style-name="_34_45">d</text:span><text:span text:style-name="_39_05"> </text:span><text:span text:style-name="_32_319">g</text:span><text:span text:style-name="_32_41">r</text:span><text:span text:style-name="_31_684">o</text:span><text:span text:style-name="_32_149">w</text:span><text:span text:style-name="_36_25">n</text:span><text:span text:style-name="_39_09"> </text:span><text:span text:style-name="_32_581">t</text:span><text:span text:style-name="_34_09">o</text:span><text:span text:style-name="_39_09"> </text:span><text:span text:style-name="_32_029">f</text:span><text:span text:style-name="_38_08">o</text:span><text:span text:style-name="_31_357">r</text:span><text:span text:style-name="_32_077">m</text:span><text:span text:style-name="_38_77">i</text:span><text:span text:style-name="_31_563">d</text:span><text:span text:style-name="_32_103">a</text:span><text:span text:style-name="_37_12">b</text:span><text:span text:style-name="_31_573">l</text:span><text:span text:style-name="_32_401">e</text:span><text:span text:style-name="_39_"> </text:span><text:span text:style-name="_31_779">d</text:span><text:span text:style-name="_32_029">i</text:span><text:span text:style-name="_32_41">m</text:span><text:span text:style-name="_31_540">e</text:span><text:span text:style-name="_32_152">n</text:span><text:span text:style-name="_33_02">s</text:span><text:span text:style-name="_31_717">i</text:span><text:span text:style-name="_32_331">o</text:span><text:span text:style-name="_38_08">n</text:span><text:span text:style-name="_31_753">s</text:span><text:span text:style-name="_32_437">.</text:span><text:span text:style-name="_35_"> </text:span><text:span text:style-name="_31_537">I</text:span><text:span text:style-name="_32_689">t</text:span><text:span text:style-name="_39_"> </text:span><text:span text:style-name="_31_564">h</text:span><text:span text:style-name="_32_403">a</text:span><text:span text:style-name="_36_01">d</text:span><text:span text:style-name="_39_09"> </text:span><text:span text:style-name="_32_281">f</text:span><text:span text:style-name="_36_63">o</text:span><text:span text:style-name="_31_345">r</text:span><text:span text:style-name="_32_041">t</text:span><text:span text:style-name="_34_24">y</text:span>-<text:span text:style-name="_32_512">s</text:span><text:span text:style-name="_38_19">e</text:span><text:span text:style-name="_31_382">v</text:span><text:span text:style-name="_32_584">e</text:span><text:span text:style-name="_38_17">n</text:span><text:span text:style-name="_39_05"> </text:span><text:span text:style-name="_32_473">t</text:span><text:span text:style-name="_35_20">a</text:span><text:span text:style-name="_31_167">g</text:span><text:span text:style-name="_32_437">s</text:span><text:span text:style-name="_39_"> </text:span><text:span text:style-name="_31_672">o</text:span><text:span text:style-name="_32_103">n</text:span><text:span text:style-name="_39_"> </text:span><text:span text:style-name="_31_717">i</text:span><text:span text:style-name="_32_221">t</text:span><text:span text:style-name="_32_41">,</text:span><text:span text:style-name="_39_05"> </text:span><text:span text:style-name="_32_149">m</text:span><text:span text:style-name="_38_19">a</text:span><text:span text:style-name="_31_237">r</text:span><text:span text:style-name="_32_692">k</text:span><text:span text:style-name="_35_31">e</text:span><text:span text:style-name="_31_324">d</text:span><text:span text:style-name="_31_805"> </text:span><text:span text:style-name="_36_37">w</text:span><text:span text:style-name="_31_609">i</text:span><text:span text:style-name="_32_041">t</text:span><text:span text:style-name="_36_25">h</text:span><text:span text:style-name="_39_09"> </text:span><text:span text:style-name="_32_689">t</text:span><text:span text:style-name="_38_55">h</text:span><text:span text:style-name="_31_576">e</text:span><text:span text:style-name="_31_809"> </text:span><text:span text:style-name="_37_00">n</text:span><text:span text:style-name="_31_215">a</text:span><text:span text:style-name="_32_641">m</text:span><text:span text:style-name="_33_40">e</text:span><text:span text:style-name="_31_238">s</text:span><text:span text:style-name="_31_805"> </text:span><text:span text:style-name="_36_25">o</text:span><text:span text:style-name="_31_597">f</text:span><text:span text:style-name="_31_805"> </text:span><text:span text:style-name="_35_29">t</text:span><text:span text:style-name="_31_528">h</text:span><text:span text:style-name="_32_283">e</text:span><text:span text:style-name="_39_"> </text:span><text:span text:style-name="_31_360">v</text:span><text:span text:style-name="_32_295">a</text:span><text:span text:style-name="_32_65">r</text:span><text:span text:style-name="_31_609">i</text:span><text:span text:style-name="_32_404">o</text:span><text:span text:style-name="_32_79">u</text:span><text:span text:style-name="_31_789">s</text:span><text:span text:style-name="_31_809"> </text:span><text:span text:style-name="_38_53">r</text:span><text:span text:style-name="_31_216">o</text:span><text:span text:style-name="_32_583">o</text:span><text:span text:style-name="_38_77">m</text:span><text:span text:style-name="_31_777">s</text:span><text:span text:style-name="_31_805"> </text:span><text:span text:style-name="_32_44">a</text:span><text:span text:style-name="_31_755">n</text:span><text:span text:style-name="_32_569">d</text:span><text:span text:style-name="_39_"> </text:span><text:span text:style-name="_31_418">c</text:span><text:span text:style-name="_32_032">h</text:span><text:span text:style-name="_35_89">i</text:span><text:span text:style-name="_31_609">m</text:span><text:span text:style-name="_32_391">n</text:span><text:span text:style-name="_36_28">e</text:span><text:span text:style-name="_31_238">y</text:span><text:span text:style-name="_32_500">s</text:span><text:span text:style-name="_36_37">,</text:span><text:span text:style-name="_39_05"> </text:span><text:span text:style-name="_32_512">a</text:span><text:span text:style-name="_33_39">n</text:span><text:span text:style-name="_31_357">d</text:span><text:span text:style-name="_31_809"> </text:span><text:span text:style-name="_32_77">i</text:span><text:span text:style-name="_31_597">t</text:span><text:span text:style-name="_31_809"> </text:span><text:span text:style-name="_32_68">o</text:span><text:span text:style-name="_31_166">c</text:span><text:span text:style-name="_32_068">c</text:span><text:span text:style-name="_37_11">u</text:span><text:span text:style-name="_31_600">p</text:span><text:span text:style-name="_32_113">i</text:span><text:span text:style-name="_34_47">e</text:span><text:span text:style-name="_31_705">d</text:span><text:span text:style-name="_31_809"> </text:span><text:span text:style-name="_32_29">t</text:span><text:span text:style-name="_31_204">h</text:span><text:span text:style-name="_32_319">e</text:span><text:span text:style-name="_39_"> </text:span><text:span text:style-name="_31_238">s</text:span><text:span text:style-name="_32_500">p</text:span><text:span text:style-name="_36_63">a</text:span><text:span text:style-name="_31_216">c</text:span><text:span text:style-name="_32_689">e</text:span><text:span text:style-name="_35_"> </text:span><text:span text:style-name="_31_309">o</text:span><text:span text:style-name="_32_149">f</text:span><text:span text:style-name="_39_"> </text:span><text:span text:style-name="_31_791">a</text:span><text:span text:style-name="_32_224">n</text:span><text:span text:style-name="_35_"> </text:span><text:span text:style-name="_31_492">o</text:span><text:span text:style-name="_32_653">r</text:span><text:span text:style-name="_35_31">d</text:span><text:span text:style-name="_31_321">i</text:span><text:span text:style-name="_32_319">n</text:span><text:span text:style-name="_38_44">a</text:span><text:span text:style-name="_31_537">r</text:span><text:span text:style-name="_32_509">y</text:span><text:span text:style-name="_35_"> </text:span><text:span text:style-name="_31_357">w</text:span><text:span text:style-name="_32_680">a</text:span><text:span text:style-name="_33_13">r</text:span><text:span text:style-name="_31_179">d</text:span><text:span text:style-name="_32_137">r</text:span><text:span text:style-name="_35_92">o</text:span><text:span text:style-name="_31_143">b</text:span><text:span text:style-name="_32_689">e</text:span><text:span text:style-name="_35_89">.</text:span><text:span text:style-name="_39_05"> </text:span><text:span text:style-name="_32_677">T</text:span><text:span text:style-name="_35_19">h</text:span><text:span text:style-name="_31_360">e</text:span><text:span text:style-name="_31_809"> </text:span><text:span text:style-name="_38_92">g</text:span><text:span text:style-name="_31_527">o</text:span><text:span text:style-name="_32_283">n</text:span><text:span text:style-name="_37_00">g</text:span><text:span text:style-name="_39_09"> </text:span><text:span text:style-name="_32_569">w</text:span><text:span text:style-name="_38_80">a</text:span><text:span text:style-name="_31_562">s</text:span><text:span text:style-name="_31_805"> </text:span><text:span text:style-name="_38_77">t</text:span><text:span text:style-name="_31_600">h</text:span><text:span text:style-name="_32_223">e</text:span><text:span text:style-name="_35_"> </text:span><text:span text:style-name="_31_562">s</text:span><text:span text:style-name="_32_221">i</text:span><text:span text:style-name="_36_40">z</text:span><text:span text:style-name="_31_213">e</text:span><text:span text:style-name="_31_809"> </text:span><text:span text:style-name="_38_05">o</text:span><text:span text:style-name="_31_417">f</text:span><text:span text:style-name="_31_805"> </text:span><text:span text:style-name="_32_41">a</text:span><text:span text:style-name="_39_05"> </text:span><text:span text:style-name="_32_041">w</text:span><text:span text:style-name="_34_84">a</text:span><text:span text:style-name="_31_490">s</text:span><text:span text:style-name="_32_392">h</text:span>-<text:span text:style-name="_31_239">b</text:span><text:span text:style-name="_32_641">o</text:span><text:span text:style-name="_37_09">w</text:span><text:span text:style-name="_31_249">l</text:span><text:span text:style-name="_32_113">,</text:span><text:span text:style-name="_39_"> </text:span><text:span text:style-name="_31_683">a</text:span><text:span text:style-name="_32_608">n</text:span><text:span text:style-name="_37_09">d</text:span><text:span text:style-name="_39_05"> </text:span><text:span text:style-name="_32_209">w</text:span><text:span text:style-name="_35_91">a</text:span><text:span text:style-name="_31_756">s</text:span><text:span text:style-name="_31_805"> </text:span><text:span text:style-name="_32_32">p</text:span><text:span text:style-name="_31_177">l</text:span><text:span text:style-name="_32_571">a</text:span><text:span text:style-name="_33_04">c</text:span><text:span text:style-name="_31_707">e</text:span><text:span text:style-name="_32_149">d</text:span><text:span text:style-name="_35_"> </text:span><text:span text:style-name="_31_755">a</text:span><text:span text:style-name="_32_032">b</text:span><text:span text:style-name="_36_40">o</text:span><text:span text:style-name="_31_382">v</text:span><text:span text:style-name="_32_317">e</text:span><text:span text:style-name="_35_"> </text:span><text:span text:style-name="_31_777">t</text:span><text:span text:style-name="_32_080">h</text:span><text:span text:style-name="_34_47">e</text:span><text:span text:style-name="_39_09"> </text:span><text:span text:style-name="_32_296">h</text:span><text:span text:style-name="_32_67">e</text:span><text:span text:style-name="_31_672">a</text:span><text:span text:style-name="_32_403">d</text:span><text:span text:style-name="_39_"> </text:span><text:span text:style-name="_31_573">o</text:span><text:span text:style-name="_32_245">f</text:span><text:span text:style-name="_39_"> </text:span><text:span text:style-name="_31_563">o</text:span><text:span text:style-name="_32_608">u</text:span><text:span text:style-name="_38_53">r</text:span><text:span text:style-name="_39_05"> </text:span><text:span text:style-name="_32_584">b</text:span><text:span text:style-name="_36_75">e</text:span><text:span text:style-name="_31_525">d</text:span><text:span text:style-name="_32_245">.</text:span><text:span text:style-name="_39_"> </text:span><text:span text:style-name="_31_597">T</text:span><text:span text:style-name="_32_584">h</text:span><text:span text:style-name="_37_83">e</text:span><text:span text:style-name="_31_381">r</text:span><text:span text:style-name="_32_257">e</text:span><text:span text:style-name="_39_"> </text:span><text:span text:style-name="_31_741">w</text:span><text:span text:style-name="_32_463">a</text:span><text:span text:style-name="_34_24">s</text:span><text:span text:style-name="_39_09"> </text:span><text:span text:style-name="_32_257">a</text:span><text:span text:style-name="_35_"> </text:span><text:span text:style-name="_31_237">w</text:span><text:span text:style-name="_32_605">i</text:span><text:span text:style-name="_36_37">r</text:span><text:span text:style-name="_31_609">e</text:span><text:span text:style-name="_31_805"> </text:span><text:span text:style-name="_33_49">f</text:span><text:span text:style-name="_31_213">r</text:span><text:span text:style-name="_32_473">o</text:span><text:span text:style-name="_32_29">m</text:span><text:span text:style-name="_39_05"> </text:span><text:span text:style-name="_32_113">t</text:span><text:span text:style-name="_34_84">h</text:span><text:span text:style-name="_31_755">e</text:span><text:span text:style-name="_31_805"> </text:span><text:span text:style-name="_35_92">h</text:span><text:span text:style-name="_31_503">o</text:span><text:span text:style-name="_32_295">u</text:span><text:span text:style-name="_34_12">s</text:span><text:span text:style-name="_31_309">e</text:span><text:span text:style-name="_31_809"> </text:span><text:span text:style-name="_36_01">t</text:span><text:span text:style-name="_31_525">o</text:span><text:span text:style-name="_31_805"> </text:span><text:span text:style-name="_34_93">t</text:span><text:span text:style-name="_31_431">h</text:span><text:span text:style-name="_32_224">e</text:span><text:span text:style-name="_35_"> </text:span><text:span text:style-name="_31_250">c</text:span><text:span text:style-name="_32_116">o</text:span><text:span text:style-name="_38_80">a</text:span><text:span text:style-name="_31_742">c</text:span><text:span text:style-name="_32_211">h</text:span><text:span text:style-name="_33_49">m</text:span><text:span text:style-name="_31_708">a</text:span><text:span text:style-name="_32_476">n</text:span><text:span text:style-name="_32_41">'</text:span><text:span text:style-name="_31_562">s</text:span><text:span text:style-name="_31_805"> </text:span><text:span text:style-name="_36_04">q</text:span><text:span text:style-name="_31_203">u</text:span><text:span text:style-name="_32_224">a</text:span><text:span text:style-name="_37_09">r</text:span><text:span text:style-name="_31_345">t</text:span><text:span text:style-name="_32_283">e</text:span><text:span text:style-name="_33_49">r</text:span><text:span text:style-name="_31_417">s</text:span><text:span text:style-name="_31_805"> </text:span><text:span text:style-name="_35_89">i</text:span><text:span text:style-name="_31_537">n</text:span><text:span text:style-name="_31_805"> </text:span><text:span text:style-name="_35_17">t</text:span><text:span text:style-name="_31_720">h</text:span><text:span text:style-name="_32_511">e</text:span><text:span text:style-name="_39_"> </text:span><text:span text:style-name="_31_312">s</text:span><text:span text:style-name="_32_221">t</text:span><text:span text:style-name="_35_91">a</text:span><text:span text:style-name="_31_131">b</text:span><text:span text:style-name="_32_569">l</text:span><text:span text:style-name="_33_40">e</text:span><text:span text:style-name="_31_129">,</text:span><text:span text:style-name="_31_809"> </text:span><text:span text:style-name="_34_23">a</text:span><text:span text:style-name="_31_756">n</text:span><text:span text:style-name="_32_293">d</text:span><text:span text:style-name="_35_"> </text:span><text:span text:style-name="_31_321">a</text:span><text:span text:style-name="_31_805"> </text:span><text:span text:style-name="_32_32">n</text:span><text:span text:style-name="_31_395">o</text:span><text:span text:style-name="_32_571">b</text:span><text:span text:style-name="_34_21">l</text:span><text:span text:style-name="_31_432">e</text:span><text:span text:style-name="_31_805"> </text:span><text:span text:style-name="_38_56">g</text:span><text:span text:style-name="_31_503">o</text:span><text:span text:style-name="_32_608">n</text:span><text:span text:style-name="_32_43">g</text:span><text:span text:style-name="_39_05"> </text:span><text:span text:style-name="_32_571">a</text:span><text:span text:style-name="_37_69">l</text:span><text:span text:style-name="_31_564">o</text:span><text:span text:style-name="_32_512">n</text:span><text:span text:style-name="_35_91">g</text:span><text:span text:style-name="_31_418">s</text:span><text:span text:style-name="_32_677">i</text:span><text:span text:style-name="_37_84">d</text:span><text:span text:style-name="_31_609">e</text:span><text:span text:style-name="_31_809"> </text:span><text:span text:style-name="_38_08">h</text:span><text:span text:style-name="_31_561">i</text:span><text:span text:style-name="_32_114">s</text:span><text:span text:style-name="_35_"> </text:span><text:span text:style-name="_31_756">p</text:span><text:span text:style-name="_32_437">i</text:span><text:span text:style-name="_35_29">l</text:span><text:span text:style-name="_31_561">l</text:span><text:span text:style-name="_32_139">o</text:span><text:span text:style-name="_38_05">w</text:span><text:span text:style-name="_31_741">.</text:span></text:p>
      <text:p text:style-name="P1"><text:span text:style-name="_34_57">"</text:span><text:span text:style-name="_31_609">W</text:span><text:span text:style-name="_32_113">e</text:span><text:span text:style-name="_39_"> </text:span><text:span text:style-name="_31_204">s</text:span><text:span text:style-name="_32_079">h</text:span><text:span text:style-name="_38_19">o</text:span><text:span text:style-name="_31_744">u</text:span><text:span text:style-name="_32_581">l</text:span><text:span text:style-name="_35_17">d</text:span><text:span text:style-name="_39_09"> </text:span><text:span text:style-name="_32_391">h</text:span><text:span text:style-name="_32_80">a</text:span><text:span text:style-name="_31_144">v</text:span><text:span text:style-name="_32_115">e</text:span><text:span text:style-name="_35_"> </text:span><text:span text:style-name="_31_204">b</text:span><text:span text:style-name="_32_067">e</text:span><text:span text:style-name="_36_63">e</text:span><text:span text:style-name="_31_540">n</text:span><text:span text:style-name="_31_809"> </text:span><text:span text:style-name="_34_46">c</text:span><text:span text:style-name="_31_420">o</text:span><text:span text:style-name="_32_257">m</text:span><text:span text:style-name="_35_89">f</text:span><text:span text:style-name="_31_168">o</text:span><text:span text:style-name="_32_605">r</text:span><text:span text:style-name="_38_17">t</text:span><text:span text:style-name="_31_743">a</text:span><text:span text:style-name="_32_584">b</text:span><text:span text:style-name="_34_09">l</text:span><text:span text:style-name="_31_527">e</text:span><text:span text:style-name="_31_809"> </text:span><text:span text:style-name="_37_71">n</text:span><text:span text:style-name="_31_492">o</text:span><text:span text:style-name="_32_689">w</text:span><text:span text:style-name="_39_"> </text:span><text:span text:style-name="_31_707">b</text:span><text:span text:style-name="_32_260">u</text:span><text:span text:style-name="_32_65">t</text:span><text:span text:style-name="_39_05"> </text:span><text:span text:style-name="_32_677">f</text:span><text:span text:style-name="_32_65">o</text:span><text:span text:style-name="_31_237">r</text:span><text:span text:style-name="_31_805"> </text:span><text:span text:style-name="_34_83">o</text:span><text:span text:style-name="_31_144">n</text:span><text:span text:style-name="_32_209">e</text:span><text:span text:style-name="_39_"> </text:span><text:span text:style-name="_31_720">d</text:span><text:span text:style-name="_32_247">e</text:span><text:span text:style-name="_38_53">f</text:span><text:span text:style-name="_31_251">e</text:span><text:span text:style-name="_32_464">c</text:span><text:span text:style-name="_38_53">t</text:span><text:span text:style-name="_31_705">.</text:span><text:span text:style-name="_31_809"> </text:span><text:span text:style-name="_38_89">E</text:span><text:span text:style-name="_31_168">v</text:span><text:span text:style-name="_32_607">e</text:span><text:span text:style-name="_34_57">r</text:span><text:span text:style-name="_31_753">y</text:span><text:span text:style-name="_31_809"> </text:span><text:span text:style-name="_35_29">m</text:span><text:span text:style-name="_31_563">o</text:span><text:span text:style-name="_32_221">r</text:span><text:span text:style-name="_34_84">n</text:span><text:span text:style-name="_31_777">i</text:span><text:span text:style-name="_32_584">n</text:span><text:span text:style-name="_34_23">g</text:span><text:span text:style-name="_39_09"> </text:span><text:span text:style-name="_32_329">a</text:span><text:span text:style-name="_32_29">t</text:span><text:span text:style-name="_39_05"> </text:span><text:span text:style-name="_32_029">f</text:span><text:span text:style-name="_35_29">i</text:span><text:span text:style-name="_31_682">v</text:span><text:span text:style-name="_32_584">e</text:span><text:span text:style-name="_39_"> </text:span><text:span text:style-name="_31_417">t</text:span><text:span text:style-name="_32_080">h</text:span><text:span text:style-name="_35_19">e</text:span><text:span text:style-name="_39_05"> </text:span><text:span text:style-name="_32_476">c</text:span><text:span text:style-name="_35_31">o</text:span><text:span text:style-name="_31_792">o</text:span><text:span text:style-name="_32_210">k</text:span><text:span text:style-name="_35_"> </text:span><text:span text:style-name="_31_792">o</text:span><text:span text:style-name="_32_607">p</text:span><text:span text:style-name="_36_03">e</text:span><text:span text:style-name="_31_492">n</text:span><text:span text:style-name="_32_428">e</text:span><text:span text:style-name="_34_95">d</text:span><text:span text:style-name="_39_09"> </text:span><text:span text:style-name="_32_065">t</text:span><text:span text:style-name="_32_44">h</text:span><text:span text:style-name="_31_539">e</text:span><text:span text:style-name="_31_805"> </text:span><text:span text:style-name="_32_68">k</text:span><text:span text:style-name="_31_609">i</text:span><text:span text:style-name="_32_029">t</text:span><text:span text:style-name="_36_38">c</text:span><text:span text:style-name="_31_180">h</text:span><text:span text:style-name="_32_499">e</text:span><text:span text:style-name="_38_53">n</text:span><text:span text:style-name="_39_05"> </text:span><text:span text:style-name="_32_512">d</text:span><text:span text:style-name="_34_59">o</text:span><text:span text:style-name="_31_597">o</text:span><text:span text:style-name="_32_641">r</text:span><text:span text:style-name="_37_09">,</text:span><text:span text:style-name="_39_09"> </text:span><text:span text:style-name="_32_401">i</text:span><text:span text:style-name="_32_41">n</text:span><text:span text:style-name="_39_09"> </text:span><text:span text:style-name="_32_281">t</text:span><text:span text:style-name="_32_80">h</text:span><text:span text:style-name="_31_383">e</text:span><text:span text:style-name="_31_809"> </text:span><text:span text:style-name="_34_81">w</text:span><text:span text:style-name="_31_599">a</text:span><text:span text:style-name="_32_464">y</text:span><text:span text:style-name="_35_"> </text:span><text:span text:style-name="_31_165">o</text:span><text:span text:style-name="_32_461">f</text:span><text:span text:style-name="_39_"> </text:span><text:span text:style-name="_31_252">b</text:span><text:span text:style-name="_32_607">u</text:span><text:span text:style-name="_36_74">s</text:span><text:span text:style-name="_31_741">i</text:span><text:span text:style-name="_32_284">n</text:span><text:span text:style-name="_36_40">e</text:span><text:span text:style-name="_31_682">s</text:span><text:span text:style-name="_32_257">s</text:span><text:span text:style-name="_32_77">,</text:span><text:span text:style-name="_39_09"> </text:span><text:span text:style-name="_32_692">a</text:span><text:span text:style-name="_38_19">n</text:span><text:span text:style-name="_31_429">d</text:span><text:span text:style-name="_31_809"> </text:span><text:span text:style-name="_32_41">r</text:span><text:span text:style-name="_31_417">i</text:span><text:span text:style-name="_32_101">p</text:span><text:span text:style-name="_39_"> </text:span><text:span text:style-name="_31_309">w</text:span><text:span text:style-name="_32_068">e</text:span><text:span text:style-name="_35_91">n</text:span><text:span text:style-name="_31_345">t</text:span><text:span text:style-name="_31_805"> </text:span><text:span text:style-name="_35_89">t</text:span><text:span text:style-name="_31_215">h</text:span><text:span text:style-name="_32_404">a</text:span><text:span text:style-name="_36_61">t</text:span><text:span text:style-name="_39_09"> </text:span><text:span text:style-name="_32_680">g</text:span><text:span text:style-name="_37_83">o</text:span><text:span text:style-name="_31_708">n</text:span><text:span text:style-name="_32_223">g</text:span><text:span text:style-name="_38_41">!</text:span><text:span text:style-name="_39_09"> </text:span><text:span text:style-name="_32_653">T</text:span><text:span text:style-name="_37_12">h</text:span><text:span text:style-name="_31_179">e</text:span><text:span text:style-name="_31_805"> </text:span><text:span text:style-name="_32_65">f</text:span><text:span text:style-name="_31_573">i</text:span><text:span text:style-name="_32_653">r</text:span><text:span text:style-name="_37_09">s</text:span><text:span text:style-name="_31_717">t</text:span><text:span text:style-name="_31_805"> </text:span><text:span text:style-name="_38_17">t</text:span><text:span text:style-name="_31_789">i</text:span><text:span text:style-name="_32_425">m</text:span><text:span text:style-name="_33_37">e</text:span><text:span text:style-name="_39_09"> </text:span><text:span text:style-name="_32_245">t</text:span><text:span text:style-name="_34_96">h</text:span><text:span text:style-name="_31_309">i</text:span><text:span text:style-name="_32_282">s</text:span><text:span text:style-name="_35_"> </text:span><text:span text:style-name="_31_564">h</text:span><text:span text:style-name="_32_463">a</text:span><text:span text:style-name="_32_79">p</text:span><text:span text:style-name="_31_600">p</text:span><text:span text:style-name="_32_211">e</text:span><text:span text:style-name="_38_92">n</text:span><text:span text:style-name="_31_239">e</text:span><text:span text:style-name="_32_644">d</text:span><text:span text:style-name="_39_"> </text:span><text:span text:style-name="_31_249">I</text:span><text:span text:style-name="_31_805"> </text:span><text:span text:style-name="_34_09">t</text:span><text:span text:style-name="_31_144">h</text:span><text:span text:style-name="_32_247">o</text:span><text:span text:style-name="_36_27">u</text:span><text:span text:style-name="_31_492">g</text:span><text:span text:style-name="_32_245">h</text:span><text:span text:style-name="_34_45">t</text:span><text:span text:style-name="_39_09"> </text:span><text:span text:style-name="_32_437">t</text:span><text:span text:style-name="_34_95">h</text:span><text:span text:style-name="_31_792">e</text:span><text:span text:style-name="_31_805"> </text:span><text:span text:style-name="_34_21">l</text:span><text:span text:style-name="_31_612">a</text:span><text:span text:style-name="_32_618">s</text:span><text:span text:style-name="_34_21">t</text:span><text:span text:style-name="_39_09"> </text:span><text:span text:style-name="_32_248">d</text:span><text:span text:style-name="_36_27">a</text:span><text:span text:style-name="_31_321">y</text:span><text:span text:style-name="_31_805"> </text:span><text:span text:style-name="_34_81">w</text:span><text:span text:style-name="_31_251">a</text:span><text:span text:style-name="_32_404">s</text:span><text:span text:style-name="_39_"> </text:span><text:span text:style-name="_31_238">c</text:span><text:span text:style-name="_32_644">o</text:span><text:span text:style-name="_37_09">m</text:span><text:span text:style-name="_31_321">e</text:span><text:span text:style-name="_31_809"> </text:span><text:span text:style-name="_36_28">s</text:span><text:span text:style-name="_31_503">u</text:span><text:span text:style-name="_32_041">r</text:span><text:span text:style-name="_36_73">e</text:span><text:span text:style-name="_31_417">.</text:span><text:span text:style-name="_31_809"> </text:span><text:span text:style-name="_36_25">I</text:span><text:span text:style-name="_39_09"> </text:span><text:span text:style-name="_32_512">d</text:span><text:span text:style-name="_35_17">i</text:span><text:span text:style-name="_31_539">d</text:span><text:span text:style-name="_32_425">n</text:span><text:span text:style-name="_36_61">'</text:span><text:span text:style-name="_31_753">t</text:span><text:span text:style-name="_31_805"> </text:span><text:span text:style-name="_33_37">t</text:span><text:span text:style-name="_31_216">h</text:span><text:span text:style-name="_32_605">i</text:span><text:span text:style-name="_33_15">n</text:span><text:span text:style-name="_31_609">k</text:span><text:span text:style-name="_31_805"> </text:span><text:span text:style-name="_36_25">i</text:span><text:span text:style-name="_31_141">t</text:span><text:span text:style-name="_31_809"> </text:span><text:span text:style-name="_34_21">i</text:span><text:span text:style-name="_31_381">n</text:span><text:span text:style-name="_31_809"> </text:span><text:span text:style-name="_35_20">b</text:span><text:span text:style-name="_31_683">e</text:span><text:span text:style-name="_32_584">d</text:span>--<text:span text:style-name="_32_259">n</text:span><text:span text:style-name="_34_81">o</text:span><text:span text:style-name="_31_429">,</text:span><text:span text:style-name="_31_809"> </text:span><text:span text:style-name="_34_24">b</text:span><text:span text:style-name="_31_347">u</text:span><text:span text:style-name="_32_569">t</text:span><text:span text:style-name="_35_"> </text:span><text:span text:style-name="_31_671">o</text:span><text:span text:style-name="_32_284">u</text:span><text:span text:style-name="_34_57">t</text:span><text:span text:style-name="_39_05"> </text:span><text:span text:style-name="_32_293">o</text:span><text:span text:style-name="_35_29">f</text:span><text:span text:style-name="_39_09"> </text:span><text:span text:style-name="_32_401">i</text:span><text:span text:style-name="_38_53">t</text:span>--<text:span text:style-name="_32_29">f</text:span><text:span text:style-name="_31_177">o</text:span><text:span text:style-name="_32_461">r</text:span><text:span text:style-name="_35_"> </text:span><text:span text:style-name="_31_213">t</text:span><text:span text:style-name="_32_284">h</text:span><text:span text:style-name="_38_55">e</text:span><text:span text:style-name="_39_09"> </text:span><text:span text:style-name="_32_077">f</text:span><text:span text:style-name="_38_17">i</text:span><text:span text:style-name="_31_669">r</text:span><text:span text:style-name="_32_029">s</text:span><text:span text:style-name="_38_41">t</text:span><text:span text:style-name="_39_09"> </text:span><text:span text:style-name="_32_476">e</text:span><text:span text:style-name="_36_61">f</text:span><text:span text:style-name="_31_753">f</text:span><text:span text:style-name="_32_499">e</text:span><text:span text:style-name="_36_01">c</text:span><text:span text:style-name="_31_489">t</text:span><text:span text:style-name="_31_805"> </text:span><text:span text:style-name="_37_81">o</text:span><text:span text:style-name="_31_249">f</text:span><text:span text:style-name="_31_805"> </text:span><text:span text:style-name="_36_97">t</text:span><text:span text:style-name="_31_360">h</text:span><text:span text:style-name="_32_475">a</text:span><text:span text:style-name="_38_89">t</text:span><text:span text:style-name="_39_05"> </text:span><text:span text:style-name="_32_389">f</text:span><text:span text:style-name="_36_97">r</text:span><text:span text:style-name="_31_309">i</text:span><text:span text:style-name="_32_283">g</text:span><text:span text:style-name="_38_92">h</text:span><text:span text:style-name="_31_753">t</text:span><text:span text:style-name="_32_101">f</text:span><text:span text:style-name="_38_17">u</text:span><text:span text:style-name="_31_669">l</text:span><text:span text:style-name="_31_805"> </text:span><text:span text:style-name="_32_44">g</text:span><text:span text:style-name="_31_611">o</text:span><text:span text:style-name="_32_116">n</text:span><text:span text:style-name="_36_75">g</text:span><text:span text:style-name="_39_09"> </text:span><text:span text:style-name="_32_137">i</text:span><text:span text:style-name="_34_45">s</text:span><text:span text:style-name="_39_05"> </text:span><text:span text:style-name="_32_221">t</text:span><text:span text:style-name="_37_69">o</text:span><text:span text:style-name="_39_09"> </text:span><text:span text:style-name="_32_211">h</text:span><text:span text:style-name="_36_40">u</text:span><text:span text:style-name="_31_129">r</text:span><text:span text:style-name="_32_569">l</text:span><text:span text:style-name="_39_"> </text:span><text:span text:style-name="_31_600">y</text:span><text:span text:style-name="_32_319">o</text:span><text:span text:style-name="_32_29">u</text:span><text:span text:style-name="_39_09"> </text:span><text:span text:style-name="_32_619">a</text:span><text:span text:style-name="_36_64">c</text:span><text:span text:style-name="_31_489">r</text:span><text:span text:style-name="_32_644">o</text:span><text:span text:style-name="_33_14">s</text:span><text:span text:style-name="_31_489">s</text:span><text:span text:style-name="_31_809"> </text:span><text:span text:style-name="_38_17">t</text:span><text:span text:style-name="_31_324">h</text:span><text:span text:style-name="_32_151">e</text:span><text:span text:style-name="_35_"> </text:span><text:span text:style-name="_31_323">h</text:span><text:span text:style-name="_32_284">o</text:span><text:span text:style-name="_37_00">u</text:span><text:span text:style-name="_31_538">s</text:span><text:span text:style-name="_32_641">e</text:span><text:span text:style-name="_38_89">,</text:span><text:span text:style-name="_39_05"> </text:span><text:span text:style-name="_32_500">a</text:span><text:span text:style-name="_38_91">n</text:span><text:span text:style-name="_31_129">d</text:span><text:span text:style-name="_31_809"> </text:span><text:span text:style-name="_35_18">s</text:span><text:span text:style-name="_31_681">l</text:span><text:span text:style-name="_32_500">a</text:span><text:span text:style-name="_33_01">m</text:span><text:span text:style-name="_39_05"> </text:span><text:span text:style-name="_32_390">y</text:span><text:span text:style-name="_35_92">o</text:span><text:span text:style-name="_31_417">u</text:span><text:span text:style-name="_31_809"> </text:span><text:span text:style-name="_35_19">a</text:span><text:span text:style-name="_31_612">g</text:span><text:span text:style-name="_32_260">a</text:span><text:span text:style-name="_32_77">i</text:span><text:span text:style-name="_31_347">n</text:span><text:span text:style-name="_32_473">s</text:span><text:span text:style-name="_38_17">t</text:span><text:span text:style-name="_39_09"> </text:span><text:span text:style-name="_32_641">t</text:span><text:span text:style-name="_38_56">h</text:span><text:span text:style-name="_31_359">e</text:span><text:span text:style-name="_31_805"> </text:span><text:span text:style-name="_36_01">w</text:span><text:span text:style-name="_31_489">a</text:span><text:span text:style-name="_32_137">l</text:span><text:span text:style-name="_38_05">l</text:span><text:span text:style-name="_31_309">,</text:span><text:span text:style-name="_31_809"> </text:span><text:span text:style-name="_34_83">a</text:span><text:span text:style-name="_31_576">n</text:span><text:span text:style-name="_32_677">d</text:span><text:span text:style-name="_35_"> </text:span><text:span text:style-name="_31_681">t</text:span><text:span text:style-name="_32_463">h</text:span><text:span text:style-name="_33_16">e</text:span><text:span text:style-name="_31_741">n</text:span><text:span text:style-name="_31_805"> </text:span><text:span text:style-name="_34_24">c</text:span><text:span text:style-name="_31_611">u</text:span><text:span text:style-name="_32_677">r</text:span><text:span text:style-name="_36_37">l</text:span><text:span text:style-name="_39_09"> </text:span><text:span text:style-name="_32_222">y</text:span><text:span text:style-name="_33_16">o</text:span><text:span text:style-name="_31_141">u</text:span><text:span text:style-name="_31_805"> </text:span><text:span text:style-name="_38_56">u</text:span><text:span text:style-name="_31_131">p</text:span><text:span text:style-name="_32_677">,</text:span><text:span text:style-name="_39_"> </text:span><text:span text:style-name="_31_432">a</text:span><text:span text:style-name="_32_679">n</text:span><text:span text:style-name="_38_77">d</text:span><text:span text:style-name="_39_05"> </text:span><text:span text:style-name="_32_606">s</text:span><text:span text:style-name="_37_72">q</text:span><text:span text:style-name="_31_417">u</text:span><text:span text:style-name="_32_137">i</text:span><text:span text:style-name="_37_69">r</text:span><text:span text:style-name="_31_669">m</text:span><text:span text:style-name="_31_809"> </text:span><text:span text:style-name="_34_58">y</text:span><text:span text:style-name="_31_744">o</text:span><text:span text:style-name="_32_461">u</text:span><text:span text:style-name="_35_"> </text:span><text:span text:style-name="_31_753">l</text:span><text:span text:style-name="_32_581">i</text:span><text:span text:style-name="_38_20">k</text:span><text:span text:style-name="_31_431">e</text:span><text:span text:style-name="_31_805"> </text:span><text:span text:style-name="_38_89">a</text:span><text:span text:style-name="_39_09"> </text:span><text:span text:style-name="_32_512">s</text:span><text:span text:style-name="_32_43">p</text:span><text:span text:style-name="_31_357">i</text:span><text:span text:style-name="_32_511">d</text:span><text:span text:style-name="_32_68">e</text:span><text:span text:style-name="_31_669">r</text:span><text:span text:style-name="_31_805"> </text:span><text:span text:style-name="_37_00">o</text:span><text:span text:style-name="_31_383">n</text:span><text:span text:style-name="_31_809"> </text:span><text:span text:style-name="_34_09">a</text:span><text:span text:style-name="_39_05"> </text:span><text:span text:style-name="_32_656">s</text:span><text:span text:style-name="_37_09">t</text:span><text:span text:style-name="_31_203">o</text:span><text:span text:style-name="_32_258">v</text:span><text:span text:style-name="_34_24">e</text:span><text:span text:style-name="_39_09"> </text:span><text:span text:style-name="_32_221">l</text:span><text:span text:style-name="_36_01">i</text:span><text:span text:style-name="_31_201">d</text:span><text:span text:style-name="_32_149">,</text:span><text:span text:style-name="_39_"> </text:span><text:span text:style-name="_31_417">t</text:span><text:span text:style-name="_32_569">i</text:span><text:span text:style-name="_38_53">l</text:span><text:span text:style-name="_31_213">l</text:span><text:span text:style-name="_31_809"> </text:span><text:span text:style-name="_35_30">s</text:span><text:span text:style-name="_31_360">o</text:span><text:span text:style-name="_32_293">m</text:span><text:span text:style-name="_34_59">e</text:span><text:span text:style-name="_31_240">o</text:span><text:span text:style-name="_32_211">n</text:span><text:span text:style-name="_33_52">e</text:span><text:span text:style-name="_39_05"> </text:span><text:span text:style-name="_32_068">s</text:span><text:span text:style-name="_37_11">h</text:span><text:span text:style-name="_31_504">u</text:span><text:span text:style-name="_32_641">t</text:span><text:span text:style-name="_38_42">s</text:span><text:span text:style-name="_39_05"> </text:span><text:span text:style-name="_32_113">t</text:span><text:span text:style-name="_37_72">h</text:span><text:span text:style-name="_31_683">e</text:span><text:span text:style-name="_31_809"> </text:span><text:span text:style-name="_38_44">k</text:span><text:span text:style-name="_31_429">i</text:span><text:span text:style-name="_32_461">t</text:span><text:span text:style-name="_34_82">c</text:span><text:span text:style-name="_31_575">h</text:span><text:span text:style-name="_32_068">e</text:span><text:span text:style-name="_34_21">n</text:span><text:span text:style-name="_39_09"> </text:span><text:span text:style-name="_32_439">d</text:span><text:span text:style-name="_36_64">o</text:span><text:span text:style-name="_31_321">o</text:span><text:span text:style-name="_32_425">r</text:span><text:span text:style-name="_34_81">.</text:span><text:span text:style-name="_39_09"> </text:span><text:span text:style-name="_32_605">I</text:span><text:span text:style-name="_32_41">n</text:span><text:span text:style-name="_39_09"> </text:span><text:span text:style-name="_32_692">s</text:span><text:span text:style-name="_33_03">o</text:span><text:span text:style-name="_31_741">l</text:span><text:span text:style-name="_32_113">i</text:span><text:span text:style-name="_36_37">d</text:span><text:span text:style-name="_39_05"> </text:span><text:span text:style-name="_32_041">f</text:span><text:span text:style-name="_35_32">a</text:span><text:span text:style-name="_31_430">c</text:span><text:span text:style-name="_32_641">t</text:span><text:span text:style-name="_38_17">,</text:span><text:span text:style-name="_39_05"> </text:span><text:span text:style-name="_32_605">t</text:span><text:span text:style-name="_34_96">h</text:span><text:span text:style-name="_31_215">e</text:span><text:span text:style-name="_32_317">r</text:span><text:span text:style-name="_38_77">e</text:span><text:span text:style-name="_39_05"> </text:span><text:span text:style-name="_32_509">i</text:span><text:span text:style-name="_35_89">s</text:span><text:span text:style-name="_39_09"> </text:span><text:span text:style-name="_32_260">n</text:span><text:span text:style-name="_34_95">o</text:span><text:span text:style-name="_39_09"> </text:span><text:span text:style-name="_32_476">c</text:span><text:span text:style-name="_38_41">l</text:span><text:span text:style-name="_31_419">a</text:span><text:span text:style-name="_32_653">m</text:span><text:span text:style-name="_35_17">o</text:span><text:span text:style-name="_31_597">r</text:span><text:span text:style-name="_31_809"> </text:span><text:span text:style-name="_32_29">t</text:span><text:span text:style-name="_31_215">h</text:span><text:span text:style-name="_32_068">a</text:span><text:span text:style-name="_36_01">t</text:span><text:span text:style-name="_39_05"> </text:span><text:span text:style-name="_32_221">i</text:span><text:span text:style-name="_36_73">s</text:span><text:span text:style-name="_39_09"> </text:span><text:span text:style-name="_32_583">e</text:span><text:span text:style-name="_34_12">v</text:span><text:span text:style-name="_31_504">e</text:span><text:span text:style-name="_32_583">n</text:span><text:span text:style-name="_39_"> </text:span><text:span text:style-name="_31_165">r</text:span><text:span text:style-name="_32_331">e</text:span><text:span text:style-name="_37_81">m</text:span><text:span text:style-name="_31_612">o</text:span><text:span text:style-name="_32_065">t</text:span><text:span text:style-name="_36_64">e</text:span><text:span text:style-name="_31_501">l</text:span><text:span text:style-name="_32_294">y</text:span><text:span text:style-name="_35_"> </text:span><text:span text:style-name="_31_382">c</text:span><text:span text:style-name="_32_260">o</text:span><text:span text:style-name="_36_97">m</text:span><text:span text:style-name="_31_720">p</text:span><text:span text:style-name="_32_079">a</text:span><text:span text:style-name="_38_05">r</text:span><text:span text:style-name="_31_756">a</text:span><text:span text:style-name="_32_031">b</text:span><text:span text:style-name="_36_01">l</text:span><text:span text:style-name="_31_249">e</text:span><text:span text:style-name="_31_809"> </text:span><text:span text:style-name="_34_81">t</text:span><text:span text:style-name="_31_165">o</text:span><text:span text:style-name="_31_805"> </text:span><text:span text:style-name="_34_93">t</text:span><text:span text:style-name="_31_755">h</text:span><text:span text:style-name="_32_644">e</text:span><text:span text:style-name="_35_"> </text:span><text:span text:style-name="_31_491">d</text:span><text:span text:style-name="_32_425">i</text:span><text:span text:style-name="_34_81">r</text:span><text:span text:style-name="_31_600">e</text:span><text:span text:style-name="_31_809"> </text:span><text:span text:style-name="_34_12">c</text:span><text:span text:style-name="_31_609">l</text:span><text:span text:style-name="_32_079">a</text:span><text:span text:style-name="_35_89">m</text:span><text:span text:style-name="_31_177">o</text:span><text:span text:style-name="_32_605">r</text:span><text:span text:style-name="_39_"> </text:span><text:span text:style-name="_31_525">w</text:span><text:span text:style-name="_32_260">h</text:span><text:span text:style-name="_36_37">i</text:span><text:span text:style-name="_31_358">c</text:span><text:span text:style-name="_32_461">h</text:span><text:span text:style-name="_35_"> </text:span><text:span text:style-name="_31_705">t</text:span><text:span text:style-name="_32_115">h</text:span><text:span text:style-name="_34_48">a</text:span><text:span text:style-name="_31_429">t</text:span><text:span text:style-name="_31_809"> </text:span><text:span text:style-name="_36_99">g</text:span><text:span text:style-name="_31_528">o</text:span><text:span text:style-name="_32_043">n</text:span><text:span text:style-name="_34_84">g</text:span><text:span text:style-name="_39_05"> </text:span><text:span text:style-name="_32_113">m</text:span><text:span text:style-name="_38_44">a</text:span><text:span text:style-name="_31_502">k</text:span><text:span text:style-name="_32_259">e</text:span><text:span text:style-name="_38_20">s</text:span><text:span text:style-name="_31_681">.</text:span><text:span text:style-name="_31_805"> </text:span><text:span text:style-name="_36_37">W</text:span><text:span text:style-name="_31_777">e</text:span><text:span text:style-name="_32_473">l</text:span><text:span text:style-name="_38_41">l</text:span><text:span text:style-name="_31_429">,</text:span><text:span text:style-name="_31_809"> </text:span><text:span text:style-name="_35_17">t</text:span><text:span text:style-name="_31_611">h</text:span><text:span text:style-name="_32_641">i</text:span><text:span text:style-name="_36_64">s</text:span><text:span text:style-name="_39_05"> </text:span><text:span text:style-name="_32_440">c</text:span><text:span text:style-name="_34_47">a</text:span><text:span text:style-name="_31_357">t</text:span><text:span text:style-name="_32_583">a</text:span><text:span text:style-name="_33_40">s</text:span><text:span text:style-name="_31_753">t</text:span><text:span text:style-name="_32_389">r</text:span><text:span text:style-name="_37_11">o</text:span><text:span text:style-name="_31_180">p</text:span><text:span text:style-name="_32_656">h</text:span><text:span text:style-name="_38_43">e</text:span><text:span text:style-name="_39_09"> </text:span><text:span text:style-name="_32_511">h</text:span><text:span text:style-name="_33_40">a</text:span><text:span text:style-name="_31_791">p</text:span><text:span text:style-name="_32_284">p</text:span><text:span text:style-name="_38_91">e</text:span><text:span text:style-name="_31_564">n</text:span><text:span text:style-name="_32_319">e</text:span><text:span text:style-name="_37_12">d</text:span><text:span text:style-name="_39_09"> </text:span><text:span text:style-name="_32_440">e</text:span><text:span text:style-name="_35_18">v</text:span><text:span text:style-name="_31_204">e</text:span><text:span text:style-name="_32_149">r</text:span><text:span text:style-name="_38_06">y</text:span><text:span text:style-name="_39_05"> </text:span><text:span text:style-name="_32_689">m</text:span><text:span text:style-name="_36_99">o</text:span><text:span text:style-name="_31_165">r</text:span><text:span text:style-name="_32_500">n</text:span><text:span text:style-name="_32_65">i</text:span><text:span text:style-name="_31_251">n</text:span><text:span text:style-name="_32_608">g</text:span><text:span text:style-name="_35_"> </text:span><text:span text:style-name="_31_429">r</text:span><text:span text:style-name="_32_103">e</text:span><text:span text:style-name="_38_92">g</text:span><text:span text:style-name="_31_179">u</text:span><text:span text:style-name="_32_581">l</text:span><text:span text:style-name="_36_40">a</text:span><text:span text:style-name="_31_705">r</text:span><text:span text:style-name="_32_101">l</text:span><text:span text:style-name="_34_09">y</text:span><text:span text:style-name="_39_05"> </text:span><text:span text:style-name="_32_329">a</text:span><text:span text:style-name="_35_17">t</text:span><text:span text:style-name="_39_09"> </text:span><text:span text:style-name="_32_473">f</text:span><text:span text:style-name="_32_41">i</text:span><text:span text:style-name="_31_562">v</text:span><text:span text:style-name="_32_572">e</text:span><text:span text:style-name="_39_"> </text:span><text:span text:style-name="_31_684">o</text:span><text:span text:style-name="_32_317">'</text:span><text:span text:style-name="_38_54">c</text:span><text:span text:style-name="_31_177">l</text:span><text:span text:style-name="_32_692">o</text:span><text:span text:style-name="_38_78">c</text:span><text:span text:style-name="_31_429">k</text:span><text:span text:style-name="_32_605">,</text:span><text:span text:style-name="_39_"> </text:span><text:span text:style-name="_31_780">a</text:span><text:span text:style-name="_32_499">n</text:span><text:span text:style-name="_36_97">d</text:span><text:span text:style-name="_39_09"> </text:span><text:span text:style-name="_32_401">l</text:span><text:span text:style-name="_38_19">o</text:span><text:span text:style-name="_31_324">s</text:span><text:span text:style-name="_32_209">t</text:span><text:span text:style-name="_39_"> </text:span><text:span text:style-name="_31_708">u</text:span><text:span text:style-name="_32_150">s</text:span><text:span text:style-name="_39_"> </text:span><text:span text:style-name="_31_357">t</text:span><text:span text:style-name="_32_139">h</text:span><text:span text:style-name="_34_09">r</text:span><text:span text:style-name="_31_684">e</text:span><text:span text:style-name="_32_065">e</text:span><text:span text:style-name="_39_"> </text:span><text:span text:style-name="_31_755">h</text:span><text:span text:style-name="_32_656">o</text:span><text:span text:style-name="_35_91">u</text:span><text:span text:style-name="_31_321">r</text:span><text:span text:style-name="_32_260">s</text:span><text:span text:style-name="_35_"> </text:span><text:span text:style-name="_31_178">s</text:span><text:span text:style-name="_32_653">l</text:span><text:span text:style-name="_36_28">e</text:span><text:span text:style-name="_31_251">e</text:span><text:span text:style-name="_32_296">p</text:span><text:span text:style-name="_33_49">;</text:span><text:span text:style-name="_39_09"> </text:span><text:span text:style-name="_32_149">f</text:span><text:span text:style-name="_36_25">o</text:span><text:span text:style-name="_31_705">r</text:span><text:span text:style-name="_32_101">,</text:span><text:span text:style-name="_35_"> </text:span><text:span text:style-name="_31_381">m</text:span><text:span text:style-name="_32_605">i</text:span><text:span text:style-name="_36_64">n</text:span><text:span text:style-name="_31_779">d</text:span><text:span text:style-name="_31_805"> </text:span><text:span text:style-name="_34_12">y</text:span><text:span text:style-name="_31_599">o</text:span><text:span text:style-name="_32_653">u</text:span><text:span text:style-name="_37_81">,</text:span><text:span text:style-name="_39_09"> </text:span><text:span text:style-name="_32_497">w</text:span><text:span text:style-name="_35_92">h</text:span><text:span text:style-name="_31_311">e</text:span><text:span text:style-name="_32_569">n</text:span><text:span text:style-name="_35_"> </text:span><text:span text:style-name="_31_669">t</text:span><text:span text:style-name="_32_404">h</text:span><text:span text:style-name="_38_43">a</text:span><text:span text:style-name="_31_417">t</text:span><text:span text:style-name="_31_805"> </text:span><text:span text:style-name="_35_29">t</text:span><text:span text:style-name="_31_311">h</text:span><text:span text:style-name="_32_317">i</text:span><text:span text:style-name="_34_60">n</text:span><text:span text:style-name="_31_177">g</text:span><text:span text:style-name="_31_809"> </text:span><text:span text:style-name="_32_77">w</text:span><text:span text:style-name="_31_384">a</text:span><text:span text:style-name="_32_102">k</text:span><text:span text:style-name="_34_11">e</text:span><text:span text:style-name="_31_324">s</text:span><text:span text:style-name="_31_809"> </text:span><text:span text:style-name="_38_44">y</text:span><text:span text:style-name="_31_323">o</text:span><text:span text:style-name="_32_245">u</text:span><text:span text:style-name="_36_01">,</text:span><text:span text:style-name="_39_09"> </text:span><text:span text:style-name="_32_077">i</text:span><text:span text:style-name="_32_65">t</text:span><text:span text:style-name="_39_05"> </text:span><text:span text:style-name="_32_391">d</text:span><text:span text:style-name="_36_04">o</text:span><text:span text:style-name="_31_216">e</text:span><text:span text:style-name="_32_318">s</text:span><text:span text:style-name="_34_45">n</text:span><text:span text:style-name="_31_201">'</text:span><text:span text:style-name="_32_029">t</text:span><text:span text:style-name="_39_"> </text:span><text:span text:style-name="_31_419">b</text:span><text:span text:style-name="_32_080">u</text:span><text:span text:style-name="_33_13">t</text:span><text:span text:style-name="_39_09"> </text:span><text:span text:style-name="_32_473">w</text:span><text:span text:style-name="_36_28">a</text:span><text:span text:style-name="_31_382">k</text:span><text:span text:style-name="_32_473">e</text:span><text:span text:style-name="_39_"> </text:span><text:span text:style-name="_31_502">y</text:span><text:span text:style-name="_32_428">o</text:span><text:span text:style-name="_38_17">u</text:span><text:span text:style-name="_39_05"> </text:span><text:span text:style-name="_32_641">i</text:span><text:span text:style-name="_38_77">n</text:span><text:span text:style-name="_39_05"> </text:span><text:span text:style-name="_32_068">s</text:span><text:span text:style-name="_33_51">p</text:span><text:span text:style-name="_31_131">o</text:span><text:span text:style-name="_32_113">t</text:span><text:span text:style-name="_36_28">s</text:span><text:span text:style-name="_31_345">;</text:span><text:span text:style-name="_31_809"> </text:span><text:span text:style-name="_33_01">i</text:span><text:span text:style-name="_31_381">t</text:span><text:span text:style-name="_31_805"> </text:span><text:span text:style-name="_36_01">w</text:span><text:span text:style-name="_31_179">a</text:span><text:span text:style-name="_32_260">k</text:span><text:span text:style-name="_38_91">e</text:span><text:span text:style-name="_31_240">s</text:span><text:span text:style-name="_31_805"> </text:span><text:span text:style-name="_33_40">y</text:span><text:span text:style-name="_31_431">o</text:span><text:span text:style-name="_32_101">u</text:span><text:span text:style-name="_35_"> </text:span><text:span text:style-name="_31_537">a</text:span><text:span text:style-name="_32_641">l</text:span><text:span text:style-name="_34_45">l</text:span><text:span text:style-name="_39_05"> </text:span><text:span text:style-name="_32_223">o</text:span><text:span text:style-name="_33_40">v</text:span><text:span text:style-name="_31_681">e</text:span><text:span text:style-name="_32_641">r</text:span><text:span text:style-name="_38_89">,</text:span><text:span text:style-name="_39_09"> </text:span><text:span text:style-name="_32_462">c</text:span><text:span text:style-name="_34_24">o</text:span><text:span text:style-name="_31_671">n</text:span><text:span text:style-name="_32_152">s</text:span><text:span text:style-name="_36_74">c</text:span><text:span text:style-name="_31_537">i</text:span><text:span text:style-name="_32_608">e</text:span><text:span text:style-name="_36_03">n</text:span><text:span text:style-name="_31_168">c</text:span><text:span text:style-name="_32_137">e</text:span><text:span text:style-name="_39_"> </text:span><text:span text:style-name="_31_528">a</text:span><text:span text:style-name="_32_439">n</text:span><text:span text:style-name="_33_37">d</text:span><text:span text:style-name="_39_05"> </text:span><text:span text:style-name="_32_569">a</text:span><text:span text:style-name="_36_97">l</text:span><text:span text:style-name="_31_381">l</text:span><text:span text:style-name="_32_569">,</text:span><text:span text:style-name="_39_"> </text:span><text:span text:style-name="_31_575">a</text:span><text:span text:style-name="_32_404">n</text:span><text:span text:style-name="_34_45">d</text:span><text:span text:style-name="_39_05"> </text:span><text:span text:style-name="_32_474">y</text:span><text:span text:style-name="_32_32">o</text:span><text:span text:style-name="_31_669">u</text:span><text:span text:style-name="_31_805"> </text:span><text:span text:style-name="_38_55">a</text:span><text:span text:style-name="_31_609">r</text:span><text:span text:style-name="_32_428">e</text:span><text:span text:style-name="_39_"> </text:span><text:span text:style-name="_31_359">g</text:span><text:span text:style-name="_32_692">o</text:span><text:span text:style-name="_35_91">o</text:span><text:span text:style-name="_31_180">d</text:span><text:span text:style-name="_31_805"> </text:span><text:span text:style-name="_33_49">f</text:span><text:span text:style-name="_31_681">o</text:span><text:span text:style-name="_32_689">r</text:span><text:span text:style-name="_39_"> </text:span><text:span text:style-name="_31_707">e</text:span><text:span text:style-name="_32_389">i</text:span><text:span text:style-name="_38_44">g</text:span><text:span text:style-name="_31_432">h</text:span><text:span text:style-name="_32_473">t</text:span><text:span text:style-name="_36_39">e</text:span><text:span text:style-name="_31_503">e</text:span><text:span text:style-name="_32_068">n</text:span><text:span text:style-name="_39_"> </text:span><text:span text:style-name="_31_216">h</text:span><text:span text:style-name="_32_247">o</text:span><text:span text:style-name="_34_59">u</text:span><text:span text:style-name="_31_489">r</text:span><text:span text:style-name="_32_044">s</text:span><text:span text:style-name="_35_"> </text:span><text:span text:style-name="_31_393">o</text:span><text:span text:style-name="_32_041">f</text:span><text:span text:style-name="_35_"> </text:span><text:span text:style-name="_31_525">w</text:span><text:span text:style-name="_32_617">i</text:span><text:span text:style-name="_32_67">d</text:span><text:span text:style-name="_31_684">e</text:span>-<text:span text:style-name="_33_51">a</text:span><text:span text:style-name="_31_429">w</text:span><text:span text:style-name="_32_392">a</text:span><text:span text:style-name="_32_30">k</text:span><text:span text:style-name="_31_792">e</text:span><text:span text:style-name="_32_043">n</text:span><text:span text:style-name="_38_56">e</text:span><text:span text:style-name="_31_538">s</text:span><text:span text:style-name="_32_392">s</text:span><text:span text:style-name="_39_"> </text:span><text:span text:style-name="_31_310">s</text:span><text:span text:style-name="_32_620">u</text:span><text:span text:style-name="_38_08">b</text:span><text:span text:style-name="_31_250">s</text:span><text:span text:style-name="_32_475">e</text:span><text:span text:style-name="_38_56">q</text:span><text:span text:style-name="_31_251">u</text:span><text:span text:style-name="_32_284">e</text:span><text:span text:style-name="_36_28">n</text:span><text:span text:style-name="_31_417">t</text:span><text:span text:style-name="_32_041">l</text:span><text:span text:style-name="_36_26">y</text:span>--<text:span text:style-name="_36_99">e</text:span><text:span text:style-name="_31_561">i</text:span><text:span text:style-name="_32_104">g</text:span><text:span text:style-name="_38_08">h</text:span><text:span text:style-name="_31_705">t</text:span><text:span text:style-name="_32_583">e</text:span><text:span text:style-name="_36_99">e</text:span><text:span text:style-name="_31_528">n</text:span><text:span text:style-name="_31_805"> </text:span><text:span text:style-name="_34_48">h</text:span><text:span text:style-name="_31_503">o</text:span><text:span text:style-name="_32_620">u</text:span><text:span text:style-name="_34_81">r</text:span><text:span text:style-name="_31_418">s</text:span><text:span text:style-name="_31_809"> </text:span><text:span text:style-name="_38_41">o</text:span><text:span text:style-name="_31_573">f</text:span><text:span text:style-name="_31_805"> </text:span><text:span text:style-name="_32_29">t</text:span><text:span text:style-name="_31_395">h</text:span><text:span text:style-name="_32_392">e</text:span><text:span text:style-name="_35_"> </text:span><text:span text:style-name="_31_778">v</text:span><text:span text:style-name="_32_296">e</text:span><text:span text:style-name="_36_61">r</text:span><text:span text:style-name="_31_789">y</text:span><text:span text:style-name="_31_809"> </text:span><text:span text:style-name="_35_29">m</text:span><text:span text:style-name="_31_251">o</text:span><text:span text:style-name="_32_608">s</text:span><text:span text:style-name="_36_25">t</text:span><text:span text:style-name="_39_09"> </text:span><text:span text:style-name="_32_512">u</text:span><text:span text:style-name="_33_15">n</text:span><text:span text:style-name="_31_609">i</text:span><text:span text:style-name="_32_317">m</text:span><text:span text:style-name="_34_83">a</text:span><text:span text:style-name="_31_312">g</text:span><text:span text:style-name="_32_497">i</text:span><text:span text:style-name="_34_12">n</text:span><text:span text:style-name="_31_347">a</text:span><text:span text:style-name="_32_644">b</text:span><text:span text:style-name="_36_25">l</text:span><text:span text:style-name="_31_239">e</text:span><text:span text:style-name="_31_805"> </text:span><text:span text:style-name="_36_25">w</text:span><text:span text:style-name="_31_597">i</text:span><text:span text:style-name="_32_584">d</text:span><text:span text:style-name="_34_59">e</text:span>-<text:span text:style-name="_32_391">a</text:span><text:span text:style-name="_36_73">w</text:span><text:span text:style-name="_31_252">a</text:span><text:span text:style-name="_32_042">k</text:span><text:span text:style-name="_34_48">e</text:span><text:span text:style-name="_31_143">n</text:span><text:span text:style-name="_32_476">e</text:span><text:span text:style-name="_36_40">s</text:span><text:span text:style-name="_31_718">s</text:span><text:span text:style-name="_31_805"> </text:span><text:span text:style-name="_33_37">t</text:span><text:span text:style-name="_31_671">h</text:span><text:span text:style-name="_32_476">a</text:span><text:span text:style-name="_36_25">t</text:span><text:span text:style-name="_39_09"> </text:span><text:span text:style-name="_32_572">y</text:span><text:span text:style-name="_35_19">o</text:span><text:span text:style-name="_31_429">u</text:span><text:span text:style-name="_31_805"> </text:span><text:span text:style-name="_34_59">e</text:span><text:span text:style-name="_31_348">v</text:span><text:span text:style-name="_32_389">e</text:span><text:span text:style-name="_36_61">r</text:span><text:span text:style-name="_39_05"> </text:span><text:span text:style-name="_32_332">e</text:span><text:span text:style-name="_38_42">x</text:span><text:span text:style-name="_31_672">p</text:span><text:span text:style-name="_32_619">e</text:span><text:span text:style-name="_34_93">r</text:span><text:span text:style-name="_31_213">i</text:span><text:span text:style-name="_32_080">e</text:span><text:span text:style-name="_34_47">n</text:span><text:span text:style-name="_31_309">t</text:span><text:span text:style-name="_31_805"> </text:span><text:span text:style-name="_34_93">i</text:span><text:span text:style-name="_31_201">n</text:span><text:span text:style-name="_31_809"> </text:span><text:span text:style-name="_32_68">y</text:span><text:span text:style-name="_31_599">o</text:span><text:span text:style-name="_32_617">u</text:span><text:span text:style-name="_37_69">r</text:span><text:span text:style-name="_39_09"> </text:span><text:span text:style-name="_32_221">l</text:span><text:span text:style-name="_38_17">i</text:span><text:span text:style-name="_31_669">f</text:span><text:span text:style-name="_32_641">e</text:span><text:span text:style-name="_35_89">.</text:span><text:span text:style-name="_39_05"> </text:span><text:span text:style-name="_32_569">A</text:span><text:span text:style-name="_39_"> </text:span><text:span text:style-name="_31_526">s</text:span><text:span text:style-name="_32_401">t</text:span><text:span text:style-name="_37_09">r</text:span><text:span text:style-name="_31_720">a</text:span><text:span text:style-name="_32_644">n</text:span><text:span text:style-name="_33_39">g</text:span><text:span text:style-name="_31_165">e</text:span><text:span text:style-name="_32_041">r</text:span><text:span text:style-name="_39_"> </text:span><text:span text:style-name="_31_431">d</text:span><text:span text:style-name="_32_641">i</text:span><text:span text:style-name="_35_20">e</text:span><text:span text:style-name="_31_213">d</text:span><text:span text:style-name="_31_809"> </text:span><text:span text:style-name="_33_04">o</text:span><text:span text:style-name="_31_539">n</text:span><text:span text:style-name="_31_805"> </text:span><text:span text:style-name="_32_43">o</text:span><text:span text:style-name="_31_780">u</text:span><text:span text:style-name="_32_605">r</text:span><text:span text:style-name="_39_"> </text:span><text:span text:style-name="_31_431">h</text:span><text:span text:style-name="_32_140">a</text:span><text:span text:style-name="_36_40">n</text:span><text:span text:style-name="_31_755">d</text:span><text:span text:style-name="_32_689">s</text:span><text:span text:style-name="_35_"> </text:span><text:span text:style-name="_31_720">o</text:span><text:span text:style-name="_32_259">n</text:span><text:span text:style-name="_33_13">e</text:span><text:span text:style-name="_39_05"> </text:span><text:span text:style-name="_32_281">t</text:span><text:span text:style-name="_37_81">i</text:span><text:span text:style-name="_31_597">m</text:span><text:span text:style-name="_32_617">e</text:span><text:span text:style-name="_38_53">,</text:span><text:span text:style-name="_39_05"> </text:span><text:span text:style-name="_32_103">a</text:span><text:span text:style-name="_34_81">i</text:span><text:span text:style-name="_31_720">d</text:span><text:span text:style-name="_31_809"> </text:span><text:span text:style-name="_38_41">w</text:span><text:span text:style-name="_31_525">e</text:span><text:span text:style-name="_31_809"> </text:span><text:span text:style-name="_37_12">v</text:span><text:span text:style-name="_31_671">a</text:span><text:span text:style-name="_32_224">c</text:span><text:span text:style-name="_38_55">a</text:span><text:span text:style-name="_31_705">t</text:span><text:span text:style-name="_32_295">e</text:span><text:span text:style-name="_37_84">d</text:span><text:span text:style-name="_39_09"> </text:span><text:span text:style-name="_32_464">a</text:span><text:span text:style-name="_32_31">n</text:span><text:span text:style-name="_31_321">d</text:span><text:span text:style-name="_31_805"> </text:span><text:span text:style-name="_38_41">l</text:span><text:span text:style-name="_31_129">e</text:span><text:span text:style-name="_32_257">f</text:span><text:span text:style-name="_32_41">t</text:span><text:span text:style-name="_39_09"> </text:span><text:span text:style-name="_32_257">h</text:span><text:span text:style-name="_36_01">i</text:span><text:span text:style-name="_31_249">m</text:span><text:span text:style-name="_31_809"> </text:span><text:span text:style-name="_38_53">i</text:span><text:span text:style-name="_31_777">n</text:span><text:span text:style-name="_31_805"> </text:span><text:span text:style-name="_36_75">o</text:span><text:span text:style-name="_31_792">u</text:span><text:span text:style-name="_32_041">r</text:span><text:span text:style-name="_35_"> </text:span><text:span text:style-name="_31_705">r</text:span><text:span text:style-name="_32_428">o</text:span><text:span text:style-name="_33_03">o</text:span><text:span text:style-name="_31_201">m</text:span><text:span text:style-name="_31_809"> </text:span><text:span text:style-name="_36_63">o</text:span><text:span text:style-name="_31_708">v</text:span><text:span text:style-name="_32_283">e</text:span><text:span text:style-name="_32_65">r</text:span><text:span text:style-name="_31_528">n</text:span><text:span text:style-name="_32_281">i</text:span><text:span text:style-name="_38_20">g</text:span><text:span text:style-name="_31_143">h</text:span><text:span text:style-name="_32_101">t</text:span><text:span text:style-name="_34_21">.</text:span><text:span text:style-name="_39_05"> </text:span><text:span text:style-name="_32_137">D</text:span><text:span text:style-name="_32_41">i</text:span><text:span text:style-name="_31_705">d</text:span><text:span text:style-name="_31_805"> </text:span><text:span text:style-name="_37_81">t</text:span><text:span text:style-name="_31_527">h</text:span><text:span text:style-name="_32_224">a</text:span><text:span text:style-name="_37_69">t</text:span><text:span text:style-name="_39_05"> </text:span><text:span text:style-name="_32_284">s</text:span><text:span text:style-name="_38_53">t</text:span><text:span text:style-name="_31_165">r</text:span><text:span text:style-name="_32_031">a</text:span><text:span text:style-name="_35_32">n</text:span><text:span text:style-name="_31_611">g</text:span><text:span text:style-name="_32_101">e</text:span><text:span text:style-name="_35_17">r</text:span><text:span text:style-name="_39_09"> </text:span><text:span text:style-name="_32_113">w</text:span><text:span text:style-name="_32_41">a</text:span><text:span text:style-name="_31_525">i</text:span><text:span text:style-name="_32_041">t</text:span><text:span text:style-name="_35_"> </text:span><text:span text:style-name="_31_345">f</text:span><text:span text:style-name="_32_677">o</text:span><text:span text:style-name="_32_41">r</text:span><text:span text:style-name="_39_05"> </text:span><text:span text:style-name="_32_137">t</text:span><text:span text:style-name="_32_79">h</text:span><text:span text:style-name="_31_384">e</text:span><text:span text:style-name="_31_809"> </text:span><text:span text:style-name="_36_39">g</text:span><text:span text:style-name="_31_360">e</text:span><text:span text:style-name="_32_319">n</text:span><text:span text:style-name="_37_12">e</text:span><text:span text:style-name="_31_129">r</text:span><text:span text:style-name="_32_389">a</text:span><text:span text:style-name="_35_29">l</text:span><text:span text:style-name="_39_05"> </text:span><text:span text:style-name="_32_389">j</text:span><text:span text:style-name="_36_75">u</text:span><text:span text:style-name="_31_252">d</text:span><text:span text:style-name="_32_152">g</text:span><text:span text:style-name="_32_41">m</text:span><text:span text:style-name="_31_683">e</text:span><text:span text:style-name="_32_641">n</text:span><text:span text:style-name="_36_61">t</text:span><text:span text:style-name="_31_681">?</text:span><text:span text:style-name="_31_809"> </text:span><text:span text:style-name="_37_09">N</text:span><text:span text:style-name="_31_213">o</text:span><text:span text:style-name="_32_137">,</text:span><text:span text:style-name="_39_"> </text:span><text:span text:style-name="_31_681">s</text:span><text:span text:style-name="_32_473">i</text:span><text:span text:style-name="_36_73">r</text:span><text:span text:style-name="_31_393">;</text:span><text:span text:style-name="_31_809"> </text:span><text:span text:style-name="_35_20">h</text:span><text:span text:style-name="_31_683">e</text:span><text:span text:style-name="_31_805"> </text:span><text:span text:style-name="_32_43">g</text:span><text:span text:style-name="_31_216">o</text:span><text:span text:style-name="_32_029">t</text:span><text:span text:style-name="_39_"> </text:span><text:span text:style-name="_31_419">u</text:span><text:span text:style-name="_32_500">p</text:span><text:span text:style-name="_35_"> </text:span><text:span text:style-name="_31_789">a</text:span><text:span text:style-name="_32_617">t</text:span><text:span text:style-name="_35_"> </text:span><text:span text:style-name="_31_573">f</text:span><text:span text:style-name="_32_569">i</text:span><text:span text:style-name="_37_82">v</text:span><text:span text:style-name="_31_792">e</text:span><text:span text:style-name="_31_805"> </text:span><text:span text:style-name="_35_17">t</text:span><text:span text:style-name="_31_240">h</text:span><text:span text:style-name="_32_139">e</text:span><text:span text:style-name="_35_"> </text:span><text:span text:style-name="_31_216">n</text:span><text:span text:style-name="_32_655">e</text:span><text:span text:style-name="_35_17">x</text:span><text:span text:style-name="_31_357">t</text:span><text:span text:style-name="_31_805"> </text:span><text:span text:style-name="_35_29">m</text:span><text:span text:style-name="_31_132">o</text:span><text:span text:style-name="_32_653">r</text:span><text:span text:style-name="_36_99">n</text:span><text:span text:style-name="_31_525">i</text:span><text:span text:style-name="_32_116">n</text:span><text:span text:style-name="_33_51">g</text:span><text:span text:style-name="_39_05"> </text:span><text:span text:style-name="_32_461">i</text:span><text:span text:style-name="_34_21">n</text:span><text:span text:style-name="_39_05"> </text:span><text:span text:style-name="_32_461">t</text:span><text:span text:style-name="_32_31">h</text:span><text:span text:style-name="_31_348">e</text:span><text:span text:style-name="_31_805"> </text:span><text:span text:style-name="_35_17">m</text:span><text:span text:style-name="_31_599">o</text:span><text:span text:style-name="_32_296">s</text:span><text:span text:style-name="_32_41">t</text:span><text:span text:style-name="_39_05"> </text:span><text:span text:style-name="_32_475">p</text:span><text:span text:style-name="_38_77">r</text:span><text:span text:style-name="_31_396">o</text:span><text:span text:style-name="_32_401">m</text:span><text:span text:style-name="_32_29">p</text:span><text:span text:style-name="_31_165">t</text:span><text:span text:style-name="_31_805"> </text:span><text:span text:style-name="_36_40">a</text:span><text:span text:style-name="_31_575">n</text:span><text:span text:style-name="_32_617">d</text:span><text:span text:style-name="_35_"> </text:span><text:span text:style-name="_31_492">u</text:span><text:span text:style-name="_32_439">n</text:span><text:span text:style-name="_36_63">o</text:span><text:span text:style-name="_31_168">s</text:span><text:span text:style-name="_32_077">t</text:span><text:span text:style-name="_32_79">e</text:span><text:span text:style-name="_31_600">n</text:span><text:span text:style-name="_32_101">t</text:span><text:span text:style-name="_34_96">a</text:span><text:span text:style-name="_31_573">t</text:span><text:span text:style-name="_32_425">i</text:span><text:span text:style-name="_36_63">o</text:span><text:span text:style-name="_31_359">u</text:span><text:span text:style-name="_32_152">s</text:span><text:span text:style-name="_35_"> </text:span><text:span text:style-name="_31_309">w</text:span><text:span text:style-name="_32_571">a</text:span><text:span text:style-name="_37_84">y</text:span><text:span text:style-name="_31_321">.</text:span><text:span text:style-name="_31_809"> </text:span><text:span text:style-name="_34_57">I</text:span><text:span text:style-name="_39_09"> </text:span><text:span text:style-name="_32_608">k</text:span><text:span text:style-name="_34_83">n</text:span><text:span text:style-name="_31_429">e</text:span><text:span text:style-name="_32_137">w</text:span><text:span text:style-name="_39_"> </text:span><text:span text:style-name="_31_755">h</text:span><text:span text:style-name="_32_692">e</text:span><text:span text:style-name="_39_"> </text:span><text:span text:style-name="_31_717">w</text:span><text:span text:style-name="_32_043">o</text:span><text:span text:style-name="_38_20">u</text:span><text:span text:style-name="_31_609">l</text:span><text:span text:style-name="_32_041">d</text:span><text:span text:style-name="_34_45">;</text:span><text:span text:style-name="_39_09"> </text:span><text:span text:style-name="_32_221">I</text:span><text:span text:style-name="_35_"> </text:span><text:span text:style-name="_31_502">k</text:span><text:span text:style-name="_32_104">n</text:span><text:span text:style-name="_36_73">e</text:span><text:span text:style-name="_31_381">w</text:span><text:span text:style-name="_31_805"> </text:span><text:span text:style-name="_34_09">i</text:span><text:span text:style-name="_31_309">t</text:span><text:span text:style-name="_31_805"> </text:span><text:span text:style-name="_36_61">m</text:span><text:span text:style-name="_31_681">i</text:span><text:span text:style-name="_32_296">g</text:span><text:span text:style-name="_35_19">h</text:span><text:span text:style-name="_31_309">t</text:span><text:span text:style-name="_32_077">y</text:span><text:span text:style-name="_35_"> </text:span><text:span text:style-name="_31_129">w</text:span><text:span text:style-name="_32_077">e</text:span><text:span text:style-name="_32_77">l</text:span><text:span text:style-name="_31_609">l</text:span><text:span text:style-name="_32_029">.</text:span><text:span text:style-name="_35_"> </text:span><text:span text:style-name="_31_213">H</text:span><text:span text:style-name="_32_221">e</text:span><text:span text:style-name="_35_"> </text:span><text:span text:style-name="_31_670">c</text:span><text:span text:style-name="_32_248">o</text:span><text:span text:style-name="_38_41">l</text:span><text:span text:style-name="_31_129">l</text:span><text:span text:style-name="_32_212">e</text:span><text:span text:style-name="_36_38">c</text:span><text:span text:style-name="_31_501">t</text:span><text:span text:style-name="_32_500">e</text:span><text:span text:style-name="_36_03">d</text:span><text:span text:style-name="_39_05"> </text:span><text:span text:style-name="_32_427">h</text:span><text:span text:style-name="_38_89">i</text:span><text:span text:style-name="_31_204">s</text:span><text:span text:style-name="_31_805"> </text:span><text:span text:style-name="_38_05">l</text:span><text:span text:style-name="_31_501">i</text:span><text:span text:style-name="_32_029">f</text:span><text:span text:style-name="_38_19">e</text:span>-<text:span text:style-name="_32_149">i</text:span><text:span text:style-name="_34_24">n</text:span><text:span text:style-name="_31_600">s</text:span><text:span text:style-name="_32_475">u</text:span><text:span text:style-name="_34_45">r</text:span><text:span text:style-name="_31_240">a</text:span><text:span text:style-name="_32_283">n</text:span><text:span text:style-name="_34_10">c</text:span><text:span text:style-name="_31_396">e</text:span><text:span text:style-name="_32_329">,</text:span><text:span text:style-name="_39_"> </text:span><text:span text:style-name="_31_396">a</text:span><text:span text:style-name="_32_511">n</text:span><text:span text:style-name="_34_45">d</text:span><text:span text:style-name="_39_09"> </text:span><text:span text:style-name="_32_605">l</text:span><text:span text:style-name="_34_93">i</text:span><text:span text:style-name="_31_382">v</text:span><text:span text:style-name="_32_644">e</text:span><text:span text:style-name="_32_65">d</text:span><text:span text:style-name="_39_09"> </text:span><text:span text:style-name="_32_103">h</text:span><text:span text:style-name="_37_72">a</text:span><text:span text:style-name="_31_216">p</text:span><text:span text:style-name="_32_655">p</text:span><text:span text:style-name="_33_37">y</text:span><text:span text:style-name="_39_05"> </text:span><text:span text:style-name="_32_031">e</text:span><text:span text:style-name="_37_84">v</text:span><text:span text:style-name="_31_537">e</text:span><text:span text:style-name="_32_425">r</text:span><text:span text:style-name="_35_"> </text:span><text:span text:style-name="_31_180">a</text:span><text:span text:style-name="_32_389">f</text:span><text:span text:style-name="_36_37">t</text:span><text:span text:style-name="_31_179">e</text:span><text:span text:style-name="_32_317">r</text:span><text:span text:style-name="_38_89">,</text:span><text:span text:style-name="_39_09"> </text:span><text:span text:style-name="_32_689">f</text:span><text:span text:style-name="_36_97">o</text:span><text:span text:style-name="_31_681">r</text:span><text:span text:style-name="_31_809"> </text:span><text:span text:style-name="_34_21">t</text:span><text:span text:style-name="_31_432">h</text:span><text:span text:style-name="_32_043">e</text:span><text:span text:style-name="_33_49">r</text:span><text:span text:style-name="_31_249">e</text:span><text:span text:style-name="_31_809"> </text:span><text:span text:style-name="_33_37">w</text:span><text:span text:style-name="_31_204">a</text:span><text:span text:style-name="_32_390">s</text:span><text:span text:style-name="_39_"> </text:span><text:span text:style-name="_31_203">p</text:span><text:span text:style-name="_32_401">l</text:span><text:span text:style-name="_34_96">e</text:span><text:span text:style-name="_31_683">n</text:span><text:span text:style-name="_32_101">t</text:span><text:span text:style-name="_33_52">y</text:span><text:span text:style-name="_39_05"> </text:span><text:span text:style-name="_32_257">o</text:span><text:span text:style-name="_38_77">f</text:span><text:span text:style-name="_39_05"> </text:span><text:span text:style-name="_32_115">p</text:span><text:span text:style-name="_34_81">r</text:span><text:span text:style-name="_31_708">o</text:span><text:span text:style-name="_32_461">o</text:span><text:span text:style-name="_34_21">f</text:span><text:span text:style-name="_39_05"> </text:span><text:span text:style-name="_32_608">a</text:span><text:span text:style-name="_37_70">s</text:span><text:span text:style-name="_39_09"> </text:span><text:span text:style-name="_32_257">t</text:span><text:span text:style-name="_36_61">o</text:span><text:span text:style-name="_39_09"> </text:span><text:span text:style-name="_32_077">t</text:span><text:span text:style-name="_36_76">h</text:span><text:span text:style-name="_31_131">e</text:span><text:span text:style-name="_31_809"> </text:span><text:span text:style-name="_32_43">p</text:span><text:span text:style-name="_31_144">e</text:span><text:span text:style-name="_32_473">r</text:span><text:span text:style-name="_36_25">f</text:span><text:span text:style-name="_31_396">e</text:span><text:span text:style-name="_32_222">c</text:span><text:span text:style-name="_35_29">t</text:span><text:span text:style-name="_39_09"> </text:span><text:span text:style-name="_32_690">s</text:span><text:span text:style-name="_34_48">q</text:span><text:span text:style-name="_31_611">u</text:span><text:span text:style-name="_32_080">a</text:span><text:span text:style-name="_33_13">r</text:span><text:span text:style-name="_31_359">e</text:span><text:span text:style-name="_32_584">n</text:span><text:span text:style-name="_36_28">e</text:span><text:span text:style-name="_31_430">s</text:span><text:span text:style-name="_32_689">s</text:span><text:span text:style-name="_35_"> </text:span><text:span text:style-name="_31_501">o</text:span><text:span text:style-name="_32_257">f</text:span><text:span text:style-name="_39_"> </text:span><text:span text:style-name="_31_528">h</text:span><text:span text:style-name="_32_473">i</text:span><text:span text:style-name="_37_70">s</text:span><text:span text:style-name="_39_09"> </text:span><text:span text:style-name="_32_043">d</text:span><text:span text:style-name="_36_76">e</text:span><text:span text:style-name="_31_780">a</text:span><text:span text:style-name="_32_389">t</text:span><text:span text:style-name="_38_07">h</text:span><text:span text:style-name="_31_489">.</text:span></text:p>
      <text:p text:style-name="P1"><text:span text:style-name="_38_77">"</text:span><text:span text:style-name="_31_381">W</text:span><text:span text:style-name="_32_641">e</text:span><text:span text:style-name="_33_37">l</text:span><text:span text:style-name="_31_501">l</text:span><text:span text:style-name="_32_317">,</text:span><text:span text:style-name="_39_"> </text:span><text:span text:style-name="_31_561">w</text:span><text:span text:style-name="_32_569">e</text:span><text:span text:style-name="_35_"> </text:span><text:span text:style-name="_31_237">w</text:span><text:span text:style-name="_32_691">e</text:span><text:span text:style-name="_38_17">r</text:span><text:span text:style-name="_31_180">e</text:span><text:span text:style-name="_31_809"> </text:span><text:span text:style-name="_34_12">g</text:span><text:span text:style-name="_31_321">r</text:span><text:span text:style-name="_32_583">a</text:span><text:span text:style-name="_38_19">d</text:span><text:span text:style-name="_31_792">u</text:span><text:span text:style-name="_32_643">a</text:span><text:span text:style-name="_33_37">l</text:span><text:span text:style-name="_31_309">l</text:span><text:span text:style-name="_32_404">y</text:span><text:span text:style-name="_35_"> </text:span><text:span text:style-name="_31_345">f</text:span><text:span text:style-name="_32_500">a</text:span><text:span text:style-name="_32_31">d</text:span><text:span text:style-name="_31_777">i</text:span><text:span text:style-name="_32_283">n</text:span><text:span text:style-name="_36_64">g</text:span><text:span text:style-name="_39_09"> </text:span><text:span text:style-name="_32_581">t</text:span><text:span text:style-name="_37_00">o</text:span><text:span text:style-name="_31_789">w</text:span><text:span text:style-name="_32_151">a</text:span><text:span text:style-name="_35_89">r</text:span><text:span text:style-name="_31_201">d</text:span><text:span text:style-name="_31_805"> </text:span><text:span text:style-name="_36_37">a</text:span><text:span text:style-name="_39_05"> </text:span><text:span text:style-name="_32_584">b</text:span><text:span text:style-name="_33_03">e</text:span><text:span text:style-name="_31_345">t</text:span><text:span text:style-name="_32_065">t</text:span><text:span text:style-name="_32_41">e</text:span><text:span text:style-name="_31_597">r</text:span><text:span text:style-name="_31_805"> </text:span><text:span text:style-name="_33_37">l</text:span><text:span text:style-name="_31_384">a</text:span><text:span text:style-name="_32_655">n</text:span><text:span text:style-name="_37_69">d</text:span><text:span text:style-name="_31_741">,</text:span><text:span text:style-name="_31_809"> </text:span><text:span text:style-name="_36_28">o</text:span><text:span text:style-name="_31_743">n</text:span><text:span text:style-name="_31_809"> </text:span><text:span text:style-name="_34_60">a</text:span><text:span text:style-name="_31_202">c</text:span><text:span text:style-name="_32_582">c</text:span><text:span text:style-name="_34_12">o</text:span><text:span text:style-name="_31_431">u</text:span><text:span text:style-name="_32_140">n</text:span><text:span text:style-name="_38_05">t</text:span><text:span text:style-name="_39_09"> </text:span><text:span text:style-name="_32_677">o</text:span><text:span text:style-name="_36_73">f</text:span><text:span text:style-name="_39_09"> </text:span><text:span text:style-name="_32_041">t</text:span><text:span text:style-name="_38_19">h</text:span><text:span text:style-name="_31_780">e</text:span><text:span text:style-name="_31_809"> </text:span><text:span text:style-name="_35_31">d</text:span><text:span text:style-name="_31_684">a</text:span><text:span text:style-name="_32_509">i</text:span><text:span text:style-name="_38_05">l</text:span><text:span text:style-name="_31_165">y</text:span><text:span text:style-name="_31_805"> </text:span><text:span text:style-name="_35_89">l</text:span><text:span text:style-name="_31_672">o</text:span><text:span text:style-name="_32_066">s</text:span><text:span text:style-name="_35_29">s</text:span><text:span text:style-name="_39_09"> </text:span><text:span text:style-name="_32_581">o</text:span><text:span text:style-name="_36_73">f</text:span><text:span text:style-name="_39_09"> </text:span><text:span text:style-name="_32_212">s</text:span><text:span text:style-name="_36_97">l</text:span><text:span text:style-name="_31_503">e</text:span><text:span text:style-name="_32_584">e</text:span><text:span text:style-name="_34_83">p</text:span><text:span text:style-name="_31_309">;</text:span><text:span text:style-name="_31_809"> </text:span><text:span text:style-name="_34_58">s</text:span><text:span text:style-name="_31_708">o</text:span><text:span text:style-name="_31_809"> </text:span><text:span text:style-name="_34_21">w</text:span><text:span text:style-name="_31_141">e</text:span><text:span text:style-name="_31_805"> </text:span><text:span text:style-name="_38_53">f</text:span><text:span text:style-name="_31_501">i</text:span><text:span text:style-name="_32_583">n</text:span><text:span text:style-name="_32_68">a</text:span><text:span text:style-name="_31_669">l</text:span><text:span text:style-name="_32_461">l</text:span><text:span text:style-name="_38_05">y</text:span><text:span text:style-name="_39_09"> </text:span><text:span text:style-name="_32_607">h</text:span><text:span text:style-name="_38_92">a</text:span><text:span text:style-name="_31_165">d</text:span><text:span text:style-name="_31_809"> </text:span><text:span text:style-name="_37_81">t</text:span><text:span text:style-name="_31_743">h</text:span><text:span text:style-name="_32_692">e</text:span><text:span text:style-name="_35_"> </text:span><text:span text:style-name="_31_599">e</text:span><text:span text:style-name="_32_224">x</text:span><text:span text:style-name="_32_43">p</text:span><text:span text:style-name="_31_540">e</text:span><text:span text:style-name="_32_473">r</text:span><text:span text:style-name="_38_89">t</text:span><text:span text:style-name="_39_09"> </text:span><text:span text:style-name="_32_319">u</text:span><text:span text:style-name="_32_44">p</text:span><text:span text:style-name="_39_09"> </text:span><text:span text:style-name="_32_223">a</text:span><text:span text:style-name="_34_84">g</text:span><text:span text:style-name="_31_576">a</text:span><text:span text:style-name="_32_473">i</text:span><text:span text:style-name="_32_43">n</text:span><text:span text:style-name="_31_741">,</text:span><text:span text:style-name="_31_805"> </text:span><text:span text:style-name="_35_20">a</text:span><text:span text:style-name="_31_359">n</text:span><text:span text:style-name="_32_329">d</text:span><text:span text:style-name="_35_"> </text:span><text:span text:style-name="_31_792">h</text:span><text:span text:style-name="_32_295">e</text:span><text:span text:style-name="_39_"> </text:span><text:span text:style-name="_31_525">r</text:span><text:span text:style-name="_32_427">a</text:span><text:span text:style-name="_37_84">n</text:span><text:span text:style-name="_39_09"> </text:span><text:span text:style-name="_32_101">a</text:span><text:span text:style-name="_39_"> </text:span><text:span text:style-name="_31_129">w</text:span><text:span text:style-name="_32_065">i</text:span><text:span text:style-name="_32_29">r</text:span><text:span text:style-name="_31_753">e</text:span><text:span text:style-name="_31_809"> </text:span><text:span text:style-name="_35_89">t</text:span><text:span text:style-name="_31_177">o</text:span><text:span text:style-name="_31_805"> </text:span><text:span text:style-name="_32_65">t</text:span><text:span text:style-name="_31_527">h</text:span><text:span text:style-name="_32_332">e</text:span><text:span text:style-name="_39_"> </text:span><text:span text:style-name="_31_143">o</text:span><text:span text:style-name="_32_476">u</text:span><text:span text:style-name="_38_05">t</text:span><text:span text:style-name="_31_502">s</text:span><text:span text:style-name="_32_257">i</text:span><text:span text:style-name="_36_04">d</text:span><text:span text:style-name="_31_345">e</text:span><text:span text:style-name="_31_809"> </text:span><text:span text:style-name="_33_13">o</text:span><text:span text:style-name="_31_165">f</text:span><text:span text:style-name="_31_805"> </text:span><text:span text:style-name="_38_53">t</text:span><text:span text:style-name="_31_323">h</text:span><text:span text:style-name="_32_116">e</text:span><text:span text:style-name="_39_"> </text:span><text:span text:style-name="_31_420">d</text:span><text:span text:style-name="_32_655">o</text:span><text:span text:style-name="_32_77">o</text:span><text:span text:style-name="_31_789">r</text:span><text:span text:style-name="_32_257">,</text:span><text:span text:style-name="_35_"> </text:span><text:span text:style-name="_31_143">a</text:span><text:span text:style-name="_32_584">n</text:span><text:span text:style-name="_32_41">d</text:span><text:span text:style-name="_39_09"> </text:span><text:span text:style-name="_32_571">p</text:span><text:span text:style-name="_36_37">l</text:span><text:span text:style-name="_31_600">a</text:span><text:span text:style-name="_32_282">c</text:span><text:span text:style-name="_32_68">e</text:span><text:span text:style-name="_31_681">d</text:span><text:span text:style-name="_31_809"> </text:span><text:span text:style-name="_34_57">a</text:span><text:span text:style-name="_39_09"> </text:span><text:span text:style-name="_32_032">s</text:span><text:span text:style-name="_34_21">w</text:span><text:span text:style-name="_31_165">i</text:span><text:span text:style-name="_32_401">t</text:span><text:span text:style-name="_32_66">c</text:span><text:span text:style-name="_31_321">h</text:span><text:span text:style-name="_31_805"> </text:span><text:span text:style-name="_34_81">t</text:span><text:span text:style-name="_31_792">h</text:span><text:span text:style-name="_32_283">e</text:span><text:span text:style-name="_38_41">r</text:span><text:span text:style-name="_31_309">e</text:span><text:span text:style-name="_32_209">,</text:span><text:span text:style-name="_35_"> </text:span><text:span text:style-name="_31_213">w</text:span><text:span text:style-name="_32_067">h</text:span><text:span text:style-name="_36_40">e</text:span><text:span text:style-name="_31_669">r</text:span><text:span text:style-name="_32_151">e</text:span><text:span text:style-name="_35_20">b</text:span><text:span text:style-name="_31_777">y</text:span><text:span text:style-name="_31_809"> </text:span><text:span text:style-name="_35_89">T</text:span><text:span text:style-name="_31_707">h</text:span><text:span text:style-name="_32_032">o</text:span><text:span text:style-name="_36_37">m</text:span><text:span text:style-name="_31_563">a</text:span><text:span text:style-name="_32_476">s</text:span><text:span text:style-name="_32_65">,</text:span><text:span text:style-name="_39_09"> </text:span><text:span text:style-name="_32_149">t</text:span><text:span text:style-name="_37_84">h</text:span><text:span text:style-name="_31_755">e</text:span><text:span text:style-name="_31_809"> </text:span><text:span text:style-name="_36_27">b</text:span><text:span text:style-name="_31_708">u</text:span><text:span text:style-name="_32_245">t</text:span><text:span text:style-name="_38_89">l</text:span><text:span text:style-name="_31_597">e</text:span><text:span text:style-name="_32_209">r</text:span><text:span text:style-name="_36_25">,</text:span><text:span text:style-name="_39_09"> </text:span><text:span text:style-name="_32_643">a</text:span><text:span text:style-name="_35_89">l</text:span><text:span text:style-name="_31_681">w</text:span><text:span text:style-name="_32_428">a</text:span><text:span text:style-name="_38_92">y</text:span><text:span text:style-name="_31_178">s</text:span><text:span text:style-name="_31_805"> </text:span><text:span text:style-name="_36_73">m</text:span><text:span text:style-name="_31_252">a</text:span><text:span text:style-name="_32_655">d</text:span><text:span text:style-name="_36_97">e</text:span><text:span text:style-name="_39_09"> </text:span><text:span text:style-name="_32_295">o</text:span><text:span text:style-name="_35_32">n</text:span><text:span text:style-name="_31_753">e</text:span><text:span text:style-name="_31_805"> </text:span><text:span text:style-name="_34_81">l</text:span><text:span text:style-name="_31_777">i</text:span><text:span text:style-name="_32_329">t</text:span><text:span text:style-name="_34_81">t</text:span><text:span text:style-name="_31_249">l</text:span><text:span text:style-name="_32_473">e</text:span><text:span text:style-name="_39_"> </text:span><text:span text:style-name="_31_213">m</text:span><text:span text:style-name="_32_569">i</text:span><text:span text:style-name="_35_90">s</text:span><text:span text:style-name="_31_501">t</text:span><text:span text:style-name="_32_620">a</text:span><text:span text:style-name="_36_04">k</text:span><text:span text:style-name="_31_503">e</text:span>--<text:span text:style-name="_31_779">h</text:span><text:span text:style-name="_32_332">e</text:span><text:span text:style-name="_35_"> </text:span><text:span text:style-name="_31_564">s</text:span><text:span text:style-name="_32_473">w</text:span><text:span text:style-name="_36_61">i</text:span><text:span text:style-name="_31_381">t</text:span><text:span text:style-name="_32_510">c</text:span><text:span text:style-name="_36_04">h</text:span><text:span text:style-name="_31_791">e</text:span><text:span text:style-name="_32_113">d</text:span><text:span text:style-name="_39_"> </text:span><text:span text:style-name="_31_609">t</text:span><text:span text:style-name="_32_212">h</text:span><text:span text:style-name="_37_11">e</text:span><text:span text:style-name="_39_05"> </text:span><text:span text:style-name="_32_607">a</text:span><text:span text:style-name="_35_17">l</text:span><text:span text:style-name="_31_576">a</text:span><text:span text:style-name="_32_317">r</text:span><text:span text:style-name="_34_45">m</text:span><text:span text:style-name="_39_09"> </text:span><text:span text:style-name="_32_425">o</text:span><text:span text:style-name="_35_29">f</text:span><text:span text:style-name="_31_753">f</text:span><text:span text:style-name="_31_805"> </text:span><text:span text:style-name="_38_05">a</text:span><text:span text:style-name="_31_213">t</text:span><text:span text:style-name="_31_809"> </text:span><text:span text:style-name="_32_44">n</text:span><text:span text:style-name="_31_705">i</text:span><text:span text:style-name="_32_151">g</text:span><text:span text:style-name="_33_01">h</text:span><text:span text:style-name="_31_381">t</text:span><text:span text:style-name="_31_809"> </text:span><text:span text:style-name="_33_49">w</text:span><text:span text:style-name="_31_359">h</text:span><text:span text:style-name="_32_116">e</text:span><text:span text:style-name="_33_37">n</text:span><text:span text:style-name="_39_09"> </text:span><text:span text:style-name="_32_211">h</text:span><text:span text:style-name="_38_20">e</text:span><text:span text:style-name="_39_05"> </text:span><text:span text:style-name="_32_041">w</text:span><text:span text:style-name="_33_03">e</text:span><text:span text:style-name="_31_396">n</text:span><text:span text:style-name="_32_245">t</text:span><text:span text:style-name="_35_"> </text:span><text:span text:style-name="_31_705">t</text:span><text:span text:style-name="_32_077">o</text:span><text:span text:style-name="_35_"> </text:span><text:span text:style-name="_31_383">b</text:span><text:span text:style-name="_32_140">e</text:span><text:span text:style-name="_34_45">d</text:span><text:span text:style-name="_31_777">,</text:span><text:span text:style-name="_31_805"> </text:span><text:span text:style-name="_36_99">a</text:span><text:span text:style-name="_31_216">n</text:span><text:span text:style-name="_32_641">d</text:span><text:span text:style-name="_39_"> </text:span><text:span text:style-name="_31_598">s</text:span><text:span text:style-name="_32_149">w</text:span><text:span text:style-name="_37_69">i</text:span><text:span text:style-name="_31_309">t</text:span><text:span text:style-name="_32_080">c</text:span><text:span text:style-name="_33_04">h</text:span><text:span text:style-name="_31_791">e</text:span><text:span text:style-name="_32_641">d</text:span><text:span text:style-name="_39_"> </text:span><text:span text:style-name="_31_129">i</text:span><text:span text:style-name="_32_113">t</text:span><text:span text:style-name="_35_"> </text:span><text:span text:style-name="_31_720">o</text:span><text:span text:style-name="_32_583">n</text:span><text:span text:style-name="_35_"> </text:span><text:span text:style-name="_31_432">a</text:span><text:span text:style-name="_32_319">g</text:span><text:span text:style-name="_37_12">a</text:span><text:span text:style-name="_31_309">i</text:span><text:span text:style-name="_32_679">n</text:span><text:span text:style-name="_35_"> </text:span><text:span text:style-name="_31_525">a</text:span><text:span text:style-name="_32_041">t</text:span><text:span text:style-name="_35_"> </text:span><text:span text:style-name="_31_324">d</text:span><text:span text:style-name="_32_679">a</text:span><text:span text:style-name="_38_54">y</text:span><text:span text:style-name="_31_708">s</text:span><text:span text:style-name="_32_475">p</text:span><text:span text:style-name="_32_41">r</text:span><text:span text:style-name="_31_537">i</text:span><text:span text:style-name="_32_500">n</text:span><text:span text:style-name="_32_29">g</text:span><text:span text:style-name="_39_05"> </text:span><text:span text:style-name="_32_209">i</text:span><text:span text:style-name="_33_13">n</text:span><text:span text:style-name="_39_05"> </text:span><text:span text:style-name="_32_437">t</text:span><text:span text:style-name="_33_04">h</text:span><text:span text:style-name="_31_527">e</text:span><text:span text:style-name="_31_805"> </text:span><text:span text:style-name="_34_45">m</text:span><text:span text:style-name="_31_180">o</text:span><text:span text:style-name="_32_581">r</text:span><text:span text:style-name="_34_47">n</text:span><text:span text:style-name="_31_249">i</text:span><text:span text:style-name="_32_044">n</text:span><text:span text:style-name="_35_31">g</text:span><text:span text:style-name="_31_429">,</text:span><text:span text:style-name="_31_809"> </text:span><text:span text:style-name="_38_53">j</text:span><text:span text:style-name="_31_744">u</text:span><text:span text:style-name="_32_150">s</text:span><text:span text:style-name="_38_17">t</text:span><text:span text:style-name="_39_05"> </text:span><text:span text:style-name="_32_389">i</text:span><text:span text:style-name="_32_41">n</text:span><text:span text:style-name="_39_05"> </text:span><text:span text:style-name="_32_401">t</text:span><text:span text:style-name="_35_89">i</text:span><text:span text:style-name="_31_525">m</text:span><text:span text:style-name="_32_401">e</text:span><text:span text:style-name="_39_"> </text:span><text:span text:style-name="_31_777">f</text:span><text:span text:style-name="_32_101">o</text:span><text:span text:style-name="_37_09">r</text:span><text:span text:style-name="_39_05"> </text:span><text:span text:style-name="_32_389">t</text:span><text:span text:style-name="_32_79">h</text:span><text:span text:style-name="_31_504">e</text:span><text:span text:style-name="_31_809"> </text:span><text:span text:style-name="_34_82">c</text:span><text:span text:style-name="_31_756">o</text:span><text:span text:style-name="_32_068">o</text:span><text:span text:style-name="_34_10">k</text:span><text:span text:style-name="_39_05"> </text:span><text:span text:style-name="_32_389">t</text:span><text:span text:style-name="_34_81">o</text:span><text:span text:style-name="_39_09"> </text:span><text:span text:style-name="_32_571">o</text:span><text:span text:style-name="_35_92">p</text:span><text:span text:style-name="_31_504">e</text:span><text:span text:style-name="_32_247">n</text:span><text:span text:style-name="_35_"> </text:span><text:span text:style-name="_31_201">t</text:span><text:span text:style-name="_32_511">h</text:span><text:span text:style-name="_38_80">e</text:span><text:span text:style-name="_39_05"> </text:span><text:span text:style-name="_32_294">k</text:span><text:span text:style-name="_38_05">i</text:span><text:span text:style-name="_31_717">t</text:span><text:span text:style-name="_32_464">c</text:span><text:span text:style-name="_38_19">h</text:span><text:span text:style-name="_31_216">e</text:span><text:span text:style-name="_32_653">n</text:span><text:span text:style-name="_35_"> </text:span><text:span text:style-name="_31_707">d</text:span><text:span text:style-name="_32_332">o</text:span><text:span text:style-name="_34_09">o</text:span><text:span text:style-name="_31_249">r</text:span><text:span text:style-name="_32_509">,</text:span><text:span text:style-name="_35_"> </text:span><text:span text:style-name="_31_131">a</text:span><text:span text:style-name="_32_320">n</text:span><text:span text:style-name="_32_77">d</text:span><text:span text:style-name="_39_05"> </text:span><text:span text:style-name="_32_151">e</text:span><text:span text:style-name="_32_44">n</text:span><text:span text:style-name="_31_683">a</text:span><text:span text:style-name="_32_152">b</text:span><text:span text:style-name="_34_21">l</text:span><text:span text:style-name="_31_357">e</text:span><text:span text:style-name="_31_805"> </text:span><text:span text:style-name="_37_69">t</text:span><text:span text:style-name="_31_360">h</text:span><text:span text:style-name="_32_151">a</text:span><text:span text:style-name="_36_97">t</text:span><text:span text:style-name="_39_05"> </text:span><text:span text:style-name="_32_583">g</text:span><text:span text:style-name="_32_68">o</text:span><text:span text:style-name="_31_779">n</text:span><text:span text:style-name="_32_572">g</text:span><text:span text:style-name="_39_"> </text:span><text:span text:style-name="_31_525">t</text:span><text:span text:style-name="_32_257">o</text:span><text:span text:style-name="_35_"> </text:span><text:span text:style-name="_31_324">s</text:span><text:span text:style-name="_32_569">l</text:span><text:span text:style-name="_38_43">a</text:span><text:span text:style-name="_31_129">m</text:span><text:span text:style-name="_31_809"> </text:span><text:span text:style-name="_34_47">u</text:span><text:span text:style-name="_31_348">s</text:span><text:span text:style-name="_31_805"> </text:span><text:span text:style-name="_35_91">a</text:span><text:span text:style-name="_31_756">c</text:span><text:span text:style-name="_32_317">r</text:span><text:span text:style-name="_33_40">o</text:span><text:span text:style-name="_31_778">s</text:span><text:span text:style-name="_32_461">s</text:span><text:span text:style-name="_39_"> </text:span><text:span text:style-name="_31_249">t</text:span><text:span text:style-name="_32_475">h</text:span><text:span text:style-name="_38_44">e</text:span><text:span text:style-name="_39_09"> </text:span><text:span text:style-name="_32_212">h</text:span><text:span text:style-name="_38_91">o</text:span><text:span text:style-name="_31_503">u</text:span><text:span text:style-name="_32_656">s</text:span><text:span text:style-name="_38_17">e</text:span><text:span text:style-name="_31_177">,</text:span><text:span text:style-name="_31_809"> </text:span><text:span text:style-name="_38_92">s</text:span><text:span text:style-name="_31_167">o</text:span><text:span text:style-name="_32_245">m</text:span><text:span text:style-name="_33_39">e</text:span><text:span text:style-name="_31_393">t</text:span><text:span text:style-name="_32_677">i</text:span><text:span text:style-name="_37_81">m</text:span><text:span text:style-name="_31_324">e</text:span><text:span text:style-name="_32_581">s</text:span><text:span text:style-name="_39_"> </text:span><text:span text:style-name="_31_204">b</text:span><text:span text:style-name="_32_509">r</text:span><text:span text:style-name="_34_23">e</text:span><text:span text:style-name="_31_720">a</text:span><text:span text:style-name="_32_246">k</text:span><text:span text:style-name="_35_29">i</text:span><text:span text:style-name="_31_672">n</text:span><text:span text:style-name="_32_475">g</text:span><text:span text:style-name="_35_"> </text:span><text:span text:style-name="_31_669">a</text:span><text:span text:style-name="_31_805"> </text:span><text:span text:style-name="_36_97">w</text:span><text:span text:style-name="_31_681">i</text:span><text:span text:style-name="_32_680">n</text:span><text:span text:style-name="_34_11">d</text:span><text:span text:style-name="_31_753">o</text:span><text:span text:style-name="_32_137">w</text:span><text:span text:style-name="_39_"> </text:span><text:span text:style-name="_31_525">w</text:span><text:span text:style-name="_32_677">i</text:span><text:span text:style-name="_37_69">t</text:span><text:span text:style-name="_31_321">h</text:span><text:span text:style-name="_31_805"> </text:span><text:span text:style-name="_34_60">o</text:span><text:span text:style-name="_31_323">n</text:span><text:span text:style-name="_32_101">e</text:span><text:span text:style-name="_35_"> </text:span><text:span text:style-name="_31_393">o</text:span><text:span text:style-name="_32_329">r</text:span><text:span text:style-name="_39_"> </text:span><text:span text:style-name="_31_573">t</text:span><text:span text:style-name="_32_463">h</text:span><text:span text:style-name="_32_44">e</text:span><text:span text:style-name="_39_09"> </text:span><text:span text:style-name="_32_104">o</text:span><text:span text:style-name="_33_13">t</text:span><text:span text:style-name="_31_539">h</text:span><text:span text:style-name="_32_677">e</text:span><text:span text:style-name="_34_09">r</text:span><text:span text:style-name="_39_09"> </text:span><text:span text:style-name="_32_497">o</text:span><text:span text:style-name="_36_97">f</text:span><text:span text:style-name="_39_05"> </text:span><text:span text:style-name="_32_679">u</text:span><text:span text:style-name="_35_92">s</text:span><text:span text:style-name="_31_417">.</text:span><text:span text:style-name="_31_809"> </text:span><text:span text:style-name="_34_45">A</text:span><text:span text:style-name="_31_741">t</text:span><text:span text:style-name="_31_809"> </text:span><text:span text:style-name="_33_01">t</text:span><text:span text:style-name="_31_707">h</text:span><text:span text:style-name="_32_464">e</text:span><text:span text:style-name="_35_"> </text:span><text:span text:style-name="_31_719">e</text:span><text:span text:style-name="_32_104">n</text:span><text:span text:style-name="_34_57">d</text:span><text:span text:style-name="_39_05"> </text:span><text:span text:style-name="_32_509">o</text:span><text:span text:style-name="_33_49">f</text:span><text:span text:style-name="_39_09"> </text:span><text:span text:style-name="_32_065">a</text:span><text:span text:style-name="_35_"> </text:span><text:span text:style-name="_31_669">w</text:span><text:span text:style-name="_32_104">e</text:span><text:span text:style-name="_32_67">e</text:span><text:span text:style-name="_31_777">k</text:span><text:span text:style-name="_31_805"> </text:span><text:span text:style-name="_34_57">w</text:span><text:span text:style-name="_31_609">e</text:span><text:span text:style-name="_31_805"> </text:span><text:span text:style-name="_35_29">r</text:span><text:span text:style-name="_31_203">e</text:span><text:span text:style-name="_32_404">c</text:span><text:span text:style-name="_32_43">o</text:span><text:span text:style-name="_31_564">g</text:span><text:span text:style-name="_32_620">n</text:span><text:span text:style-name="_38_77">i</text:span><text:span text:style-name="_31_682">z</text:span><text:span text:style-name="_32_139">e</text:span><text:span text:style-name="_38_08">d</text:span><text:span text:style-name="_39_05"> </text:span><text:span text:style-name="_32_425">t</text:span><text:span text:style-name="_35_19">h</text:span><text:span text:style-name="_31_240">a</text:span><text:span text:style-name="_32_401">t</text:span><text:span text:style-name="_35_"> </text:span><text:span text:style-name="_31_561">t</text:span><text:span text:style-name="_32_391">h</text:span><text:span text:style-name="_38_41">i</text:span><text:span text:style-name="_31_432">s</text:span><text:span text:style-name="_31_805"> </text:span><text:span text:style-name="_36_26">s</text:span><text:span text:style-name="_31_417">w</text:span><text:span text:style-name="_32_653">i</text:span><text:span text:style-name="_38_89">t</text:span><text:span text:style-name="_31_672">c</text:span><text:span text:style-name="_32_497">h</text:span><text:span text:style-name="_39_"> </text:span><text:span text:style-name="_31_744">b</text:span><text:span text:style-name="_32_643">u</text:span><text:span text:style-name="_37_00">s</text:span><text:span text:style-name="_31_561">i</text:span><text:span text:style-name="_32_643">n</text:span><text:span text:style-name="_36_04">e</text:span><text:span text:style-name="_31_238">s</text:span><text:span text:style-name="_32_641">s</text:span><text:span text:style-name="_35_"> </text:span><text:span text:style-name="_31_669">w</text:span><text:span text:style-name="_32_151">a</text:span><text:span text:style-name="_38_08">s</text:span><text:span text:style-name="_39_05"> </text:span><text:span text:style-name="_32_677">a</text:span><text:span text:style-name="_35_"> </text:span><text:span text:style-name="_31_215">d</text:span><text:span text:style-name="_32_104">e</text:span><text:span text:style-name="_32_65">l</text:span><text:span text:style-name="_31_527">u</text:span><text:span text:style-name="_32_248">s</text:span><text:span text:style-name="_33_01">i</text:span><text:span text:style-name="_31_179">o</text:span><text:span text:style-name="_32_608">n</text:span><text:span text:style-name="_39_"> </text:span><text:span text:style-name="_31_216">a</text:span><text:span text:style-name="_32_499">n</text:span><text:span text:style-name="_32_29">d</text:span><text:span text:style-name="_39_05"> </text:span><text:span text:style-name="_32_029">a</text:span><text:span text:style-name="_35_"> </text:span><text:span text:style-name="_31_132">s</text:span><text:span text:style-name="_32_463">n</text:span><text:span text:style-name="_32_32">a</text:span><text:span text:style-name="_31_717">r</text:span><text:span text:style-name="_32_115">e</text:span><text:span text:style-name="_37_69">.</text:span><text:span text:style-name="_39_05"> </text:span><text:span text:style-name="_32_473">W</text:span><text:span text:style-name="_36_25">e</text:span><text:span text:style-name="_39_09"> </text:span><text:span text:style-name="_32_572">a</text:span><text:span text:style-name="_36_01">l</text:span><text:span text:style-name="_31_718">s</text:span><text:span text:style-name="_32_329">o</text:span><text:span text:style-name="_35_"> </text:span><text:span text:style-name="_31_383">a</text:span><text:span text:style-name="_32_104">s</text:span><text:span text:style-name="_36_76">c</text:span><text:span text:style-name="_31_167">e</text:span><text:span text:style-name="_32_209">r</text:span><text:span text:style-name="_36_61">t</text:span><text:span text:style-name="_31_671">a</text:span><text:span text:style-name="_32_425">i</text:span><text:span text:style-name="_38_56">n</text:span><text:span text:style-name="_31_168">e</text:span><text:span text:style-name="_32_619">d</text:span><text:span text:style-name="_39_"> </text:span><text:span text:style-name="_31_309">t</text:span><text:span text:style-name="_32_475">h</text:span><text:span text:style-name="_38_56">a</text:span><text:span text:style-name="_31_417">t</text:span><text:span text:style-name="_31_805"> </text:span><text:span text:style-name="_32_65">a</text:span><text:span text:style-name="_39_09"> </text:span><text:span text:style-name="_32_619">b</text:span><text:span text:style-name="_34_60">a</text:span><text:span text:style-name="_31_240">n</text:span><text:span text:style-name="_32_475">d</text:span><text:span text:style-name="_39_"> </text:span><text:span text:style-name="_31_669">o</text:span><text:span text:style-name="_32_473">f</text:span><text:span text:style-name="_35_"> </text:span><text:span text:style-name="_31_575">b</text:span><text:span text:style-name="_32_248">u</text:span><text:span text:style-name="_34_57">r</text:span><text:span text:style-name="_31_252">g</text:span><text:span text:style-name="_32_209">l</text:span><text:span text:style-name="_36_27">a</text:span><text:span text:style-name="_31_201">r</text:span><text:span text:style-name="_32_113">s</text:span><text:span text:style-name="_39_"> </text:span><text:span text:style-name="_31_216">h</text:span><text:span text:style-name="_32_691">a</text:span><text:span text:style-name="_32_65">d</text:span><text:span text:style-name="_39_05"> </text:span><text:span text:style-name="_32_044">b</text:span><text:span text:style-name="_34_11">e</text:span><text:span text:style-name="_31_132">e</text:span><text:span text:style-name="_32_031">n</text:span><text:span text:style-name="_39_"> </text:span><text:span text:style-name="_31_525">l</text:span><text:span text:style-name="_32_655">o</text:span><text:span text:style-name="_38_80">d</text:span><text:span text:style-name="_31_312">g</text:span><text:span text:style-name="_32_437">i</text:span><text:span text:style-name="_34_59">n</text:span><text:span text:style-name="_31_429">g</text:span><text:span text:style-name="_31_805"> </text:span><text:span text:style-name="_38_53">i</text:span><text:span text:style-name="_31_573">n</text:span><text:span text:style-name="_31_809"> </text:span><text:span text:style-name="_36_73">t</text:span><text:span text:style-name="_31_563">h</text:span><text:span text:style-name="_32_140">e</text:span><text:span text:style-name="_35_"> </text:span><text:span text:style-name="_31_528">h</text:span><text:span text:style-name="_32_403">o</text:span><text:span text:style-name="_32_68">u</text:span><text:span text:style-name="_31_202">s</text:span><text:span text:style-name="_32_497">e</text:span><text:span text:style-name="_39_"> </text:span><text:span text:style-name="_31_321">t</text:span><text:span text:style-name="_32_151">h</text:span><text:span text:style-name="_38_80">e</text:span><text:span text:style-name="_39_05"> </text:span><text:span text:style-name="_32_281">w</text:span><text:span text:style-name="_35_92">h</text:span><text:span text:style-name="_31_707">o</text:span><text:span text:style-name="_32_509">l</text:span><text:span text:style-name="_36_61">e</text:span><text:span text:style-name="_39_09"> </text:span><text:span text:style-name="_32_113">t</text:span><text:span text:style-name="_33_01">i</text:span><text:span text:style-name="_31_201">m</text:span><text:span text:style-name="_32_296">e</text:span>--<text:span text:style-name="_32_619">n</text:span><text:span text:style-name="_35_29">o</text:span><text:span text:style-name="_31_561">t</text:span><text:span text:style-name="_31_809"> </text:span><text:span text:style-name="_35_32">e</text:span><text:span text:style-name="_31_178">x</text:span><text:span text:style-name="_32_152">a</text:span><text:span text:style-name="_35_18">c</text:span><text:span text:style-name="_31_705">t</text:span><text:span text:style-name="_32_029">l</text:span><text:span text:style-name="_35_89">y</text:span><text:span text:style-name="_39_05"> </text:span><text:span text:style-name="_32_425">t</text:span><text:span text:style-name="_34_93">o</text:span><text:span text:style-name="_39_09"> </text:span><text:span text:style-name="_32_498">s</text:span><text:span text:style-name="_38_89">t</text:span><text:span text:style-name="_31_576">e</text:span><text:span text:style-name="_32_425">a</text:span><text:span text:style-name="_38_53">l</text:span><text:span text:style-name="_31_417">,</text:span><text:span text:style-name="_31_809"> </text:span><text:span text:style-name="_36_01">f</text:span><text:span text:style-name="_31_789">o</text:span><text:span text:style-name="_32_029">r</text:span><text:span text:style-name="_35_"> </text:span><text:span text:style-name="_31_237">t</text:span><text:span text:style-name="_32_320">h</text:span><text:span text:style-name="_33_03">e</text:span><text:span text:style-name="_31_609">r</text:span><text:span text:style-name="_32_473">e</text:span><text:span text:style-name="_35_"> </text:span><text:span text:style-name="_31_777">w</text:span><text:span text:style-name="_32_043">a</text:span><text:span text:style-name="_36_64">s</text:span><text:span text:style-name="_31_573">n</text:span><text:span text:style-name="_32_029">'</text:span><text:span text:style-name="_32_77">t</text:span><text:span text:style-name="_39_09"> </text:span><text:span text:style-name="_32_617">m</text:span><text:span text:style-name="_38_80">u</text:span><text:span text:style-name="_31_142">c</text:span><text:span text:style-name="_32_509">h</text:span><text:span text:style-name="_39_"> </text:span><text:span text:style-name="_31_321">l</text:span><text:span text:style-name="_32_569">e</text:span><text:span text:style-name="_37_09">f</text:span><text:span text:style-name="_31_165">t</text:span><text:span text:style-name="_31_809"> </text:span><text:span text:style-name="_35_20">n</text:span><text:span text:style-name="_31_527">o</text:span><text:span text:style-name="_32_149">w</text:span><text:span text:style-name="_32_65">,</text:span><text:span text:style-name="_39_05"> </text:span><text:span text:style-name="_32_043">b</text:span><text:span text:style-name="_35_92">u</text:span><text:span text:style-name="_31_417">t</text:span><text:span text:style-name="_31_809"> </text:span><text:span text:style-name="_37_81">t</text:span><text:span text:style-name="_31_489">o</text:span><text:span text:style-name="_31_809"> </text:span><text:span text:style-name="_36_99">h</text:span><text:span text:style-name="_31_669">i</text:span><text:span text:style-name="_32_608">d</text:span><text:span text:style-name="_36_97">e</text:span><text:span text:style-name="_39_09"> </text:span><text:span text:style-name="_32_641">f</text:span><text:span text:style-name="_37_69">r</text:span><text:span text:style-name="_31_717">o</text:span><text:span text:style-name="_32_209">m</text:span><text:span text:style-name="_35_"> </text:span><text:span text:style-name="_31_249">t</text:span><text:span text:style-name="_32_151">h</text:span><text:span text:style-name="_35_20">e</text:span><text:span text:style-name="_39_05"> </text:span><text:span text:style-name="_32_680">p</text:span><text:span text:style-name="_33_51">o</text:span><text:span text:style-name="_31_717">l</text:span><text:span text:style-name="_32_569">i</text:span><text:span text:style-name="_33_50">c</text:span><text:span text:style-name="_31_168">e</text:span><text:span text:style-name="_32_293">,</text:span><text:span text:style-name="_39_"> </text:span><text:span text:style-name="_31_705">f</text:span><text:span text:style-name="_32_137">o</text:span><text:span text:style-name="_36_73">r</text:span><text:span text:style-name="_39_05"> </text:span><text:span text:style-name="_32_245">t</text:span><text:span text:style-name="_33_39">h</text:span><text:span text:style-name="_31_144">e</text:span><text:span text:style-name="_32_653">y</text:span><text:span text:style-name="_35_"> </text:span><text:span text:style-name="_31_237">w</text:span><text:span text:style-name="_32_284">e</text:span><text:span text:style-name="_36_61">r</text:span><text:span text:style-name="_31_167">e</text:span><text:span text:style-name="_31_805"> </text:span><text:span text:style-name="_32_79">h</text:span><text:span text:style-name="_31_528">o</text:span><text:span text:style-name="_32_581">t</text:span><text:span text:style-name="_35_"> </text:span><text:span text:style-name="_31_708">p</text:span><text:span text:style-name="_32_677">r</text:span><text:span text:style-name="_33_03">e</text:span><text:span text:style-name="_31_142">s</text:span><text:span text:style-name="_32_608">s</text:span><text:span text:style-name="_38_79">e</text:span><text:span text:style-name="_31_360">d</text:span><text:span text:style-name="_32_065">,</text:span><text:span text:style-name="_35_"> </text:span><text:span text:style-name="_31_600">a</text:span><text:span text:style-name="_32_463">n</text:span><text:span text:style-name="_38_41">d</text:span><text:span text:style-name="_39_05"> </text:span><text:span text:style-name="_32_221">t</text:span><text:span text:style-name="_34_11">h</text:span><text:span text:style-name="_31_324">e</text:span><text:span text:style-name="_32_077">y</text:span><text:span text:style-name="_35_"> </text:span><text:span text:style-name="_31_238">s</text:span><text:span text:style-name="_32_656">h</text:span><text:span text:style-name="_36_37">r</text:span><text:span text:style-name="_31_527">e</text:span><text:span text:style-name="_32_437">w</text:span><text:span text:style-name="_38_20">d</text:span><text:span text:style-name="_31_417">l</text:span><text:span text:style-name="_32_425">y</text:span><text:span text:style-name="_35_"> </text:span><text:span text:style-name="_31_573">j</text:span><text:span text:style-name="_32_499">u</text:span><text:span text:style-name="_34_60">d</text:span><text:span text:style-name="_31_720">g</text:span><text:span text:style-name="_32_115">e</text:span><text:span text:style-name="_38_89">d</text:span><text:span text:style-name="_39_09"> </text:span><text:span text:style-name="_32_101">t</text:span><text:span text:style-name="_33_16">h</text:span><text:span text:style-name="_31_431">a</text:span><text:span text:style-name="_32_329">t</text:span><text:span text:style-name="_39_"> </text:span><text:span text:style-name="_31_393">t</text:span><text:span text:style-name="_32_428">h</text:span><text:span text:style-name="_33_51">e</text:span><text:span text:style-name="_39_09"> </text:span><text:span text:style-name="_32_464">d</text:span><text:span text:style-name="_32_79">e</text:span><text:span text:style-name="_31_129">t</text:span><text:span text:style-name="_32_320">e</text:span><text:span text:style-name="_36_74">c</text:span><text:span text:style-name="_31_573">t</text:span><text:span text:style-name="_32_281">i</text:span><text:span text:style-name="_34_10">v</text:span><text:span text:style-name="_31_612">e</text:span><text:span text:style-name="_32_605">s</text:span><text:span text:style-name="_35_"> </text:span><text:span text:style-name="_31_177">w</text:span><text:span text:style-name="_32_032">o</text:span><text:span text:style-name="_32_79">u</text:span><text:span text:style-name="_31_753">l</text:span><text:span text:style-name="_32_281">d</text:span><text:span text:style-name="_35_"> </text:span><text:span text:style-name="_31_216">n</text:span><text:span text:style-name="_32_103">e</text:span><text:span text:style-name="_36_02">v</text:span><text:span text:style-name="_31_348">e</text:span><text:span text:style-name="_32_437">r</text:span><text:span text:style-name="_35_"> </text:span><text:span text:style-name="_31_393">t</text:span><text:span text:style-name="_32_691">h</text:span><text:span text:style-name="_37_09">i</text:span><text:span text:style-name="_31_720">n</text:span><text:span text:style-name="_32_689">k</text:span><text:span text:style-name="_39_"> </text:span><text:span text:style-name="_31_573">o</text:span><text:span text:style-name="_32_041">f</text:span><text:span text:style-name="_39_"> </text:span><text:span text:style-name="_31_741">a</text:span><text:span text:style-name="_31_805"> </text:span><text:span text:style-name="_38_77">t</text:span><text:span text:style-name="_31_417">r</text:span><text:span text:style-name="_32_065">i</text:span><text:span text:style-name="_34_95">b</text:span><text:span text:style-name="_31_360">e</text:span><text:span text:style-name="_31_805"> </text:span><text:span text:style-name="_36_01">o</text:span><text:span text:style-name="_31_345">f</text:span><text:span text:style-name="_31_805"> </text:span><text:span text:style-name="_38_43">b</text:span><text:span text:style-name="_31_144">u</text:span><text:span text:style-name="_32_689">r</text:span><text:span text:style-name="_34_24">g</text:span><text:span text:style-name="_31_681">l</text:span><text:span text:style-name="_32_403">a</text:span><text:span text:style-name="_38_77">r</text:span><text:span text:style-name="_31_489">s</text:span><text:span text:style-name="_31_809"> </text:span><text:span text:style-name="_33_13">t</text:span><text:span text:style-name="_31_492">a</text:span><text:span text:style-name="_32_294">k</text:span><text:span text:style-name="_37_09">i</text:span><text:span text:style-name="_31_144">n</text:span><text:span text:style-name="_32_511">g</text:span><text:span text:style-name="_39_"> </text:span><text:span text:style-name="_31_204">s</text:span><text:span text:style-name="_32_511">a</text:span><text:span text:style-name="_32_32">n</text:span><text:span text:style-name="_31_502">c</text:span><text:span text:style-name="_32_101">t</text:span><text:span text:style-name="_36_03">u</text:span><text:span text:style-name="_31_168">a</text:span><text:span text:style-name="_32_113">r</text:span><text:span text:style-name="_34_21">y</text:span><text:span text:style-name="_39_05"> </text:span><text:span text:style-name="_32_293">i</text:span><text:span text:style-name="_34_45">n</text:span><text:span text:style-name="_39_09"> </text:span><text:span text:style-name="_32_581">a</text:span><text:span text:style-name="_35_"> </text:span><text:span text:style-name="_31_755">h</text:span><text:span text:style-name="_32_284">o</text:span><text:span text:style-name="_34_47">u</text:span><text:span text:style-name="_31_360">s</text:span><text:span text:style-name="_32_245">e</text:span><text:span text:style-name="_39_"> </text:span><text:span text:style-name="_31_612">n</text:span><text:span text:style-name="_32_499">o</text:span><text:span text:style-name="_37_69">t</text:span><text:span text:style-name="_31_611">o</text:span><text:span text:style-name="_32_329">r</text:span><text:span text:style-name="_34_81">i</text:span><text:span text:style-name="_31_540">o</text:span><text:span text:style-name="_32_043">u</text:span><text:span text:style-name="_38_56">s</text:span><text:span text:style-name="_31_609">l</text:span><text:span text:style-name="_32_641">y</text:span><text:span text:style-name="_39_"> </text:span><text:span text:style-name="_31_384">p</text:span><text:span text:style-name="_32_461">r</text:span><text:span text:style-name="_35_91">o</text:span><text:span text:style-name="_31_417">t</text:span><text:span text:style-name="_32_151">e</text:span><text:span text:style-name="_33_16">c</text:span><text:span text:style-name="_31_381">t</text:span><text:span text:style-name="_32_032">e</text:span><text:span text:style-name="_38_55">d</text:span><text:span text:style-name="_39_05"> </text:span><text:span text:style-name="_32_692">b</text:span><text:span text:style-name="_32_42">y</text:span><text:span text:style-name="_39_09"> </text:span><text:span text:style-name="_32_281">t</text:span><text:span text:style-name="_33_51">h</text:span><text:span text:style-name="_31_528">e</text:span><text:span text:style-name="_31_809"> </text:span><text:span text:style-name="_33_49">m</text:span><text:span text:style-name="_31_420">o</text:span><text:span text:style-name="_32_246">s</text:span><text:span text:style-name="_36_37">t</text:span><text:span text:style-name="_39_05"> </text:span><text:span text:style-name="_32_401">i</text:span><text:span text:style-name="_36_61">m</text:span><text:span text:style-name="_31_180">p</text:span><text:span text:style-name="_32_511">o</text:span><text:span text:style-name="_34_24">s</text:span><text:span text:style-name="_31_705">i</text:span><text:span text:style-name="_32_391">n</text:span><text:span text:style-name="_33_49">g</text:span><text:span text:style-name="_39_05"> </text:span><text:span text:style-name="_32_644">a</text:span><text:span text:style-name="_37_71">n</text:span><text:span text:style-name="_31_213">d</text:span><text:span text:style-name="_31_805"> </text:span><text:span text:style-name="_32_32">e</text:span><text:span text:style-name="_31_201">l</text:span><text:span text:style-name="_32_247">a</text:span><text:span text:style-name="_34_24">b</text:span><text:span text:style-name="_31_431">o</text:span><text:span text:style-name="_32_389">r</text:span><text:span text:style-name="_37_12">a</text:span><text:span text:style-name="_31_777">t</text:span><text:span text:style-name="_32_103">e</text:span><text:span text:style-name="_35_"> </text:span><text:span text:style-name="_31_420">b</text:span><text:span text:style-name="_32_583">u</text:span><text:span text:style-name="_36_01">r</text:span><text:span text:style-name="_31_360">g</text:span><text:span text:style-name="_32_569">l</text:span><text:span text:style-name="_35_91">a</text:span><text:span text:style-name="_31_753">r</text:span><text:span text:style-name="_31_809"> </text:span><text:span text:style-name="_34_59">a</text:span><text:span text:style-name="_31_357">l</text:span><text:span text:style-name="_32_212">a</text:span><text:span text:style-name="_36_97">r</text:span><text:span text:style-name="_31_681">m</text:span><text:span text:style-name="_31_805"> </text:span><text:span text:style-name="_34_45">i</text:span><text:span text:style-name="_31_177">n</text:span><text:span text:style-name="_31_805"> </text:span><text:span text:style-name="_34_21">A</text:span><text:span text:style-name="_31_537">m</text:span><text:span text:style-name="_32_031">e</text:span><text:span text:style-name="_36_25">r</text:span><text:span text:style-name="_31_393">i</text:span><text:span text:style-name="_32_476">c</text:span><text:span text:style-name="_34_93">a</text:span><text:span text:style-name="_31_537">.</text:span></text:p>
      <text:p text:style-name="P1"><text:soft-page-break/><text:span text:style-name="_38_41">"</text:span><text:span text:style-name="_31_717">S</text:span><text:span text:style-name="_32_691">e</text:span><text:span text:style-name="_34_60">n</text:span><text:span text:style-name="_31_429">t</text:span><text:span text:style-name="_31_809"> </text:span><text:span text:style-name="_33_39">d</text:span><text:span text:style-name="_31_684">o</text:span><text:span text:style-name="_32_677">w</text:span><text:span text:style-name="_33_01">n</text:span><text:span text:style-name="_39_05"> </text:span><text:span text:style-name="_32_293">f</text:span><text:span text:style-name="_36_61">o</text:span><text:span text:style-name="_31_141">r</text:span><text:span text:style-name="_31_805"> </text:span><text:span text:style-name="_33_13">t</text:span><text:span text:style-name="_31_780">h</text:span><text:span text:style-name="_32_391">e</text:span><text:span text:style-name="_39_"> </text:span><text:span text:style-name="_31_431">e</text:span><text:span text:style-name="_32_512">x</text:span><text:span text:style-name="_32_44">p</text:span><text:span text:style-name="_31_347">e</text:span><text:span text:style-name="_32_293">r</text:span><text:span text:style-name="_32_41">t</text:span><text:span text:style-name="_39_05"> </text:span><text:span text:style-name="_32_152">a</text:span><text:span text:style-name="_38_19">g</text:span><text:span text:style-name="_31_431">a</text:span><text:span text:style-name="_32_569">i</text:span><text:span text:style-name="_33_52">n</text:span><text:span text:style-name="_31_609">,</text:span><text:span text:style-name="_31_809"> </text:span><text:span text:style-name="_38_92">a</text:span><text:span text:style-name="_31_791">n</text:span><text:span text:style-name="_32_401">d</text:span><text:span text:style-name="_39_"> </text:span><text:span text:style-name="_31_705">t</text:span><text:span text:style-name="_32_572">h</text:span><text:span text:style-name="_33_01">i</text:span><text:span text:style-name="_31_526">s</text:span><text:span text:style-name="_31_809"> </text:span><text:span text:style-name="_33_49">t</text:span><text:span text:style-name="_31_309">i</text:span><text:span text:style-name="_32_389">m</text:span><text:span text:style-name="_38_17">e</text:span><text:span text:style-name="_39_05"> </text:span><text:span text:style-name="_32_283">h</text:span><text:span text:style-name="_35_92">e</text:span><text:span text:style-name="_39_09"> </text:span><text:span text:style-name="_32_402">s</text:span><text:span text:style-name="_36_25">t</text:span><text:span text:style-name="_31_201">r</text:span><text:span text:style-name="_32_692">u</text:span><text:span text:style-name="_35_32">c</text:span><text:span text:style-name="_31_526">k</text:span><text:span text:style-name="_31_805"> </text:span><text:span text:style-name="_35_29">a</text:span><text:span text:style-name="_39_05"> </text:span><text:span text:style-name="_32_653">m</text:span><text:span text:style-name="_36_63">o</text:span><text:span text:style-name="_31_312">s</text:span><text:span text:style-name="_32_581">t</text:span><text:span text:style-name="_39_"> </text:span><text:span text:style-name="_31_179">d</text:span><text:span text:style-name="_32_440">a</text:span><text:span text:style-name="_36_62">z</text:span><text:span text:style-name="_31_504">z</text:span><text:span text:style-name="_32_137">l</text:span><text:span text:style-name="_36_61">i</text:span><text:span text:style-name="_31_348">n</text:span><text:span text:style-name="_32_607">g</text:span><text:span text:style-name="_35_"> </text:span><text:span text:style-name="_31_129">i</text:span><text:span text:style-name="_32_572">d</text:span><text:span text:style-name="_33_51">e</text:span><text:span text:style-name="_31_540">a</text:span>--<text:span text:style-name="_31_239">h</text:span><text:span text:style-name="_32_425">e</text:span><text:span text:style-name="_39_"> </text:span><text:span text:style-name="_31_717">f</text:span><text:span text:style-name="_32_245">i</text:span><text:span text:style-name="_36_04">x</text:span><text:span text:style-name="_31_419">e</text:span><text:span text:style-name="_32_461">d</text:span><text:span text:style-name="_39_"> </text:span><text:span text:style-name="_31_525">t</text:span><text:span text:style-name="_32_571">h</text:span><text:span text:style-name="_38_56">e</text:span><text:span text:style-name="_39_09"> </text:span><text:span text:style-name="_32_389">t</text:span><text:span text:style-name="_34_48">h</text:span><text:span text:style-name="_31_597">i</text:span><text:span text:style-name="_32_571">n</text:span><text:span text:style-name="_37_69">g</text:span><text:span text:style-name="_39_05"> </text:span><text:span text:style-name="_32_140">s</text:span><text:span text:style-name="_34_47">o</text:span><text:span text:style-name="_39_09"> </text:span><text:span text:style-name="_32_065">t</text:span><text:span text:style-name="_35_20">h</text:span><text:span text:style-name="_31_755">a</text:span><text:span text:style-name="_32_653">t</text:span><text:span text:style-name="_39_"> </text:span><text:span text:style-name="_31_420">o</text:span><text:span text:style-name="_32_679">p</text:span><text:span text:style-name="_33_16">e</text:span><text:span text:style-name="_31_575">n</text:span><text:span text:style-name="_32_437">i</text:span><text:span text:style-name="_34_95">n</text:span><text:span text:style-name="_31_708">g</text:span><text:span text:style-name="_31_809"> </text:span><text:span text:style-name="_35_29">t</text:span><text:span text:style-name="_31_563">h</text:span><text:span text:style-name="_32_644">e</text:span><text:span text:style-name="_39_"> </text:span><text:span text:style-name="_31_324">k</text:span><text:span text:style-name="_32_569">i</text:span><text:span text:style-name="_36_97">t</text:span><text:span text:style-name="_31_322">c</text:span><text:span text:style-name="_32_643">h</text:span><text:span text:style-name="_34_96">e</text:span><text:span text:style-name="_31_525">n</text:span><text:span text:style-name="_31_809"> </text:span><text:span text:style-name="_33_51">d</text:span><text:span text:style-name="_31_564">o</text:span><text:span text:style-name="_32_281">o</text:span><text:span text:style-name="_38_05">r</text:span><text:span text:style-name="_39_05"> </text:span><text:span text:style-name="_32_041">w</text:span><text:span text:style-name="_33_51">o</text:span><text:span text:style-name="_31_204">u</text:span><text:span text:style-name="_32_653">l</text:span><text:span text:style-name="_36_25">d</text:span><text:span text:style-name="_39_09"> </text:span><text:span text:style-name="_32_653">t</text:span><text:span text:style-name="_34_59">a</text:span><text:span text:style-name="_31_756">k</text:span><text:span text:style-name="_32_401">e</text:span><text:span text:style-name="_35_"> </text:span><text:span text:style-name="_31_777">o</text:span><text:span text:style-name="_32_293">f</text:span><text:span text:style-name="_36_61">f</text:span><text:span text:style-name="_39_05"> </text:span><text:span text:style-name="_32_581">t</text:span><text:span text:style-name="_38_80">h</text:span><text:span text:style-name="_31_323">e</text:span><text:span text:style-name="_31_809"> </text:span><text:span text:style-name="_32_43">a</text:span><text:span text:style-name="_31_357">l</text:span><text:span text:style-name="_32_296">a</text:span><text:span text:style-name="_36_73">r</text:span><text:span text:style-name="_31_609">m</text:span><text:span text:style-name="_32_209">.</text:span><text:span text:style-name="_35_"> </text:span><text:span text:style-name="_31_789">I</text:span><text:span text:style-name="_32_689">t</text:span><text:span text:style-name="_35_"> </text:span><text:span text:style-name="_31_597">w</text:span><text:span text:style-name="_32_296">a</text:span><text:span text:style-name="_38_78">s</text:span><text:span text:style-name="_39_09"> </text:span><text:span text:style-name="_32_293">a</text:span><text:span text:style-name="_35_"> </text:span><text:span text:style-name="_31_708">n</text:span><text:span text:style-name="_32_643">o</text:span><text:span text:style-name="_38_07">b</text:span><text:span text:style-name="_31_525">l</text:span><text:span text:style-name="_32_260">e</text:span><text:span text:style-name="_35_"> </text:span><text:span text:style-name="_31_537">i</text:span><text:span text:style-name="_32_512">d</text:span><text:span text:style-name="_32_79">e</text:span><text:span text:style-name="_31_129">a</text:span><text:span text:style-name="_32_281">,</text:span><text:span text:style-name="_35_"> </text:span><text:span text:style-name="_31_756">a</text:span><text:span text:style-name="_32_115">n</text:span><text:span text:style-name="_34_57">d</text:span><text:span text:style-name="_39_09"> </text:span><text:span text:style-name="_32_656">h</text:span><text:span text:style-name="_32_79">e</text:span><text:span text:style-name="_39_05"> </text:span><text:span text:style-name="_32_440">c</text:span><text:span text:style-name="_32_31">h</text:span><text:span text:style-name="_31_563">a</text:span><text:span text:style-name="_32_473">r</text:span><text:span text:style-name="_33_40">g</text:span><text:span text:style-name="_31_672">e</text:span><text:span text:style-name="_32_583">d</text:span><text:span text:style-name="_35_"> </text:span><text:span text:style-name="_31_492">a</text:span><text:span text:style-name="_32_402">c</text:span><text:span text:style-name="_34_48">c</text:span><text:span text:style-name="_31_683">o</text:span><text:span text:style-name="_32_497">r</text:span><text:span text:style-name="_34_83">d</text:span><text:span text:style-name="_31_309">i</text:span><text:span text:style-name="_32_260">n</text:span><text:span text:style-name="_35_91">g</text:span><text:span text:style-name="_31_609">l</text:span><text:span text:style-name="_32_212">y</text:span><text:span text:style-name="_38_53">.</text:span><text:span text:style-name="_39_09"> </text:span><text:span text:style-name="_32_221">B</text:span><text:span text:style-name="_34_81">u</text:span><text:span text:style-name="_31_429">t</text:span><text:span text:style-name="_31_805"> </text:span><text:span text:style-name="_34_22">y</text:span><text:span text:style-name="_31_420">o</text:span><text:span text:style-name="_32_617">u</text:span><text:span text:style-name="_35_"> </text:span><text:span text:style-name="_31_132">a</text:span><text:span text:style-name="_32_605">l</text:span><text:span text:style-name="_34_81">r</text:span><text:span text:style-name="_31_743">e</text:span><text:span text:style-name="_32_140">a</text:span><text:span text:style-name="_32_79">d</text:span><text:span text:style-name="_31_669">y</text:span><text:span text:style-name="_31_809"> </text:span><text:span text:style-name="_34_21">f</text:span><text:span text:style-name="_31_780">o</text:span><text:span text:style-name="_32_605">r</text:span><text:span text:style-name="_33_15">e</text:span><text:span text:style-name="_31_346">s</text:span><text:span text:style-name="_32_464">e</text:span><text:span text:style-name="_36_37">e</text:span><text:span text:style-name="_39_09"> </text:span><text:span text:style-name="_32_641">t</text:span><text:span text:style-name="_38_19">h</text:span><text:span text:style-name="_31_240">e</text:span><text:span text:style-name="_31_809"> </text:span><text:span text:style-name="_32_77">r</text:span><text:span text:style-name="_31_215">e</text:span><text:span text:style-name="_32_608">s</text:span><text:span text:style-name="_32_77">u</text:span><text:span text:style-name="_31_597">l</text:span><text:span text:style-name="_32_605">t</text:span><text:span text:style-name="_34_57">.</text:span><text:span text:style-name="_39_05"> </text:span><text:span text:style-name="_32_641">I</text:span><text:span text:style-name="_35_"> </text:span><text:span text:style-name="_31_682">s</text:span><text:span text:style-name="_32_425">w</text:span><text:span text:style-name="_36_25">i</text:span><text:span text:style-name="_31_393">t</text:span><text:span text:style-name="_32_680">c</text:span><text:span text:style-name="_38_56">h</text:span><text:span text:style-name="_31_167">e</text:span><text:span text:style-name="_32_617">d</text:span><text:span text:style-name="_39_"> </text:span><text:span text:style-name="_31_383">o</text:span><text:span text:style-name="_32_068">n</text:span><text:span text:style-name="_39_"> </text:span><text:span text:style-name="_31_717">t</text:span><text:span text:style-name="_32_428">h</text:span><text:span text:style-name="_34_59">e</text:span><text:span text:style-name="_39_09"> </text:span><text:span text:style-name="_32_607">a</text:span><text:span text:style-name="_33_37">l</text:span><text:span text:style-name="_31_720">a</text:span><text:span text:style-name="_32_641">r</text:span><text:span text:style-name="_38_17">m</text:span><text:span text:style-name="_39_05"> </text:span><text:span text:style-name="_32_295">e</text:span><text:span text:style-name="_32_44">v</text:span><text:span text:style-name="_31_132">e</text:span><text:span text:style-name="_32_221">r</text:span><text:span text:style-name="_33_38">y</text:span><text:span text:style-name="_39_05"> </text:span><text:span text:style-name="_32_104">n</text:span><text:span text:style-name="_38_89">i</text:span><text:span text:style-name="_31_203">g</text:span><text:span text:style-name="_32_293">h</text:span><text:span text:style-name="_37_81">t</text:span><text:span text:style-name="_39_05"> </text:span><text:span text:style-name="_32_569">a</text:span><text:span text:style-name="_33_37">t</text:span><text:span text:style-name="_39_09"> </text:span><text:span text:style-name="_32_679">b</text:span><text:span text:style-name="_37_12">e</text:span><text:span text:style-name="_31_177">d</text:span>-<text:span text:style-name="_39_"> </text:span><text:span text:style-name="_31_501">t</text:span><text:span text:style-name="_32_041">i</text:span><text:span text:style-name="_38_05">m</text:span><text:span text:style-name="_31_609">e</text:span><text:span text:style-name="_32_137">,</text:span><text:span text:style-name="_39_"> </text:span><text:span text:style-name="_31_395">n</text:span><text:span text:style-name="_32_152">o</text:span><text:span text:style-name="_35_"> </text:span><text:span text:style-name="_31_705">l</text:span><text:span text:style-name="_32_427">o</text:span><text:span text:style-name="_32_44">n</text:span><text:span text:style-name="_31_311">g</text:span><text:span text:style-name="_32_512">e</text:span><text:span text:style-name="_33_37">r</text:span><text:span text:style-name="_39_09"> </text:span><text:span text:style-name="_32_281">t</text:span><text:span text:style-name="_33_37">r</text:span><text:span text:style-name="_31_611">u</text:span><text:span text:style-name="_32_644">s</text:span><text:span text:style-name="_36_37">t</text:span><text:span text:style-name="_31_753">i</text:span><text:span text:style-name="_32_139">n</text:span><text:span text:style-name="_35_32">g</text:span><text:span text:style-name="_39_05"> </text:span><text:span text:style-name="_32_067">o</text:span><text:span text:style-name="_34_24">n</text:span><text:span text:style-name="_39_09"> </text:span><text:span text:style-name="_32_317">T</text:span><text:span text:style-name="_32_43">h</text:span><text:span text:style-name="_31_396">o</text:span><text:span text:style-name="_32_065">m</text:span><text:span text:style-name="_34_84">a</text:span><text:span text:style-name="_31_742">s</text:span><text:span text:style-name="_32_689">'</text:span><text:span text:style-name="_34_81">s</text:span><text:span text:style-name="_39_09"> </text:span><text:span text:style-name="_32_137">f</text:span><text:span text:style-name="_38_17">r</text:span><text:span text:style-name="_31_777">a</text:span><text:span text:style-name="_32_605">i</text:span><text:span text:style-name="_35_17">l</text:span><text:span text:style-name="_39_05"> </text:span><text:span text:style-name="_32_041">m</text:span><text:span text:style-name="_38_19">e</text:span><text:span text:style-name="_31_609">m</text:span><text:span text:style-name="_32_404">o</text:span><text:span text:style-name="_34_81">r</text:span><text:span text:style-name="_31_417">y</text:span><text:span text:style-name="_32_437">;</text:span><text:span text:style-name="_35_"> </text:span><text:span text:style-name="_31_312">a</text:span><text:span text:style-name="_32_103">n</text:span><text:span text:style-name="_37_09">d</text:span><text:span text:style-name="_39_05"> </text:span><text:span text:style-name="_32_224">a</text:span><text:span text:style-name="_32_66">s</text:span><text:span text:style-name="_39_05"> </text:span><text:span text:style-name="_32_426">s</text:span><text:span text:style-name="_32_80">o</text:span><text:span text:style-name="_31_491">o</text:span><text:span text:style-name="_32_608">n</text:span><text:span text:style-name="_35_"> </text:span><text:span text:style-name="_31_240">a</text:span><text:span text:style-name="_32_114">s</text:span><text:span text:style-name="_35_"> </text:span><text:span text:style-name="_31_213">t</text:span><text:span text:style-name="_32_427">h</text:span><text:span text:style-name="_34_24">e</text:span><text:span text:style-name="_39_09"> </text:span><text:span text:style-name="_32_689">l</text:span><text:span text:style-name="_36_01">i</text:span><text:span text:style-name="_31_791">g</text:span><text:span text:style-name="_32_284">h</text:span><text:span text:style-name="_34_93">t</text:span><text:span text:style-name="_31_777">s</text:span><text:span text:style-name="_31_809"> </text:span><text:span text:style-name="_38_17">w</text:span><text:span text:style-name="_31_683">e</text:span><text:span text:style-name="_32_149">r</text:span><text:span text:style-name="_34_60">e</text:span><text:span text:style-name="_39_09"> </text:span><text:span text:style-name="_32_224">o</text:span><text:span text:style-name="_34_95">u</text:span><text:span text:style-name="_31_573">t</text:span><text:span text:style-name="_31_805"> </text:span><text:span text:style-name="_36_01">t</text:span><text:span text:style-name="_31_203">h</text:span><text:span text:style-name="_32_392">e</text:span><text:span text:style-name="_39_"> </text:span><text:span text:style-name="_31_420">b</text:span><text:span text:style-name="_32_331">u</text:span><text:span text:style-name="_38_53">r</text:span><text:span text:style-name="_31_672">g</text:span><text:span text:style-name="_32_065">l</text:span><text:span text:style-name="_34_95">a</text:span><text:span text:style-name="_31_249">r</text:span><text:span text:style-name="_32_317">s</text:span><text:span text:style-name="_39_"> </text:span><text:span text:style-name="_31_141">w</text:span><text:span text:style-name="_32_332">a</text:span><text:span text:style-name="_36_61">l</text:span><text:span text:style-name="_31_574">k</text:span><text:span text:style-name="_32_427">e</text:span><text:span text:style-name="_34_48">d</text:span><text:span text:style-name="_39_05"> </text:span><text:span text:style-name="_32_389">i</text:span><text:span text:style-name="_32_29">n</text:span><text:span text:style-name="_39_05"> </text:span><text:span text:style-name="_32_497">a</text:span><text:span text:style-name="_34_57">t</text:span><text:span text:style-name="_39_05"> </text:span><text:span text:style-name="_32_137">t</text:span><text:span text:style-name="_34_95">h</text:span><text:span text:style-name="_31_216">e</text:span><text:span text:style-name="_31_809"> </text:span><text:span text:style-name="_38_06">k</text:span><text:span text:style-name="_31_429">i</text:span><text:span text:style-name="_32_245">t</text:span><text:span text:style-name="_33_16">c</text:span><text:span text:style-name="_31_779">h</text:span><text:span text:style-name="_32_584">e</text:span><text:span text:style-name="_34_45">n</text:span><text:span text:style-name="_39_05"> </text:span><text:span text:style-name="_32_140">d</text:span><text:span text:style-name="_32_43">o</text:span><text:span text:style-name="_31_321">o</text:span><text:span text:style-name="_32_425">r</text:span><text:span text:style-name="_38_89">,</text:span><text:span text:style-name="_39_09"> </text:span><text:span text:style-name="_32_077">t</text:span><text:span text:style-name="_37_84">h</text:span><text:span text:style-name="_31_563">u</text:span><text:span text:style-name="_32_581">s</text:span><text:span text:style-name="_35_"> </text:span><text:span text:style-name="_31_573">t</text:span><text:span text:style-name="_32_512">a</text:span><text:span text:style-name="_38_78">k</text:span><text:span text:style-name="_31_573">i</text:span><text:span text:style-name="_32_152">n</text:span><text:span text:style-name="_38_91">g</text:span><text:span text:style-name="_39_05"> </text:span><text:span text:style-name="_32_281">t</text:span><text:span text:style-name="_33_52">h</text:span><text:span text:style-name="_31_347">e</text:span><text:span text:style-name="_31_809"> </text:span><text:span text:style-name="_34_96">a</text:span><text:span text:style-name="_31_213">l</text:span><text:span text:style-name="_32_331">a</text:span><text:span text:style-name="_36_25">r</text:span><text:span text:style-name="_31_321">m</text:span><text:span text:style-name="_31_809"> </text:span><text:span text:style-name="_35_89">o</text:span><text:span text:style-name="_31_237">f</text:span><text:span text:style-name="_32_209">f</text:span><text:span text:style-name="_39_"> </text:span><text:span text:style-name="_31_489">w</text:span><text:span text:style-name="_32_473">i</text:span><text:span text:style-name="_36_37">t</text:span><text:span text:style-name="_31_719">h</text:span><text:span text:style-name="_32_296">o</text:span><text:span text:style-name="_38_17">u</text:span><text:span text:style-name="_31_177">t</text:span><text:span text:style-name="_31_805"> </text:span><text:span text:style-name="_34_93">w</text:span><text:span text:style-name="_31_575">a</text:span><text:span text:style-name="_32_437">i</text:span><text:span text:style-name="_32_77">t</text:span><text:span text:style-name="_31_141">i</text:span><text:span text:style-name="_32_044">n</text:span><text:span text:style-name="_37_81">g</text:span><text:span text:style-name="_39_09"> </text:span><text:span text:style-name="_32_149">f</text:span><text:span text:style-name="_38_89">o</text:span><text:span text:style-name="_31_525">r</text:span><text:span text:style-name="_31_805"> </text:span><text:span text:style-name="_33_13">t</text:span><text:span text:style-name="_31_780">h</text:span><text:span text:style-name="_32_259">e</text:span><text:span text:style-name="_35_"> </text:span><text:span text:style-name="_31_526">c</text:span><text:span text:style-name="_32_284">o</text:span><text:span text:style-name="_38_92">o</text:span><text:span text:style-name="_31_778">k</text:span><text:span text:style-name="_31_805"> </text:span><text:span text:style-name="_35_89">t</text:span><text:span text:style-name="_31_429">o</text:span><text:span text:style-name="_31_809"> </text:span><text:span text:style-name="_35_20">d</text:span><text:span text:style-name="_31_527">o</text:span><text:span text:style-name="_31_809"> </text:span><text:span text:style-name="_33_13">i</text:span><text:span text:style-name="_31_393">t</text:span><text:span text:style-name="_31_805"> </text:span><text:span text:style-name="_36_61">i</text:span><text:span text:style-name="_31_741">n</text:span><text:span text:style-name="_31_809"> </text:span><text:span text:style-name="_34_81">t</text:span><text:span text:style-name="_31_720">h</text:span><text:span text:style-name="_32_031">e</text:span><text:span text:style-name="_39_"> </text:span><text:span text:style-name="_31_489">m</text:span><text:span text:style-name="_32_080">o</text:span><text:span text:style-name="_34_09">r</text:span><text:span text:style-name="_31_347">n</text:span><text:span text:style-name="_32_281">i</text:span><text:span text:style-name="_37_12">n</text:span><text:span text:style-name="_31_311">g</text:span><text:span text:style-name="_32_641">.</text:span><text:span text:style-name="_35_"> </text:span><text:span text:style-name="_31_141">Y</text:span><text:span text:style-name="_32_584">o</text:span><text:span text:style-name="_36_99">u</text:span><text:span text:style-name="_39_09"> </text:span><text:span text:style-name="_32_102">s</text:span><text:span text:style-name="_37_00">e</text:span><text:span text:style-name="_31_213">e</text:span><text:span text:style-name="_31_809"> </text:span><text:span text:style-name="_37_83">h</text:span><text:span text:style-name="_31_384">o</text:span><text:span text:style-name="_32_689">w</text:span><text:span text:style-name="_35_"> </text:span><text:span text:style-name="_31_791">a</text:span><text:span text:style-name="_32_116">g</text:span><text:span text:style-name="_37_84">g</text:span><text:span text:style-name="_31_777">r</text:span><text:span text:style-name="_32_439">a</text:span><text:span text:style-name="_32_44">v</text:span><text:span text:style-name="_31_419">a</text:span><text:span text:style-name="_32_101">t</text:span><text:span text:style-name="_33_13">i</text:span><text:span text:style-name="_31_384">n</text:span><text:span text:style-name="_32_211">g</text:span><text:span text:style-name="_38_41">l</text:span><text:span text:style-name="_31_213">y</text:span><text:span text:style-name="_31_809"> </text:span><text:span text:style-name="_35_17">w</text:span><text:span text:style-name="_31_753">e</text:span><text:span text:style-name="_31_809"> </text:span><text:span text:style-name="_34_57">w</text:span><text:span text:style-name="_31_564">e</text:span><text:span text:style-name="_32_329">r</text:span><text:span text:style-name="_37_11">e</text:span><text:span text:style-name="_39_09"> </text:span><text:span text:style-name="_32_150">s</text:span><text:span text:style-name="_34_81">i</text:span><text:span text:style-name="_31_681">t</text:span><text:span text:style-name="_32_608">u</text:span><text:span text:style-name="_38_80">a</text:span><text:span text:style-name="_31_177">t</text:span><text:span text:style-name="_32_247">e</text:span><text:span text:style-name="_36_01">d</text:span><text:span text:style-name="_31_597">.</text:span><text:span text:style-name="_31_809"> </text:span><text:span text:style-name="_32_65">F</text:span><text:span text:style-name="_31_705">o</text:span><text:span text:style-name="_32_101">r</text:span><text:span text:style-name="_35_"> </text:span><text:span text:style-name="_31_561">m</text:span><text:span text:style-name="_32_032">o</text:span><text:span text:style-name="_32_79">n</text:span><text:span text:style-name="_31_393">t</text:span><text:span text:style-name="_32_283">h</text:span><text:span text:style-name="_37_00">s</text:span><text:span text:style-name="_39_05"> </text:span><text:span text:style-name="_32_209">w</text:span><text:span text:style-name="_33_37">e</text:span><text:span text:style-name="_39_09"> </text:span><text:span text:style-name="_32_152">c</text:span><text:span text:style-name="_38_43">o</text:span><text:span text:style-name="_31_324">u</text:span><text:span text:style-name="_32_473">l</text:span><text:span text:style-name="_33_51">d</text:span><text:span text:style-name="_31_177">n</text:span><text:span text:style-name="_32_329">'</text:span><text:span text:style-name="_35_17">t</text:span><text:span text:style-name="_39_09"> </text:span><text:span text:style-name="_32_151">h</text:span><text:span text:style-name="_35_20">a</text:span><text:span text:style-name="_31_180">v</text:span><text:span text:style-name="_32_151">e</text:span><text:span text:style-name="_39_"> </text:span><text:span text:style-name="_31_504">a</text:span><text:span text:style-name="_32_283">n</text:span><text:span text:style-name="_33_37">y</text:span><text:span text:style-name="_39_09"> </text:span><text:span text:style-name="_32_222">c</text:span><text:span text:style-name="_34_96">o</text:span><text:span text:style-name="_31_609">m</text:span><text:span text:style-name="_32_500">p</text:span><text:span text:style-name="_34_47">a</text:span><text:span text:style-name="_31_420">n</text:span><text:span text:style-name="_32_282">y</text:span><text:span text:style-name="_37_69">.</text:span><text:span text:style-name="_39_05"> </text:span><text:span text:style-name="_32_581">N</text:span><text:span text:style-name="_35_29">o</text:span><text:span text:style-name="_31_237">t</text:span><text:span text:style-name="_31_805"> </text:span><text:span text:style-name="_36_01">a</text:span><text:span text:style-name="_39_09"> </text:span><text:span text:style-name="_32_438">s</text:span><text:span text:style-name="_38_56">p</text:span><text:span text:style-name="_31_312">a</text:span><text:span text:style-name="_32_209">r</text:span><text:span text:style-name="_33_03">e</text:span><text:span text:style-name="_39_09"> </text:span><text:span text:style-name="_32_427">b</text:span><text:span text:style-name="_32_68">e</text:span><text:span text:style-name="_31_669">d</text:span><text:span text:style-name="_31_809"> </text:span><text:span text:style-name="_33_37">i</text:span><text:span text:style-name="_31_573">n</text:span><text:span text:style-name="_31_809"> </text:span><text:span text:style-name="_32_65">t</text:span><text:span text:style-name="_31_396">h</text:span><text:span text:style-name="_32_211">e</text:span><text:span text:style-name="_39_"> </text:span><text:span text:style-name="_31_144">h</text:span><text:span text:style-name="_32_571">o</text:span><text:span text:style-name="_33_39">u</text:span><text:span text:style-name="_31_504">s</text:span><text:span text:style-name="_32_317">e</text:span><text:span text:style-name="_34_93">;</text:span><text:span text:style-name="_39_09"> </text:span><text:span text:style-name="_32_245">a</text:span><text:span text:style-name="_33_13">l</text:span><text:span text:style-name="_31_789">l</text:span><text:span text:style-name="_31_805"> </text:span><text:span text:style-name="_35_20">o</text:span><text:span text:style-name="_31_430">c</text:span><text:span text:style-name="_32_464">c</text:span><text:span text:style-name="_36_27">u</text:span><text:span text:style-name="_31_540">p</text:span><text:span text:style-name="_32_245">i</text:span><text:span text:style-name="_34_83">e</text:span><text:span text:style-name="_31_681">d</text:span><text:span text:style-name="_31_805"> </text:span><text:span text:style-name="_38_19">b</text:span><text:span text:style-name="_31_672">y</text:span><text:span text:style-name="_31_805"> </text:span><text:span text:style-name="_36_99">b</text:span><text:span text:style-name="_31_240">u</text:span><text:span text:style-name="_32_497">r</text:span><text:span text:style-name="_38_43">g</text:span><text:span text:style-name="_31_417">l</text:span><text:span text:style-name="_32_608">a</text:span><text:span text:style-name="_35_29">r</text:span><text:span text:style-name="_31_489">s</text:span><text:span text:style-name="_32_461">.</text:span><text:span text:style-name="_35_89">_</text:span><text:span text:style-name="_31_165">_</text:span></text:p>
      <text:p text:style-name="P1"><text:span text:style-name="_33_37">"</text:span><text:span text:style-name="_31_501">F</text:span><text:span text:style-name="_32_653">i</text:span><text:span text:style-name="_34_59">n</text:span><text:span text:style-name="_31_384">a</text:span><text:span text:style-name="_32_101">l</text:span><text:span text:style-name="_35_29">l</text:span><text:span text:style-name="_31_609">y</text:span><text:span text:style-name="_32_605">,</text:span><text:span text:style-name="_35_"> </text:span><text:span text:style-name="_31_573">I</text:span><text:span text:style-name="_31_809"> </text:span><text:span text:style-name="_36_04">g</text:span><text:span text:style-name="_31_599">o</text:span><text:span text:style-name="_32_641">t</text:span><text:span text:style-name="_35_"> </text:span><text:span text:style-name="_31_360">u</text:span><text:span text:style-name="_32_043">p</text:span><text:span text:style-name="_39_"> </text:span><text:span text:style-name="_31_381">a</text:span><text:span text:style-name="_31_805"> </text:span><text:span text:style-name="_38_78">c</text:span><text:span text:style-name="_31_168">u</text:span><text:span text:style-name="_32_509">r</text:span><text:span text:style-name="_32_29">e</text:span><text:span text:style-name="_39_09"> </text:span><text:span text:style-name="_32_077">o</text:span><text:span text:style-name="_33_37">f</text:span><text:span text:style-name="_39_05"> </text:span><text:span text:style-name="_32_461">m</text:span><text:span text:style-name="_38_89">y</text:span><text:span text:style-name="_39_05"> </text:span><text:span text:style-name="_32_068">o</text:span><text:span text:style-name="_38_05">w</text:span><text:span text:style-name="_31_359">n</text:span><text:span text:style-name="_32_497">.</text:span><text:span text:style-name="_35_"> </text:span><text:span text:style-name="_31_213">T</text:span><text:span text:style-name="_32_043">h</text:span><text:span text:style-name="_38_44">e</text:span><text:span text:style-name="_39_09"> </text:span><text:span text:style-name="_32_079">e</text:span><text:span text:style-name="_34_84">x</text:span><text:span text:style-name="_31_743">p</text:span><text:span text:style-name="_32_500">e</text:span><text:span text:style-name="_34_09">r</text:span><text:span text:style-name="_31_561">t</text:span><text:span text:style-name="_31_805"> </text:span><text:span text:style-name="_34_12">a</text:span><text:span text:style-name="_31_503">n</text:span><text:span text:style-name="_32_318">s</text:span><text:span text:style-name="_37_09">w</text:span><text:span text:style-name="_31_432">e</text:span><text:span text:style-name="_32_257">r</text:span><text:span text:style-name="_33_04">e</text:span><text:span text:style-name="_31_491">d</text:span><text:span text:style-name="_31_805"> </text:span><text:span text:style-name="_38_53">t</text:span><text:span text:style-name="_31_312">h</text:span><text:span text:style-name="_32_283">e</text:span><text:span text:style-name="_39_"> </text:span><text:span text:style-name="_31_310">c</text:span><text:span text:style-name="_32_692">a</text:span><text:span text:style-name="_35_29">l</text:span><text:span text:style-name="_31_669">l</text:span><text:span text:style-name="_32_113">,</text:span><text:span text:style-name="_35_"> </text:span><text:span text:style-name="_31_503">a</text:span><text:span text:style-name="_32_248">n</text:span><text:span text:style-name="_36_01">d</text:span><text:span text:style-name="_39_09"> </text:span><text:span text:style-name="_32_209">r</text:span><text:span text:style-name="_35_31">a</text:span><text:span text:style-name="_31_384">n</text:span><text:span text:style-name="_31_805"> </text:span><text:span text:style-name="_35_19">a</text:span><text:span text:style-name="_31_180">n</text:span><text:span text:style-name="_32_284">o</text:span><text:span text:style-name="_38_41">t</text:span><text:span text:style-name="_31_683">h</text:span><text:span text:style-name="_32_209">e</text:span><text:span text:style-name="_37_69">r</text:span><text:span text:style-name="_39_09"> </text:span><text:span text:style-name="_32_475">g</text:span><text:span text:style-name="_34_45">r</text:span><text:span text:style-name="_31_144">o</text:span><text:span text:style-name="_32_140">u</text:span><text:span text:style-name="_37_11">n</text:span><text:span text:style-name="_31_537">d</text:span><text:span text:style-name="_31_809"> </text:span><text:span text:style-name="_37_69">w</text:span><text:span text:style-name="_31_321">i</text:span><text:span text:style-name="_32_569">r</text:span><text:span text:style-name="_37_69">e</text:span><text:span text:style-name="_39_09"> </text:span><text:span text:style-name="_32_281">t</text:span><text:span text:style-name="_38_41">o</text:span><text:span text:style-name="_39_05"> </text:span><text:span text:style-name="_32_617">t</text:span><text:span text:style-name="_32_80">h</text:span><text:span text:style-name="_31_491">e</text:span><text:span text:style-name="_31_809"> </text:span><text:span text:style-name="_37_70">s</text:span><text:span text:style-name="_31_201">t</text:span><text:span text:style-name="_32_044">a</text:span><text:span text:style-name="_34_95">b</text:span><text:span text:style-name="_31_597">l</text:span><text:span text:style-name="_32_296">e</text:span><text:span text:style-name="_34_81">,</text:span><text:span text:style-name="_39_09"> </text:span><text:span text:style-name="_32_115">a</text:span><text:span text:style-name="_38_44">n</text:span><text:span text:style-name="_31_237">d</text:span><text:span text:style-name="_31_809"> </text:span><text:span text:style-name="_35_92">e</text:span><text:span text:style-name="_31_562">s</text:span><text:span text:style-name="_32_641">t</text:span><text:span text:style-name="_34_84">a</text:span><text:span text:style-name="_31_251">b</text:span><text:span text:style-name="_32_605">l</text:span><text:span text:style-name="_34_45">i</text:span><text:span text:style-name="_31_538">s</text:span><text:span text:style-name="_32_392">h</text:span><text:span text:style-name="_36_64">e</text:span><text:span text:style-name="_31_179">d</text:span><text:span text:style-name="_31_809"> </text:span><text:span text:style-name="_32_77">a</text:span><text:span text:style-name="_39_05"> </text:span><text:span text:style-name="_32_440">s</text:span><text:span text:style-name="_35_29">w</text:span><text:span text:style-name="_31_213">i</text:span><text:span text:style-name="_32_257">t</text:span><text:span text:style-name="_34_22">c</text:span><text:span text:style-name="_31_501">h</text:span><text:span text:style-name="_31_809"> </text:span><text:span text:style-name="_36_25">t</text:span><text:span text:style-name="_31_419">h</text:span><text:span text:style-name="_32_152">e</text:span><text:span text:style-name="_32_77">r</text:span><text:span text:style-name="_31_429">e</text:span><text:span text:style-name="_32_581">,</text:span><text:span text:style-name="_35_"> </text:span><text:span text:style-name="_31_684">s</text:span><text:span text:style-name="_32_151">o</text:span><text:span text:style-name="_39_"> </text:span><text:span text:style-name="_31_669">t</text:span><text:span text:style-name="_32_284">h</text:span><text:span text:style-name="_38_79">a</text:span><text:span text:style-name="_31_237">t</text:span><text:span text:style-name="_31_805"> </text:span><text:span text:style-name="_35_29">t</text:span><text:span text:style-name="_31_311">h</text:span><text:span text:style-name="_32_332">e</text:span><text:span text:style-name="_39_"> </text:span><text:span text:style-name="_31_202">c</text:span><text:span text:style-name="_32_032">o</text:span><text:span text:style-name="_37_84">a</text:span><text:span text:style-name="_31_382">c</text:span><text:span text:style-name="_32_620">h</text:span><text:span text:style-name="_34_57">m</text:span><text:span text:style-name="_31_491">a</text:span><text:span text:style-name="_32_329">n</text:span><text:span text:style-name="_39_"> </text:span><text:span text:style-name="_31_168">c</text:span><text:span text:style-name="_32_403">o</text:span><text:span text:style-name="_36_03">u</text:span><text:span text:style-name="_31_705">l</text:span><text:span text:style-name="_32_152">d</text:span><text:span text:style-name="_39_"> </text:span><text:span text:style-name="_31_492">p</text:span><text:span text:style-name="_32_643">u</text:span><text:span text:style-name="_36_25">t</text:span><text:span text:style-name="_39_09"> </text:span><text:span text:style-name="_32_656">o</text:span><text:span text:style-name="_34_11">n</text:span><text:span text:style-name="_39_09"> </text:span><text:span text:style-name="_32_439">a</text:span><text:span text:style-name="_33_40">n</text:span><text:span text:style-name="_31_537">d</text:span><text:span text:style-name="_31_805"> </text:span><text:span text:style-name="_34_93">t</text:span><text:span text:style-name="_31_131">a</text:span><text:span text:style-name="_32_428">k</text:span><text:span text:style-name="_35_29">e</text:span><text:span text:style-name="_39_09"> </text:span><text:span text:style-name="_32_245">o</text:span><text:span text:style-name="_35_89">f</text:span><text:span text:style-name="_31_573">f</text:span><text:span text:style-name="_31_809"> </text:span><text:span text:style-name="_34_57">t</text:span><text:span text:style-name="_31_323">h</text:span><text:span text:style-name="_32_476">e</text:span><text:span text:style-name="_39_"> </text:span><text:span text:style-name="_31_431">a</text:span><text:span text:style-name="_32_149">l</text:span><text:span text:style-name="_35_32">a</text:span><text:span text:style-name="_31_177">r</text:span><text:span text:style-name="_32_257">m</text:span><text:span text:style-name="_32_65">.</text:span><text:span text:style-name="_39_09"> </text:span><text:span text:style-name="_32_209">T</text:span><text:span text:style-name="_38_08">h</text:span><text:span text:style-name="_31_323">a</text:span><text:span text:style-name="_32_041">t</text:span><text:span text:style-name="_35_"> </text:span><text:span text:style-name="_31_489">w</text:span><text:span text:style-name="_32_211">o</text:span><text:span text:style-name="_32_29">r</text:span><text:span text:style-name="_31_792">k</text:span><text:span text:style-name="_32_211">e</text:span><text:span text:style-name="_35_92">d</text:span><text:span text:style-name="_39_09"> </text:span><text:span text:style-name="_32_317">f</text:span><text:span text:style-name="_34_45">i</text:span><text:span text:style-name="_31_537">r</text:span><text:span text:style-name="_32_221">s</text:span><text:span text:style-name="_35_89">t</text:span><text:span text:style-name="_39_09"> </text:span><text:span text:style-name="_32_605">r</text:span><text:span text:style-name="_36_75">a</text:span><text:span text:style-name="_31_237">t</text:span><text:span text:style-name="_32_392">e</text:span><text:span text:style-name="_37_09">,</text:span><text:span text:style-name="_39_09"> </text:span><text:span text:style-name="_32_656">a</text:span><text:span text:style-name="_37_83">n</text:span><text:span text:style-name="_31_213">d</text:span><text:span text:style-name="_31_809"> </text:span><text:span text:style-name="_38_17">a</text:span><text:span text:style-name="_39_05"> </text:span><text:span text:style-name="_32_392">s</text:span><text:span text:style-name="_37_71">e</text:span><text:span text:style-name="_31_575">a</text:span><text:span text:style-name="_32_404">s</text:span><text:span text:style-name="_35_92">o</text:span><text:span text:style-name="_31_167">n</text:span><text:span text:style-name="_31_805"> </text:span><text:span text:style-name="_36_61">o</text:span><text:span text:style-name="_31_345">f</text:span><text:span text:style-name="_31_805"> </text:span><text:span text:style-name="_38_80">p</text:span><text:span text:style-name="_31_419">e</text:span><text:span text:style-name="_32_319">a</text:span><text:span text:style-name="_32_44">c</text:span><text:span text:style-name="_31_501">e</text:span><text:span text:style-name="_31_809"> </text:span><text:span text:style-name="_36_99">e</text:span><text:span text:style-name="_31_360">n</text:span><text:span text:style-name="_32_114">s</text:span><text:span text:style-name="_38_56">u</text:span><text:span text:style-name="_31_743">e</text:span><text:span text:style-name="_32_476">d</text:span><text:span text:style-name="_36_37">,</text:span><text:span text:style-name="_39_09"> </text:span><text:span text:style-name="_32_296">d</text:span><text:span text:style-name="_32_79">u</text:span><text:span text:style-name="_31_201">r</text:span><text:span text:style-name="_32_641">i</text:span><text:span text:style-name="_37_11">n</text:span><text:span text:style-name="_31_432">g</text:span><text:span text:style-name="_31_809"> </text:span><text:span text:style-name="_36_73">w</text:span><text:span text:style-name="_31_755">h</text:span><text:span text:style-name="_32_617">i</text:span><text:span text:style-name="_34_96">c</text:span><text:span text:style-name="_31_321">h</text:span><text:span text:style-name="_31_809"> </text:span><text:span text:style-name="_38_41">w</text:span><text:span text:style-name="_31_345">e</text:span><text:span text:style-name="_31_805"> </text:span><text:span text:style-name="_37_72">g</text:span><text:span text:style-name="_31_167">o</text:span><text:span text:style-name="_32_041">t</text:span><text:span text:style-name="_39_"> </text:span><text:span text:style-name="_31_789">t</text:span><text:span text:style-name="_32_425">o</text:span><text:span text:style-name="_39_"> </text:span><text:span text:style-name="_31_429">i</text:span><text:span text:style-name="_32_440">n</text:span><text:span text:style-name="_38_18">v</text:span><text:span text:style-name="_31_561">i</text:span><text:span text:style-name="_32_257">t</text:span><text:span text:style-name="_32_41">i</text:span><text:span text:style-name="_31_720">n</text:span><text:span text:style-name="_32_031">g</text:span><text:span text:style-name="_39_"> </text:span><text:span text:style-name="_31_526">c</text:span><text:span text:style-name="_32_296">o</text:span><text:span text:style-name="_32_29">m</text:span><text:span text:style-name="_31_527">p</text:span><text:span text:style-name="_32_140">a</text:span><text:span text:style-name="_32_79">n</text:span><text:span text:style-name="_31_348">y</text:span><text:span text:style-name="_31_809"> </text:span><text:span text:style-name="_35_19">o</text:span><text:span text:style-name="_31_672">n</text:span><text:span text:style-name="_32_258">c</text:span><text:span text:style-name="_38_56">e</text:span><text:span text:style-name="_39_05"> </text:span><text:span text:style-name="_32_509">m</text:span><text:span text:style-name="_34_47">o</text:span><text:span text:style-name="_31_249">r</text:span><text:span text:style-name="_32_644">e</text:span><text:span text:style-name="_35_"> </text:span><text:span text:style-name="_31_215">a</text:span><text:span text:style-name="_32_656">n</text:span><text:span text:style-name="_38_77">d</text:span><text:span text:style-name="_39_09"> </text:span><text:span text:style-name="_32_644">e</text:span><text:span text:style-name="_37_11">n</text:span><text:span text:style-name="_31_609">j</text:span><text:span text:style-name="_32_284">o</text:span><text:span text:style-name="_38_78">y</text:span><text:span text:style-name="_31_537">i</text:span><text:span text:style-name="_32_320">n</text:span><text:span text:style-name="_37_83">g</text:span><text:span text:style-name="_39_09"> </text:span><text:span text:style-name="_32_293">l</text:span><text:span text:style-name="_35_17">i</text:span><text:span text:style-name="_31_309">f</text:span><text:span text:style-name="_32_317">e</text:span><text:span text:style-name="_36_97">.</text:span></text:p>
      <text:p text:style-name="P1"><text:span text:style-name="_32_509">"</text:span><text:span text:style-name="_35_29">B</text:span><text:span text:style-name="_31_213">u</text:span><text:span text:style-name="_32_581">t</text:span><text:span text:style-name="_39_"> </text:span><text:span text:style-name="_31_432">b</text:span><text:span text:style-name="_32_690">y</text:span><text:span text:style-name="_39_"> </text:span><text:span text:style-name="_31_143">a</text:span><text:span text:style-name="_32_692">n</text:span><text:span text:style-name="_34_45">d</text:span><text:span text:style-name="_39_05"> </text:span><text:span text:style-name="_32_032">b</text:span><text:span text:style-name="_36_02">y</text:span><text:span text:style-name="_39_05"> </text:span><text:span text:style-name="_32_473">t</text:span><text:span text:style-name="_38_56">h</text:span><text:span text:style-name="_31_419">e</text:span><text:span text:style-name="_31_809"> </text:span><text:span text:style-name="_35_89">i</text:span><text:span text:style-name="_31_249">r</text:span><text:span text:style-name="_32_281">r</text:span><text:span text:style-name="_37_83">e</text:span><text:span text:style-name="_31_612">p</text:span><text:span text:style-name="_32_641">r</text:span><text:span text:style-name="_34_83">e</text:span><text:span text:style-name="_31_396">s</text:span><text:span text:style-name="_32_620">s</text:span><text:span text:style-name="_38_41">i</text:span><text:span text:style-name="_31_323">b</text:span><text:span text:style-name="_32_029">l</text:span><text:span text:style-name="_34_45">e</text:span><text:span text:style-name="_39_05"> </text:span><text:span text:style-name="_32_224">a</text:span><text:span text:style-name="_34_57">l</text:span><text:span text:style-name="_31_779">a</text:span><text:span text:style-name="_32_257">r</text:span><text:span text:style-name="_35_17">m</text:span><text:span text:style-name="_39_09"> </text:span><text:span text:style-name="_32_317">i</text:span><text:span text:style-name="_36_28">n</text:span><text:span text:style-name="_31_430">v</text:span><text:span text:style-name="_32_679">e</text:span><text:span text:style-name="_32_44">n</text:span><text:span text:style-name="_31_525">t</text:span><text:span text:style-name="_32_247">e</text:span><text:span text:style-name="_37_72">d</text:span><text:span text:style-name="_39_05"> </text:span><text:span text:style-name="_32_101">a</text:span><text:span text:style-name="_39_"> </text:span><text:span text:style-name="_31_179">n</text:span><text:span text:style-name="_32_692">e</text:span><text:span text:style-name="_33_01">w</text:span><text:span text:style-name="_39_09"> </text:span><text:span text:style-name="_32_570">k</text:span><text:span text:style-name="_37_69">i</text:span><text:span text:style-name="_31_384">n</text:span><text:span text:style-name="_32_569">k</text:span><text:span text:style-name="_32_29">.</text:span><text:span text:style-name="_39_09"> </text:span><text:span text:style-name="_32_029">O</text:span><text:span text:style-name="_32_68">n</text:span><text:span text:style-name="_31_215">e</text:span><text:span text:style-name="_31_809"> </text:span><text:span text:style-name="_34_09">w</text:span><text:span text:style-name="_31_573">i</text:span><text:span text:style-name="_32_427">n</text:span><text:span text:style-name="_38_53">t</text:span><text:span text:style-name="_31_132">e</text:span><text:span text:style-name="_32_113">r</text:span><text:span text:style-name="_34_45">'</text:span><text:span text:style-name="_31_201">s</text:span><text:span text:style-name="_31_805"> </text:span><text:span text:style-name="_32_43">n</text:span><text:span text:style-name="_31_489">i</text:span><text:span text:style-name="_32_500">g</text:span><text:span text:style-name="_37_81">h</text:span><text:span text:style-name="_31_213">t</text:span><text:span text:style-name="_31_809"> </text:span><text:span text:style-name="_35_89">w</text:span><text:span text:style-name="_31_573">e</text:span><text:span text:style-name="_31_809"> </text:span><text:span text:style-name="_34_45">w</text:span><text:span text:style-name="_31_779">e</text:span><text:span text:style-name="_32_581">r</text:span><text:span text:style-name="_36_40">e</text:span><text:span text:style-name="_39_05"> </text:span><text:span text:style-name="_32_509">f</text:span><text:span text:style-name="_34_81">l</text:span><text:span text:style-name="_31_791">u</text:span><text:span text:style-name="_32_248">n</text:span><text:span text:style-name="_33_13">g</text:span><text:span text:style-name="_39_05"> </text:span><text:span text:style-name="_32_608">o</text:span><text:span text:style-name="_33_03">u</text:span><text:span text:style-name="_31_141">t</text:span><text:span text:style-name="_31_809"> </text:span><text:span text:style-name="_34_21">o</text:span><text:span text:style-name="_31_609">f</text:span><text:span text:style-name="_31_809"> </text:span><text:span text:style-name="_38_79">b</text:span><text:span text:style-name="_31_168">e</text:span><text:span text:style-name="_32_317">d</text:span><text:span text:style-name="_39_"> </text:span><text:span text:style-name="_31_563">b</text:span><text:span text:style-name="_32_284">y</text:span><text:span text:style-name="_39_"> </text:span><text:span text:style-name="_31_705">t</text:span><text:span text:style-name="_32_295">h</text:span><text:span text:style-name="_36_28">e</text:span><text:span text:style-name="_39_09"> </text:span><text:span text:style-name="_32_296">s</text:span><text:span text:style-name="_34_11">u</text:span><text:span text:style-name="_31_708">d</text:span><text:span text:style-name="_32_655">d</text:span><text:span text:style-name="_35_20">e</text:span><text:span text:style-name="_31_599">n</text:span><text:span text:style-name="_31_805"> </text:span><text:span text:style-name="_34_57">m</text:span><text:span text:style-name="_31_204">u</text:span><text:span text:style-name="_32_078">s</text:span><text:span text:style-name="_32_77">i</text:span><text:span text:style-name="_31_717">c</text:span><text:span text:style-name="_31_809"> </text:span><text:span text:style-name="_34_21">o</text:span><text:span text:style-name="_31_357">f</text:span><text:span text:style-name="_31_805"> </text:span><text:span text:style-name="_33_37">t</text:span><text:span text:style-name="_31_359">h</text:span><text:span text:style-name="_32_500">a</text:span><text:span text:style-name="_37_09">t</text:span><text:span text:style-name="_39_09"> </text:span><text:span text:style-name="_32_463">a</text:span><text:span text:style-name="_34_45">w</text:span><text:span text:style-name="_31_753">f</text:span><text:span text:style-name="_32_044">u</text:span><text:span text:style-name="_36_97">l</text:span><text:span text:style-name="_39_05"> </text:span><text:span text:style-name="_32_152">g</text:span><text:span text:style-name="_36_75">o</text:span><text:span text:style-name="_31_216">n</text:span><text:span text:style-name="_32_583">g</text:span><text:span text:style-name="_37_69">,</text:span><text:span text:style-name="_39_05"> </text:span><text:span text:style-name="_32_140">a</text:span><text:span text:style-name="_32_43">n</text:span><text:span text:style-name="_31_357">d</text:span><text:span text:style-name="_31_809"> </text:span><text:span text:style-name="_33_13">w</text:span><text:span text:style-name="_31_503">h</text:span><text:span text:style-name="_32_584">e</text:span><text:span text:style-name="_35_17">n</text:span><text:span text:style-name="_39_09"> </text:span><text:span text:style-name="_32_101">w</text:span><text:span text:style-name="_32_41">e</text:span><text:span text:style-name="_39_05"> </text:span><text:span text:style-name="_32_212">h</text:span><text:span text:style-name="_32_67">o</text:span><text:span text:style-name="_31_672">b</text:span><text:span text:style-name="_32_115">b</text:span><text:span text:style-name="_32_65">l</text:span><text:span text:style-name="_31_743">e</text:span><text:span text:style-name="_32_464">d</text:span><text:span text:style-name="_39_"> </text:span><text:span text:style-name="_31_489">t</text:span><text:span text:style-name="_32_113">o</text:span><text:span text:style-name="_39_"> </text:span><text:span text:style-name="_31_573">t</text:span><text:span text:style-name="_32_103">h</text:span><text:span text:style-name="_36_28">e</text:span><text:span text:style-name="_39_09"> </text:span><text:span text:style-name="_32_644">a</text:span><text:span text:style-name="_37_83">n</text:span><text:span text:style-name="_31_251">n</text:span><text:span text:style-name="_32_464">u</text:span><text:span text:style-name="_36_76">n</text:span><text:span text:style-name="_31_250">c</text:span><text:span text:style-name="_32_065">i</text:span><text:span text:style-name="_38_43">a</text:span><text:span text:style-name="_31_129">t</text:span><text:span text:style-name="_32_428">o</text:span><text:span text:style-name="_36_97">r</text:span><text:span text:style-name="_31_213">,</text:span><text:span text:style-name="_31_805"> </text:span><text:span text:style-name="_38_89">t</text:span><text:span text:style-name="_31_599">u</text:span><text:span text:style-name="_32_329">r</text:span><text:span text:style-name="_36_76">n</text:span><text:span text:style-name="_31_143">e</text:span><text:span text:style-name="_32_656">d</text:span><text:span text:style-name="_35_"> </text:span><text:span text:style-name="_31_383">u</text:span><text:span text:style-name="_32_572">p</text:span><text:span text:style-name="_39_"> </text:span><text:span text:style-name="_31_141">t</text:span><text:span text:style-name="_32_224">h</text:span><text:span text:style-name="_35_31">e</text:span><text:span text:style-name="_39_09"> </text:span><text:span text:style-name="_32_283">g</text:span><text:span text:style-name="_32_44">a</text:span><text:span text:style-name="_31_237">s</text:span><text:span text:style-name="_32_317">,</text:span><text:span text:style-name="_35_"> </text:span><text:span text:style-name="_31_671">a</text:span><text:span text:style-name="_32_332">n</text:span><text:span text:style-name="_36_97">d</text:span><text:span text:style-name="_39_05"> </text:span><text:span text:style-name="_32_464">s</text:span><text:span text:style-name="_38_19">a</text:span><text:span text:style-name="_31_429">w</text:span><text:span text:style-name="_31_805"> </text:span><text:span text:style-name="_37_81">t</text:span><text:span text:style-name="_31_491">h</text:span><text:span text:style-name="_32_068">e</text:span><text:span text:style-name="_39_"> </text:span><text:span text:style-name="_31_237">w</text:span><text:span text:style-name="_32_583">o</text:span><text:span text:style-name="_33_49">r</text:span><text:span text:style-name="_31_792">d</text:span><text:span text:style-name="_31_809"> </text:span><text:span text:style-name="_34_45">'</text:span><text:span text:style-name="_31_129">N</text:span><text:span text:style-name="_32_331">u</text:span><text:span text:style-name="_38_05">r</text:span><text:span text:style-name="_31_216">s</text:span><text:span text:style-name="_32_691">e</text:span><text:span text:style-name="_36_61">r</text:span><text:span text:style-name="_31_396">y</text:span><text:span text:style-name="_32_617">'</text:span><text:span text:style-name="_35_"> </text:span><text:span text:style-name="_31_756">e</text:span><text:span text:style-name="_32_390">x</text:span><text:span text:style-name="_34_12">p</text:span><text:span text:style-name="_31_203">o</text:span><text:span text:style-name="_32_248">s</text:span><text:span text:style-name="_36_99">e</text:span><text:span text:style-name="_31_357">d</text:span><text:span text:style-name="_32_617">,</text:span><text:span text:style-name="_39_"> </text:span><text:span text:style-name="_31_753">M</text:span><text:span text:style-name="_32_065">r</text:span><text:span text:style-name="_38_17">s</text:span><text:span text:style-name="_31_609">.</text:span><text:span text:style-name="_31_805"> </text:span><text:span text:style-name="_33_37">M</text:span><text:span text:style-name="_31_492">c</text:span><text:span text:style-name="_32_245">W</text:span><text:span text:style-name="_34_09">i</text:span><text:span text:style-name="_31_777">l</text:span><text:span text:style-name="_32_077">l</text:span><text:span text:style-name="_38_53">i</text:span><text:span text:style-name="_31_563">a</text:span><text:span text:style-name="_32_029">m</text:span><text:span text:style-name="_32_41">s</text:span><text:span text:style-name="_39_05"> </text:span><text:span text:style-name="_32_113">f</text:span><text:span text:style-name="_36_63">a</text:span><text:span text:style-name="_31_717">i</text:span><text:span text:style-name="_32_152">n</text:span><text:span text:style-name="_38_77">t</text:span><text:span text:style-name="_31_431">e</text:span><text:span text:style-name="_32_332">d</text:span><text:span text:style-name="_39_"> </text:span><text:span text:style-name="_31_203">d</text:span><text:span text:style-name="_32_320">e</text:span><text:span text:style-name="_36_03">a</text:span><text:span text:style-name="_31_504">d</text:span><text:span text:style-name="_31_809"> </text:span><text:span text:style-name="_33_04">a</text:span><text:span text:style-name="_31_753">w</text:span><text:span text:style-name="_32_439">a</text:span><text:span text:style-name="_38_17">y</text:span><text:span text:style-name="_31_705">,</text:span><text:span text:style-name="_31_805"> </text:span><text:span text:style-name="_37_11">a</text:span><text:span text:style-name="_31_564">n</text:span><text:span text:style-name="_32_149">d</text:span><text:span text:style-name="_39_"> </text:span><text:span text:style-name="_31_681">I</text:span><text:span text:style-name="_31_805"> </text:span><text:span text:style-name="_37_12">c</text:span><text:span text:style-name="_31_419">a</text:span><text:span text:style-name="_32_641">m</text:span><text:span text:style-name="_38_05">e</text:span><text:span text:style-name="_39_09"> </text:span><text:span text:style-name="_32_283">p</text:span><text:span text:style-name="_38_17">r</text:span><text:span text:style-name="_31_132">e</text:span><text:span text:style-name="_32_152">c</text:span><text:span text:style-name="_36_97">i</text:span><text:span text:style-name="_31_539">o</text:span><text:span text:style-name="_32_643">u</text:span><text:span text:style-name="_34_60">s</text:span><text:span text:style-name="_39_09"> </text:span><text:span text:style-name="_32_404">n</text:span><text:span text:style-name="_32_79">e</text:span><text:span text:style-name="_31_705">a</text:span><text:span text:style-name="_32_677">r</text:span><text:span text:style-name="_35_"> </text:span><text:span text:style-name="_31_168">d</text:span><text:span text:style-name="_32_619">o</text:span><text:span text:style-name="_33_37">i</text:span><text:span text:style-name="_31_396">n</text:span><text:span text:style-name="_32_463">g</text:span><text:span text:style-name="_35_"> </text:span><text:span text:style-name="_31_249">t</text:span><text:span text:style-name="_32_619">h</text:span><text:span text:style-name="_32_44">e</text:span><text:span text:style-name="_39_05"> </text:span><text:span text:style-name="_32_224">s</text:span><text:span text:style-name="_35_31">a</text:span><text:span text:style-name="_31_381">m</text:span><text:span text:style-name="_32_029">e</text:span><text:span text:style-name="_35_"> </text:span><text:span text:style-name="_31_525">t</text:span><text:span text:style-name="_32_151">h</text:span><text:span text:style-name="_34_21">i</text:span><text:span text:style-name="_31_540">n</text:span><text:span text:style-name="_32_689">g</text:span><text:span text:style-name="_39_"> </text:span><text:span text:style-name="_31_201">m</text:span><text:span text:style-name="_32_500">y</text:span><text:span text:style-name="_34_82">s</text:span><text:span text:style-name="_31_141">e</text:span><text:span text:style-name="_32_401">l</text:span><text:span text:style-name="_34_21">f</text:span><text:span text:style-name="_31_429">.</text:span><text:span text:style-name="_31_805"> </text:span><text:span text:style-name="_35_89">I</text:span><text:span text:style-name="_39_05"> </text:span><text:span text:style-name="_32_222">s</text:span><text:span text:style-name="_35_20">e</text:span><text:span text:style-name="_31_705">i</text:span><text:span text:style-name="_32_032">z</text:span><text:span text:style-name="_38_07">e</text:span><text:span text:style-name="_31_249">d</text:span><text:span text:style-name="_31_809"> </text:span><text:span text:style-name="_37_09">m</text:span><text:span text:style-name="_31_309">y</text:span><text:span text:style-name="_31_809"> </text:span><text:span text:style-name="_36_74">s</text:span><text:span text:style-name="_31_420">h</text:span><text:span text:style-name="_32_403">o</text:span><text:span text:style-name="_38_05">t</text:span><text:span text:style-name="_31_132">g</text:span><text:span text:style-name="_32_151">u</text:span><text:span text:style-name="_37_72">n</text:span><text:span text:style-name="_31_345">,</text:span><text:span text:style-name="_31_809"> </text:span><text:span text:style-name="_37_72">a</text:span><text:span text:style-name="_31_503">n</text:span><text:span text:style-name="_32_437">d</text:span><text:span text:style-name="_39_"> </text:span><text:span text:style-name="_31_792">s</text:span><text:span text:style-name="_32_041">t</text:span><text:span text:style-name="_38_19">o</text:span><text:span text:style-name="_31_143">o</text:span><text:span text:style-name="_32_140">d</text:span><text:span text:style-name="_39_"> </text:span><text:span text:style-name="_31_501">t</text:span><text:span text:style-name="_32_221">i</text:span><text:span text:style-name="_36_37">m</text:span><text:span text:style-name="_31_321">i</text:span><text:span text:style-name="_32_295">n</text:span><text:span text:style-name="_37_72">g</text:span><text:span text:style-name="_39_09"> </text:span><text:span text:style-name="_32_581">t</text:span><text:span text:style-name="_34_24">h</text:span><text:span text:style-name="_31_419">e</text:span><text:span text:style-name="_31_805"> </text:span><text:span text:style-name="_33_52">c</text:span><text:span text:style-name="_31_203">o</text:span><text:span text:style-name="_32_043">a</text:span><text:span text:style-name="_35_92">c</text:span><text:span text:style-name="_31_540">h</text:span><text:span text:style-name="_32_077">m</text:span><text:span text:style-name="_34_11">a</text:span><text:span text:style-name="_31_681">n</text:span><text:span text:style-name="_31_805"> </text:span><text:span text:style-name="_33_37">w</text:span><text:span text:style-name="_31_359">h</text:span><text:span text:style-name="_32_137">i</text:span><text:span text:style-name="_37_09">l</text:span><text:span text:style-name="_31_684">s</text:span><text:span text:style-name="_32_569">t</text:span><text:span text:style-name="_35_"> </text:span><text:span text:style-name="_31_681">t</text:span><text:span text:style-name="_32_140">h</text:span><text:span text:style-name="_38_07">a</text:span><text:span text:style-name="_31_573">t</text:span><text:span text:style-name="_31_805"> </text:span><text:span text:style-name="_32_68">a</text:span><text:span text:style-name="_31_611">p</text:span><text:span text:style-name="_32_691">p</text:span><text:span text:style-name="_36_76">a</text:span><text:span text:style-name="_31_141">l</text:span><text:span text:style-name="_32_389">l</text:span><text:span text:style-name="_37_81">i</text:span><text:span text:style-name="_31_720">n</text:span><text:span text:style-name="_32_583">g</text:span><text:span text:style-name="_35_"> </text:span><text:span text:style-name="_31_599">b</text:span><text:span text:style-name="_32_116">u</text:span><text:span text:style-name="_32_80">z</text:span><text:span text:style-name="_31_358">z</text:span><text:span text:style-name="_32_137">i</text:span><text:span text:style-name="_34_23">n</text:span><text:span text:style-name="_31_216">g</text:span><text:span text:style-name="_31_809"> </text:span><text:span text:style-name="_34_81">w</text:span><text:span text:style-name="_31_576">e</text:span><text:span text:style-name="_32_643">n</text:span><text:span text:style-name="_36_01">t</text:span><text:span text:style-name="_39_05"> </text:span><text:span text:style-name="_32_044">o</text:span><text:span text:style-name="_38_19">n</text:span><text:span text:style-name="_31_141">.</text:span><text:span text:style-name="_31_805"> </text:span><text:span text:style-name="_33_01">I</text:span><text:span text:style-name="_39_09"> </text:span><text:span text:style-name="_32_690">k</text:span><text:span text:style-name="_38_92">n</text:span><text:span text:style-name="_31_501">e</text:span><text:span text:style-name="_32_389">w</text:span><text:span text:style-name="_39_"> </text:span><text:span text:style-name="_31_681">t</text:span><text:span text:style-name="_32_223">h</text:span><text:span text:style-name="_38_92">a</text:span><text:span text:style-name="_31_321">t</text:span><text:span text:style-name="_31_805"> </text:span><text:span text:style-name="_36_64">h</text:span><text:span text:style-name="_31_237">i</text:span><text:span text:style-name="_32_402">s</text:span><text:span text:style-name="_39_"> </text:span><text:span text:style-name="_31_708">g</text:span><text:span text:style-name="_32_403">o</text:span><text:span text:style-name="_34_48">n</text:span><text:span text:style-name="_31_419">g</text:span><text:span text:style-name="_31_809"> </text:span><text:span text:style-name="_36_27">h</text:span><text:span text:style-name="_31_324">a</text:span><text:span text:style-name="_32_245">d</text:span><text:span text:style-name="_39_"> </text:span><text:span text:style-name="_31_237">f</text:span><text:span text:style-name="_32_245">l</text:span><text:span text:style-name="_36_76">u</text:span><text:span text:style-name="_31_383">n</text:span><text:span text:style-name="_32_149">g</text:span><text:span text:style-name="_39_"> </text:span><text:span text:style-name="_31_669">h</text:span><text:span text:style-name="_32_689">i</text:span><text:span text:style-name="_34_93">m</text:span><text:span text:style-name="_39_09"> </text:span><text:span text:style-name="_32_620">o</text:span><text:span text:style-name="_38_19">u</text:span><text:span text:style-name="_31_429">t</text:span><text:span text:style-name="_32_209">,</text:span><text:span text:style-name="_35_"> </text:span><text:span text:style-name="_31_489">t</text:span><text:span text:style-name="_32_440">o</text:span><text:span text:style-name="_36_63">o</text:span><text:span text:style-name="_31_789">,</text:span><text:span text:style-name="_31_809"> </text:span><text:span text:style-name="_37_84">a</text:span><text:span text:style-name="_31_167">n</text:span><text:span text:style-name="_32_437">d</text:span><text:span text:style-name="_39_"> </text:span><text:span text:style-name="_31_561">t</text:span><text:span text:style-name="_32_152">h</text:span><text:span text:style-name="_33_51">a</text:span><text:span text:style-name="_31_741">t</text:span><text:span text:style-name="_31_805"> </text:span><text:span text:style-name="_37_11">h</text:span><text:span text:style-name="_31_216">e</text:span><text:span text:style-name="_31_805"> </text:span><text:span text:style-name="_38_89">w</text:span><text:span text:style-name="_31_780">o</text:span><text:span text:style-name="_32_607">u</text:span><text:span text:style-name="_33_13">l</text:span><text:span text:style-name="_31_309">d</text:span><text:span text:style-name="_31_805"> </text:span><text:span text:style-name="_32_31">b</text:span><text:span text:style-name="_31_216">e</text:span><text:span text:style-name="_31_809"> </text:span><text:span text:style-name="_35_32">a</text:span><text:span text:style-name="_31_501">l</text:span><text:span text:style-name="_32_043">o</text:span><text:span text:style-name="_38_20">n</text:span><text:span text:style-name="_31_419">g</text:span><text:span text:style-name="_31_809"> </text:span><text:span text:style-name="_34_93">w</text:span><text:span text:style-name="_31_501">i</text:span><text:span text:style-name="_32_317">t</text:span><text:span text:style-name="_33_13">h</text:span><text:span text:style-name="_39_09"> </text:span><text:span text:style-name="_32_247">h</text:span><text:span text:style-name="_36_97">i</text:span><text:span text:style-name="_31_240">s</text:span><text:span text:style-name="_31_809"> </text:span><text:span text:style-name="_36_76">g</text:span><text:span text:style-name="_31_743">u</text:span><text:span text:style-name="_32_617">n</text:span><text:span text:style-name="_39_"> </text:span><text:span text:style-name="_31_671">a</text:span><text:span text:style-name="_32_104">s</text:span><text:span text:style-name="_35_"> </text:span><text:span text:style-name="_31_358">s</text:span><text:span text:style-name="_32_224">o</text:span><text:span text:style-name="_38_80">o</text:span><text:span text:style-name="_31_527">n</text:span><text:span text:style-name="_31_805"> </text:span><text:span text:style-name="_38_92">a</text:span><text:span text:style-name="_31_310">s</text:span><text:span text:style-name="_31_805"> </text:span><text:span text:style-name="_36_99">h</text:span><text:span text:style-name="_31_528">e</text:span><text:span text:style-name="_31_809"> </text:span><text:span text:style-name="_37_72">c</text:span><text:span text:style-name="_31_779">o</text:span><text:span text:style-name="_32_583">u</text:span><text:span text:style-name="_38_05">l</text:span><text:span text:style-name="_31_708">d</text:span><text:span text:style-name="_31_809"> </text:span><text:span text:style-name="_32_41">j</text:span><text:span text:style-name="_31_143">u</text:span><text:span text:style-name="_32_617">m</text:span><text:span text:style-name="_36_40">p</text:span><text:span text:style-name="_39_09"> </text:span><text:span text:style-name="_32_293">i</text:span><text:span text:style-name="_32_43">n</text:span><text:span text:style-name="_31_393">t</text:span><text:span text:style-name="_32_608">o</text:span><text:span text:style-name="_39_"> </text:span><text:span text:style-name="_31_576">h</text:span><text:span text:style-name="_32_113">i</text:span><text:span text:style-name="_37_82">s</text:span><text:span text:style-name="_39_09"> </text:span><text:span text:style-name="_32_320">c</text:span><text:span text:style-name="_36_01">l</text:span><text:span text:style-name="_31_755">o</text:span><text:span text:style-name="_32_149">t</text:span><text:span text:style-name="_33_15">h</text:span><text:span text:style-name="_31_420">e</text:span><text:span text:style-name="_32_581">s</text:span><text:span text:style-name="_33_01">.</text:span><text:span text:style-name="_39_05"> </text:span><text:span text:style-name="_32_329">W</text:span><text:span text:style-name="_34_60">h</text:span><text:span text:style-name="_31_347">e</text:span><text:span text:style-name="_32_065">n</text:span><text:span text:style-name="_35_"> </text:span><text:span text:style-name="_31_417">I</text:span><text:span text:style-name="_31_809"> </text:span><text:span text:style-name="_34_57">j</text:span><text:span text:style-name="_31_792">u</text:span><text:span text:style-name="_32_247">d</text:span><text:span text:style-name="_34_95">g</text:span><text:span text:style-name="_31_384">e</text:span><text:span text:style-name="_32_281">d</text:span><text:span text:style-name="_39_"> </text:span><text:span text:style-name="_31_537">t</text:span><text:span text:style-name="_32_691">h</text:span><text:span text:style-name="_32_32">a</text:span><text:span text:style-name="_31_681">t</text:span><text:span text:style-name="_31_809"> </text:span><text:span text:style-name="_35_29">t</text:span><text:span text:style-name="_31_203">h</text:span><text:span text:style-name="_32_284">e</text:span><text:span text:style-name="_35_"> </text:span><text:span text:style-name="_31_237">t</text:span><text:span text:style-name="_32_497">i</text:span><text:span text:style-name="_32_77">m</text:span><text:span text:style-name="_31_669">e</text:span><text:span text:style-name="_31_805"> </text:span><text:span text:style-name="_34_81">w</text:span><text:span text:style-name="_31_324">a</text:span><text:span text:style-name="_32_618">s</text:span><text:span text:style-name="_39_"> </text:span><text:span text:style-name="_31_381">r</text:span><text:span text:style-name="_32_209">i</text:span><text:span text:style-name="_35_92">p</text:span><text:span text:style-name="_31_311">e</text:span><text:span text:style-name="_32_509">,</text:span><text:span text:style-name="_39_"> </text:span><text:span text:style-name="_31_789">I</text:span><text:span text:style-name="_31_809"> </text:span><text:span text:style-name="_37_82">c</text:span><text:span text:style-name="_31_777">r</text:span><text:span text:style-name="_32_080">e</text:span><text:span text:style-name="_33_13">p</text:span><text:span text:style-name="_31_597">t</text:span><text:span text:style-name="_31_805"> </text:span><text:span text:style-name="_32_65">t</text:span><text:span text:style-name="_31_357">o</text:span><text:span text:style-name="_31_805"> </text:span><text:span text:style-name="_34_81">t</text:span><text:span text:style-name="_31_756">h</text:span><text:span text:style-name="_32_079">e</text:span><text:span text:style-name="_39_"> </text:span><text:span text:style-name="_31_669">r</text:span><text:span text:style-name="_32_403">o</text:span><text:span text:style-name="_35_92">o</text:span><text:span text:style-name="_31_201">m</text:span><text:span text:style-name="_31_805"> </text:span><text:span text:style-name="_35_19">n</text:span><text:span text:style-name="_31_348">e</text:span><text:span text:style-name="_32_293">x</text:span><text:span text:style-name="_35_17">t</text:span><text:span text:style-name="_39_09"> </text:span><text:span text:style-name="_32_029">t</text:span><text:span text:style-name="_36_75">h</text:span><text:span text:style-name="_31_132">e</text:span><text:span text:style-name="_31_809"> </text:span><text:span text:style-name="_33_52">n</text:span><text:span text:style-name="_31_755">u</text:span><text:span text:style-name="_32_245">r</text:span><text:span text:style-name="_37_10">s</text:span><text:span text:style-name="_31_216">e</text:span><text:span text:style-name="_32_293">r</text:span><text:span text:style-name="_35_29">y</text:span><text:span text:style-name="_31_669">,</text:span><text:span text:style-name="_31_809"> </text:span><text:span text:style-name="_32_80">g</text:span><text:span text:style-name="_31_177">l</text:span><text:span text:style-name="_32_331">a</text:span><text:span text:style-name="_36_76">n</text:span><text:span text:style-name="_31_178">c</text:span><text:span text:style-name="_32_403">e</text:span><text:span text:style-name="_38_20">d</text:span><text:span text:style-name="_39_09"> </text:span><text:span text:style-name="_32_617">t</text:span><text:span text:style-name="_37_71">h</text:span><text:span text:style-name="_31_537">r</text:span><text:span text:style-name="_32_296">o</text:span><text:span text:style-name="_32_43">u</text:span><text:span text:style-name="_31_216">g</text:span><text:span text:style-name="_32_497">h</text:span><text:span text:style-name="_39_"> </text:span><text:span text:style-name="_31_309">t</text:span><text:span text:style-name="_32_427">h</text:span><text:span text:style-name="_38_80">e</text:span><text:span text:style-name="_39_05"> </text:span><text:span text:style-name="_32_689">w</text:span><text:span text:style-name="_34_81">i</text:span><text:span text:style-name="_31_383">n</text:span><text:span text:style-name="_32_464">d</text:span><text:span text:style-name="_32_41">o</text:span><text:span text:style-name="_31_393">w</text:span><text:span text:style-name="_32_221">,</text:span><text:span text:style-name="_35_"> </text:span><text:span text:style-name="_31_600">a</text:span><text:span text:style-name="_32_499">n</text:span><text:span text:style-name="_34_09">d</text:span><text:span text:style-name="_39_05"> </text:span><text:span text:style-name="_32_462">s</text:span><text:span text:style-name="_34_96">a</text:span><text:span text:style-name="_31_417">w</text:span><text:span text:style-name="_31_805"> </text:span><text:span text:style-name="_34_21">t</text:span><text:span text:style-name="_31_347">h</text:span><text:span text:style-name="_32_572">e</text:span><text:span text:style-name="_35_"> </text:span><text:span text:style-name="_31_165">d</text:span><text:span text:style-name="_32_041">i</text:span><text:span text:style-name="_38_53">m</text:span><text:span text:style-name="_39_05"> </text:span><text:span text:style-name="_32_043">o</text:span><text:span text:style-name="_34_84">u</text:span><text:span text:style-name="_31_177">t</text:span><text:span text:style-name="_32_425">l</text:span><text:span text:style-name="_32_65">i</text:span><text:span text:style-name="_31_528">n</text:span><text:span text:style-name="_32_043">e</text:span><text:span text:style-name="_35_"> </text:span><text:span text:style-name="_31_249">o</text:span><text:span text:style-name="_32_317">f</text:span><text:span text:style-name="_35_"> </text:span><text:span text:style-name="_31_753">t</text:span><text:span text:style-name="_32_403">h</text:span><text:span text:style-name="_36_28">e</text:span><text:span text:style-name="_39_09"> </text:span><text:span text:style-name="_32_042">c</text:span><text:span text:style-name="_32_68">o</text:span><text:span text:style-name="_31_324">a</text:span><text:span text:style-name="_32_210">c</text:span><text:span text:style-name="_32_32">h</text:span><text:span text:style-name="_31_357">m</text:span><text:span text:style-name="_32_607">a</text:span><text:span text:style-name="_38_17">n</text:span><text:span text:style-name="_39_05"> </text:span><text:span text:style-name="_32_101">i</text:span><text:span text:style-name="_36_37">n</text:span><text:span text:style-name="_39_05"> </text:span><text:span text:style-name="_32_209">t</text:span><text:span text:style-name="_33_39">h</text:span><text:span text:style-name="_31_684">e</text:span><text:span text:style-name="_31_809"> </text:span><text:span text:style-name="_33_14">y</text:span><text:span text:style-name="_31_756">a</text:span><text:span text:style-name="_32_461">r</text:span><text:span text:style-name="_34_09">d</text:span><text:span text:style-name="_39_09"> </text:span><text:span text:style-name="_32_068">b</text:span><text:span text:style-name="_38_91">e</text:span><text:span text:style-name="_31_201">l</text:span><text:span text:style-name="_32_137">o</text:span><text:span text:style-name="_38_41">w</text:span><text:span text:style-name="_31_345">,</text:span><text:span text:style-name="_31_809"> </text:span><text:span text:style-name="_36_64">s</text:span><text:span text:style-name="_31_165">t</text:span><text:span text:style-name="_32_679">a</text:span><text:span text:style-name="_37_71">n</text:span><text:span text:style-name="_31_684">d</text:span><text:span text:style-name="_32_401">i</text:span><text:span text:style-name="_35_20">n</text:span><text:span text:style-name="_31_743">g</text:span><text:span text:style-name="_31_805"> </text:span><text:span text:style-name="_34_93">a</text:span><text:span text:style-name="_31_165">t</text:span><text:span text:style-name="_31_809"> </text:span><text:span text:style-name="_38_07">p</text:span><text:span text:style-name="_31_597">r</text:span><text:span text:style-name="_32_320">e</text:span><text:span text:style-name="_33_16">s</text:span><text:span text:style-name="_31_431">e</text:span><text:span text:style-name="_32_619">n</text:span><text:span text:style-name="_36_01">t</text:span>-<text:span text:style-name="_32_392">a</text:span><text:span text:style-name="_38_89">r</text:span><text:span text:style-name="_31_789">m</text:span><text:span text:style-name="_32_689">s</text:span><text:span text:style-name="_35_"> </text:span><text:span text:style-name="_31_323">a</text:span><text:span text:style-name="_32_212">n</text:span><text:span text:style-name="_34_09">d</text:span><text:span text:style-name="_39_05"> </text:span><text:span text:style-name="_32_389">w</text:span><text:span text:style-name="_36_75">a</text:span><text:span text:style-name="_31_561">i</text:span><text:span text:style-name="_32_113">t</text:span><text:span text:style-name="_34_21">i</text:span><text:span text:style-name="_31_204">n</text:span><text:span text:style-name="_32_077">g</text:span><text:span text:style-name="_39_"> </text:span><text:span text:style-name="_31_393">f</text:span><text:span text:style-name="_32_461">o</text:span><text:span text:style-name="_32_77">r</text:span><text:span text:style-name="_39_09"> </text:span><text:span text:style-name="_32_329">a</text:span><text:span text:style-name="_35_"> </text:span><text:span text:style-name="_31_322">c</text:span><text:span text:style-name="_32_440">h</text:span><text:span text:style-name="_34_59">a</text:span><text:span text:style-name="_31_684">n</text:span><text:span text:style-name="_32_332">c</text:span><text:span text:style-name="_37_83">e</text:span><text:span text:style-name="_31_417">.</text:span><text:span text:style-name="_31_805"> </text:span><text:span text:style-name="_37_69">T</text:span><text:span text:style-name="_31_672">h</text:span><text:span text:style-name="_32_139">e</text:span><text:span text:style-name="_36_73">n</text:span><text:span text:style-name="_39_09"> </text:span><text:span text:style-name="_32_281">I</text:span><text:span text:style-name="_35_"> </text:span><text:span text:style-name="_31_491">h</text:span><text:span text:style-name="_32_284">o</text:span><text:span text:style-name="_34_12">p</text:span><text:span text:style-name="_31_347">p</text:span><text:span text:style-name="_32_391">e</text:span><text:span text:style-name="_38_08">d</text:span><text:span text:style-name="_39_09"> </text:span><text:span text:style-name="_32_245">i</text:span><text:span text:style-name="_36_28">n</text:span><text:span text:style-name="_31_681">t</text:span><text:span text:style-name="_32_643">o</text:span><text:span text:style-name="_35_"> </text:span><text:span text:style-name="_31_789">t</text:span><text:span text:style-name="_32_403">h</text:span><text:span text:style-name="_38_92">e</text:span><text:span text:style-name="_39_05"> </text:span><text:span text:style-name="_32_295">n</text:span><text:span text:style-name="_38_08">u</text:span><text:span text:style-name="_31_537">r</text:span><text:span text:style-name="_32_116">s</text:span><text:span text:style-name="_32_43">e</text:span><text:span text:style-name="_31_201">r</text:span><text:span text:style-name="_32_029">y</text:span><text:span text:style-name="_35_"> </text:span><text:span text:style-name="_31_791">a</text:span><text:span text:style-name="_32_656">n</text:span><text:span text:style-name="_35_17">d</text:span><text:span text:style-name="_39_09"> </text:span><text:span text:style-name="_32_029">f</text:span><text:span text:style-name="_32_29">i</text:span><text:span text:style-name="_31_309">r</text:span><text:span text:style-name="_32_259">e</text:span><text:span text:style-name="_33_04">d</text:span><text:span text:style-name="_31_129">,</text:span><text:span text:style-name="_31_809"> </text:span><text:span text:style-name="_32_44">a</text:span><text:span text:style-name="_31_671">n</text:span><text:span text:style-name="_32_677">d</text:span><text:span text:style-name="_35_"> </text:span><text:span text:style-name="_31_537">i</text:span><text:span text:style-name="_32_425">n</text:span><text:span text:style-name="_35_"> </text:span><text:span text:style-name="_31_309">t</text:span><text:span text:style-name="_32_584">h</text:span><text:span text:style-name="_32_79">e</text:span><text:span text:style-name="_39_05"> </text:span><text:span text:style-name="_32_078">s</text:span><text:span text:style-name="_35_32">a</text:span><text:span text:style-name="_31_753">m</text:span><text:span text:style-name="_32_641">e</text:span><text:span text:style-name="_35_"> </text:span><text:span text:style-name="_31_717">i</text:span><text:span text:style-name="_32_655">n</text:span><text:span text:style-name="_34_24">s</text:span><text:span text:style-name="_31_141">t</text:span><text:span text:style-name="_32_463">a</text:span><text:span text:style-name="_34_84">n</text:span><text:span text:style-name="_31_249">t</text:span><text:span text:style-name="_31_805"> </text:span><text:span text:style-name="_36_01">t</text:span><text:span text:style-name="_31_575">h</text:span><text:span text:style-name="_32_644">e</text:span><text:span text:style-name="_35_"> </text:span><text:span text:style-name="_31_564">c</text:span><text:span text:style-name="_32_391">o</text:span><text:span text:style-name="_36_04">a</text:span><text:span text:style-name="_31_598">c</text:span><text:span text:style-name="_32_403">h</text:span><text:span text:style-name="_34_21">m</text:span><text:span text:style-name="_31_384">a</text:span><text:span text:style-name="_32_653">n</text:span><text:span text:style-name="_35_"> </text:span><text:span text:style-name="_31_564">d</text:span><text:span text:style-name="_32_209">i</text:span><text:span text:style-name="_34_58">s</text:span><text:span text:style-name="_31_418">c</text:span><text:span text:style-name="_32_152">h</text:span><text:span text:style-name="_34_12">a</text:span><text:span text:style-name="_31_489">r</text:span><text:span text:style-name="_32_211">g</text:span><text:span text:style-name="_36_64">e</text:span><text:span text:style-name="_31_167">d</text:span><text:span text:style-name="_31_809"> </text:span><text:span text:style-name="_36_61">a</text:span><text:span text:style-name="_31_741">t</text:span><text:span text:style-name="_31_805"> </text:span><text:span text:style-name="_36_97">t</text:span><text:span text:style-name="_31_779">h</text:span><text:span text:style-name="_32_284">e</text:span><text:span text:style-name="_39_"> </text:span><text:span text:style-name="_31_429">r</text:span><text:span text:style-name="_32_139">e</text:span><text:span text:style-name="_38_56">d</text:span><text:span text:style-name="_39_09"> </text:span><text:span text:style-name="_32_437">f</text:span><text:span text:style-name="_32_77">l</text:span><text:span text:style-name="_31_719">a</text:span><text:span text:style-name="_32_068">s</text:span><text:span text:style-name="_34_45">h</text:span><text:span text:style-name="_39_09"> </text:span><text:span text:style-name="_32_317">o</text:span><text:span text:style-name="_36_73">f</text:span><text:span text:style-name="_39_09"> </text:span><text:span text:style-name="_32_077">m</text:span><text:span text:style-name="_36_37">y</text:span><text:span text:style-name="_39_05"> </text:span><text:span text:style-name="_32_260">g</text:span><text:span text:style-name="_38_43">u</text:span><text:span text:style-name="_31_741">n</text:span><text:span text:style-name="_32_281">.</text:span><text:span text:style-name="_35_"> </text:span><text:span text:style-name="_31_525">B</text:span><text:span text:style-name="_32_643">o</text:span><text:span text:style-name="_36_01">t</text:span><text:span text:style-name="_31_240">h</text:span><text:span text:style-name="_31_805"> </text:span><text:span text:style-name="_34_57">o</text:span><text:span text:style-name="_31_705">f</text:span><text:span text:style-name="_31_805"> </text:span><text:span text:style-name="_36_28">u</text:span><text:span text:style-name="_31_394">s</text:span><text:span text:style-name="_31_809"> </text:span><text:span text:style-name="_34_57">w</text:span><text:span text:style-name="_31_323">e</text:span><text:span text:style-name="_32_245">r</text:span><text:span text:style-name="_37_72">e</text:span><text:span text:style-name="_39_09"> </text:span><text:span text:style-name="_32_284">s</text:span><text:span text:style-name="_36_63">u</text:span><text:span text:style-name="_31_790">c</text:span><text:span text:style-name="_32_464">c</text:span><text:span text:style-name="_35_32">e</text:span><text:span text:style-name="_31_670">s</text:span><text:span text:style-name="_32_080">s</text:span><text:span text:style-name="_36_73">f</text:span><text:span text:style-name="_31_239">u</text:span><text:span text:style-name="_32_245">l</text:span><text:span text:style-name="_35_17">;</text:span><text:span text:style-name="_39_05"> </text:span><text:span text:style-name="_32_317">I</text:span><text:span text:style-name="_39_"> </text:span><text:span text:style-name="_31_575">g</text:span><text:span text:style-name="_32_041">i</text:span><text:span text:style-name="_34_09">m</text:span><text:span text:style-name="_31_792">p</text:span><text:span text:style-name="_32_101">y</text:span><text:span text:style-name="_39_"> </text:span><text:span text:style-name="_31_357">a</text:span><text:span text:style-name="_31_805"> </text:span><text:span text:style-name="_33_04">n</text:span><text:span text:style-name="_31_671">u</text:span><text:span text:style-name="_32_497">r</text:span><text:span text:style-name="_34_96">s</text:span><text:span text:style-name="_31_251">e</text:span><text:span text:style-name="_32_677">,</text:span><text:span text:style-name="_35_"> </text:span><text:span text:style-name="_31_395">a</text:span><text:span text:style-name="_32_584">n</text:span><text:span text:style-name="_32_77">d</text:span><text:span text:style-name="_39_05"> </text:span><text:span text:style-name="_32_223">h</text:span><text:span text:style-name="_35_32">e</text:span><text:span text:style-name="_39_09"> </text:span><text:span text:style-name="_32_044">s</text:span><text:span text:style-name="_38_91">h</text:span><text:span text:style-name="_31_705">o</text:span><text:span text:style-name="_32_221">t</text:span><text:span text:style-name="_39_"> </text:span><text:span text:style-name="_31_537">o</text:span><text:span text:style-name="_32_605">f</text:span><text:span text:style-name="_37_69">f</text:span><text:span text:style-name="_39_09"> </text:span><text:span text:style-name="_32_425">a</text:span><text:span text:style-name="_35_17">l</text:span><text:span text:style-name="_31_537">l</text:span><text:span text:style-name="_31_805"> </text:span><text:span text:style-name="_33_01">m</text:span><text:span text:style-name="_31_249">y</text:span><text:span text:style-name="_31_809"> </text:span><text:span text:style-name="_33_51">b</text:span><text:span text:style-name="_31_684">a</text:span><text:span text:style-name="_32_080">c</text:span><text:span text:style-name="_34_10">k</text:span><text:span text:style-name="_39_05"> </text:span><text:span text:style-name="_32_607">h</text:span><text:span text:style-name="_33_16">a</text:span><text:span text:style-name="_31_609">i</text:span><text:span text:style-name="_32_461">r</text:span><text:span text:style-name="_37_09">.</text:span><text:span text:style-name="_39_05"> </text:span><text:span text:style-name="_32_437">W</text:span><text:span text:style-name="_33_13">e</text:span><text:span text:style-name="_39_09"> </text:span><text:span text:style-name="_32_077">t</text:span><text:span text:style-name="_35_19">u</text:span><text:span text:style-name="_31_321">r</text:span><text:span text:style-name="_32_584">n</text:span><text:span text:style-name="_38_43">e</text:span><text:span text:style-name="_31_564">d</text:span><text:span text:style-name="_31_805"> </text:span><text:span text:style-name="_32_44">u</text:span><text:span text:style-name="_31_131">p</text:span><text:span text:style-name="_31_809"> </text:span><text:span text:style-name="_33_01">t</text:span><text:span text:style-name="_31_132">h</text:span><text:span text:style-name="_32_403">e</text:span><text:span text:style-name="_39_"> </text:span><text:span text:style-name="_31_168">g</text:span><text:span text:style-name="_32_067">a</text:span><text:span text:style-name="_35_17">s</text:span><text:span text:style-name="_31_705">,</text:span><text:span text:style-name="_31_805"> </text:span><text:span text:style-name="_38_44">a</text:span><text:span text:style-name="_31_131">n</text:span><text:span text:style-name="_32_077">d</text:span><text:span text:style-name="_35_"> </text:span><text:span text:style-name="_31_681">t</text:span><text:span text:style-name="_32_511">e</text:span><text:span text:style-name="_37_81">l</text:span><text:span text:style-name="_31_720">e</text:span><text:span text:style-name="_32_080">p</text:span><text:span text:style-name="_38_91">h</text:span><text:span text:style-name="_31_383">o</text:span><text:span text:style-name="_32_464">n</text:span><text:span text:style-name="_34_24">e</text:span><text:span text:style-name="_31_311">d</text:span><text:span text:style-name="_31_809"> </text:span><text:span text:style-name="_37_69">f</text:span><text:span text:style-name="_31_357">o</text:span><text:span text:style-name="_32_317">r</text:span><text:span text:style-name="_35_"> </text:span><text:span text:style-name="_31_249">a</text:span><text:span text:style-name="_31_805"> </text:span><text:span text:style-name="_35_32">s</text:span><text:span text:style-name="_31_383">u</text:span><text:span text:style-name="_32_317">r</text:span><text:span text:style-name="_33_39">g</text:span><text:span text:style-name="_31_324">e</text:span><text:span text:style-name="_32_692">o</text:span><text:span text:style-name="_35_19">n</text:span><text:span text:style-name="_31_237">.</text:span><text:span text:style-name="_31_805"> </text:span><text:span text:style-name="_36_97">T</text:span><text:span text:style-name="_31_420">h</text:span><text:span text:style-name="_32_607">e</text:span><text:span text:style-name="_38_41">r</text:span><text:span text:style-name="_31_777">e</text:span><text:span text:style-name="_31_809"> </text:span><text:span text:style-name="_35_29">w</text:span><text:span text:style-name="_31_671">a</text:span><text:span text:style-name="_32_320">s</text:span><text:span text:style-name="_35_"> </text:span><text:span text:style-name="_31_311">n</text:span><text:span text:style-name="_32_692">o</text:span><text:span text:style-name="_36_73">t</text:span><text:span text:style-name="_39_05"> </text:span><text:span text:style-name="_32_293">a</text:span><text:span text:style-name="_35_"> </text:span><text:span text:style-name="_31_432">s</text:span><text:span text:style-name="_32_641">i</text:span><text:span text:style-name="_36_99">g</text:span><text:span text:style-name="_31_129">n</text:span><text:span text:style-name="_31_805"> </text:span><text:span text:style-name="_38_53">o</text:span><text:span text:style-name="_31_681">f</text:span><text:span text:style-name="_31_809"> </text:span><text:span text:style-name="_37_09">a</text:span><text:span text:style-name="_39_05"> </text:span><text:span text:style-name="_32_211">b</text:span><text:span text:style-name="_36_76">u</text:span><text:span text:style-name="_31_525">r</text:span><text:span text:style-name="_32_068">g</text:span><text:span text:style-name="_35_29">l</text:span><text:span text:style-name="_31_671">a</text:span><text:span text:style-name="_32_617">r</text:span><text:span text:style-name="_34_93">,</text:span><text:span text:style-name="_39_09"> </text:span><text:span text:style-name="_32_332">a</text:span><text:span text:style-name="_37_83">n</text:span><text:span text:style-name="_31_669">d</text:span><text:span text:style-name="_31_805"> </text:span><text:span text:style-name="_32_43">n</text:span><text:span text:style-name="_31_384">o</text:span><text:span text:style-name="_31_809"> </text:span><text:span text:style-name="_38_89">w</text:span><text:span text:style-name="_31_681">i</text:span><text:span text:style-name="_32_608">n</text:span><text:span text:style-name="_36_39">d</text:span><text:span text:style-name="_31_501">o</text:span><text:span text:style-name="_32_605">w</text:span><text:span text:style-name="_39_"> </text:span><text:span text:style-name="_31_792">h</text:span><text:span text:style-name="_32_391">a</text:span><text:span text:style-name="_37_69">d</text:span><text:span text:style-name="_39_09"> </text:span><text:span text:style-name="_32_680">b</text:span><text:span text:style-name="_37_83">e</text:span><text:span text:style-name="_31_347">e</text:span><text:span text:style-name="_32_500">n</text:span><text:span text:style-name="_39_"> </text:span><text:span text:style-name="_31_381">r</text:span><text:span text:style-name="_32_403">a</text:span><text:span text:style-name="_36_97">i</text:span><text:span text:style-name="_31_432">s</text:span><text:span text:style-name="_32_692">e</text:span><text:span text:style-name="_34_23">d</text:span><text:span text:style-name="_31_129">.</text:span><text:span text:style-name="_31_809"> </text:span><text:span text:style-name="_34_81">O</text:span><text:span text:style-name="_31_743">n</text:span><text:span text:style-name="_32_500">e</text:span><text:span text:style-name="_35_"> </text:span><text:span text:style-name="_31_167">g</text:span><text:span text:style-name="_32_257">l</text:span><text:span text:style-name="_32_80">a</text:span><text:span text:style-name="_31_132">s</text:span><text:span text:style-name="_32_582">s</text:span><text:span text:style-name="_39_"> </text:span><text:span text:style-name="_31_309">w</text:span><text:span text:style-name="_32_572">a</text:span><text:span text:style-name="_34_10">s</text:span><text:span text:style-name="_39_05"> </text:span><text:span text:style-name="_32_103">a</text:span><text:span text:style-name="_38_80">b</text:span><text:span text:style-name="_31_778">s</text:span><text:span text:style-name="_32_644">e</text:span><text:span text:style-name="_36_61">n</text:span><text:span text:style-name="_31_537">t</text:span><text:span text:style-name="_32_497">,</text:span><text:span text:style-name="_35_"> </text:span><text:span text:style-name="_31_609">m</text:span><text:span text:style-name="_32_043">e</text:span><text:span text:style-name="_34_81">r</text:span><text:span text:style-name="_31_564">e</text:span><text:span text:style-name="_32_509">l</text:span><text:span text:style-name="_33_13">y</text:span><text:span text:style-name="_39_09"> </text:span><text:span text:style-name="_32_653">t</text:span><text:span text:style-name="_36_99">h</text:span><text:span text:style-name="_31_204">a</text:span><text:span text:style-name="_32_041">t</text:span><text:span text:style-name="_39_"> </text:span><text:span text:style-name="_31_429">w</text:span><text:span text:style-name="_32_031">a</text:span><text:span text:style-name="_38_08">s</text:span><text:span text:style-name="_39_05"> </text:span><text:span text:style-name="_32_077">w</text:span><text:span text:style-name="_34_47">h</text:span><text:span text:style-name="_31_396">e</text:span><text:span text:style-name="_32_293">r</text:span><text:span text:style-name="_38_89">e</text:span><text:span text:style-name="_39_09"> </text:span><text:span text:style-name="_32_617">t</text:span><text:span text:style-name="_38_79">h</text:span><text:span text:style-name="_31_132">e</text:span><text:span text:style-name="_31_805"> </text:span><text:span text:style-name="_38_08">c</text:span><text:span text:style-name="_31_671">o</text:span><text:span text:style-name="_32_211">a</text:span><text:span text:style-name="_32_80">c</text:span><text:span text:style-name="_31_419">h</text:span><text:span text:style-name="_32_281">m</text:span><text:span text:style-name="_37_00">a</text:span><text:span text:style-name="_31_167">n</text:span><text:span text:style-name="_32_617">'</text:span><text:span text:style-name="_37_72">s</text:span><text:span text:style-name="_39_09"> </text:span><text:span text:style-name="_32_690">c</text:span><text:span text:style-name="_32_80">h</text:span><text:span text:style-name="_31_756">a</text:span><text:span text:style-name="_32_509">r</text:span><text:span text:style-name="_35_19">g</text:span><text:span text:style-name="_31_741">e</text:span><text:span text:style-name="_31_809"> </text:span><text:span text:style-name="_32_44">h</text:span><text:span text:style-name="_31_143">a</text:span><text:span text:style-name="_32_257">d</text:span><text:span text:style-name="_35_"> </text:span><text:span text:style-name="_31_780">c</text:span><text:span text:style-name="_32_319">o</text:span><text:span text:style-name="_33_13">m</text:span><text:span text:style-name="_31_237">e</text:span><text:span text:style-name="_31_809"> </text:span><text:span text:style-name="_32_29">t</text:span><text:span text:style-name="_31_131">h</text:span><text:span text:style-name="_32_437">r</text:span><text:span text:style-name="_34_84">o</text:span><text:span text:style-name="_31_744">u</text:span><text:span text:style-name="_32_427">g</text:span><text:span text:style-name="_35_17">h</text:span><text:span text:style-name="_31_129">.</text:span><text:span text:style-name="_31_809"> </text:span><text:span text:style-name="_38_17">H</text:span><text:span text:style-name="_31_240">e</text:span><text:span text:style-name="_32_653">r</text:span><text:span text:style-name="_34_95">e</text:span><text:span text:style-name="_39_09"> </text:span><text:span text:style-name="_32_641">w</text:span><text:span text:style-name="_36_76">a</text:span><text:span text:style-name="_31_238">s</text:span><text:span text:style-name="_31_809"> </text:span><text:span text:style-name="_38_89">a</text:span><text:span text:style-name="_39_05"> </text:span><text:span text:style-name="_32_437">f</text:span><text:span text:style-name="_32_41">i</text:span><text:span text:style-name="_31_719">n</text:span><text:span text:style-name="_32_572">e</text:span><text:span text:style-name="_39_"> </text:span><text:span text:style-name="_31_381">m</text:span><text:span text:style-name="_32_078">y</text:span><text:span text:style-name="_36_40">s</text:span><text:span text:style-name="_31_177">t</text:span><text:span text:style-name="_32_404">e</text:span><text:span text:style-name="_33_01">r</text:span><text:span text:style-name="_31_490">y</text:span>--<text:span text:style-name="_31_681">a</text:span><text:span text:style-name="_31_805"> </text:span><text:span text:style-name="_38_07">b</text:span><text:span text:style-name="_31_360">u</text:span><text:span text:style-name="_32_293">r</text:span><text:span text:style-name="_34_59">g</text:span><text:span text:style-name="_31_237">l</text:span><text:span text:style-name="_32_032">a</text:span><text:span text:style-name="_34_93">r</text:span><text:span text:style-name="_39_09"> </text:span><text:span text:style-name="_32_511">a</text:span><text:span text:style-name="_36_61">l</text:span><text:span text:style-name="_31_168">a</text:span><text:span text:style-name="_32_245">r</text:span><text:span text:style-name="_36_01">m</text:span><text:span text:style-name="_39_09"> </text:span><text:span text:style-name="_32_653">'</text:span><text:span text:style-name="_34_23">g</text:span><text:span text:style-name="_31_180">o</text:span><text:span text:style-name="_32_581">i</text:span><text:span text:style-name="_34_11">n</text:span><text:span text:style-name="_31_396">g</text:span><text:span text:style-name="_31_805"> </text:span><text:span text:style-name="_36_97">o</text:span><text:span text:style-name="_31_321">f</text:span><text:span text:style-name="_32_641">f</text:span><text:span text:style-name="_37_81">'</text:span><text:span text:style-name="_39_05"> </text:span><text:span text:style-name="_32_101">a</text:span><text:span text:style-name="_34_93">t</text:span><text:span text:style-name="_39_09"> </text:span><text:span text:style-name="_32_329">m</text:span><text:span text:style-name="_36_73">i</text:span><text:span text:style-name="_31_168">d</text:span><text:span text:style-name="_32_259">n</text:span><text:span text:style-name="_34_09">i</text:span><text:span text:style-name="_31_179">g</text:span><text:span text:style-name="_32_260">h</text:span><text:span text:style-name="_34_21">t</text:span><text:span text:style-name="_39_05"> </text:span><text:span text:style-name="_32_605">o</text:span><text:span text:style-name="_36_25">f</text:span><text:span text:style-name="_39_09"> </text:span><text:span text:style-name="_32_065">i</text:span><text:span text:style-name="_33_37">t</text:span><text:span text:style-name="_31_345">s</text:span><text:span text:style-name="_31_809"> </text:span><text:span text:style-name="_33_51">o</text:span><text:span text:style-name="_31_393">w</text:span><text:span text:style-name="_32_068">n</text:span><text:span text:style-name="_39_"> </text:span><text:span text:style-name="_31_144">a</text:span><text:span text:style-name="_32_078">c</text:span><text:span text:style-name="_32_44">c</text:span><text:span text:style-name="_31_755">o</text:span><text:span text:style-name="_32_329">r</text:span><text:span text:style-name="_37_69">d</text:span><text:span text:style-name="_31_429">,</text:span><text:span text:style-name="_31_805"> </text:span><text:span text:style-name="_34_96">a</text:span><text:span text:style-name="_31_431">n</text:span><text:span text:style-name="_32_065">d</text:span><text:span text:style-name="_39_"> </text:span><text:span text:style-name="_31_528">n</text:span><text:span text:style-name="_32_391">o</text:span><text:span text:style-name="_38_17">n</text:span><text:span text:style-name="_39_05"> </text:span><text:span text:style-name="_32_329">a</text:span><text:span text:style-name="_39_"> </text:span><text:span text:style-name="_31_564">b</text:span><text:span text:style-name="_32_043">u</text:span><text:span text:style-name="_32_29">r</text:span><text:span text:style-name="_31_528">g</text:span><text:span text:style-name="_32_245">l</text:span><text:span text:style-name="_38_55">a</text:span><text:span text:style-name="_31_537">r</text:span><text:span text:style-name="_31_805"> </text:span><text:span text:style-name="_36_25">i</text:span><text:span text:style-name="_31_129">n</text:span><text:span text:style-name="_31_805"> </text:span><text:span text:style-name="_36_37">t</text:span><text:span text:style-name="_31_611">h</text:span><text:span text:style-name="_32_104">e</text:span><text:span text:style-name="_39_"> </text:span><text:span text:style-name="_31_527">n</text:span><text:span text:style-name="_32_032">e</text:span><text:span text:style-name="_35_29">i</text:span><text:span text:style-name="_31_491">g</text:span><text:span text:style-name="_32_680">h</text:span><text:span text:style-name="_38_79">b</text:span><text:span text:style-name="_31_384">o</text:span><text:span text:style-name="_32_101">r</text:span><text:span text:style-name="_33_04">h</text:span><text:span text:style-name="_31_203">o</text:span><text:span text:style-name="_32_212">o</text:span><text:span text:style-name="_33_51">d</text:span><text:span text:style-name="_31_393">!</text:span></text:p>
      <text:p text:style-name="P1"><text:span text:style-name="_33_13">"</text:span><text:span text:style-name="_31_753">T</text:span><text:span text:style-name="_32_319">h</text:span><text:span text:style-name="_35_32">e</text:span><text:span text:style-name="_39_05"> </text:span><text:span text:style-name="_32_103">e</text:span><text:span text:style-name="_38_20">x</text:span><text:span text:style-name="_31_143">p</text:span><text:span text:style-name="_32_284">e</text:span><text:span text:style-name="_34_93">r</text:span><text:span text:style-name="_31_165">t</text:span><text:span text:style-name="_31_805"> </text:span><text:span text:style-name="_38_92">a</text:span><text:span text:style-name="_31_707">n</text:span><text:span text:style-name="_32_582">s</text:span><text:span text:style-name="_36_01">w</text:span><text:span text:style-name="_31_180">e</text:span><text:span text:style-name="_32_401">r</text:span><text:span text:style-name="_34_47">e</text:span><text:span text:style-name="_31_216">d</text:span><text:span text:style-name="_31_805"> </text:span><text:span text:style-name="_36_73">t</text:span><text:span text:style-name="_31_600">h</text:span><text:span text:style-name="_32_679">e</text:span><text:span text:style-name="_35_"> </text:span><text:span text:style-name="_31_132">u</text:span><text:span text:style-name="_32_510">s</text:span><text:span text:style-name="_37_11">u</text:span><text:span text:style-name="_31_252">a</text:span><text:span text:style-name="_32_461">l</text:span><text:span text:style-name="_35_"> </text:span><text:span text:style-name="_31_540">c</text:span><text:span text:style-name="_32_115">a</text:span><text:span text:style-name="_34_45">l</text:span><text:span text:style-name="_31_237">l</text:span><text:span text:style-name="_32_689">,</text:span><text:span text:style-name="_39_"> </text:span><text:span text:style-name="_31_396">a</text:span><text:span text:style-name="_32_139">n</text:span><text:span text:style-name="_34_93">d</text:span><text:span text:style-name="_39_05"> </text:span><text:span text:style-name="_32_584">e</text:span><text:span text:style-name="_32_78">x</text:span><text:span text:style-name="_31_167">p</text:span><text:span text:style-name="_32_041">l</text:span><text:span text:style-name="_34_24">a</text:span><text:span text:style-name="_31_309">i</text:span><text:span text:style-name="_32_463">n</text:span><text:span text:style-name="_38_20">e</text:span><text:span text:style-name="_31_753">d</text:span><text:span text:style-name="_31_809"> </text:span><text:span text:style-name="_32_41">t</text:span><text:span text:style-name="_31_312">h</text:span><text:span text:style-name="_32_643">a</text:span><text:span text:style-name="_36_37">t</text:span><text:span text:style-name="_39_09"> </text:span><text:span text:style-name="_32_389">i</text:span><text:span text:style-name="_32_41">t</text:span><text:span text:style-name="_39_05"> </text:span><text:span text:style-name="_32_401">w</text:span><text:span text:style-name="_32_79">a</text:span><text:span text:style-name="_31_780">s</text:span><text:span text:style-name="_31_805"> </text:span><text:span text:style-name="_38_17">a</text:span><text:span text:style-name="_39_09"> </text:span><text:span text:style-name="_32_077">'</text:span><text:span text:style-name="_38_77">F</text:span><text:span text:style-name="_31_167">a</text:span><text:span text:style-name="_32_401">l</text:span><text:span text:style-name="_38_44">s</text:span><text:span text:style-name="_31_141">e</text:span><text:span text:style-name="_31_805"> </text:span><text:span text:style-name="_36_64">a</text:span><text:span text:style-name="_31_717">l</text:span><text:span text:style-name="_32_139">a</text:span><text:span text:style-name="_33_01">r</text:span><text:span text:style-name="_31_129">m</text:span><text:span text:style-name="_32_509">.</text:span><text:span text:style-name="_36_25">'</text:span><text:span text:style-name="_39_05"> </text:span><text:span text:style-name="_32_641">S</text:span><text:span text:style-name="_37_84">a</text:span><text:span text:style-name="_31_141">i</text:span><text:span text:style-name="_32_655">d</text:span><text:span text:style-name="_39_"> </text:span><text:span text:style-name="_31_381">i</text:span><text:span text:style-name="_32_113">t</text:span><text:span text:style-name="_35_"> </text:span><text:span text:style-name="_31_381">w</text:span><text:span text:style-name="_32_511">a</text:span><text:span text:style-name="_34_60">s</text:span><text:span text:style-name="_39_05"> </text:span><text:span text:style-name="_32_224">e</text:span><text:span text:style-name="_33_51">a</text:span><text:span text:style-name="_31_576">s</text:span><text:span text:style-name="_32_113">i</text:span><text:span text:style-name="_34_09">l</text:span><text:span text:style-name="_31_142">y</text:span><text:span text:style-name="_31_809"> </text:span><text:span text:style-name="_38_05">f</text:span><text:span text:style-name="_31_789">i</text:span><text:span text:style-name="_32_030">x</text:span><text:span text:style-name="_35_32">e</text:span><text:span text:style-name="_31_429">d</text:span><text:span text:style-name="_32_113">.</text:span><text:span text:style-name="_35_"> </text:span><text:span text:style-name="_31_249">S</text:span><text:span text:style-name="_32_509">o</text:span><text:span text:style-name="_39_"> </text:span><text:span text:style-name="_31_240">h</text:span><text:span text:style-name="_32_571">e</text:span><text:span text:style-name="_39_"> </text:span><text:span text:style-name="_31_743">o</text:span><text:span text:style-name="_32_584">v</text:span><text:span text:style-name="_35_19">e</text:span><text:span text:style-name="_31_525">r</text:span><text:span text:style-name="_32_512">h</text:span><text:span text:style-name="_37_00">a</text:span><text:span text:style-name="_31_203">u</text:span><text:span text:style-name="_32_437">l</text:span><text:span text:style-name="_36_39">e</text:span><text:span text:style-name="_31_540">d</text:span><text:span text:style-name="_31_805"> </text:span><text:span text:style-name="_38_89">t</text:span><text:span text:style-name="_31_179">h</text:span><text:span text:style-name="_32_212">e</text:span><text:span text:style-name="_35_"> </text:span><text:span text:style-name="_31_252">n</text:span><text:span text:style-name="_32_247">u</text:span><text:span text:style-name="_38_89">r</text:span><text:span text:style-name="_31_132">s</text:span><text:span text:style-name="_32_643">e</text:span><text:span text:style-name="_36_37">r</text:span><text:span text:style-name="_31_717">y</text:span><text:span text:style-name="_31_809"> </text:span><text:span text:style-name="_36_61">w</text:span><text:span text:style-name="_31_777">i</text:span><text:span text:style-name="_32_439">n</text:span><text:span text:style-name="_36_28">d</text:span><text:span text:style-name="_31_561">o</text:span><text:span text:style-name="_32_617">w</text:span><text:span text:style-name="_36_37">,</text:span><text:span text:style-name="_39_09"> </text:span><text:span text:style-name="_32_102">c</text:span><text:span text:style-name="_38_20">h</text:span><text:span text:style-name="_31_215">a</text:span><text:span text:style-name="_32_617">r</text:span><text:span text:style-name="_34_12">g</text:span><text:span text:style-name="_31_144">e</text:span><text:span text:style-name="_32_571">d</text:span><text:span text:style-name="_39_"> </text:span><text:span text:style-name="_31_525">a</text:span><text:span text:style-name="_31_805"> </text:span><text:span text:style-name="_37_09">r</text:span><text:span text:style-name="_31_240">e</text:span><text:span text:style-name="_32_653">m</text:span><text:span text:style-name="_35_31">u</text:span><text:span text:style-name="_31_347">n</text:span><text:span text:style-name="_32_248">e</text:span><text:span text:style-name="_33_13">r</text:span><text:span text:style-name="_31_528">a</text:span><text:span text:style-name="_32_605">t</text:span><text:span text:style-name="_36_73">i</text:span><text:span text:style-name="_31_142">v</text:span><text:span text:style-name="_32_221">e</text:span><text:span text:style-name="_39_"> </text:span><text:span text:style-name="_31_429">f</text:span><text:span text:style-name="_32_677">i</text:span><text:span text:style-name="_32_31">g</text:span><text:span text:style-name="_31_312">u</text:span><text:span text:style-name="_32_689">r</text:span><text:span text:style-name="_38_77">e</text:span><text:span text:style-name="_39_05"> </text:span><text:span text:style-name="_32_509">f</text:span><text:span text:style-name="_34_09">o</text:span><text:span text:style-name="_31_249">r</text:span><text:span text:style-name="_31_805"> </text:span><text:span text:style-name="_36_25">i</text:span><text:span text:style-name="_31_177">t</text:span><text:span text:style-name="_32_149">,</text:span><text:span text:style-name="_35_"> </text:span><text:span text:style-name="_31_707">a</text:span><text:span text:style-name="_32_104">n</text:span><text:span text:style-name="_32_29">d</text:span><text:span text:style-name="_39_05"> </text:span><text:span text:style-name="_32_248">d</text:span><text:span text:style-name="_33_03">e</text:span><text:span text:style-name="_31_383">p</text:span><text:span text:style-name="_32_680">a</text:span><text:span text:style-name="_34_81">r</text:span><text:span text:style-name="_31_213">t</text:span><text:span text:style-name="_32_644">e</text:span><text:span text:style-name="_35_91">d</text:span><text:span text:style-name="_31_249">.</text:span></text:p>
      <text:p text:style-name="P1"><text:span text:style-name="_34_93">"</text:span><text:span text:style-name="_31_417">W</text:span><text:span text:style-name="_32_571">h</text:span><text:span text:style-name="_36_04">a</text:span><text:span text:style-name="_31_213">t</text:span><text:span text:style-name="_31_805"> </text:span><text:span text:style-name="_34_81">w</text:span><text:span text:style-name="_31_213">e</text:span><text:span text:style-name="_31_805"> </text:span><text:span text:style-name="_37_70">s</text:span><text:span text:style-name="_31_384">u</text:span><text:span text:style-name="_32_221">f</text:span><text:span text:style-name="_36_25">f</text:span><text:span text:style-name="_31_384">e</text:span><text:span text:style-name="_32_137">r</text:span><text:span text:style-name="_37_71">e</text:span><text:span text:style-name="_31_177">d</text:span><text:span text:style-name="_31_805"> </text:span><text:span text:style-name="_32_29">f</text:span><text:span text:style-name="_31_669">r</text:span><text:span text:style-name="_32_209">o</text:span><text:span text:style-name="_36_73">m</text:span><text:span text:style-name="_39_05"> </text:span><text:span text:style-name="_32_137">f</text:span><text:span text:style-name="_35_92">a</text:span><text:span text:style-name="_31_141">l</text:span><text:span text:style-name="_32_570">s</text:span><text:span text:style-name="_36_61">e</text:span><text:span text:style-name="_39_05"> </text:span><text:span text:style-name="_32_428">a</text:span><text:span text:style-name="_36_97">l</text:span><text:span text:style-name="_31_311">a</text:span><text:span text:style-name="_32_653">r</text:span><text:span text:style-name="_33_01">m</text:span><text:span text:style-name="_31_177">s</text:span><text:span text:style-name="_31_805"> </text:span><text:span text:style-name="_34_09">f</text:span><text:span text:style-name="_31_213">o</text:span><text:span text:style-name="_32_317">r</text:span><text:span text:style-name="_39_"> </text:span><text:span text:style-name="_31_177">t</text:span><text:span text:style-name="_32_391">h</text:span><text:span text:style-name="_34_48">e</text:span><text:span text:style-name="_39_09"> </text:span><text:span text:style-name="_32_248">n</text:span><text:span text:style-name="_33_39">e</text:span><text:span text:style-name="_31_309">x</text:span><text:span text:style-name="_32_509">t</text:span><text:span text:style-name="_35_"> </text:span><text:span text:style-name="_31_609">t</text:span><text:span text:style-name="_32_320">h</text:span><text:span text:style-name="_36_73">r</text:span><text:span text:style-name="_31_599">e</text:span><text:span text:style-name="_32_137">e</text:span><text:span text:style-name="_35_"> </text:span><text:span text:style-name="_31_348">y</text:span><text:span text:style-name="_32_391">e</text:span><text:span text:style-name="_36_76">a</text:span><text:span text:style-name="_31_609">r</text:span><text:span text:style-name="_32_606">s</text:span><text:span text:style-name="_39_"> </text:span><text:span text:style-name="_31_792">n</text:span><text:span text:style-name="_32_319">o</text:span><text:span text:style-name="_39_"> </text:span><text:span text:style-name="_31_720">s</text:span><text:span text:style-name="_32_389">t</text:span><text:span text:style-name="_35_90">y</text:span><text:span text:style-name="_31_669">l</text:span><text:span text:style-name="_32_643">o</text:span><text:span text:style-name="_33_04">g</text:span><text:span text:style-name="_31_597">r</text:span><text:span text:style-name="_32_152">a</text:span><text:span text:style-name="_33_39">p</text:span><text:span text:style-name="_31_671">h</text:span><text:span text:style-name="_32_401">i</text:span><text:span text:style-name="_33_16">c</text:span><text:span text:style-name="_39_05"> </text:span><text:span text:style-name="_32_392">p</text:span><text:span text:style-name="_33_15">e</text:span><text:span text:style-name="_31_417">n</text:span><text:span text:style-name="_31_809"> </text:span><text:span text:style-name="_34_58">c</text:span><text:span text:style-name="_31_744">a</text:span><text:span text:style-name="_32_677">n</text:span><text:span text:style-name="_35_"> </text:span><text:span text:style-name="_31_744">d</text:span><text:span text:style-name="_32_223">e</text:span><text:span text:style-name="_36_38">s</text:span><text:span text:style-name="_31_540">c</text:span><text:span text:style-name="_32_569">r</text:span><text:span text:style-name="_34_09">i</text:span><text:span text:style-name="_31_216">b</text:span><text:span text:style-name="_32_115">e</text:span><text:span text:style-name="_36_25">.</text:span><text:span text:style-name="_39_05"> </text:span><text:span text:style-name="_32_221">D</text:span><text:span text:style-name="_36_28">u</text:span><text:span text:style-name="_31_417">r</text:span><text:span text:style-name="_32_401">i</text:span><text:span text:style-name="_32_31">n</text:span><text:span text:style-name="_31_489">g</text:span><text:span text:style-name="_31_809"> </text:span><text:span text:style-name="_33_13">t</text:span><text:span text:style-name="_31_383">h</text:span><text:span text:style-name="_32_608">e</text:span><text:span text:style-name="_39_"> </text:span><text:span text:style-name="_31_383">n</text:span><text:span text:style-name="_32_032">e</text:span><text:span text:style-name="_38_77">x</text:span><text:span text:style-name="_31_489">t</text:span><text:span text:style-name="_31_809"> </text:span><text:span text:style-name="_38_05">t</text:span><text:span text:style-name="_31_396">h</text:span><text:span text:style-name="_32_389">r</text:span><text:span text:style-name="_34_11">e</text:span><text:span text:style-name="_31_753">e</text:span><text:span text:style-name="_31_809"> </text:span><text:span text:style-name="_33_13">m</text:span><text:span text:style-name="_31_384">o</text:span><text:span text:style-name="_32_391">n</text:span><text:span text:style-name="_34_57">t</text:span><text:span text:style-name="_31_168">h</text:span><text:span text:style-name="_32_570">s</text:span><text:span text:style-name="_39_"> </text:span><text:span text:style-name="_31_237">I</text:span><text:span text:style-name="_31_809"> </text:span><text:span text:style-name="_34_96">a</text:span><text:span text:style-name="_31_141">l</text:span><text:span text:style-name="_32_149">w</text:span><text:span text:style-name="_38_19">a</text:span><text:span text:style-name="_31_538">y</text:span><text:span text:style-name="_32_104">s</text:span><text:span text:style-name="_35_"> </text:span><text:span text:style-name="_31_573">f</text:span><text:span text:style-name="_32_497">l</text:span><text:span text:style-name="_32_41">e</text:span><text:span text:style-name="_31_417">w</text:span><text:span text:style-name="_31_809"> </text:span><text:span text:style-name="_37_69">w</text:span><text:span text:style-name="_31_213">i</text:span><text:span text:style-name="_32_473">t</text:span><text:span text:style-name="_37_09">h</text:span><text:span text:style-name="_39_05"> </text:span><text:span text:style-name="_32_293">m</text:span><text:span text:style-name="_32_65">y</text:span><text:span text:style-name="_39_09"> </text:span><text:span text:style-name="_32_140">g</text:span><text:span text:style-name="_34_11">u</text:span><text:span text:style-name="_31_321">n</text:span><text:span text:style-name="_31_805"> </text:span><text:span text:style-name="_38_41">t</text:span><text:span text:style-name="_31_753">o</text:span><text:span text:style-name="_31_809"> </text:span><text:span text:style-name="_33_37">t</text:span><text:span text:style-name="_31_780">h</text:span><text:span text:style-name="_32_511">e</text:span><text:span text:style-name="_35_"> </text:span><text:span text:style-name="_31_129">r</text:span><text:span text:style-name="_32_427">o</text:span><text:span text:style-name="_38_20">o</text:span><text:span text:style-name="_31_573">m</text:span><text:span text:style-name="_31_805"> </text:span><text:span text:style-name="_38_17">i</text:span><text:span text:style-name="_31_204">n</text:span><text:span text:style-name="_32_691">d</text:span><text:span text:style-name="_38_17">i</text:span><text:span text:style-name="_31_600">c</text:span><text:span text:style-name="_32_679">a</text:span><text:span text:style-name="_34_45">t</text:span><text:span text:style-name="_31_240">e</text:span><text:span text:style-name="_32_151">d</text:span><text:span text:style-name="_33_13">,</text:span><text:span text:style-name="_39_05"> </text:span><text:span text:style-name="_32_295">a</text:span><text:span text:style-name="_38_44">n</text:span><text:span text:style-name="_31_429">d</text:span><text:span text:style-name="_31_809"> </text:span><text:span text:style-name="_32_65">t</text:span><text:span text:style-name="_31_779">h</text:span><text:span text:style-name="_32_248">e</text:span><text:span text:style-name="_35_"> </text:span><text:span text:style-name="_31_238">c</text:span><text:span text:style-name="_32_080">o</text:span><text:span text:style-name="_34_59">a</text:span><text:span text:style-name="_31_168">c</text:span><text:span text:style-name="_32_463">h</text:span><text:span text:style-name="_32_29">m</text:span><text:span text:style-name="_31_240">a</text:span><text:span text:style-name="_32_293">n</text:span><text:span text:style-name="_39_"> </text:span><text:span text:style-name="_31_791">a</text:span><text:span text:style-name="_32_293">l</text:span><text:span text:style-name="_36_97">w</text:span><text:span text:style-name="_31_672">a</text:span><text:span text:style-name="_32_642">y</text:span><text:span text:style-name="_38_92">s</text:span><text:span text:style-name="_39_09"> </text:span><text:span text:style-name="_32_104">s</text:span><text:span text:style-name="_33_39">a</text:span><text:span text:style-name="_31_741">l</text:span><text:span text:style-name="_32_497">l</text:span><text:span text:style-name="_35_29">i</text:span><text:span text:style-name="_31_239">e</text:span><text:span text:style-name="_32_044">d</text:span><text:span text:style-name="_39_"> </text:span><text:span text:style-name="_31_237">f</text:span><text:span text:style-name="_32_619">o</text:span><text:span text:style-name="_36_37">r</text:span><text:span text:style-name="_31_777">t</text:span><text:span text:style-name="_32_212">h</text:span><text:span text:style-name="_35_"> </text:span><text:span text:style-name="_31_129">w</text:span><text:span text:style-name="_32_149">i</text:span><text:span text:style-name="_38_41">t</text:span><text:span text:style-name="_31_525">h</text:span><text:span text:style-name="_31_805"> </text:span><text:span text:style-name="_36_27">h</text:span><text:span text:style-name="_31_597">i</text:span><text:span text:style-name="_32_512">s</text:span><text:span text:style-name="_35_"> </text:span><text:span text:style-name="_31_527">b</text:span><text:span text:style-name="_32_320">a</text:span><text:span text:style-name="_34_81">t</text:span><text:span text:style-name="_31_345">t</text:span><text:span text:style-name="_32_116">e</text:span><text:span text:style-name="_33_01">r</text:span><text:span text:style-name="_31_526">y</text:span><text:span text:style-name="_31_809"> </text:span><text:span text:style-name="_37_69">t</text:span><text:span text:style-name="_31_789">o</text:span><text:span text:style-name="_31_809"> </text:span><text:span text:style-name="_35_92">s</text:span><text:span text:style-name="_31_719">u</text:span><text:span text:style-name="_32_643">p</text:span><text:span text:style-name="_34_60">p</text:span><text:span text:style-name="_31_777">o</text:span><text:span text:style-name="_32_569">r</text:span><text:span text:style-name="_35_17">t</text:span><text:span text:style-name="_39_05"> </text:span><text:span text:style-name="_32_605">m</text:span><text:span text:style-name="_33_01">e</text:span><text:span text:style-name="_31_489">.</text:span><text:span text:style-name="_31_805"> </text:span><text:span text:style-name="_36_97">B</text:span><text:span text:style-name="_31_777">u</text:span><text:span text:style-name="_32_497">t</text:span><text:span text:style-name="_39_"> </text:span><text:span text:style-name="_31_201">t</text:span><text:span text:style-name="_32_296">h</text:span><text:span text:style-name="_32_43">e</text:span><text:span text:style-name="_31_321">r</text:span><text:span text:style-name="_32_281">e</text:span><text:span text:style-name="_39_"> </text:span><text:span text:style-name="_31_609">w</text:span><text:span text:style-name="_32_151">a</text:span><text:span text:style-name="_33_40">s</text:span><text:span text:style-name="_39_09"> </text:span><text:span text:style-name="_32_283">n</text:span><text:span text:style-name="_32_80">e</text:span><text:span text:style-name="_31_178">v</text:span><text:span text:style-name="_32_464">e</text:span><text:span text:style-name="_38_77">r</text:span><text:span text:style-name="_39_09"> </text:span><text:span text:style-name="_32_140">a</text:span><text:span text:style-name="_32_43">n</text:span><text:span text:style-name="_31_346">y</text:span><text:span text:style-name="_32_257">t</text:span><text:span text:style-name="_38_20">h</text:span><text:span text:style-name="_31_309">i</text:span><text:span text:style-name="_32_691">n</text:span><text:span text:style-name="_36_40">g</text:span><text:span text:style-name="_39_05"> </text:span><text:span text:style-name="_32_101">t</text:span><text:span text:style-name="_36_61">o</text:span><text:span text:style-name="_39_05"> </text:span><text:span text:style-name="_32_078">s</text:span><text:span text:style-name="_34_48">h</text:span><text:span text:style-name="_31_792">o</text:span><text:span text:style-name="_32_079">o</text:span><text:span text:style-name="_34_57">t</text:span><text:span text:style-name="_39_09"> </text:span><text:span text:style-name="_32_464">a</text:span><text:span text:style-name="_33_49">t</text:span>--<text:span text:style-name="_35_89">w</text:span><text:span text:style-name="_31_417">i</text:span><text:span text:style-name="_32_619">n</text:span><text:span text:style-name="_37_83">d</text:span><text:span text:style-name="_31_492">o</text:span><text:span text:style-name="_32_209">w</text:span><text:span text:style-name="_33_37">s</text:span><text:span text:style-name="_39_09"> </text:span><text:span text:style-name="_32_101">a</text:span><text:span text:style-name="_36_01">l</text:span><text:span text:style-name="_31_669">l</text:span><text:span text:style-name="_31_809"> </text:span><text:span text:style-name="_34_21">t</text:span><text:span text:style-name="_31_321">i</text:span><text:span text:style-name="_32_139">g</text:span><text:span text:style-name="_36_64">h</text:span><text:span text:style-name="_31_597">t</text:span><text:span text:style-name="_31_809"> </text:span><text:span text:style-name="_38_79">a</text:span><text:span text:style-name="_31_792">n</text:span><text:span text:style-name="_32_617">d</text:span><text:span text:style-name="_39_"> </text:span><text:span text:style-name="_31_430">s</text:span><text:span text:style-name="_32_296">e</text:span><text:span text:style-name="_38_06">c</text:span><text:span text:style-name="_31_168">u</text:span><text:span text:style-name="_32_137">r</text:span><text:span text:style-name="_38_89">e</text:span><text:span text:style-name="_31_777">.</text:span><text:span text:style-name="_31_805"> </text:span><text:span text:style-name="_36_73">W</text:span><text:span text:style-name="_31_165">e</text:span><text:span text:style-name="_31_809"> </text:span><text:span text:style-name="_37_84">a</text:span><text:span text:style-name="_31_141">l</text:span><text:span text:style-name="_32_605">w</text:span><text:span text:style-name="_35_19">a</text:span><text:span text:style-name="_31_252">y</text:span><text:span text:style-name="_32_474">s</text:span><text:span text:style-name="_39_"> </text:span><text:span text:style-name="_31_756">s</text:span><text:span text:style-name="_32_463">e</text:span><text:span text:style-name="_36_37">n</text:span><text:span text:style-name="_31_213">t</text:span><text:span text:style-name="_31_805"> </text:span><text:span text:style-name="_34_83">d</text:span><text:span text:style-name="_31_348">o</text:span><text:span text:style-name="_32_065">w</text:span><text:span text:style-name="_34_45">n</text:span><text:span text:style-name="_39_09"> </text:span><text:span text:style-name="_32_113">f</text:span><text:span text:style-name="_37_69">o</text:span><text:span text:style-name="_31_177">r</text:span><text:span text:style-name="_31_805"> </text:span><text:span text:style-name="_32_65">t</text:span><text:span text:style-name="_31_324">h</text:span><text:span text:style-name="_32_439">e</text:span><text:span text:style-name="_39_"> </text:span><text:span text:style-name="_31_611">e</text:span><text:span text:style-name="_32_284">x</text:span><text:span text:style-name="_35_19">p</text:span><text:span text:style-name="_31_564">e</text:span><text:span text:style-name="_32_401">r</text:span><text:span text:style-name="_36_61">t</text:span><text:span text:style-name="_39_05"> </text:span><text:span text:style-name="_32_511">n</text:span><text:span text:style-name="_32_68">e</text:span><text:span text:style-name="_31_129">x</text:span><text:span text:style-name="_32_509">t</text:span><text:span text:style-name="_35_"> </text:span><text:span text:style-name="_31_348">d</text:span><text:span text:style-name="_32_259">a</text:span><text:span text:style-name="_35_29">y</text:span><text:span text:style-name="_31_201">,</text:span><text:span text:style-name="_31_805"> </text:span><text:span text:style-name="_32_43">a</text:span><text:span text:style-name="_31_348">n</text:span><text:span text:style-name="_32_677">d</text:span><text:span text:style-name="_35_"> </text:span><text:span text:style-name="_31_600">h</text:span><text:span text:style-name="_32_223">e</text:span><text:span text:style-name="_39_"> </text:span><text:span text:style-name="_31_201">f</text:span><text:span text:style-name="_32_569">i</text:span><text:span text:style-name="_37_00">x</text:span><text:span text:style-name="_31_791">e</text:span><text:span text:style-name="_32_473">d</text:span><text:span text:style-name="_35_"> </text:span><text:span text:style-name="_31_669">t</text:span><text:span text:style-name="_32_511">h</text:span><text:span text:style-name="_38_92">o</text:span><text:span text:style-name="_31_708">s</text:span><text:span text:style-name="_32_679">e</text:span><text:span text:style-name="_35_"> </text:span><text:span text:style-name="_31_168">p</text:span><text:span text:style-name="_32_571">a</text:span><text:span text:style-name="_34_45">r</text:span><text:span text:style-name="_31_345">t</text:span><text:span text:style-name="_32_425">i</text:span><text:span text:style-name="_38_42">c</text:span><text:span text:style-name="_31_312">u</text:span><text:span text:style-name="_32_509">l</text:span><text:span text:style-name="_38_41">a</text:span><text:span text:style-name="_31_669">r</text:span><text:span text:style-name="_31_805"> </text:span><text:span text:style-name="_38_77">w</text:span><text:span text:style-name="_31_717">i</text:span><text:span text:style-name="_32_079">n</text:span><text:span text:style-name="_32_80">d</text:span><text:span text:style-name="_31_563">o</text:span><text:span text:style-name="_32_689">w</text:span><text:span text:style-name="_36_76">s</text:span><text:span text:style-name="_39_09"> </text:span><text:span text:style-name="_32_246">s</text:span><text:span text:style-name="_36_40">o</text:span><text:span text:style-name="_39_09"> </text:span><text:span text:style-name="_32_029">t</text:span><text:span text:style-name="_36_63">h</text:span><text:span text:style-name="_31_348">e</text:span><text:span text:style-name="_32_029">y</text:span><text:span text:style-name="_35_"> </text:span><text:span text:style-name="_31_705">w</text:span><text:span text:style-name="_32_692">o</text:span><text:span text:style-name="_38_43">u</text:span><text:span text:style-name="_31_741">l</text:span><text:span text:style-name="_32_425">d</text:span><text:span text:style-name="_39_"> </text:span><text:span text:style-name="_31_168">k</text:span><text:span text:style-name="_32_427">e</text:span><text:span text:style-name="_38_92">e</text:span><text:span text:style-name="_31_683">p</text:span><text:span text:style-name="_31_805"> </text:span><text:span text:style-name="_38_56">q</text:span><text:span text:style-name="_31_383">u</text:span><text:span text:style-name="_32_029">i</text:span><text:span text:style-name="_36_37">e</text:span><text:span text:style-name="_31_345">t</text:span><text:span text:style-name="_31_805"> </text:span><text:span text:style-name="_33_49">a</text:span><text:span text:style-name="_39_05"> </text:span><text:span text:style-name="_32_029">w</text:span><text:span text:style-name="_36_27">e</text:span><text:span text:style-name="_31_684">e</text:span><text:span text:style-name="_32_257">k</text:span><text:span text:style-name="_35_"> </text:span><text:span text:style-name="_31_129">o</text:span><text:span text:style-name="_32_425">r</text:span><text:span text:style-name="_35_"> </text:span><text:span text:style-name="_31_418">s</text:span><text:span text:style-name="_32_392">o</text:span><text:span text:style-name="_37_09">,</text:span><text:span text:style-name="_39_09"> </text:span><text:span text:style-name="_32_260">a</text:span><text:span text:style-name="_36_03">n</text:span><text:span text:style-name="_31_489">d</text:span><text:span text:style-name="_31_805"> </text:span><text:span text:style-name="_37_00">a</text:span><text:span text:style-name="_31_597">l</text:span><text:span text:style-name="_32_617">w</text:span><text:span text:style-name="_36_99">a</text:span><text:span text:style-name="_31_574">y</text:span><text:span text:style-name="_32_032">s</text:span><text:span text:style-name="_35_"> </text:span><text:span text:style-name="_31_177">r</text:span><text:span text:style-name="_32_692">e</text:span><text:span text:style-name="_34_45">m</text:span><text:span text:style-name="_31_143">e</text:span><text:span text:style-name="_32_653">m</text:span><text:span text:style-name="_32_32">b</text:span><text:span text:style-name="_31_359">e</text:span><text:span text:style-name="_32_077">r</text:span><text:span text:style-name="_38_19">e</text:span><text:span text:style-name="_31_324">d</text:span><text:span text:style-name="_31_805"> </text:span><text:span text:style-name="_35_17">t</text:span><text:span text:style-name="_31_321">o</text:span><text:span text:style-name="_31_805"> </text:span><text:span text:style-name="_33_14">s</text:span><text:span text:style-name="_31_684">e</text:span><text:span text:style-name="_32_319">n</text:span><text:span text:style-name="_34_84">d</text:span><text:span text:style-name="_39_09"> </text:span><text:span text:style-name="_32_440">u</text:span><text:span text:style-name="_37_10">s</text:span><text:span text:style-name="_39_05"> </text:span><text:span text:style-name="_32_149">a</text:span><text:span text:style-name="_39_"> </text:span><text:span text:style-name="_31_201">b</text:span><text:span text:style-name="_32_509">i</text:span><text:span text:style-name="_33_01">l</text:span><text:span text:style-name="_31_177">l</text:span><text:span text:style-name="_31_805"> </text:span><text:span text:style-name="_38_43">a</text:span><text:span text:style-name="_31_672">b</text:span><text:span text:style-name="_32_139">o</text:span><text:span text:style-name="_34_84">u</text:span><text:span text:style-name="_31_753">t</text:span><text:span text:style-name="_31_809"> </text:span><text:span text:style-name="_32_65">l</text:span><text:span text:style-name="_31_609">i</text:span><text:span text:style-name="_32_042">k</text:span><text:span text:style-name="_33_52">e</text:span><text:span text:style-name="_39_05"> </text:span><text:span text:style-name="_32_101">t</text:span><text:span text:style-name="_36_64">h</text:span><text:span text:style-name="_31_393">i</text:span><text:span text:style-name="_32_066">s</text:span><text:span text:style-name="_37_69">:</text:span></text:p>
      <text:p text:style-name="P1"><text:span text:style-name="_32_605">_</text:span><text:span text:style-name="_32_29">_</text:span><text:span text:style-name="_31_489">_</text:span><text:span text:style-name="_32_221">_</text:span><text:span text:style-name="_38_53">_</text:span><text:span text:style-name="_31_609">_</text:span><text:span text:style-name="_32_209">_</text:span><text:span text:style-name="_37_69">_</text:span><text:span text:style-name="_31_489">_</text:span><text:span text:style-name="_32_257">_</text:span><text:span text:style-name="_35_17">W</text:span><text:span text:style-name="_31_669">i</text:span><text:span text:style-name="_32_689">r</text:span><text:span text:style-name="_34_93">e</text:span><text:span text:style-name="_31_429">_</text:span><text:span text:style-name="_32_653">.</text:span><text:span text:style-name="_33_01">.</text:span><text:span text:style-name="_31_213">.</text:span><text:span text:style-name="_32_401">.</text:span><text:span text:style-name="_34_09">.</text:span><text:span text:style-name="_31_789">.</text:span><text:span text:style-name="_32_149">.</text:span><text:span text:style-name="_33_01">.</text:span><text:span text:style-name="_31_309">.</text:span><text:span text:style-name="_32_137">.</text:span><text:span text:style-name="_36_73">.</text:span><text:span text:style-name="_31_249">.</text:span><text:span text:style-name="_32_029">.</text:span><text:span text:style-name="_37_69">.</text:span><text:span text:style-name="_31_777">.</text:span><text:span text:style-name="_32_041">.</text:span><text:span text:style-name="_34_57">.</text:span><text:span text:style-name="_31_237">.</text:span><text:span text:style-name="_32_149">.</text:span><text:span text:style-name="_34_09">.</text:span><text:span text:style-name="_31_681">.</text:span><text:span text:style-name="_32_569">.</text:span><text:span text:style-name="_38_41">.</text:span><text:span text:style-name="_31_681">.</text:span><text:span text:style-name="_32_221">.</text:span><text:span text:style-name="_35_29">.</text:span><text:span text:style-name="_31_573">.</text:span><text:span text:style-name="_32_389">.</text:span><text:span text:style-name="_38_89">$</text:span><text:span text:style-name="_31_789">2</text:span><text:span text:style-name="_32_209">.</text:span><text:span text:style-name="_38_53">1</text:span><text:span text:style-name="_31_213">5</text:span></text:p>
      <text:p text:style-name="P1"><text:span text:style-name="_37_81">_</text:span><text:span text:style-name="_31_573">_</text:span><text:span text:style-name="_32_401">_</text:span><text:span text:style-name="_33_37">_</text:span><text:span text:style-name="_31_393">_</text:span><text:span text:style-name="_32_317">_</text:span><text:span text:style-name="_37_69">_</text:span><text:span text:style-name="_31_573">_</text:span><text:span text:style-name="_32_113">_</text:span><text:span text:style-name="_34_57">_</text:span><text:span text:style-name="_31_597">N</text:span><text:span text:style-name="_32_653">i</text:span><text:span text:style-name="_37_12">p</text:span><text:span text:style-name="_31_359">p</text:span><text:span text:style-name="_32_401">l</text:span><text:span text:style-name="_36_25">e</text:span><text:span text:style-name="_31_249">.</text:span><text:span text:style-name="_32_245">.</text:span><text:span text:style-name="_32_41">.</text:span><text:span text:style-name="_31_381">.</text:span><text:span text:style-name="_32_257">.</text:span><text:span text:style-name="_35_29">.</text:span><text:span text:style-name="_31_381">.</text:span><text:span text:style-name="_32_569">.</text:span><text:span text:style-name="_34_21">.</text:span><text:span text:style-name="_31_537">.</text:span><text:span text:style-name="_32_245">.</text:span><text:span text:style-name="_34_45">.</text:span><text:span text:style-name="_31_309">.</text:span><text:span text:style-name="_32_677">.</text:span><text:span text:style-name="_33_37">.</text:span><text:span text:style-name="_31_573">.</text:span><text:span text:style-name="_32_689">.</text:span><text:span text:style-name="_34_81">.</text:span><text:span text:style-name="_31_417">.</text:span><text:span text:style-name="_32_041">.</text:span><text:span text:style-name="_34_45">.</text:span><text:span text:style-name="_31_249">.</text:span><text:span text:style-name="_32_317">.</text:span><text:span text:style-name="_32_41">.</text:span><text:span text:style-name="_31_741">.</text:span><text:span text:style-name="_32_641">.</text:span><text:span text:style-name="_38_05">.</text:span><text:span text:style-name="_31_789">_</text:span><text:span text:style-name="_32_257">_</text:span><text:span text:style-name="_32_65">.</text:span><text:span text:style-name="_31_249">7</text:span><text:span text:style-name="_32_569">5</text:span></text:p>
      <text:p text:style-name="P1"><text:span text:style-name="_31_381">_</text:span><text:span text:style-name="_32_617">_</text:span><text:span text:style-name="_34_09">_</text:span><text:span text:style-name="_31_357">_</text:span><text:span text:style-name="_32_437">_</text:span><text:span text:style-name="_34_09">_</text:span><text:span text:style-name="_31_141">_</text:span><text:span text:style-name="_32_581">_</text:span><text:span text:style-name="_33_49">_</text:span><text:span text:style-name="_31_561">_</text:span><text:span text:style-name="_32_077">T</text:span><text:span text:style-name="_35_89">w</text:span><text:span text:style-name="_31_539">o</text:span><text:span text:style-name="_32_221">_</text:span><text:span text:style-name="_36_28">h</text:span><text:span text:style-name="_31_708">o</text:span><text:span text:style-name="_32_259">u</text:span><text:span text:style-name="_37_69">r</text:span><text:span text:style-name="_31_202">s</text:span><text:span text:style-name="_32_245">'</text:span><text:span text:style-name="_32_29">_</text:span><text:span text:style-name="_31_717">l</text:span><text:span text:style-name="_32_572">a</text:span><text:span text:style-name="_34_48">b</text:span><text:span text:style-name="_31_755">o</text:span><text:span text:style-name="_32_569">r</text:span><text:span text:style-name="_34_09">_</text:span><text:span text:style-name="_31_597">.</text:span><text:span text:style-name="_32_605">.</text:span><text:span text:style-name="_33_49">.</text:span><text:span text:style-name="_31_681">.</text:span><text:span text:style-name="_32_689">.</text:span><text:span text:style-name="_34_45">.</text:span><text:span text:style-name="_31_417">.</text:span><text:span text:style-name="_32_677">.</text:span><text:span text:style-name="_38_05">.</text:span><text:span text:style-name="_31_717">.</text:span><text:span text:style-name="_32_437">.</text:span><text:span text:style-name="_35_17">.</text:span><text:span text:style-name="_31_573">.</text:span><text:span text:style-name="_32_065">.</text:span><text:span text:style-name="_33_13">.</text:span><text:span text:style-name="_31_705">.</text:span><text:span text:style-name="_32_041">_</text:span><text:span text:style-name="_37_69">1</text:span><text:span text:style-name="_31_381">.</text:span><text:span text:style-name="_32_389">5</text:span><text:span text:style-name="_34_81">0</text:span></text:p>
      <text:p text:style-name="P1"><text:span text:style-name="_32_569">_</text:span><text:span text:style-name="_36_37">_</text:span><text:span text:style-name="_31_429">_</text:span><text:span text:style-name="_32_677">_</text:span><text:span text:style-name="_36_73">_</text:span><text:span text:style-name="_31_237">_</text:span><text:span text:style-name="_32_389">_</text:span><text:span text:style-name="_38_89">_</text:span><text:span text:style-name="_31_561">_</text:span><text:span text:style-name="_32_101">_</text:span><text:span text:style-name="_37_81">W</text:span><text:span text:style-name="_31_180">a</text:span><text:span text:style-name="_32_282">x</text:span><text:span text:style-name="_38_41">.</text:span><text:span text:style-name="_31_561">.</text:span><text:span text:style-name="_32_281">.</text:span><text:span text:style-name="_36_37">.</text:span><text:span text:style-name="_31_609">.</text:span><text:span text:style-name="_32_605">.</text:span><text:span text:style-name="_36_61">.</text:span><text:span text:style-name="_31_417">.</text:span><text:span text:style-name="_32_113">.</text:span><text:span text:style-name="_33_13">.</text:span><text:span text:style-name="_31_489">.</text:span><text:span text:style-name="_32_617">.</text:span><text:span text:style-name="_36_97">.</text:span><text:span text:style-name="_31_573">.</text:span><text:span text:style-name="_32_065">.</text:span><text:span text:style-name="_34_81">.</text:span><text:span text:style-name="_31_681">.</text:span><text:span text:style-name="_32_317">.</text:span><text:span text:style-name="_33_13">.</text:span><text:span text:style-name="_31_129">.</text:span><text:span text:style-name="_32_677">.</text:span><text:span text:style-name="_36_73">.</text:span><text:span text:style-name="_31_561">.</text:span><text:span text:style-name="_32_077">.</text:span><text:span text:style-name="_38_53">.</text:span><text:span text:style-name="_31_309">.</text:span><text:span text:style-name="_32_293">.</text:span><text:span text:style-name="_34_57">.</text:span><text:span text:style-name="_31_501">.</text:span><text:span text:style-name="_32_509">.</text:span><text:span text:style-name="_35_29">_</text:span><text:span text:style-name="_31_741">_</text:span><text:span text:style-name="_32_497">.</text:span><text:span text:style-name="_36_01">4</text:span><text:span text:style-name="_31_777">7</text:span></text:p>
      <text:p text:style-name="P1"><text:span text:style-name="_37_69">_</text:span><text:span text:style-name="_31_525">_</text:span><text:span text:style-name="_32_461">_</text:span><text:span text:style-name="_35_29">_</text:span><text:span text:style-name="_31_609">_</text:span><text:span text:style-name="_32_329">_</text:span><text:span text:style-name="_35_29">_</text:span><text:span text:style-name="_31_777">_</text:span><text:span text:style-name="_32_461">_</text:span><text:span text:style-name="_35_29">_</text:span><text:span text:style-name="_31_561">T</text:span><text:span text:style-name="_32_691">a</text:span><text:span text:style-name="_33_04">p</text:span><text:span text:style-name="_31_381">e</text:span><text:span text:style-name="_32_029">.</text:span><text:span text:style-name="_36_37">.</text:span><text:span text:style-name="_31_249">.</text:span><text:span text:style-name="_32_641">.</text:span><text:span text:style-name="_34_81">.</text:span><text:span text:style-name="_31_345">.</text:span><text:span text:style-name="_32_113">.</text:span><text:span text:style-name="_38_41">.</text:span><text:span text:style-name="_31_501">.</text:span><text:span text:style-name="_32_497">.</text:span><text:span text:style-name="_37_09">.</text:span><text:span text:style-name="_31_489">.</text:span><text:span text:style-name="_32_137">.</text:span><text:span text:style-name="_36_97">.</text:span><text:span text:style-name="_31_429">.</text:span><text:span text:style-name="_32_257">.</text:span><text:span text:style-name="_36_97">.</text:span><text:span text:style-name="_31_789">.</text:span><text:span text:style-name="_32_221">.</text:span><text:span text:style-name="_33_01">.</text:span><text:span text:style-name="_31_213">.</text:span><text:span text:style-name="_32_641">.</text:span><text:span text:style-name="_33_37">.</text:span><text:span text:style-name="_31_213">.</text:span><text:span text:style-name="_32_077">.</text:span><text:span text:style-name="_34_21">.</text:span><text:span text:style-name="_31_129">.</text:span><text:span text:style-name="_32_209">.</text:span><text:span text:style-name="_36_61">.</text:span><text:span text:style-name="_31_165">_</text:span><text:span text:style-name="_32_221">_</text:span><text:span text:style-name="_32_77">.</text:span><text:span text:style-name="_31_717">3</text:span><text:span text:style-name="_32_617">4</text:span></text:p>
      <text:p text:style-name="P1"><text:span text:style-name="_31_597">_</text:span><text:span text:style-name="_32_149">_</text:span><text:span text:style-name="_34_45">_</text:span><text:span text:style-name="_31_249">_</text:span><text:span text:style-name="_32_077">_</text:span><text:span text:style-name="_37_69">_</text:span><text:span text:style-name="_31_381">_</text:span><text:span text:style-name="_32_605">_</text:span><text:span text:style-name="_33_13">_</text:span><text:span text:style-name="_31_741">_</text:span><text:span text:style-name="_32_149">S</text:span><text:span text:style-name="_35_20">c</text:span><text:span text:style-name="_31_309">r</text:span><text:span text:style-name="_32_103">e</text:span><text:span text:style-name="_32_65">w</text:span><text:span text:style-name="_31_237">s</text:span><text:span text:style-name="_32_509">.</text:span><text:span text:style-name="_32_77">.</text:span><text:span text:style-name="_31_249">.</text:span><text:span text:style-name="_32_245">.</text:span><text:span text:style-name="_35_17">.</text:span><text:span text:style-name="_31_741">.</text:span><text:span text:style-name="_32_209">.</text:span><text:span text:style-name="_33_01">.</text:span><text:span text:style-name="_31_141">.</text:span><text:span text:style-name="_32_689">.</text:span><text:span text:style-name="_38_53">.</text:span><text:span text:style-name="_31_429">.</text:span><text:span text:style-name="_32_617">.</text:span><text:span text:style-name="_32_41">.</text:span><text:span text:style-name="_31_429">.</text:span><text:span text:style-name="_32_497">.</text:span><text:span text:style-name="_34_21">.</text:span><text:span text:style-name="_31_573">.</text:span><text:span text:style-name="_32_425">.</text:span><text:span text:style-name="_34_93">.</text:span><text:span text:style-name="_31_309">.</text:span><text:span text:style-name="_32_473">.</text:span><text:span text:style-name="_33_49">.</text:span><text:span text:style-name="_31_165">.</text:span><text:span text:style-name="_32_113">.</text:span><text:span text:style-name="_32_65">.</text:span><text:span text:style-name="_31_393">.</text:span><text:span text:style-name="_32_245">_</text:span><text:span text:style-name="_33_13">_</text:span><text:span text:style-name="_31_789">.</text:span><text:span text:style-name="_32_581">1</text:span><text:span text:style-name="_34_93">5</text:span></text:p>
      <text:p text:style-name="P1"><text:span text:style-name="_32_641">_</text:span><text:span text:style-name="_35_29">_</text:span><text:span text:style-name="_31_237">_</text:span><text:span text:style-name="_32_221">_</text:span><text:span text:style-name="_34_81">_</text:span><text:span text:style-name="_31_717">_</text:span><text:span text:style-name="_32_677">_</text:span><text:span text:style-name="_35_29">_</text:span><text:span text:style-name="_31_705">_</text:span><text:span text:style-name="_32_329">_</text:span><text:span text:style-name="_38_53">R</text:span><text:span text:style-name="_31_251">e</text:span><text:span text:style-name="_32_212">c</text:span><text:span text:style-name="_33_39">h</text:span><text:span text:style-name="_31_384">a</text:span><text:span text:style-name="_32_509">r</text:span><text:span text:style-name="_32_80">g</text:span><text:span text:style-name="_31_525">i</text:span><text:span text:style-name="_32_115">n</text:span><text:span text:style-name="_38_43">g</text:span><text:span text:style-name="_31_129">_</text:span><text:span text:style-name="_32_476">b</text:span><text:span text:style-name="_37_84">a</text:span><text:span text:style-name="_31_525">t</text:span><text:span text:style-name="_32_257">t</text:span><text:span text:style-name="_34_47">e</text:span><text:span text:style-name="_31_681">r</text:span><text:span text:style-name="_32_245">y</text:span><text:span text:style-name="_33_37">_</text:span><text:span text:style-name="_31_201">.</text:span><text:span text:style-name="_32_221">.</text:span><text:span text:style-name="_35_17">.</text:span><text:span text:style-name="_31_501">.</text:span><text:span text:style-name="_32_569">.</text:span><text:span text:style-name="_35_89">.</text:span><text:span text:style-name="_31_741">.</text:span><text:span text:style-name="_32_425">.</text:span><text:span text:style-name="_33_13">.</text:span><text:span text:style-name="_31_393">.</text:span><text:span text:style-name="_32_509">.</text:span><text:span text:style-name="_35_29">.</text:span><text:span text:style-name="_31_597">.</text:span><text:span text:style-name="_32_689">.</text:span><text:span text:style-name="_38_89">_</text:span><text:span text:style-name="_31_741">_</text:span><text:span text:style-name="_32_617">.</text:span><text:span text:style-name="_32_29">9</text:span><text:span text:style-name="_31_669">8</text:span></text:p>
      <text:p text:style-name="P1"><text:span text:style-name="_34_09">_</text:span><text:span text:style-name="_31_501">_</text:span><text:span text:style-name="_32_653">_</text:span><text:span text:style-name="_32_41">_</text:span><text:span text:style-name="_31_309">_</text:span><text:span text:style-name="_32_065">_</text:span><text:span text:style-name="_37_81">_</text:span><text:span text:style-name="_31_429">_</text:span><text:span text:style-name="_32_149">_</text:span><text:span text:style-name="_32_77">_</text:span><text:span text:style-name="_31_705">T</text:span><text:span text:style-name="_32_608">h</text:span><text:span text:style-name="_38_41">r</text:span><text:span text:style-name="_31_203">e</text:span><text:span text:style-name="_32_511">e</text:span><text:span text:style-name="_32_41">_</text:span><text:span text:style-name="_31_492">h</text:span><text:span text:style-name="_32_427">o</text:span><text:span text:style-name="_35_92">u</text:span><text:span text:style-name="_31_561">r</text:span><text:span text:style-name="_32_608">s</text:span><text:span text:style-name="_34_81">'</text:span><text:span text:style-name="_31_417">_</text:span><text:span text:style-name="_32_461">l</text:span><text:span text:style-name="_38_55">a</text:span><text:span text:style-name="_31_527">b</text:span><text:span text:style-name="_32_224">o</text:span><text:span text:style-name="_36_97">r</text:span><text:span text:style-name="_31_177">_</text:span><text:span text:style-name="_32_077">.</text:span><text:span text:style-name="_33_37">.</text:span><text:span text:style-name="_31_177">.</text:span><text:span text:style-name="_32_041">.</text:span><text:span text:style-name="_38_53">.</text:span><text:span text:style-name="_31_393">.</text:span><text:span text:style-name="_32_605">.</text:span><text:span text:style-name="_36_97">.</text:span><text:span text:style-name="_31_597">.</text:span><text:span text:style-name="_32_461">.</text:span><text:span text:style-name="_38_41">.</text:span><text:span text:style-name="_31_681">.</text:span><text:span text:style-name="_32_041">.</text:span><text:span text:style-name="_34_45">.</text:span><text:span text:style-name="_31_237">_</text:span><text:span text:style-name="_32_101">2</text:span><text:span text:style-name="_35_89">.</text:span><text:span text:style-name="_31_561">2</text:span><text:span text:style-name="_32_101">5</text:span></text:p>
      <text:p text:style-name="P1"><text:span text:style-name="_31_681">_</text:span><text:span text:style-name="_32_281">_</text:span><text:span text:style-name="_34_21">_</text:span><text:span text:style-name="_31_201">_</text:span><text:span text:style-name="_32_509">_</text:span><text:span text:style-name="_38_77">_</text:span><text:span text:style-name="_31_717">_</text:span><text:span text:style-name="_32_245">_</text:span><text:span text:style-name="_37_09">_</text:span><text:span text:style-name="_31_753">_</text:span><text:span text:style-name="_32_293">S</text:span><text:span text:style-name="_35_17">t</text:span><text:span text:style-name="_31_717">r</text:span><text:span text:style-name="_32_257">i</text:span><text:span text:style-name="_38_07">n</text:span><text:span text:style-name="_31_540">g</text:span><text:span text:style-name="_32_221">.</text:span><text:span text:style-name="_37_81">.</text:span><text:span text:style-name="_31_753">.</text:span><text:span text:style-name="_32_689">.</text:span><text:span text:style-name="_36_37">.</text:span><text:span text:style-name="_31_573">.</text:span><text:span text:style-name="_32_029">.</text:span><text:span text:style-name="_36_25">.</text:span><text:span text:style-name="_31_609">.</text:span><text:span text:style-name="_32_113">.</text:span><text:span text:style-name="_34_93">.</text:span><text:span text:style-name="_31_129">.</text:span><text:span text:style-name="_32_245">.</text:span><text:span text:style-name="_37_81">.</text:span><text:span text:style-name="_31_753">.</text:span><text:span text:style-name="_32_041">.</text:span><text:span text:style-name="_36_73">.</text:span><text:span text:style-name="_31_429">.</text:span><text:span text:style-name="_32_473">.</text:span><text:span text:style-name="_32_65">.</text:span><text:span text:style-name="_31_609">.</text:span><text:span text:style-name="_32_425">.</text:span><text:span text:style-name="_37_81">.</text:span><text:span text:style-name="_31_417">.</text:span><text:span text:style-name="_32_473">.</text:span><text:span text:style-name="_36_73">.</text:span><text:span text:style-name="_31_525">.</text:span><text:span text:style-name="_32_641">_</text:span><text:span text:style-name="_35_17">_</text:span><text:span text:style-name="_31_357">.</text:span><text:span text:style-name="_32_041">0</text:span><text:span text:style-name="_36_73">2</text:span></text:p>
      <text:p text:style-name="P1"><text:soft-page-break/><text:span text:style-name="_32_425">_</text:span><text:span text:style-name="_35_89">_</text:span><text:span text:style-name="_31_165">_</text:span><text:span text:style-name="_32_317">_</text:span><text:span text:style-name="_34_45">_</text:span><text:span text:style-name="_31_777">_</text:span><text:span text:style-name="_32_653">_</text:span><text:span text:style-name="_35_29">_</text:span><text:span text:style-name="_31_597">_</text:span><text:span text:style-name="_32_293">_</text:span><text:span text:style-name="_33_37">L</text:span><text:span text:style-name="_31_239">a</text:span><text:span text:style-name="_32_461">r</text:span><text:span text:style-name="_36_04">d</text:span><text:span text:style-name="_31_681">_</text:span><text:span text:style-name="_32_101">.</text:span><text:span text:style-name="_34_81">.</text:span><text:span text:style-name="_31_417">.</text:span><text:span text:style-name="_32_689">.</text:span><text:span text:style-name="_34_45">.</text:span><text:span text:style-name="_31_705">.</text:span><text:span text:style-name="_32_425">.</text:span><text:span text:style-name="_34_93">.</text:span><text:span text:style-name="_31_321">.</text:span><text:span text:style-name="_32_257">.</text:span><text:span text:style-name="_33_49">.</text:span><text:span text:style-name="_31_753">.</text:span><text:span text:style-name="_32_677">.</text:span><text:span text:style-name="_38_77">.</text:span><text:span text:style-name="_31_345">.</text:span><text:span text:style-name="_32_689">.</text:span><text:span text:style-name="_32_41">.</text:span><text:span text:style-name="_31_753">.</text:span><text:span text:style-name="_32_569">.</text:span><text:span text:style-name="_33_49">.</text:span><text:span text:style-name="_31_753">.</text:span><text:span text:style-name="_32_605">.</text:span><text:span text:style-name="_36_25">.</text:span><text:span text:style-name="_31_537">.</text:span><text:span text:style-name="_32_137">.</text:span><text:span text:style-name="_33_13">.</text:span><text:span text:style-name="_31_573">.</text:span><text:span text:style-name="_32_041">.</text:span><text:span text:style-name="_34_93">_</text:span><text:span text:style-name="_31_237">_</text:span><text:span text:style-name="_32_509">.</text:span><text:span text:style-name="_32_77">6</text:span><text:span text:style-name="_31_345">6</text:span></text:p>
      <text:p text:style-name="P1"><text:span text:style-name="_35_29">_</text:span><text:span text:style-name="_31_249">_</text:span><text:span text:style-name="_32_041">_</text:span><text:span text:style-name="_36_25">_</text:span><text:span text:style-name="_31_717">_</text:span><text:span text:style-name="_32_473">_</text:span><text:span text:style-name="_36_97">_</text:span><text:span text:style-name="_31_213">_</text:span><text:span text:style-name="_32_113">_</text:span><text:span text:style-name="_38_89">_</text:span><text:span text:style-name="_31_345">P</text:span><text:span text:style-name="_32_104">o</text:span><text:span text:style-name="_36_63">n</text:span><text:span text:style-name="_31_611">d</text:span><text:span text:style-name="_32_617">'</text:span><text:span text:style-name="_36_04">s</text:span><text:span text:style-name="_31_669">_</text:span><text:span text:style-name="_32_041">E</text:span><text:span text:style-name="_33_04">x</text:span><text:span text:style-name="_31_165">t</text:span><text:span text:style-name="_32_509">r</text:span><text:span text:style-name="_36_63">a</text:span><text:span text:style-name="_31_345">c</text:span><text:span text:style-name="_32_281">t</text:span><text:span text:style-name="_34_93">_</text:span><text:span text:style-name="_31_141">.</text:span><text:span text:style-name="_32_293">.</text:span><text:span text:style-name="_34_09">.</text:span><text:span text:style-name="_31_777">.</text:span><text:span text:style-name="_32_569">.</text:span><text:span text:style-name="_38_17">.</text:span><text:span text:style-name="_31_717">.</text:span><text:span text:style-name="_32_077">.</text:span><text:span text:style-name="_34_21">.</text:span><text:span text:style-name="_31_309">.</text:span><text:span text:style-name="_32_581">.</text:span><text:span text:style-name="_38_05">.</text:span><text:span text:style-name="_31_321">.</text:span><text:span text:style-name="_32_065">.</text:span><text:span text:style-name="_32_77">.</text:span><text:span text:style-name="_31_213">.</text:span><text:span text:style-name="_32_473">.</text:span><text:span text:style-name="_38_53">.</text:span><text:span text:style-name="_31_201">_</text:span><text:span text:style-name="_32_689">1</text:span><text:span text:style-name="_36_01">.</text:span><text:span text:style-name="_31_489">2</text:span><text:span text:style-name="_32_137">5</text:span></text:p>
      <text:p text:style-name="P1"><text:span text:style-name="_31_489">_</text:span><text:span text:style-name="_32_245">_</text:span><text:span text:style-name="_32_41">_</text:span><text:span text:style-name="_31_345">_</text:span><text:span text:style-name="_32_329">_</text:span><text:span text:style-name="_36_97">_</text:span><text:span text:style-name="_31_525">_</text:span><text:span text:style-name="_32_137">_</text:span><text:span text:style-name="_32_77">_</text:span><text:span text:style-name="_31_681">_</text:span><text:span text:style-name="_32_077">S</text:span><text:span text:style-name="_38_79">p</text:span><text:span text:style-name="_31_717">r</text:span><text:span text:style-name="_32_581">i</text:span><text:span text:style-name="_38_56">n</text:span><text:span text:style-name="_31_684">g</text:span><text:span text:style-name="_32_078">s</text:span><text:span text:style-name="_38_77">_</text:span><text:span text:style-name="_31_345">a</text:span><text:span text:style-name="_32_401">t</text:span><text:span text:style-name="_36_37">_</text:span><text:span text:style-name="_31_129">5</text:span><text:span text:style-name="_32_281">0</text:span><text:span text:style-name="_36_01">.</text:span><text:span text:style-name="_31_201">.</text:span><text:span text:style-name="_32_473">.</text:span><text:span text:style-name="_34_45">.</text:span><text:span text:style-name="_31_213">.</text:span><text:span text:style-name="_32_209">.</text:span><text:span text:style-name="_33_49">.</text:span><text:span text:style-name="_31_681">.</text:span><text:span text:style-name="_32_689">.</text:span><text:span text:style-name="_34_45">.</text:span><text:span text:style-name="_31_669">.</text:span><text:span text:style-name="_32_041">.</text:span><text:span text:style-name="_37_81">.</text:span><text:span text:style-name="_31_489">.</text:span><text:span text:style-name="_32_257">.</text:span><text:span text:style-name="_36_73">.</text:span><text:span text:style-name="_31_357">.</text:span><text:span text:style-name="_32_689">.</text:span><text:span text:style-name="_38_05">.</text:span><text:span text:style-name="_31_345">.</text:span><text:span text:style-name="_32_461">_</text:span><text:span text:style-name="_38_41">2</text:span><text:span text:style-name="_31_177">.</text:span><text:span text:style-name="_32_329">0</text:span><text:span text:style-name="_32_77">0</text:span></text:p>
      <text:p text:style-name="P1"><text:span text:style-name="_32_329">_</text:span><text:span text:style-name="_36_73">_</text:span><text:span text:style-name="_31_417">_</text:span><text:span text:style-name="_32_245">_</text:span><text:span text:style-name="_34_09">_</text:span><text:span text:style-name="_31_597">_</text:span><text:span text:style-name="_32_149">_</text:span><text:span text:style-name="_35_29">_</text:span><text:span text:style-name="_31_669">_</text:span><text:span text:style-name="_32_281">_</text:span><text:span text:style-name="_34_93">R</text:span><text:span text:style-name="_31_312">a</text:span><text:span text:style-name="_32_317">i</text:span><text:span text:style-name="_36_73">l</text:span><text:span text:style-name="_31_753">r</text:span><text:span text:style-name="_32_043">o</text:span><text:span text:style-name="_36_40">a</text:span><text:span text:style-name="_31_755">d</text:span><text:span text:style-name="_32_041">_</text:span><text:span text:style-name="_33_37">f</text:span><text:span text:style-name="_31_360">a</text:span><text:span text:style-name="_32_509">r</text:span><text:span text:style-name="_37_11">e</text:span><text:span text:style-name="_31_429">s</text:span><text:span text:style-name="_32_137">.</text:span><text:span text:style-name="_36_73">.</text:span><text:span text:style-name="_31_417">.</text:span><text:span text:style-name="_32_149">.</text:span><text:span text:style-name="_38_77">.</text:span><text:span text:style-name="_31_345">.</text:span><text:span text:style-name="_32_509">.</text:span><text:span text:style-name="_34_21">.</text:span><text:span text:style-name="_31_789">.</text:span><text:span text:style-name="_32_389">.</text:span><text:span text:style-name="_37_81">.</text:span><text:span text:style-name="_31_741">.</text:span><text:span text:style-name="_32_149">.</text:span><text:span text:style-name="_38_89">.</text:span><text:span text:style-name="_31_705">.</text:span><text:span text:style-name="_32_497">.</text:span><text:span text:style-name="_36_73">.</text:span><text:span text:style-name="_31_309">.</text:span><text:span text:style-name="_32_653">.</text:span><text:span text:style-name="_38_77">_</text:span><text:span text:style-name="_31_381">7</text:span><text:span text:style-name="_32_317">.</text:span><text:span text:style-name="_37_09">2</text:span><text:span text:style-name="_31_141">5</text:span></text:p>
      <text:p text:style-name="P1"><text:span text:style-name="_34_09">"</text:span><text:span text:style-name="_31_213">A</text:span><text:span text:style-name="_32_257">t</text:span><text:span text:style-name="_39_"> </text:span><text:span text:style-name="_31_429">l</text:span><text:span text:style-name="_32_247">e</text:span><text:span text:style-name="_35_92">n</text:span><text:span text:style-name="_31_563">g</text:span><text:span text:style-name="_32_209">t</text:span><text:span text:style-name="_38_80">h</text:span><text:span text:style-name="_39_09"> </text:span><text:span text:style-name="_32_689">a</text:span><text:span text:style-name="_39_"> </text:span><text:span text:style-name="_31_683">p</text:span><text:span text:style-name="_32_320">e</text:span><text:span text:style-name="_38_17">r</text:span><text:span text:style-name="_31_321">f</text:span><text:span text:style-name="_32_080">e</text:span><text:span text:style-name="_34_10">c</text:span><text:span text:style-name="_31_609">t</text:span><text:span text:style-name="_32_581">l</text:span><text:span text:style-name="_37_81">y</text:span><text:span text:style-name="_39_09"> </text:span><text:span text:style-name="_32_655">n</text:span><text:span text:style-name="_37_72">a</text:span><text:span text:style-name="_31_717">t</text:span><text:span text:style-name="_32_332">u</text:span><text:span text:style-name="_36_37">r</text:span><text:span text:style-name="_31_419">a</text:span><text:span text:style-name="_32_221">l</text:span><text:span text:style-name="_35_"> </text:span><text:span text:style-name="_31_573">t</text:span><text:span text:style-name="_32_608">h</text:span><text:span text:style-name="_37_69">i</text:span><text:span text:style-name="_31_743">n</text:span><text:span text:style-name="_32_509">g</text:span><text:span text:style-name="_39_"> </text:span><text:span text:style-name="_31_502">c</text:span><text:span text:style-name="_32_152">a</text:span><text:span text:style-name="_34_09">m</text:span><text:span text:style-name="_31_681">e</text:span><text:span text:style-name="_31_809"> </text:span><text:span text:style-name="_36_03">a</text:span><text:span text:style-name="_31_492">b</text:span><text:span text:style-name="_32_247">o</text:span><text:span text:style-name="_35_32">u</text:span><text:span text:style-name="_31_609">t</text:span>--<text:span text:style-name="_31_672">a</text:span><text:span text:style-name="_32_497">f</text:span><text:span text:style-name="_34_93">t</text:span><text:span text:style-name="_31_383">e</text:span><text:span text:style-name="_32_281">r</text:span><text:span text:style-name="_39_"> </text:span><text:span text:style-name="_31_357">w</text:span><text:span text:style-name="_32_401">e</text:span><text:span text:style-name="_35_"> </text:span><text:span text:style-name="_31_756">h</text:span><text:span text:style-name="_32_139">a</text:span><text:span text:style-name="_37_81">d</text:span><text:span text:style-name="_39_09"> </text:span><text:span text:style-name="_32_032">a</text:span><text:span text:style-name="_33_39">n</text:span><text:span text:style-name="_31_430">s</text:span><text:span text:style-name="_32_677">w</text:span><text:span text:style-name="_34_24">e</text:span><text:span text:style-name="_31_429">r</text:span><text:span text:style-name="_32_403">e</text:span><text:span text:style-name="_35_32">d</text:span><text:span text:style-name="_39_05"> </text:span><text:span text:style-name="_32_329">t</text:span><text:span text:style-name="_32_68">h</text:span><text:span text:style-name="_31_381">r</text:span><text:span text:style-name="_32_463">e</text:span><text:span text:style-name="_34_93">e</text:span><text:span text:style-name="_39_09"> </text:span><text:span text:style-name="_32_401">o</text:span><text:span text:style-name="_36_73">r</text:span><text:span text:style-name="_39_09"> </text:span><text:span text:style-name="_32_461">f</text:span><text:span text:style-name="_32_68">o</text:span><text:span text:style-name="_31_503">u</text:span><text:span text:style-name="_32_569">r</text:span><text:span text:style-name="_39_"> </text:span><text:span text:style-name="_31_491">h</text:span><text:span text:style-name="_32_692">u</text:span><text:span text:style-name="_34_12">n</text:span><text:span text:style-name="_31_563">d</text:span><text:span text:style-name="_32_329">r</text:span><text:span text:style-name="_36_28">e</text:span><text:span text:style-name="_31_419">d</text:span><text:span text:style-name="_31_809"> </text:span><text:span text:style-name="_38_41">f</text:span><text:span text:style-name="_31_252">a</text:span><text:span text:style-name="_32_437">l</text:span><text:span text:style-name="_38_06">s</text:span><text:span text:style-name="_31_561">e</text:span><text:span text:style-name="_31_809"> </text:span><text:span text:style-name="_35_32">a</text:span><text:span text:style-name="_31_597">l</text:span><text:span text:style-name="_32_295">a</text:span><text:span text:style-name="_34_45">r</text:span><text:span text:style-name="_31_597">m</text:span><text:span text:style-name="_32_618">s</text:span>--<text:span text:style-name="_32_293">t</text:span><text:span text:style-name="_38_56">o</text:span><text:span text:style-name="_39_09"> </text:span><text:span text:style-name="_32_437">w</text:span><text:span text:style-name="_38_41">i</text:span><text:span text:style-name="_31_177">t</text:span><text:span text:style-name="_32_281">,</text:span><text:span text:style-name="_39_"> </text:span><text:span text:style-name="_31_429">w</text:span><text:span text:style-name="_32_149">e</text:span><text:span text:style-name="_35_"> </text:span><text:span text:style-name="_31_250">s</text:span><text:span text:style-name="_32_065">t</text:span><text:span text:style-name="_34_96">o</text:span><text:span text:style-name="_31_575">p</text:span><text:span text:style-name="_32_680">p</text:span><text:span text:style-name="_32_80">e</text:span><text:span text:style-name="_31_431">d</text:span><text:span text:style-name="_31_805"> </text:span><text:span text:style-name="_37_84">a</text:span><text:span text:style-name="_31_431">n</text:span><text:span text:style-name="_32_248">s</text:span><text:span text:style-name="_32_41">w</text:span><text:span text:style-name="_31_743">e</text:span><text:span text:style-name="_32_137">r</text:span><text:span text:style-name="_34_81">i</text:span><text:span text:style-name="_31_216">n</text:span><text:span text:style-name="_32_403">g</text:span><text:span text:style-name="_39_"> </text:span><text:span text:style-name="_31_753">t</text:span><text:span text:style-name="_32_571">h</text:span><text:span text:style-name="_33_16">e</text:span><text:span text:style-name="_31_573">m</text:span><text:span text:style-name="_32_617">.</text:span><text:span text:style-name="_35_"> </text:span><text:span text:style-name="_31_597">Y</text:span><text:span text:style-name="_32_571">e</text:span><text:span text:style-name="_35_32">s</text:span><text:span text:style-name="_31_201">,</text:span><text:span text:style-name="_31_805"> </text:span><text:span text:style-name="_33_13">I</text:span><text:span text:style-name="_39_09"> </text:span><text:span text:style-name="_32_642">s</text:span><text:span text:style-name="_38_05">i</text:span><text:span text:style-name="_31_129">m</text:span><text:span text:style-name="_32_680">p</text:span><text:span text:style-name="_34_09">l</text:span><text:span text:style-name="_31_573">y</text:span><text:span text:style-name="_31_809"> </text:span><text:span text:style-name="_32_41">r</text:span><text:span text:style-name="_31_744">o</text:span><text:span text:style-name="_32_030">s</text:span><text:span text:style-name="_38_05">e</text:span><text:span text:style-name="_39_09"> </text:span><text:span text:style-name="_32_103">u</text:span><text:span text:style-name="_34_60">p</text:span><text:span text:style-name="_39_05"> </text:span><text:span text:style-name="_32_404">c</text:span><text:span text:style-name="_36_99">a</text:span><text:span text:style-name="_31_429">l</text:span><text:span text:style-name="_32_605">m</text:span><text:span text:style-name="_38_89">l</text:span><text:span text:style-name="_31_357">y</text:span><text:span text:style-name="_32_425">,</text:span><text:span text:style-name="_35_"> </text:span><text:span text:style-name="_31_597">w</text:span><text:span text:style-name="_32_583">h</text:span><text:span text:style-name="_34_12">e</text:span><text:span text:style-name="_31_141">n</text:span><text:span text:style-name="_31_809"> </text:span><text:span text:style-name="_37_70">s</text:span><text:span text:style-name="_31_249">l</text:span><text:span text:style-name="_32_620">a</text:span><text:span text:style-name="_38_77">m</text:span><text:span text:style-name="_31_417">m</text:span><text:span text:style-name="_32_151">e</text:span><text:span text:style-name="_36_28">d</text:span><text:span text:style-name="_39_09"> </text:span><text:span text:style-name="_32_212">a</text:span><text:span text:style-name="_36_26">c</text:span><text:span text:style-name="_31_213">r</text:span><text:span text:style-name="_32_211">o</text:span><text:span text:style-name="_32_80">s</text:span><text:span text:style-name="_31_525">s</text:span><text:span text:style-name="_31_805"> </text:span><text:span text:style-name="_33_01">t</text:span><text:span text:style-name="_31_180">h</text:span><text:span text:style-name="_32_043">e</text:span><text:span text:style-name="_39_"> </text:span><text:span text:style-name="_31_755">h</text:span><text:span text:style-name="_32_692">o</text:span><text:span text:style-name="_33_51">u</text:span><text:span text:style-name="_31_684">s</text:span><text:span text:style-name="_32_149">e</text:span><text:span text:style-name="_35_"> </text:span><text:span text:style-name="_31_539">b</text:span><text:span text:style-name="_32_500">y</text:span><text:span text:style-name="_35_"> </text:span><text:span text:style-name="_31_165">t</text:span><text:span text:style-name="_32_319">h</text:span><text:span text:style-name="_33_16">e</text:span><text:span text:style-name="_39_05"> </text:span><text:span text:style-name="_32_439">a</text:span><text:span text:style-name="_38_41">l</text:span><text:span text:style-name="_31_672">a</text:span><text:span text:style-name="_32_581">r</text:span><text:span text:style-name="_38_77">m</text:span><text:span text:style-name="_31_525">,</text:span><text:span text:style-name="_31_809"> </text:span><text:span text:style-name="_33_38">c</text:span><text:span text:style-name="_31_576">a</text:span><text:span text:style-name="_32_641">l</text:span><text:span text:style-name="_37_69">m</text:span><text:span text:style-name="_31_537">l</text:span><text:span text:style-name="_32_605">y</text:span><text:span text:style-name="_39_"> </text:span><text:span text:style-name="_31_165">i</text:span><text:span text:style-name="_32_691">n</text:span><text:span text:style-name="_35_92">s</text:span><text:span text:style-name="_31_252">p</text:span><text:span text:style-name="_32_319">e</text:span><text:span text:style-name="_33_52">c</text:span><text:span text:style-name="_31_249">t</text:span><text:span text:style-name="_32_211">e</text:span><text:span text:style-name="_36_01">d</text:span><text:span text:style-name="_39_05"> </text:span><text:span text:style-name="_32_077">t</text:span><text:span text:style-name="_34_23">h</text:span><text:span text:style-name="_31_564">e</text:span><text:span text:style-name="_31_809"> </text:span><text:span text:style-name="_36_64">a</text:span><text:span text:style-name="_31_203">n</text:span><text:span text:style-name="_32_656">n</text:span><text:span text:style-name="_33_03">u</text:span><text:span text:style-name="_31_563">n</text:span><text:span text:style-name="_32_068">c</text:span><text:span text:style-name="_38_41">i</text:span><text:span text:style-name="_31_791">a</text:span><text:span text:style-name="_32_029">t</text:span><text:span text:style-name="_33_16">o</text:span><text:span text:style-name="_31_141">r</text:span><text:span text:style-name="_32_401">,</text:span><text:span text:style-name="_35_"> </text:span><text:span text:style-name="_31_597">t</text:span><text:span text:style-name="_32_068">o</text:span><text:span text:style-name="_33_03">o</text:span><text:span text:style-name="_31_597">k</text:span><text:span text:style-name="_31_805"> </text:span><text:span text:style-name="_37_71">n</text:span><text:span text:style-name="_31_780">o</text:span><text:span text:style-name="_32_425">t</text:span><text:span text:style-name="_35_29">e</text:span><text:span text:style-name="_39_05"> </text:span><text:span text:style-name="_32_461">o</text:span><text:span text:style-name="_35_17">f</text:span><text:span text:style-name="_39_09"> </text:span><text:span text:style-name="_32_605">t</text:span><text:span text:style-name="_36_27">h</text:span><text:span text:style-name="_31_600">e</text:span><text:span text:style-name="_31_809"> </text:span><text:span text:style-name="_34_57">r</text:span><text:span text:style-name="_31_395">o</text:span><text:span text:style-name="_32_512">o</text:span><text:span text:style-name="_34_21">m</text:span><text:span text:style-name="_39_05"> </text:span><text:span text:style-name="_32_641">i</text:span><text:span text:style-name="_38_44">n</text:span><text:span text:style-name="_31_311">d</text:span><text:span text:style-name="_32_209">i</text:span><text:span text:style-name="_32_66">c</text:span><text:span text:style-name="_31_180">a</text:span><text:span text:style-name="_32_653">t</text:span><text:span text:style-name="_38_92">e</text:span><text:span text:style-name="_31_575">d</text:span><text:span text:style-name="_32_209">;</text:span><text:span text:style-name="_35_"> </text:span><text:span text:style-name="_31_383">a</text:span><text:span text:style-name="_32_140">n</text:span><text:span text:style-name="_38_05">d</text:span><text:span text:style-name="_39_09"> </text:span><text:span text:style-name="_32_617">t</text:span><text:span text:style-name="_38_44">h</text:span><text:span text:style-name="_31_491">e</text:span><text:span text:style-name="_32_641">n</text:span><text:span text:style-name="_35_"> </text:span><text:span text:style-name="_31_744">c</text:span><text:span text:style-name="_32_331">a</text:span><text:span text:style-name="_34_81">l</text:span><text:span text:style-name="_31_201">m</text:span><text:span text:style-name="_32_077">l</text:span><text:span text:style-name="_36_01">y</text:span><text:span text:style-name="_39_09"> </text:span><text:span text:style-name="_32_068">d</text:span><text:span text:style-name="_34_93">i</text:span><text:span text:style-name="_31_754">s</text:span><text:span text:style-name="_32_068">c</text:span><text:span text:style-name="_38_91">o</text:span><text:span text:style-name="_31_707">n</text:span><text:span text:style-name="_32_284">n</text:span><text:span text:style-name="_33_16">e</text:span><text:span text:style-name="_31_526">c</text:span><text:span text:style-name="_32_293">t</text:span><text:span text:style-name="_37_00">e</text:span><text:span text:style-name="_31_719">d</text:span><text:span text:style-name="_31_809"> </text:span><text:span text:style-name="_38_53">t</text:span><text:span text:style-name="_31_611">h</text:span><text:span text:style-name="_32_428">a</text:span><text:span text:style-name="_32_65">t</text:span><text:span text:style-name="_39_05"> </text:span><text:span text:style-name="_32_245">r</text:span><text:span text:style-name="_33_03">o</text:span><text:span text:style-name="_31_504">o</text:span><text:span text:style-name="_32_497">m</text:span><text:span text:style-name="_39_"> </text:span><text:span text:style-name="_31_141">f</text:span><text:span text:style-name="_32_149">r</text:span><text:span text:style-name="_38_89">o</text:span><text:span text:style-name="_31_489">m</text:span><text:span text:style-name="_31_805"> </text:span><text:span text:style-name="_38_17">t</text:span><text:span text:style-name="_31_611">h</text:span><text:span text:style-name="_32_584">e</text:span><text:span text:style-name="_35_"> </text:span><text:span text:style-name="_31_216">a</text:span><text:span text:style-name="_32_329">l</text:span><text:span text:style-name="_32_31">a</text:span><text:span text:style-name="_31_681">r</text:span><text:span text:style-name="_32_257">m</text:span><text:span text:style-name="_34_81">,</text:span><text:span text:style-name="_39_09"> </text:span><text:span text:style-name="_32_067">a</text:span><text:span text:style-name="_36_76">n</text:span><text:span text:style-name="_31_561">d</text:span><text:span text:style-name="_31_805"> </text:span><text:span text:style-name="_32_29">w</text:span><text:span text:style-name="_31_791">e</text:span><text:span text:style-name="_32_692">n</text:span><text:span text:style-name="_38_89">t</text:span><text:span text:style-name="_39_05"> </text:span><text:span text:style-name="_32_439">b</text:span><text:span text:style-name="_38_20">a</text:span><text:span text:style-name="_31_612">c</text:span><text:span text:style-name="_32_510">k</text:span><text:span text:style-name="_39_"> </text:span><text:span text:style-name="_31_345">t</text:span><text:span text:style-name="_32_389">o</text:span><text:span text:style-name="_35_"> </text:span><text:span text:style-name="_31_683">b</text:span><text:span text:style-name="_32_332">e</text:span><text:span text:style-name="_38_05">d</text:span><text:span text:style-name="_39_09"> </text:span><text:span text:style-name="_32_260">a</text:span><text:span text:style-name="_38_18">s</text:span><text:span text:style-name="_39_09"> </text:span><text:span text:style-name="_32_113">i</text:span><text:span text:style-name="_38_53">f</text:span><text:span text:style-name="_39_09"> </text:span><text:span text:style-name="_32_320">n</text:span><text:span text:style-name="_34_83">o</text:span><text:span text:style-name="_31_141">t</text:span><text:span text:style-name="_32_583">h</text:span><text:span text:style-name="_38_53">i</text:span><text:span text:style-name="_31_324">n</text:span><text:span text:style-name="_32_617">g</text:span><text:span text:style-name="_39_"> </text:span><text:span text:style-name="_31_131">h</text:span><text:span text:style-name="_32_032">a</text:span><text:span text:style-name="_38_77">d</text:span><text:span text:style-name="_39_09"> </text:span><text:span text:style-name="_32_296">h</text:span><text:span text:style-name="_36_03">a</text:span><text:span text:style-name="_31_311">p</text:span><text:span text:style-name="_32_248">p</text:span><text:span text:style-name="_38_91">e</text:span><text:span text:style-name="_31_168">n</text:span><text:span text:style-name="_32_607">e</text:span><text:span text:style-name="_33_40">d</text:span><text:span text:style-name="_31_141">.</text:span><text:span text:style-name="_31_805"> </text:span><text:span text:style-name="_37_69">M</text:span><text:span text:style-name="_31_611">o</text:span><text:span text:style-name="_32_509">r</text:span><text:span text:style-name="_38_20">e</text:span><text:span text:style-name="_31_755">o</text:span><text:span text:style-name="_32_032">v</text:span><text:span text:style-name="_36_73">e</text:span><text:span text:style-name="_31_597">r</text:span><text:span text:style-name="_32_329">,</text:span><text:span text:style-name="_39_"> </text:span><text:span text:style-name="_31_429">I</text:span><text:span text:style-name="_31_809"> </text:span><text:span text:style-name="_38_77">l</text:span><text:span text:style-name="_31_561">e</text:span><text:span text:style-name="_32_317">f</text:span><text:span text:style-name="_38_05">t</text:span><text:span text:style-name="_39_09"> </text:span><text:span text:style-name="_32_689">t</text:span><text:span text:style-name="_38_08">h</text:span><text:span text:style-name="_31_239">a</text:span><text:span text:style-name="_32_329">t</text:span><text:span text:style-name="_35_"> </text:span><text:span text:style-name="_31_393">r</text:span><text:span text:style-name="_32_644">o</text:span><text:span text:style-name="_35_91">o</text:span><text:span text:style-name="_31_705">m</text:span><text:span text:style-name="_31_805"> </text:span><text:span text:style-name="_34_57">o</text:span><text:span text:style-name="_31_237">f</text:span><text:span text:style-name="_32_425">f</text:span><text:span text:style-name="_39_"> </text:span><text:span text:style-name="_31_504">p</text:span><text:span text:style-name="_32_247">e</text:span><text:span text:style-name="_37_69">r</text:span><text:span text:style-name="_31_789">m</text:span><text:span text:style-name="_32_080">a</text:span><text:span text:style-name="_35_91">n</text:span><text:span text:style-name="_31_576">e</text:span><text:span text:style-name="_32_475">n</text:span><text:span text:style-name="_32_65">t</text:span><text:span text:style-name="_31_501">l</text:span><text:span text:style-name="_32_581">y</text:span><text:span text:style-name="_32_77">,</text:span><text:span text:style-name="_39_05"> </text:span><text:span text:style-name="_32_319">a</text:span><text:span text:style-name="_34_60">n</text:span><text:span text:style-name="_31_789">d</text:span><text:span text:style-name="_31_809"> </text:span><text:span text:style-name="_37_71">d</text:span><text:span text:style-name="_31_141">i</text:span><text:span text:style-name="_32_464">d</text:span><text:span text:style-name="_35_"> </text:span><text:span text:style-name="_31_252">n</text:span><text:span text:style-name="_32_427">o</text:span><text:span text:style-name="_32_65">n</text:span><text:span text:style-name="_39_05"> </text:span><text:span text:style-name="_32_474">s</text:span><text:span text:style-name="_33_52">e</text:span><text:span text:style-name="_31_383">n</text:span><text:span text:style-name="_32_512">d</text:span><text:span text:style-name="_39_"> </text:span><text:span text:style-name="_31_717">f</text:span><text:span text:style-name="_32_401">o</text:span><text:span text:style-name="_36_37">r</text:span><text:span text:style-name="_39_05"> </text:span><text:span text:style-name="_32_149">t</text:span><text:span text:style-name="_33_04">h</text:span><text:span text:style-name="_31_347">e</text:span><text:span text:style-name="_31_809"> </text:span><text:span text:style-name="_34_12">e</text:span><text:span text:style-name="_31_502">x</text:span><text:span text:style-name="_32_115">p</text:span><text:span text:style-name="_38_56">e</text:span><text:span text:style-name="_31_429">r</text:span><text:span text:style-name="_32_245">t</text:span><text:span text:style-name="_33_01">.</text:span><text:span text:style-name="_39_05"> </text:span><text:span text:style-name="_32_689">W</text:span><text:span text:style-name="_36_97">e</text:span><text:span text:style-name="_31_177">l</text:span><text:span text:style-name="_32_281">l</text:span><text:span text:style-name="_38_41">,</text:span><text:span text:style-name="_39_09"> </text:span><text:span text:style-name="_32_641">i</text:span><text:span text:style-name="_34_93">t</text:span><text:span text:style-name="_39_05"> </text:span><text:span text:style-name="_32_656">g</text:span><text:span text:style-name="_34_59">o</text:span><text:span text:style-name="_31_216">e</text:span><text:span text:style-name="_32_318">s</text:span><text:span text:style-name="_35_"> </text:span><text:span text:style-name="_31_705">w</text:span><text:span text:style-name="_32_689">i</text:span><text:span text:style-name="_36_01">t</text:span><text:span text:style-name="_31_216">h</text:span><text:span text:style-name="_32_079">o</text:span><text:span text:style-name="_35_89">u</text:span><text:span text:style-name="_31_789">t</text:span><text:span text:style-name="_31_809"> </text:span><text:span text:style-name="_34_57">l</text:span><text:span text:style-name="_31_384">o</text:span><text:span text:style-name="_32_138">c</text:span><text:span text:style-name="_36_04">u</text:span><text:span text:style-name="_31_537">t</text:span><text:span text:style-name="_32_113">i</text:span><text:span text:style-name="_36_75">o</text:span><text:span text:style-name="_31_417">n</text:span><text:span text:style-name="_31_809"> </text:span><text:span text:style-name="_37_69">t</text:span><text:span text:style-name="_31_180">h</text:span><text:span text:style-name="_32_475">a</text:span><text:span text:style-name="_36_61">t</text:span><text:span text:style-name="_39_05"> </text:span><text:span text:style-name="_32_245">i</text:span><text:span text:style-name="_35_17">n</text:span><text:span text:style-name="_39_05"> </text:span><text:span text:style-name="_32_209">t</text:span><text:span text:style-name="_37_11">h</text:span><text:span text:style-name="_31_576">e</text:span><text:span text:style-name="_31_805"> </text:span><text:span text:style-name="_38_18">c</text:span><text:span text:style-name="_31_564">o</text:span><text:span text:style-name="_32_403">u</text:span><text:span text:style-name="_36_61">r</text:span><text:span text:style-name="_31_324">s</text:span><text:span text:style-name="_32_677">e</text:span><text:span text:style-name="_39_"> </text:span><text:span text:style-name="_31_381">o</text:span><text:span text:style-name="_32_221">f</text:span><text:span text:style-name="_35_"> </text:span><text:span text:style-name="_31_309">t</text:span><text:span text:style-name="_32_113">i</text:span><text:span text:style-name="_33_13">m</text:span><text:span text:style-name="_31_561">e</text:span><text:span text:style-name="_31_805"> </text:span><text:span text:style-name="_38_77">a</text:span><text:span text:style-name="_31_141">l</text:span><text:span text:style-name="_32_461">l</text:span><text:span text:style-name="_35_"> </text:span><text:span text:style-name="_31_165">t</text:span><text:span text:style-name="_32_607">h</text:span><text:span text:style-name="_34_96">e</text:span><text:span text:style-name="_39_09"> </text:span><text:span text:style-name="_32_497">r</text:span><text:span text:style-name="_32_80">o</text:span><text:span text:style-name="_31_719">o</text:span><text:span text:style-name="_32_425">m</text:span><text:span text:style-name="_37_81">s</text:span><text:span text:style-name="_39_09"> </text:span><text:span text:style-name="_32_149">w</text:span><text:span text:style-name="_38_91">e</text:span><text:span text:style-name="_31_309">r</text:span><text:span text:style-name="_32_512">e</text:span><text:span text:style-name="_39_"> </text:span><text:span text:style-name="_31_165">t</text:span><text:span text:style-name="_32_644">a</text:span><text:span text:style-name="_34_94">k</text:span><text:span text:style-name="_31_600">e</text:span><text:span text:style-name="_32_643">n</text:span><text:span text:style-name="_35_"> </text:span><text:span text:style-name="_31_201">o</text:span><text:span text:style-name="_32_257">f</text:span><text:span text:style-name="_32_41">f</text:span><text:span text:style-name="_31_213">,</text:span><text:span text:style-name="_31_809"> </text:span><text:span text:style-name="_35_20">a</text:span><text:span text:style-name="_31_503">n</text:span><text:span text:style-name="_32_221">d</text:span><text:span text:style-name="_35_"> </text:span><text:span text:style-name="_31_309">t</text:span><text:span text:style-name="_32_080">h</text:span><text:span text:style-name="_36_03">e</text:span><text:span text:style-name="_39_05"> </text:span><text:span text:style-name="_32_152">e</text:span><text:span text:style-name="_34_59">n</text:span><text:span text:style-name="_31_177">t</text:span><text:span text:style-name="_32_065">i</text:span><text:span text:style-name="_38_53">r</text:span><text:span text:style-name="_31_165">e</text:span><text:span text:style-name="_31_809"> </text:span><text:span text:style-name="_32_77">m</text:span><text:span text:style-name="_31_563">a</text:span><text:span text:style-name="_32_044">c</text:span><text:span text:style-name="_36_75">h</text:span><text:span text:style-name="_31_249">i</text:span><text:span text:style-name="_32_392">n</text:span><text:span text:style-name="_36_01">e</text:span><text:span text:style-name="_39_05"> </text:span><text:span text:style-name="_32_317">w</text:span><text:span text:style-name="_38_07">a</text:span><text:span text:style-name="_31_132">s</text:span><text:span text:style-name="_31_809"> </text:span><text:span text:style-name="_36_03">o</text:span><text:span text:style-name="_31_564">u</text:span><text:span text:style-name="_32_065">t</text:span><text:span text:style-name="_35_"> </text:span><text:span text:style-name="_31_237">o</text:span><text:span text:style-name="_32_689">f</text:span><text:span text:style-name="_35_"> </text:span><text:span text:style-name="_31_778">s</text:span><text:span text:style-name="_32_224">e</text:span><text:span text:style-name="_33_37">r</text:span><text:span text:style-name="_31_180">v</text:span><text:span text:style-name="_32_149">i</text:span><text:span text:style-name="_34_82">c</text:span><text:span text:style-name="_31_249">e</text:span><text:span text:style-name="_32_509">.</text:span></text:p>
      <text:p text:style-name="P1"><text:span text:style-name="_31_357">"</text:span><text:span text:style-name="_32_245">I</text:span><text:span text:style-name="_36_97">t</text:span><text:span text:style-name="_39_09"> </text:span><text:span text:style-name="_32_473">w</text:span><text:span text:style-name="_38_43">a</text:span><text:span text:style-name="_31_540">s</text:span><text:span text:style-name="_31_809"> </text:span><text:span text:style-name="_33_37">a</text:span><text:span text:style-name="_31_489">t</text:span><text:span text:style-name="_31_805"> </text:span><text:span text:style-name="_33_13">t</text:span><text:span text:style-name="_31_131">h</text:span><text:span text:style-name="_32_209">i</text:span><text:span text:style-name="_32_80">s</text:span><text:span text:style-name="_39_05"> </text:span><text:span text:style-name="_32_464">u</text:span><text:span text:style-name="_35_91">n</text:span><text:span text:style-name="_31_359">p</text:span><text:span text:style-name="_32_401">r</text:span><text:span text:style-name="_32_80">o</text:span><text:span text:style-name="_31_393">t</text:span><text:span text:style-name="_32_511">e</text:span><text:span text:style-name="_37_00">c</text:span><text:span text:style-name="_31_417">t</text:span><text:span text:style-name="_32_043">e</text:span><text:span text:style-name="_38_92">d</text:span><text:span text:style-name="_39_05"> </text:span><text:span text:style-name="_32_653">t</text:span><text:span text:style-name="_38_41">i</text:span><text:span text:style-name="_31_165">m</text:span><text:span text:style-name="_32_461">e</text:span><text:span text:style-name="_35_"> </text:span><text:span text:style-name="_31_705">t</text:span><text:span text:style-name="_32_692">h</text:span><text:span text:style-name="_33_51">a</text:span><text:span text:style-name="_31_393">t</text:span><text:span text:style-name="_31_805"> </text:span><text:span text:style-name="_36_61">t</text:span><text:span text:style-name="_31_144">h</text:span><text:span text:style-name="_32_463">e</text:span><text:span text:style-name="_39_"> </text:span><text:span text:style-name="_31_600">h</text:span><text:span text:style-name="_32_283">e</text:span><text:span text:style-name="_32_80">a</text:span><text:span text:style-name="_31_742">v</text:span><text:span text:style-name="_32_641">i</text:span><text:span text:style-name="_32_31">e</text:span><text:span text:style-name="_31_600">s</text:span><text:span text:style-name="_32_041">t</text:span><text:span text:style-name="_39_"> </text:span><text:span text:style-name="_31_504">c</text:span><text:span text:style-name="_32_679">a</text:span><text:span text:style-name="_36_37">l</text:span><text:span text:style-name="_31_600">a</text:span><text:span text:style-name="_32_209">m</text:span><text:span text:style-name="_36_73">i</text:span><text:span text:style-name="_31_573">t</text:span><text:span text:style-name="_32_330">y</text:span><text:span text:style-name="_39_"> </text:span><text:span text:style-name="_31_393">o</text:span><text:span text:style-name="_32_389">f</text:span><text:span text:style-name="_39_"> </text:span><text:span text:style-name="_31_669">a</text:span><text:span text:style-name="_32_317">l</text:span><text:span text:style-name="_34_81">l</text:span><text:span text:style-name="_39_09"> </text:span><text:span text:style-name="_32_644">h</text:span><text:span text:style-name="_32_43">a</text:span><text:span text:style-name="_31_420">p</text:span><text:span text:style-name="_32_619">p</text:span><text:span text:style-name="_34_96">e</text:span><text:span text:style-name="_31_311">n</text:span><text:span text:style-name="_32_248">e</text:span><text:span text:style-name="_38_07">d</text:span><text:span text:style-name="_31_717">.</text:span><text:span text:style-name="_31_805"> </text:span><text:span text:style-name="_32_77">T</text:span><text:span text:style-name="_31_491">h</text:span><text:span text:style-name="_32_104">e</text:span><text:span text:style-name="_39_"> </text:span><text:span text:style-name="_31_431">b</text:span><text:span text:style-name="_32_644">u</text:span><text:span text:style-name="_32_65">r</text:span><text:span text:style-name="_31_348">g</text:span><text:span text:style-name="_32_149">l</text:span><text:span text:style-name="_36_75">a</text:span><text:span text:style-name="_31_777">r</text:span><text:span text:style-name="_32_317">s</text:span><text:span text:style-name="_39_"> </text:span><text:span text:style-name="_31_717">w</text:span><text:span text:style-name="_32_259">a</text:span><text:span text:style-name="_36_73">l</text:span><text:span text:style-name="_31_756">k</text:span><text:span text:style-name="_32_499">e</text:span><text:span text:style-name="_34_48">d</text:span><text:span text:style-name="_39_05"> </text:span><text:span text:style-name="_32_497">i</text:span><text:span text:style-name="_35_17">n</text:span><text:span text:style-name="_39_09"> </text:span><text:span text:style-name="_32_571">o</text:span><text:span text:style-name="_32_80">n</text:span><text:span text:style-name="_31_165">e</text:span><text:span text:style-name="_31_809"> </text:span><text:span text:style-name="_38_20">n</text:span><text:span text:style-name="_31_597">i</text:span><text:span text:style-name="_32_583">g</text:span><text:span text:style-name="_38_05">h</text:span><text:span text:style-name="_31_537">t</text:span><text:span text:style-name="_31_809"> </text:span><text:span text:style-name="_37_11">a</text:span><text:span text:style-name="_31_780">n</text:span><text:span text:style-name="_32_581">d</text:span><text:span text:style-name="_39_"> </text:span><text:span text:style-name="_31_324">c</text:span><text:span text:style-name="_32_691">a</text:span><text:span text:style-name="_36_61">r</text:span><text:span text:style-name="_31_429">r</text:span><text:span text:style-name="_32_029">i</text:span><text:span text:style-name="_36_03">e</text:span><text:span text:style-name="_31_672">d</text:span><text:span text:style-name="_31_809"> </text:span><text:span text:style-name="_32_41">o</text:span><text:span text:style-name="_31_345">f</text:span><text:span text:style-name="_32_101">f</text:span><text:span text:style-name="_35_"> </text:span><text:span text:style-name="_31_237">t</text:span><text:span text:style-name="_32_068">h</text:span><text:span text:style-name="_34_95">e</text:span><text:span text:style-name="_39_09"> </text:span><text:span text:style-name="_32_692">b</text:span><text:span text:style-name="_38_43">u</text:span><text:span text:style-name="_31_537">r</text:span><text:span text:style-name="_32_067">g</text:span><text:span text:style-name="_36_25">l</text:span><text:span text:style-name="_31_684">a</text:span><text:span text:style-name="_32_401">r</text:span><text:span text:style-name="_39_"> </text:span><text:span text:style-name="_31_348">a</text:span><text:span text:style-name="_32_461">l</text:span><text:span text:style-name="_36_27">a</text:span><text:span text:style-name="_31_561">r</text:span><text:span text:style-name="_32_617">m</text:span><text:span text:style-name="_32_41">!</text:span><text:span text:style-name="_39_05"> </text:span><text:span text:style-name="_32_392">y</text:span><text:span text:style-name="_34_83">e</text:span><text:span text:style-name="_31_345">s</text:span><text:span text:style-name="_32_077">,</text:span><text:span text:style-name="_39_"> </text:span><text:span text:style-name="_31_165">s</text:span><text:span text:style-name="_32_425">i</text:span><text:span text:style-name="_36_01">r</text:span><text:span text:style-name="_31_573">,</text:span><text:span text:style-name="_31_809"> </text:span><text:span text:style-name="_35_19">e</text:span><text:span text:style-name="_31_432">v</text:span><text:span text:style-name="_32_116">e</text:span><text:span text:style-name="_34_57">r</text:span><text:span text:style-name="_31_382">y</text:span><text:span text:style-name="_31_805"> </text:span><text:span text:style-name="_38_79">h</text:span><text:span text:style-name="_31_753">i</text:span><text:span text:style-name="_32_512">d</text:span><text:span text:style-name="_32_65">e</text:span><text:span text:style-name="_39_05"> </text:span><text:span text:style-name="_32_212">a</text:span><text:span text:style-name="_36_75">n</text:span><text:span text:style-name="_31_537">d</text:span><text:span text:style-name="_31_805"> </text:span><text:span text:style-name="_35_32">h</text:span><text:span text:style-name="_31_527">a</text:span><text:span text:style-name="_32_029">i</text:span><text:span text:style-name="_36_97">r</text:span><text:span text:style-name="_39_05"> </text:span><text:span text:style-name="_32_209">o</text:span><text:span text:style-name="_36_37">f</text:span><text:span text:style-name="_39_09"> </text:span><text:span text:style-name="_32_113">i</text:span><text:span text:style-name="_35_17">t</text:span><text:span text:style-name="_31_777">:</text:span><text:span text:style-name="_31_809"> </text:span><text:span text:style-name="_34_45">r</text:span><text:span text:style-name="_31_237">i</text:span><text:span text:style-name="_32_319">p</text:span><text:span text:style-name="_35_32">p</text:span><text:span text:style-name="_31_671">e</text:span><text:span text:style-name="_32_440">d</text:span><text:span text:style-name="_39_"> </text:span><text:span text:style-name="_31_741">i</text:span><text:span text:style-name="_32_101">t</text:span><text:span text:style-name="_35_"> </text:span><text:span text:style-name="_31_611">o</text:span><text:span text:style-name="_32_044">u</text:span><text:span text:style-name="_34_45">t</text:span><text:span text:style-name="_31_561">,</text:span><text:span text:style-name="_31_809"> </text:span><text:span text:style-name="_34_09">t</text:span><text:span text:style-name="_31_432">o</text:span><text:span text:style-name="_32_475">o</text:span><text:span text:style-name="_37_09">t</text:span><text:span text:style-name="_31_213">h</text:span><text:span text:style-name="_31_809"> </text:span><text:span text:style-name="_36_63">a</text:span><text:span text:style-name="_31_312">n</text:span><text:span text:style-name="_32_473">d</text:span><text:span text:style-name="_39_"> </text:span><text:span text:style-name="_31_540">n</text:span><text:span text:style-name="_32_511">a</text:span><text:span text:style-name="_36_25">i</text:span><text:span text:style-name="_31_321">l</text:span><text:span text:style-name="_32_437">;</text:span><text:span text:style-name="_39_"> </text:span><text:span text:style-name="_31_360">s</text:span><text:span text:style-name="_32_211">p</text:span><text:span text:style-name="_38_05">r</text:span><text:span text:style-name="_31_525">i</text:span><text:span text:style-name="_32_224">n</text:span><text:span text:style-name="_32_79">g</text:span><text:span text:style-name="_31_201">s</text:span><text:span text:style-name="_32_041">,</text:span><text:span text:style-name="_35_"> </text:span><text:span text:style-name="_31_576">b</text:span><text:span text:style-name="_32_319">e</text:span><text:span text:style-name="_34_57">l</text:span><text:span text:style-name="_31_141">l</text:span><text:span text:style-name="_32_065">s</text:span><text:span text:style-name="_33_49">,</text:span><text:span text:style-name="_39_05"> </text:span><text:span text:style-name="_32_691">g</text:span><text:span text:style-name="_34_96">o</text:span><text:span text:style-name="_31_180">n</text:span><text:span text:style-name="_32_151">g</text:span><text:span text:style-name="_33_49">s</text:span><text:span text:style-name="_31_345">,</text:span><text:span text:style-name="_31_805"> </text:span><text:span text:style-name="_38_80">b</text:span><text:span text:style-name="_31_383">a</text:span><text:span text:style-name="_32_149">t</text:span><text:span text:style-name="_37_69">t</text:span><text:span text:style-name="_31_180">e</text:span><text:span text:style-name="_32_461">r</text:span><text:span text:style-name="_36_98">y</text:span><text:span text:style-name="_31_573">,</text:span><text:span text:style-name="_31_805"> </text:span><text:span text:style-name="_35_92">a</text:span><text:span text:style-name="_31_323">n</text:span><text:span text:style-name="_32_641">d</text:span><text:span text:style-name="_39_"> </text:span><text:span text:style-name="_31_705">a</text:span><text:span text:style-name="_32_509">l</text:span><text:span text:style-name="_33_37">l</text:span><text:span text:style-name="_31_489">;</text:span><text:span text:style-name="_31_805"> </text:span><text:span text:style-name="_35_29">t</text:span><text:span text:style-name="_31_384">h</text:span><text:span text:style-name="_32_043">e</text:span><text:span text:style-name="_33_37">y</text:span><text:span text:style-name="_39_05"> </text:span><text:span text:style-name="_32_641">t</text:span><text:span text:style-name="_38_55">o</text:span><text:span text:style-name="_31_384">o</text:span><text:span text:style-name="_32_497">k</text:span><text:span text:style-name="_39_"> </text:span><text:span text:style-name="_31_489">a</text:span><text:span text:style-name="_31_809"> </text:span><text:span text:style-name="_36_75">h</text:span><text:span text:style-name="_31_252">u</text:span><text:span text:style-name="_32_391">n</text:span><text:span text:style-name="_34_84">d</text:span><text:span text:style-name="_31_201">r</text:span><text:span text:style-name="_32_391">e</text:span><text:span text:style-name="_37_84">d</text:span><text:span text:style-name="_39_05"> </text:span><text:span text:style-name="_32_692">a</text:span><text:span text:style-name="_33_39">n</text:span><text:span text:style-name="_31_237">d</text:span><text:span text:style-name="_31_809"> </text:span><text:span text:style-name="_35_89">f</text:span><text:span text:style-name="_31_141">i</text:span><text:span text:style-name="_32_029">f</text:span><text:span text:style-name="_34_81">t</text:span><text:span text:style-name="_31_561">y</text:span><text:span text:style-name="_31_809"> </text:span><text:span text:style-name="_36_61">m</text:span><text:span text:style-name="_31_489">i</text:span><text:span text:style-name="_32_509">l</text:span><text:span text:style-name="_32_68">e</text:span><text:span text:style-name="_31_490">s</text:span><text:span text:style-name="_31_809"> </text:span><text:span text:style-name="_37_69">o</text:span><text:span text:style-name="_31_345">f</text:span><text:span text:style-name="_31_809"> </text:span><text:span text:style-name="_36_38">c</text:span><text:span text:style-name="_31_528">o</text:span><text:span text:style-name="_32_463">p</text:span><text:span text:style-name="_34_24">p</text:span><text:span text:style-name="_31_381">e</text:span><text:span text:style-name="_32_617">r</text:span><text:span text:style-name="_35_"> </text:span><text:span text:style-name="_31_525">w</text:span><text:span text:style-name="_32_581">i</text:span><text:span text:style-name="_36_37">r</text:span><text:span text:style-name="_31_309">e</text:span><text:span text:style-name="_32_317">;</text:span><text:span text:style-name="_39_"> </text:span><text:span text:style-name="_31_609">t</text:span><text:span text:style-name="_32_319">h</text:span><text:span text:style-name="_38_56">e</text:span><text:span text:style-name="_31_681">y</text:span><text:span text:style-name="_31_809"> </text:span><text:span text:style-name="_34_09">j</text:span><text:span text:style-name="_31_324">u</text:span><text:span text:style-name="_32_042">s</text:span><text:span text:style-name="_34_45">t</text:span><text:span text:style-name="_39_05"> </text:span><text:span text:style-name="_32_224">c</text:span><text:span text:style-name="_37_09">l</text:span><text:span text:style-name="_31_311">e</text:span><text:span text:style-name="_32_607">a</text:span><text:span text:style-name="_37_00">n</text:span><text:span text:style-name="_31_324">e</text:span><text:span text:style-name="_32_583">d</text:span><text:span text:style-name="_35_"> </text:span><text:span text:style-name="_31_576">h</text:span><text:span text:style-name="_32_403">e</text:span><text:span text:style-name="_33_37">r</text:span><text:span text:style-name="_39_09"> </text:span><text:span text:style-name="_32_463">o</text:span><text:span text:style-name="_32_44">u</text:span><text:span text:style-name="_31_141">t</text:span><text:span text:style-name="_32_317">,</text:span><text:span text:style-name="_35_"> </text:span><text:span text:style-name="_31_779">b</text:span><text:span text:style-name="_32_620">a</text:span><text:span text:style-name="_36_01">g</text:span><text:span text:style-name="_39_09"> </text:span><text:span text:style-name="_32_248">a</text:span><text:span text:style-name="_38_07">n</text:span><text:span text:style-name="_31_381">d</text:span><text:span text:style-name="_31_805"> </text:span><text:span text:style-name="_33_51">b</text:span><text:span text:style-name="_31_708">a</text:span><text:span text:style-name="_32_260">g</text:span><text:span text:style-name="_38_91">g</text:span><text:span text:style-name="_31_720">a</text:span><text:span text:style-name="_32_583">g</text:span><text:span text:style-name="_35_17">e</text:span><text:span text:style-name="_31_321">,</text:span><text:span text:style-name="_31_809"> </text:span><text:span text:style-name="_36_03">a</text:span><text:span text:style-name="_31_780">n</text:span><text:span text:style-name="_32_581">d</text:span><text:span text:style-name="_35_"> </text:span><text:span text:style-name="_31_180">n</text:span><text:span text:style-name="_32_439">e</text:span><text:span text:style-name="_34_12">v</text:span><text:span text:style-name="_31_431">e</text:span><text:span text:style-name="_32_293">r</text:span><text:span text:style-name="_39_"> </text:span><text:span text:style-name="_31_573">l</text:span><text:span text:style-name="_32_617">e</text:span><text:span text:style-name="_36_61">f</text:span><text:span text:style-name="_31_753">t</text:span><text:span text:style-name="_31_805"> </text:span><text:span text:style-name="_34_83">u</text:span><text:span text:style-name="_31_792">s</text:span><text:span text:style-name="_31_805"> </text:span><text:span text:style-name="_38_77">a</text:span><text:span text:style-name="_39_09"> </text:span><text:span text:style-name="_32_102">v</text:span><text:span text:style-name="_33_04">e</text:span><text:span text:style-name="_31_706">s</text:span><text:span text:style-name="_32_581">t</text:span><text:span text:style-name="_32_77">i</text:span><text:span text:style-name="_31_420">g</text:span><text:span text:style-name="_32_317">e</text:span><text:span text:style-name="_35_"> </text:span><text:span text:style-name="_31_309">o</text:span><text:span text:style-name="_32_113">f</text:span><text:span text:style-name="_39_"> </text:span><text:span text:style-name="_31_756">h</text:span><text:span text:style-name="_32_211">e</text:span><text:span text:style-name="_36_61">r</text:span><text:span text:style-name="_39_09"> </text:span><text:span text:style-name="_32_281">t</text:span><text:span text:style-name="_36_01">o</text:span><text:span text:style-name="_39_09"> </text:span><text:span text:style-name="_32_570">s</text:span><text:span text:style-name="_32_41">w</text:span><text:span text:style-name="_31_576">e</text:span><text:span text:style-name="_32_257">a</text:span><text:span text:style-name="_36_25">r</text:span><text:span text:style-name="_39_05"> </text:span><text:span text:style-name="_32_584">a</text:span><text:span text:style-name="_34_09">t</text:span>--<text:span text:style-name="_37_10">s</text:span><text:span text:style-name="_31_381">w</text:span><text:span text:style-name="_32_031">e</text:span><text:span text:style-name="_38_08">a</text:span><text:span text:style-name="_31_681">r</text:span><text:span text:style-name="_31_805"> </text:span><text:span text:style-name="_32_68">b</text:span><text:span text:style-name="_31_322">y</text:span><text:span text:style-name="_32_041">,</text:span><text:span text:style-name="_35_"> </text:span><text:span text:style-name="_31_753">I</text:span><text:span text:style-name="_31_805"> </text:span><text:span text:style-name="_32_77">m</text:span><text:span text:style-name="_31_683">e</text:span><text:span text:style-name="_32_656">a</text:span><text:span text:style-name="_34_45">n</text:span><text:span text:style-name="_31_717">.</text:span></text:p>
      <text:p text:style-name="P1"><text:span text:style-name="_32_65">"</text:span><text:span text:style-name="_31_345">W</text:span><text:span text:style-name="_32_041">e</text:span><text:span text:style-name="_39_"> </text:span><text:span text:style-name="_31_132">h</text:span><text:span text:style-name="_32_115">a</text:span><text:span text:style-name="_34_81">d</text:span><text:span text:style-name="_39_09"> </text:span><text:span text:style-name="_32_581">a</text:span><text:span text:style-name="_39_"> </text:span><text:span text:style-name="_31_501">t</text:span><text:span text:style-name="_32_617">i</text:span><text:span text:style-name="_34_09">m</text:span><text:span text:style-name="_31_165">e</text:span><text:span text:style-name="_31_805"> </text:span><text:span text:style-name="_36_01">o</text:span><text:span text:style-name="_31_309">f</text:span><text:span text:style-name="_31_805"> </text:span><text:span text:style-name="_34_09">i</text:span><text:span text:style-name="_31_741">t</text:span><text:span text:style-name="_31_805"> </text:span><text:span text:style-name="_36_37">t</text:span><text:span text:style-name="_31_597">o</text:span><text:span text:style-name="_31_805"> </text:span><text:span text:style-name="_36_99">g</text:span><text:span text:style-name="_31_132">e</text:span><text:span text:style-name="_32_101">t</text:span><text:span text:style-name="_35_"> </text:span><text:span text:style-name="_31_563">h</text:span><text:span text:style-name="_32_656">e</text:span><text:span text:style-name="_33_13">r</text:span><text:span text:style-name="_39_09"> </text:span><text:span text:style-name="_32_500">b</text:span><text:span text:style-name="_32_31">a</text:span><text:span text:style-name="_31_504">c</text:span><text:span text:style-name="_32_642">k</text:span><text:span text:style-name="_38_77">;</text:span><text:span text:style-name="_39_09"> </text:span><text:span text:style-name="_32_317">m</text:span><text:span text:style-name="_38_55">e</text:span><text:span text:style-name="_31_177">r</text:span><text:span text:style-name="_32_512">e</text:span><text:span text:style-name="_34_57">l</text:span><text:span text:style-name="_31_357">y</text:span><text:span text:style-name="_31_809"> </text:span><text:span text:style-name="_35_17">w</text:span><text:span text:style-name="_31_381">e</text:span><text:span text:style-name="_31_805"> </text:span><text:span text:style-name="_35_20">a</text:span><text:span text:style-name="_31_214">c</text:span><text:span text:style-name="_32_606">c</text:span><text:span text:style-name="_38_20">o</text:span><text:span text:style-name="_31_309">m</text:span><text:span text:style-name="_32_404">p</text:span><text:span text:style-name="_34_57">l</text:span><text:span text:style-name="_31_573">i</text:span><text:span text:style-name="_32_438">s</text:span><text:span text:style-name="_36_76">h</text:span><text:span text:style-name="_31_311">e</text:span><text:span text:style-name="_32_317">d</text:span><text:span text:style-name="_39_"> </text:span><text:span text:style-name="_31_417">i</text:span><text:span text:style-name="_32_581">t</text:span><text:span text:style-name="_39_"> </text:span><text:span text:style-name="_31_777">f</text:span><text:span text:style-name="_32_509">i</text:span><text:span text:style-name="_38_80">n</text:span><text:span text:style-name="_31_707">a</text:span><text:span text:style-name="_32_329">l</text:span><text:span text:style-name="_38_41">l</text:span><text:span text:style-name="_31_561">y</text:span><text:span text:style-name="_32_425">,</text:span><text:span text:style-name="_35_"> </text:span><text:span text:style-name="_31_573">f</text:span><text:span text:style-name="_32_605">o</text:span><text:span text:style-name="_32_29">r</text:span><text:span text:style-name="_39_05"> </text:span><text:span text:style-name="_32_425">m</text:span><text:span text:style-name="_35_32">o</text:span><text:span text:style-name="_31_671">n</text:span><text:span text:style-name="_32_428">e</text:span><text:span text:style-name="_37_10">y</text:span><text:span text:style-name="_31_609">.</text:span><text:span text:style-name="_31_809"> </text:span><text:span text:style-name="_34_57">T</text:span><text:span text:style-name="_31_492">h</text:span><text:span text:style-name="_32_079">e</text:span><text:span text:style-name="_35_"> </text:span><text:span text:style-name="_31_396">a</text:span><text:span text:style-name="_32_221">l</text:span><text:span text:style-name="_35_91">a</text:span><text:span text:style-name="_31_345">r</text:span><text:span text:style-name="_32_437">m</text:span><text:span text:style-name="_35_"> </text:span><text:span text:style-name="_31_537">f</text:span><text:span text:style-name="_32_245">i</text:span><text:span text:style-name="_38_05">r</text:span><text:span text:style-name="_31_345">m</text:span><text:span text:style-name="_31_809"> </text:span><text:span text:style-name="_38_20">s</text:span><text:span text:style-name="_31_143">a</text:span><text:span text:style-name="_32_137">i</text:span><text:span text:style-name="_34_81">d</text:span><text:span text:style-name="_39_05"> </text:span><text:span text:style-name="_32_677">t</text:span><text:span text:style-name="_37_72">h</text:span><text:span text:style-name="_31_491">a</text:span><text:span text:style-name="_32_209">t</text:span><text:span text:style-name="_39_"> </text:span><text:span text:style-name="_31_321">w</text:span><text:span text:style-name="_32_259">h</text:span><text:span text:style-name="_34_84">a</text:span><text:span text:style-name="_31_741">t</text:span><text:span text:style-name="_31_805"> </text:span><text:span text:style-name="_37_81">w</text:span><text:span text:style-name="_31_141">e</text:span><text:span text:style-name="_31_805"> </text:span><text:span text:style-name="_38_20">n</text:span><text:span text:style-name="_31_575">e</text:span><text:span text:style-name="_32_283">e</text:span><text:span text:style-name="_34_12">d</text:span><text:span text:style-name="_31_321">f</text:span><text:span text:style-name="_32_569">u</text:span><text:span text:style-name="_38_41">l</text:span><text:span text:style-name="_39_09"> </text:span><text:span text:style-name="_32_571">n</text:span><text:span text:style-name="_34_12">o</text:span><text:span text:style-name="_31_321">w</text:span><text:span text:style-name="_31_809"> </text:span><text:span text:style-name="_38_89">w</text:span><text:span text:style-name="_31_540">a</text:span><text:span text:style-name="_32_678">s</text:span><text:span text:style-name="_39_"> </text:span><text:span text:style-name="_31_129">t</text:span><text:span text:style-name="_32_425">o</text:span><text:span text:style-name="_39_"> </text:span><text:span text:style-name="_31_599">h</text:span><text:span text:style-name="_32_584">a</text:span><text:span text:style-name="_38_42">v</text:span><text:span text:style-name="_31_672">e</text:span><text:span text:style-name="_31_809"> </text:span><text:span text:style-name="_38_19">h</text:span><text:span text:style-name="_31_720">e</text:span><text:span text:style-name="_32_425">r</text:span><text:span text:style-name="_39_"> </text:span><text:span text:style-name="_31_756">p</text:span><text:span text:style-name="_32_031">u</text:span><text:span text:style-name="_35_17">t</text:span><text:span text:style-name="_39_05"> </text:span><text:span text:style-name="_32_137">i</text:span><text:span text:style-name="_33_37">n</text:span><text:span text:style-name="_39_09"> </text:span><text:span text:style-name="_32_653">r</text:span><text:span text:style-name="_38_41">i</text:span><text:span text:style-name="_31_395">g</text:span><text:span text:style-name="_32_440">h</text:span><text:span text:style-name="_38_53">t</text:span>--<text:span text:style-name="_33_37">w</text:span><text:span text:style-name="_31_429">i</text:span><text:span text:style-name="_32_245">t</text:span><text:span text:style-name="_38_89">h</text:span><text:span text:style-name="_39_09"> </text:span><text:span text:style-name="_32_437">t</text:span><text:span text:style-name="_33_40">h</text:span><text:span text:style-name="_31_539">e</text:span><text:span text:style-name="_32_689">i</text:span><text:span text:style-name="_37_81">r</text:span><text:span text:style-name="_39_09"> </text:span><text:span text:style-name="_32_223">n</text:span><text:span text:style-name="_33_40">e</text:span><text:span text:style-name="_31_705">w</text:span><text:span text:style-name="_31_805"> </text:span><text:span text:style-name="_35_20">p</text:span><text:span text:style-name="_31_611">a</text:span><text:span text:style-name="_32_209">t</text:span><text:span text:style-name="_34_47">e</text:span><text:span text:style-name="_31_492">n</text:span><text:span text:style-name="_32_581">t</text:span><text:span text:style-name="_35_"> </text:span><text:span text:style-name="_31_576">s</text:span><text:span text:style-name="_32_499">p</text:span><text:span text:style-name="_34_81">r</text:span><text:span text:style-name="_31_753">i</text:span><text:span text:style-name="_32_655">n</text:span><text:span text:style-name="_32_44">g</text:span><text:span text:style-name="_31_501">s</text:span><text:span text:style-name="_31_805"> </text:span><text:span text:style-name="_34_09">i</text:span><text:span text:style-name="_31_429">n</text:span><text:span text:style-name="_31_809"> </text:span><text:span text:style-name="_38_05">t</text:span><text:span text:style-name="_31_708">h</text:span><text:span text:style-name="_32_043">e</text:span><text:span text:style-name="_35_"> </text:span><text:span text:style-name="_31_309">w</text:span><text:span text:style-name="_32_473">i</text:span><text:span text:style-name="_32_79">n</text:span><text:span text:style-name="_31_396">d</text:span><text:span text:style-name="_32_104">o</text:span><text:span text:style-name="_38_41">w</text:span><text:span text:style-name="_31_166">s</text:span><text:span text:style-name="_31_805"> </text:span><text:span text:style-name="_32_41">t</text:span><text:span text:style-name="_31_165">o</text:span><text:span text:style-name="_31_809"> </text:span><text:span text:style-name="_34_45">m</text:span><text:span text:style-name="_31_324">a</text:span><text:span text:style-name="_32_330">k</text:span><text:span text:style-name="_34_45">e</text:span><text:span text:style-name="_39_09"> </text:span><text:span text:style-name="_32_617">f</text:span><text:span text:style-name="_34_96">a</text:span><text:span text:style-name="_31_561">l</text:span><text:span text:style-name="_32_282">s</text:span><text:span text:style-name="_32_41">e</text:span><text:span text:style-name="_39_05"> </text:span><text:span text:style-name="_32_247">a</text:span><text:span text:style-name="_33_13">l</text:span><text:span text:style-name="_31_360">a</text:span><text:span text:style-name="_32_677">r</text:span><text:span text:style-name="_34_81">m</text:span><text:span text:style-name="_31_537">s</text:span><text:span text:style-name="_31_805"> </text:span><text:span text:style-name="_35_29">i</text:span><text:span text:style-name="_31_249">m</text:span><text:span text:style-name="_32_619">p</text:span><text:span text:style-name="_32_68">o</text:span><text:span text:style-name="_31_778">s</text:span><text:span text:style-name="_32_248">s</text:span><text:span text:style-name="_33_01">i</text:span><text:span text:style-name="_31_612">b</text:span><text:span text:style-name="_32_689">l</text:span><text:span text:style-name="_33_03">e</text:span><text:span text:style-name="_31_753">,</text:span><text:span text:style-name="_31_805"> </text:span><text:span text:style-name="_34_24">a</text:span><text:span text:style-name="_31_575">n</text:span><text:span text:style-name="_32_317">d</text:span><text:span text:style-name="_39_"> </text:span><text:span text:style-name="_31_597">t</text:span><text:span text:style-name="_32_499">h</text:span><text:span text:style-name="_38_20">e</text:span><text:span text:style-name="_31_609">i</text:span><text:span text:style-name="_32_389">r</text:span><text:span text:style-name="_35_"> </text:span><text:span text:style-name="_31_791">n</text:span><text:span text:style-name="_32_584">e</text:span><text:span text:style-name="_35_89">w</text:span><text:span text:style-name="_39_09"> </text:span><text:span text:style-name="_32_691">p</text:span><text:span text:style-name="_36_76">a</text:span><text:span text:style-name="_31_717">t</text:span><text:span text:style-name="_32_655">e</text:span><text:span text:style-name="_36_64">n</text:span><text:span text:style-name="_31_141">t</text:span><text:span text:style-name="_31_809"> </text:span><text:span text:style-name="_32_30">c</text:span><text:span text:style-name="_31_213">l</text:span><text:span text:style-name="_32_032">o</text:span><text:span text:style-name="_33_14">c</text:span><text:span text:style-name="_31_240">k</text:span><text:span text:style-name="_31_805"> </text:span><text:span text:style-name="_35_19">a</text:span><text:span text:style-name="_31_789">t</text:span><text:span text:style-name="_32_329">t</text:span><text:span text:style-name="_34_84">a</text:span><text:span text:style-name="_31_252">c</text:span><text:span text:style-name="_32_643">h</text:span><text:span text:style-name="_33_39">e</text:span><text:span text:style-name="_31_672">d</text:span><text:span text:style-name="_31_809"> </text:span><text:span text:style-name="_34_81">t</text:span><text:span text:style-name="_31_525">o</text:span><text:span text:style-name="_31_805"> </text:span><text:span text:style-name="_32_77">t</text:span><text:span text:style-name="_31_143">a</text:span><text:span text:style-name="_32_476">k</text:span><text:span text:style-name="_32_77">e</text:span><text:span text:style-name="_39_09"> </text:span><text:span text:style-name="_32_209">o</text:span><text:span text:style-name="_34_45">f</text:span><text:span text:style-name="_31_681">f</text:span><text:span text:style-name="_31_805"> </text:span><text:span text:style-name="_36_03">a</text:span><text:span text:style-name="_31_684">n</text:span><text:span text:style-name="_32_281">d</text:span><text:span text:style-name="_35_"> </text:span><text:span text:style-name="_31_360">p</text:span><text:span text:style-name="_32_439">u</text:span><text:span text:style-name="_34_93">t</text:span><text:span text:style-name="_39_09"> </text:span><text:span text:style-name="_32_283">o</text:span><text:span text:style-name="_33_04">n</text:span><text:span text:style-name="_39_09"> </text:span><text:span text:style-name="_32_317">t</text:span><text:span text:style-name="_36_99">h</text:span><text:span text:style-name="_31_780">e</text:span><text:span text:style-name="_31_805"> </text:span><text:span text:style-name="_38_20">a</text:span><text:span text:style-name="_31_381">l</text:span><text:span text:style-name="_32_619">a</text:span><text:span text:style-name="_35_29">r</text:span><text:span text:style-name="_31_501">m</text:span><text:span text:style-name="_31_809"> </text:span><text:span text:style-name="_32_29">m</text:span><text:span text:style-name="_31_612">o</text:span><text:span text:style-name="_32_473">r</text:span><text:span text:style-name="_33_03">n</text:span><text:span text:style-name="_31_525">i</text:span><text:span text:style-name="_32_152">n</text:span><text:span text:style-name="_37_11">g</text:span><text:span text:style-name="_39_05"> </text:span><text:span text:style-name="_32_104">a</text:span><text:span text:style-name="_32_31">n</text:span><text:span text:style-name="_31_705">d</text:span><text:span text:style-name="_31_805"> </text:span><text:span text:style-name="_36_04">n</text:span><text:span text:style-name="_31_609">i</text:span><text:span text:style-name="_32_655">g</text:span><text:span text:style-name="_33_01">h</text:span><text:span text:style-name="_31_237">t</text:span><text:span text:style-name="_31_809"> </text:span><text:span text:style-name="_38_53">w</text:span><text:span text:style-name="_31_609">i</text:span><text:span text:style-name="_32_149">t</text:span><text:span text:style-name="_34_60">h</text:span><text:span text:style-name="_31_131">o</text:span><text:span text:style-name="_32_569">u</text:span><text:span text:style-name="_35_89">t</text:span><text:span text:style-name="_39_09"> </text:span><text:span text:style-name="_32_511">h</text:span><text:span text:style-name="_37_84">u</text:span><text:span text:style-name="_31_201">m</text:span><text:span text:style-name="_32_139">a</text:span><text:span text:style-name="_34_84">n</text:span><text:span text:style-name="_39_05"> </text:span><text:span text:style-name="_32_512">a</text:span><text:span text:style-name="_35_30">s</text:span><text:span text:style-name="_31_672">s</text:span><text:span text:style-name="_32_329">i</text:span><text:span text:style-name="_36_26">s</text:span><text:span text:style-name="_31_705">t</text:span><text:span text:style-name="_32_152">a</text:span><text:span text:style-name="_36_27">n</text:span><text:span text:style-name="_31_526">c</text:span><text:span text:style-name="_32_656">e</text:span><text:span text:style-name="_32_29">.</text:span><text:span text:style-name="_39_05"> </text:span><text:span text:style-name="_32_569">T</text:span><text:span text:style-name="_32_79">h</text:span><text:span text:style-name="_31_672">a</text:span><text:span text:style-name="_32_245">t</text:span><text:span text:style-name="_35_"> </text:span><text:span text:style-name="_31_540">s</text:span><text:span text:style-name="_32_223">e</text:span><text:span text:style-name="_37_84">e</text:span><text:span text:style-name="_31_489">m</text:span><text:span text:style-name="_32_139">e</text:span><text:span text:style-name="_36_97">d</text:span><text:span text:style-name="_39_05"> </text:span><text:span text:style-name="_32_041">a</text:span><text:span text:style-name="_39_"> </text:span><text:span text:style-name="_31_143">g</text:span><text:span text:style-name="_32_428">o</text:span><text:span text:style-name="_36_63">o</text:span><text:span text:style-name="_31_132">d</text:span><text:span text:style-name="_31_809"> </text:span><text:span text:style-name="_32_80">s</text:span><text:span text:style-name="_31_250">c</text:span><text:span text:style-name="_32_259">h</text:span><text:span text:style-name="_35_20">e</text:span><text:span text:style-name="_31_165">m</text:span><text:span text:style-name="_32_209">e</text:span><text:span text:style-name="_32_41">.</text:span><text:span text:style-name="_39_09"> </text:span><text:span text:style-name="_32_581">T</text:span><text:span text:style-name="_34_59">h</text:span><text:span text:style-name="_31_756">e</text:span><text:span text:style-name="_32_137">y</text:span><text:span text:style-name="_39_"> </text:span><text:span text:style-name="_31_144">p</text:span><text:span text:style-name="_32_077">r</text:span><text:span text:style-name="_38_43">o</text:span><text:span text:style-name="_31_573">m</text:span><text:span text:style-name="_32_581">i</text:span><text:span text:style-name="_36_26">s</text:span><text:span text:style-name="_31_720">e</text:span><text:span text:style-name="_32_221">d</text:span><text:span text:style-name="_35_"> </text:span><text:span text:style-name="_31_669">t</text:span><text:span text:style-name="_32_149">o</text:span><text:span text:style-name="_35_"> </text:span><text:span text:style-name="_31_539">h</text:span><text:span text:style-name="_32_140">a</text:span><text:span text:style-name="_36_74">v</text:span><text:span text:style-name="_31_504">e</text:span><text:span text:style-name="_31_809"> </text:span><text:span text:style-name="_36_01">t</text:span><text:span text:style-name="_31_779">h</text:span><text:span text:style-name="_32_500">e</text:span><text:span text:style-name="_39_"> </text:span><text:span text:style-name="_31_789">w</text:span><text:span text:style-name="_32_247">h</text:span><text:span text:style-name="_36_64">o</text:span><text:span text:style-name="_31_165">l</text:span><text:span text:style-name="_32_425">e</text:span><text:span text:style-name="_35_"> </text:span><text:span text:style-name="_31_561">t</text:span><text:span text:style-name="_32_656">h</text:span><text:span text:style-name="_34_81">i</text:span><text:span text:style-name="_31_683">n</text:span><text:span text:style-name="_32_029">g</text:span><text:span text:style-name="_35_"> </text:span><text:span text:style-name="_31_129">f</text:span><text:span text:style-name="_32_437">i</text:span><text:span text:style-name="_36_27">n</text:span><text:span text:style-name="_31_429">i</text:span><text:span text:style-name="_32_224">s</text:span><text:span text:style-name="_34_24">h</text:span><text:span text:style-name="_31_383">e</text:span><text:span text:style-name="_32_041">d</text:span><text:span text:style-name="_39_"> </text:span><text:span text:style-name="_31_525">i</text:span><text:span text:style-name="_32_677">n</text:span><text:span text:style-name="_39_"> </text:span><text:span text:style-name="_31_717">t</text:span><text:span text:style-name="_32_152">e</text:span><text:span text:style-name="_33_15">n</text:span><text:span text:style-name="_39_09"> </text:span><text:span text:style-name="_32_079">d</text:span><text:span text:style-name="_32_68">a</text:span><text:span text:style-name="_31_360">y</text:span><text:span text:style-name="_32_642">s</text:span><text:span text:style-name="_38_41">.</text:span><text:span text:style-name="_39_09"> </text:span><text:span text:style-name="_32_641">T</text:span><text:span text:style-name="_35_31">h</text:span><text:span text:style-name="_31_540">e</text:span><text:span text:style-name="_32_677">y</text:span><text:span text:style-name="_39_"> </text:span><text:span text:style-name="_31_144">b</text:span><text:span text:style-name="_32_151">e</text:span><text:span text:style-name="_34_23">g</text:span><text:span text:style-name="_31_396">a</text:span><text:span text:style-name="_32_329">n</text:span><text:span text:style-name="_35_"> </text:span><text:span text:style-name="_31_501">w</text:span><text:span text:style-name="_32_260">o</text:span><text:span text:style-name="_37_09">r</text:span><text:span text:style-name="_31_346">k</text:span><text:span text:style-name="_32_029">,</text:span><text:span text:style-name="_35_"> </text:span><text:span text:style-name="_31_239">a</text:span><text:span text:style-name="_32_512">n</text:span><text:span text:style-name="_33_13">d</text:span><text:span text:style-name="_39_05"> </text:span><text:span text:style-name="_32_221">w</text:span><text:span text:style-name="_34_45">e</text:span><text:span text:style-name="_39_05"> </text:span><text:span text:style-name="_32_029">l</text:span><text:span text:style-name="_32_41">e</text:span><text:span text:style-name="_31_237">f</text:span><text:span text:style-name="_32_245">t</text:span><text:span text:style-name="_39_"> </text:span><text:span text:style-name="_31_249">f</text:span><text:span text:style-name="_32_689">o</text:span><text:span text:style-name="_35_89">r</text:span><text:span text:style-name="_39_05"> </text:span><text:span text:style-name="_32_509">t</text:span><text:span text:style-name="_33_03">h</text:span><text:span text:style-name="_31_612">e</text:span><text:span text:style-name="_31_805"> </text:span><text:span text:style-name="_38_20">s</text:span><text:span text:style-name="_31_683">u</text:span><text:span text:style-name="_32_401">m</text:span><text:span text:style-name="_34_57">m</text:span><text:span text:style-name="_31_381">e</text:span><text:span text:style-name="_32_281">r</text:span><text:span text:style-name="_34_21">.</text:span><text:span text:style-name="_39_09"> </text:span><text:span text:style-name="_32_281">T</text:span><text:span text:style-name="_34_60">h</text:span><text:span text:style-name="_31_323">e</text:span><text:span text:style-name="_32_437">y</text:span><text:span text:style-name="_35_"> </text:span><text:span text:style-name="_31_609">w</text:span><text:span text:style-name="_32_619">o</text:span><text:span text:style-name="_37_09">r</text:span><text:span text:style-name="_31_180">k</text:span><text:span text:style-name="_32_499">e</text:span><text:span text:style-name="_35_32">d</text:span><text:span text:style-name="_39_09"> </text:span><text:span text:style-name="_32_029">a</text:span><text:span text:style-name="_35_"> </text:span><text:span text:style-name="_31_346">c</text:span><text:span text:style-name="_32_080">o</text:span><text:span text:style-name="_33_04">u</text:span><text:span text:style-name="_31_347">p</text:span><text:span text:style-name="_32_281">l</text:span><text:span text:style-name="_34_09">e</text:span><text:span text:style-name="_39_09"> </text:span><text:span text:style-name="_32_497">o</text:span><text:span text:style-name="_38_41">f</text:span><text:span text:style-name="_39_05"> </text:span><text:span text:style-name="_32_115">d</text:span><text:span text:style-name="_34_24">a</text:span><text:span text:style-name="_31_574">y</text:span><text:span text:style-name="_32_692">s</text:span><text:span text:style-name="_38_41">;</text:span><text:span text:style-name="_39_05"> </text:span><text:span text:style-name="_32_581">t</text:span><text:span text:style-name="_38_07">h</text:span><text:span text:style-name="_31_528">e</text:span><text:span text:style-name="_32_425">n</text:span><text:span text:style-name="_39_"> </text:span><text:span text:style-name="_31_165">t</text:span><text:span text:style-name="_32_680">h</text:span><text:span text:style-name="_36_63">e</text:span><text:span text:style-name="_31_561">y</text:span><text:span text:style-name="_31_805"> </text:span><text:span text:style-name="_32_29">l</text:span><text:span text:style-name="_31_237">e</text:span><text:span text:style-name="_32_113">f</text:span><text:span text:style-name="_32_65">t</text:span><text:span text:style-name="_39_05"> </text:span><text:span text:style-name="_32_281">f</text:span><text:span text:style-name="_35_17">o</text:span><text:span text:style-name="_31_429">r</text:span><text:span text:style-name="_31_809"> </text:span><text:span text:style-name="_36_61">t</text:span><text:span text:style-name="_31_132">h</text:span><text:span text:style-name="_32_571">e</text:span><text:span text:style-name="_39_"> </text:span><text:span text:style-name="_31_600">s</text:span><text:span text:style-name="_32_499">u</text:span><text:span text:style-name="_34_21">m</text:span><text:span text:style-name="_31_669">m</text:span><text:span text:style-name="_32_509">e</text:span><text:span text:style-name="_32_77">r</text:span><text:span text:style-name="_31_561">.</text:span><text:span text:style-name="_31_809"> </text:span><text:span text:style-name="_38_41">A</text:span><text:span text:style-name="_31_237">f</text:span><text:span text:style-name="_32_473">t</text:span><text:span text:style-name="_34_21">e</text:span><text:span text:style-name="_31_141">r</text:span><text:span text:style-name="_31_805"> </text:span><text:span text:style-name="_35_17">w</text:span><text:span text:style-name="_31_419">h</text:span><text:span text:style-name="_32_617">i</text:span><text:span text:style-name="_37_72">c</text:span><text:span text:style-name="_31_177">h</text:span><text:span text:style-name="_31_805"> </text:span><text:span text:style-name="_38_41">t</text:span><text:span text:style-name="_31_323">h</text:span><text:span text:style-name="_32_692">e</text:span><text:span text:style-name="_39_"> </text:span><text:span text:style-name="_31_215">b</text:span><text:span text:style-name="_32_428">u</text:span><text:span text:style-name="_36_25">r</text:span><text:span text:style-name="_31_420">g</text:span><text:span text:style-name="_32_689">l</text:span><text:span text:style-name="_34_23">a</text:span><text:span text:style-name="_31_741">r</text:span><text:span text:style-name="_32_113">s</text:span><text:span text:style-name="_39_"> </text:span><text:span text:style-name="_31_777">m</text:span><text:span text:style-name="_32_655">o</text:span><text:span text:style-name="_32_80">v</text:span><text:span text:style-name="_31_216">e</text:span><text:span text:style-name="_32_463">d</text:span><text:span text:style-name="_39_"> </text:span><text:span text:style-name="_31_525">i</text:span><text:span text:style-name="_32_509">n</text:span><text:span text:style-name="_35_89">,</text:span><text:span text:style-name="_39_05"> </text:span><text:span text:style-name="_32_499">a</text:span><text:span text:style-name="_33_52">n</text:span><text:span text:style-name="_31_177">d</text:span><text:span text:style-name="_31_809"> </text:span><text:span text:style-name="_38_19">b</text:span><text:span text:style-name="_31_132">e</text:span><text:span text:style-name="_32_151">g</text:span><text:span text:style-name="_33_16">a</text:span><text:span text:style-name="_31_177">n</text:span><text:span text:style-name="_31_809"> </text:span><text:span text:style-name="_38_77">t</text:span><text:span text:style-name="_31_492">h</text:span><text:span text:style-name="_32_607">e</text:span><text:span text:style-name="_32_29">i</text:span><text:span text:style-name="_31_789">r</text:span><text:span text:style-name="_31_809"> </text:span><text:span text:style-name="_35_32">s</text:span><text:span text:style-name="_31_563">u</text:span><text:span text:style-name="_32_617">m</text:span><text:span text:style-name="_36_01">m</text:span><text:span text:style-name="_31_789">e</text:span><text:span text:style-name="_32_473">r</text:span><text:span text:style-name="_39_"> </text:span><text:span text:style-name="_31_742">v</text:span><text:span text:style-name="_32_500">a</text:span><text:span text:style-name="_37_12">c</text:span><text:span text:style-name="_31_575">a</text:span><text:span text:style-name="_32_677">t</text:span><text:span text:style-name="_32_29">i</text:span><text:span text:style-name="_31_780">o</text:span><text:span text:style-name="_32_391">n</text:span><text:span text:style-name="_36_37">.</text:span><text:span text:style-name="_39_09"> </text:span><text:span text:style-name="_32_101">W</text:span><text:span text:style-name="_36_40">h</text:span><text:span text:style-name="_31_179">e</text:span><text:span text:style-name="_32_437">n</text:span><text:span text:style-name="_39_"> </text:span><text:span text:style-name="_31_429">w</text:span><text:span text:style-name="_32_461">e</text:span><text:span text:style-name="_39_"> </text:span><text:span text:style-name="_31_717">r</text:span><text:span text:style-name="_32_139">e</text:span><text:span text:style-name="_34_81">t</text:span><text:span text:style-name="_31_744">u</text:span><text:span text:style-name="_32_401">r</text:span><text:span text:style-name="_32_32">n</text:span><text:span text:style-name="_31_131">e</text:span><text:span text:style-name="_32_317">d</text:span><text:span text:style-name="_35_"> </text:span><text:span text:style-name="_31_717">i</text:span><text:span text:style-name="_32_473">n</text:span><text:span text:style-name="_39_"> </text:span><text:span text:style-name="_31_345">t</text:span><text:span text:style-name="_32_079">h</text:span><text:span text:style-name="_34_48">e</text:span><text:span text:style-name="_39_05"> </text:span><text:span text:style-name="_32_617">f</text:span><text:span text:style-name="_36_37">a</text:span><text:span text:style-name="_31_501">l</text:span><text:span text:style-name="_32_041">l</text:span><text:span text:style-name="_38_41">,</text:span><text:span text:style-name="_39_09"> </text:span><text:span text:style-name="_32_437">t</text:span><text:span text:style-name="_35_31">h</text:span><text:span text:style-name="_31_684">e</text:span><text:span text:style-name="_31_805"> </text:span><text:span text:style-name="_33_40">h</text:span><text:span text:style-name="_31_215">o</text:span><text:span text:style-name="_32_331">u</text:span><text:span text:style-name="_34_12">s</text:span><text:span text:style-name="_31_249">e</text:span><text:span text:style-name="_31_805"> </text:span><text:span text:style-name="_33_49">w</text:span><text:span text:style-name="_31_251">a</text:span><text:span text:style-name="_32_500">s</text:span><text:span text:style-name="_35_"> </text:span><text:span text:style-name="_31_504">a</text:span><text:span text:style-name="_32_618">s</text:span><text:span text:style-name="_39_"> </text:span><text:span text:style-name="_31_204">e</text:span><text:span text:style-name="_32_689">m</text:span><text:span text:style-name="_37_83">p</text:span><text:span text:style-name="_31_417">t</text:span><text:span text:style-name="_32_581">y</text:span><text:span text:style-name="_35_"> </text:span><text:span text:style-name="_31_672">a</text:span><text:span text:style-name="_32_318">s</text:span><text:span text:style-name="_35_"> </text:span><text:span text:style-name="_31_537">a</text:span><text:span text:style-name="_31_805"> </text:span><text:span text:style-name="_34_60">b</text:span><text:span text:style-name="_31_383">e</text:span><text:span text:style-name="_32_509">e</text:span><text:span text:style-name="_33_49">r</text:span><text:span text:style-name="_39_09"> </text:span><text:span text:style-name="_32_282">c</text:span><text:span text:style-name="_36_37">l</text:span><text:span text:style-name="_31_240">o</text:span><text:span text:style-name="_32_044">s</text:span><text:span text:style-name="_36_03">e</text:span><text:span text:style-name="_31_753">t</text:span><text:span text:style-name="_31_805"> </text:span><text:span text:style-name="_34_93">i</text:span><text:span text:style-name="_31_609">n</text:span><text:span text:style-name="_31_809"> </text:span><text:span text:style-name="_34_11">p</text:span><text:span text:style-name="_31_681">r</text:span><text:span text:style-name="_32_680">e</text:span><text:span text:style-name="_35_17">m</text:span><text:span text:style-name="_31_345">i</text:span><text:span text:style-name="_32_102">s</text:span><text:span text:style-name="_36_76">e</text:span><text:span text:style-name="_31_321">s</text:span><text:span text:style-name="_31_805"> </text:span><text:span text:style-name="_36_01">w</text:span><text:span text:style-name="_31_396">h</text:span><text:span text:style-name="_32_439">e</text:span><text:span text:style-name="_32_65">r</text:span><text:span text:style-name="_31_609">e</text:span><text:span text:style-name="_31_809"> </text:span><text:span text:style-name="_33_04">p</text:span><text:span text:style-name="_31_743">a</text:span><text:span text:style-name="_32_677">i</text:span><text:span text:style-name="_38_79">n</text:span><text:span text:style-name="_31_393">t</text:span><text:span text:style-name="_32_332">e</text:span><text:span text:style-name="_38_17">r</text:span><text:span text:style-name="_31_501">s</text:span><text:span text:style-name="_31_805"> </text:span><text:span text:style-name="_33_04">h</text:span><text:span text:style-name="_31_683">a</text:span><text:span text:style-name="_32_138">v</text:span><text:span text:style-name="_34_60">e</text:span><text:span text:style-name="_39_05"> </text:span><text:span text:style-name="_32_572">b</text:span><text:span text:style-name="_34_47">e</text:span><text:span text:style-name="_31_311">e</text:span><text:span text:style-name="_32_140">n</text:span><text:span text:style-name="_35_"> </text:span><text:span text:style-name="_31_489">a</text:span><text:span text:style-name="_32_473">t</text:span><text:span text:style-name="_39_"> </text:span><text:span text:style-name="_31_177">w</text:span><text:span text:style-name="_32_283">o</text:span><text:span text:style-name="_35_17">r</text:span><text:span text:style-name="_31_168">k</text:span><text:span text:style-name="_32_689">.</text:span><text:span text:style-name="_39_"> </text:span><text:span text:style-name="_31_345">W</text:span><text:span text:style-name="_32_065">e</text:span><text:span text:style-name="_39_"> </text:span><text:span text:style-name="_31_237">r</text:span><text:span text:style-name="_32_607">e</text:span><text:span text:style-name="_38_41">f</text:span><text:span text:style-name="_31_756">u</text:span><text:span text:style-name="_32_065">r</text:span><text:span text:style-name="_36_40">n</text:span><text:span text:style-name="_31_429">i</text:span><text:span text:style-name="_32_510">s</text:span><text:span text:style-name="_32_80">h</text:span><text:span text:style-name="_31_359">e</text:span><text:span text:style-name="_32_581">d</text:span><text:span text:style-name="_36_73">,</text:span><text:span text:style-name="_39_05"> </text:span><text:span text:style-name="_32_500">a</text:span><text:span text:style-name="_37_71">n</text:span><text:span text:style-name="_31_705">d</text:span><text:span text:style-name="_31_805"> </text:span><text:span text:style-name="_34_93">t</text:span><text:span text:style-name="_31_215">h</text:span><text:span text:style-name="_32_296">e</text:span><text:span text:style-name="_36_25">n</text:span><text:span text:style-name="_39_05"> </text:span><text:span text:style-name="_32_224">s</text:span><text:span text:style-name="_32_43">e</text:span><text:span text:style-name="_31_609">n</text:span><text:span text:style-name="_32_293">t</text:span><text:span text:style-name="_39_"> </text:span><text:span text:style-name="_31_683">d</text:span><text:span text:style-name="_32_428">o</text:span><text:span text:style-name="_33_01">w</text:span><text:span text:style-name="_31_417">n</text:span><text:span text:style-name="_31_809"> </text:span><text:span text:style-name="_34_45">t</text:span><text:span text:style-name="_31_705">o</text:span><text:span text:style-name="_31_809"> </text:span><text:span text:style-name="_32_68">h</text:span><text:span text:style-name="_31_575">u</text:span><text:span text:style-name="_32_101">r</text:span><text:span text:style-name="_36_73">r</text:span><text:span text:style-name="_31_165">y</text:span><text:span text:style-name="_31_805"> </text:span><text:span text:style-name="_34_24">u</text:span><text:span text:style-name="_31_599">p</text:span><text:span text:style-name="_31_809"> </text:span><text:span text:style-name="_33_37">t</text:span><text:span text:style-name="_31_756">h</text:span><text:span text:style-name="_32_031">e</text:span><text:span text:style-name="_35_"> </text:span><text:span text:style-name="_31_575">e</text:span><text:span text:style-name="_32_620">x</text:span><text:span text:style-name="_33_39">p</text:span><text:span text:style-name="_31_528">e</text:span><text:span text:style-name="_32_461">r</text:span><text:span text:style-name="_33_49">t</text:span><text:span text:style-name="_31_705">.</text:span><text:span text:style-name="_31_809"> </text:span><text:span text:style-name="_37_09">H</text:span><text:span text:style-name="_31_705">e</text:span><text:span text:style-name="_31_809"> </text:span><text:span text:style-name="_38_56">c</text:span><text:span text:style-name="_31_575">a</text:span><text:span text:style-name="_32_425">m</text:span><text:span text:style-name="_36_25">e</text:span><text:span text:style-name="_39_09"> </text:span><text:span text:style-name="_32_283">u</text:span><text:span text:style-name="_34_48">p</text:span><text:span text:style-name="_39_09"> </text:span><text:span text:style-name="_32_464">a</text:span><text:span text:style-name="_38_07">n</text:span><text:span text:style-name="_31_777">d</text:span><text:span text:style-name="_31_805"> </text:span><text:span text:style-name="_33_49">f</text:span><text:span text:style-name="_31_165">i</text:span><text:span text:style-name="_32_427">n</text:span><text:span text:style-name="_32_77">i</text:span><text:span text:style-name="_31_132">s</text:span><text:span text:style-name="_32_404">h</text:span><text:span text:style-name="_32_67">e</text:span><text:span text:style-name="_31_129">d</text:span><text:span text:style-name="_31_809"> </text:span><text:span text:style-name="_32_65">t</text:span><text:span text:style-name="_31_599">h</text:span><text:span text:style-name="_32_620">e</text:span><text:span text:style-name="_39_"> </text:span><text:span text:style-name="_31_249">j</text:span><text:span text:style-name="_32_403">o</text:span><text:span text:style-name="_37_72">b</text:span><text:span text:style-name="_31_129">,</text:span><text:span text:style-name="_31_805"> </text:span><text:span text:style-name="_32_68">a</text:span><text:span text:style-name="_31_431">n</text:span><text:span text:style-name="_32_257">d</text:span><text:span text:style-name="_35_"> </text:span><text:span text:style-name="_31_312">s</text:span><text:span text:style-name="_32_463">a</text:span><text:span text:style-name="_36_73">i</text:span><text:span text:style-name="_31_249">d</text:span><text:span text:style-name="_32_329">:</text:span><text:span text:style-name="_39_"> </text:span><text:span text:style-name="_31_525">'</text:span><text:span text:style-name="_32_209">N</text:span><text:span text:style-name="_33_01">o</text:span><text:span text:style-name="_31_357">w</text:span><text:span text:style-name="_31_809"> </text:span><text:span text:style-name="_36_61">t</text:span><text:span text:style-name="_31_600">h</text:span><text:span text:style-name="_32_509">i</text:span><text:span text:style-name="_38_06">s</text:span><text:span text:style-name="_39_09"> </text:span><text:span text:style-name="_32_512">c</text:span><text:span text:style-name="_38_77">l</text:span><text:span text:style-name="_31_527">o</text:span><text:span text:style-name="_32_260">c</text:span><text:span text:style-name="_36_62">k</text:span><text:span text:style-name="_39_09"> </text:span><text:span text:style-name="_32_257">i</text:span><text:span text:style-name="_33_37">s</text:span><text:span text:style-name="_39_05"> </text:span><text:span text:style-name="_32_330">s</text:span><text:span text:style-name="_33_40">e</text:span><text:span text:style-name="_31_381">t</text:span><text:span text:style-name="_31_809"> </text:span><text:span text:style-name="_38_77">t</text:span><text:span text:style-name="_31_357">o</text:span><text:span text:style-name="_31_809"> </text:span><text:span text:style-name="_35_19">p</text:span><text:span text:style-name="_31_744">u</text:span><text:span text:style-name="_32_065">t</text:span><text:span text:style-name="_39_"> </text:span><text:span text:style-name="_31_251">o</text:span><text:span text:style-name="_32_212">n</text:span><text:span text:style-name="_35_"> </text:span><text:span text:style-name="_31_201">t</text:span><text:span text:style-name="_32_608">h</text:span><text:span text:style-name="_38_07">e</text:span><text:span text:style-name="_39_09"> </text:span><text:span text:style-name="_32_475">a</text:span><text:span text:style-name="_38_89">l</text:span><text:span text:style-name="_31_360">a</text:span><text:span text:style-name="_32_077">r</text:span><text:span text:style-name="_35_89">m</text:span><text:span text:style-name="_39_09"> </text:span><text:span text:style-name="_32_571">e</text:span><text:span text:style-name="_38_56">v</text:span><text:span text:style-name="_31_599">e</text:span><text:span text:style-name="_32_605">r</text:span><text:span text:style-name="_37_84">y</text:span><text:span text:style-name="_39_05"> </text:span><text:span text:style-name="_32_284">n</text:span><text:span text:style-name="_37_81">i</text:span><text:span text:style-name="_31_491">g</text:span><text:span text:style-name="_32_437">h</text:span><text:span text:style-name="_34_57">t</text:span><text:span text:style-name="_39_05"> </text:span><text:span text:style-name="_32_473">a</text:span><text:span text:style-name="_33_37">t</text:span><text:span text:style-name="_39_05"> </text:span><text:span text:style-name="_32_317">1</text:span><text:span text:style-name="_34_21">0</text:span><text:span text:style-name="_31_345">,</text:span><text:span text:style-name="_31_809"> </text:span><text:span text:style-name="_34_11">a</text:span><text:span text:style-name="_31_720">n</text:span><text:span text:style-name="_32_137">d</text:span><text:span text:style-name="_35_"> </text:span><text:span text:style-name="_31_609">t</text:span><text:span text:style-name="_32_512">a</text:span><text:span text:style-name="_34_82">k</text:span><text:span text:style-name="_31_489">e</text:span><text:span text:style-name="_31_809"> </text:span><text:span text:style-name="_35_89">i</text:span><text:span text:style-name="_31_741">t</text:span><text:span text:style-name="_31_805"> </text:span><text:span text:style-name="_35_17">o</text:span><text:span text:style-name="_31_681">f</text:span><text:span text:style-name="_32_221">f</text:span><text:span text:style-name="_35_"> </text:span><text:span text:style-name="_31_564">e</text:span><text:span text:style-name="_32_114">v</text:span><text:span text:style-name="_34_24">e</text:span><text:span text:style-name="_31_213">r</text:span><text:span text:style-name="_32_642">y</text:span><text:span text:style-name="_39_"> </text:span><text:span text:style-name="_31_393">m</text:span><text:span text:style-name="_32_032">o</text:span><text:span text:style-name="_37_09">r</text:span><text:span text:style-name="_31_323">n</text:span><text:span text:style-name="_32_509">i</text:span><text:span text:style-name="_38_19">n</text:span><text:span text:style-name="_31_492">g</text:span><text:span text:style-name="_31_809"> </text:span><text:span text:style-name="_36_37">a</text:span><text:span text:style-name="_31_141">t</text:span><text:span text:style-name="_31_809"> </text:span><text:span text:style-name="_36_73">5</text:span><text:span text:style-name="_31_129">:</text:span><text:span text:style-name="_32_473">4</text:span><text:span text:style-name="_34_45">5</text:span><text:span text:style-name="_31_561">.</text:span><text:span text:style-name="_31_805"> </text:span><text:span text:style-name="_32_41">A</text:span><text:span text:style-name="_31_501">l</text:span><text:span text:style-name="_32_497">l</text:span><text:span text:style-name="_39_"> </text:span><text:span text:style-name="_31_576">y</text:span><text:span text:style-name="_32_331">o</text:span><text:span text:style-name="_36_39">u</text:span><text:span text:style-name="_31_201">'</text:span><text:span text:style-name="_32_620">v</text:span><text:span text:style-name="_32_77">e</text:span><text:span text:style-name="_39_05"> </text:span><text:span text:style-name="_32_475">g</text:span><text:span text:style-name="_32_68">o</text:span><text:span text:style-name="_31_537">t</text:span><text:span text:style-name="_31_805"> </text:span><text:span text:style-name="_32_77">t</text:span><text:span text:style-name="_31_309">o</text:span><text:span text:style-name="_31_809"> </text:span><text:span text:style-name="_34_59">d</text:span><text:span text:style-name="_31_360">o</text:span><text:span text:style-name="_31_809"> </text:span><text:span text:style-name="_33_37">i</text:span><text:span text:style-name="_31_753">s</text:span><text:span text:style-name="_31_809"> </text:span><text:span text:style-name="_38_17">t</text:span><text:span text:style-name="_31_129">o</text:span><text:span text:style-name="_31_809"> </text:span><text:span text:style-name="_38_05">w</text:span><text:span text:style-name="_31_489">i</text:span><text:span text:style-name="_32_044">n</text:span><text:span text:style-name="_35_31">d</text:span><text:span text:style-name="_39_09"> </text:span><text:span text:style-name="_32_332">h</text:span><text:span text:style-name="_37_83">e</text:span><text:span text:style-name="_31_681">r</text:span><text:span text:style-name="_31_809"> </text:span><text:span text:style-name="_36_75">u</text:span><text:span text:style-name="_31_216">p</text:span><text:span text:style-name="_31_809"> </text:span><text:span text:style-name="_35_31">e</text:span><text:span text:style-name="_31_576">v</text:span><text:span text:style-name="_32_331">e</text:span><text:span text:style-name="_38_17">r</text:span><text:span text:style-name="_31_144">y</text:span><text:span text:style-name="_31_805"> </text:span><text:span text:style-name="_38_77">w</text:span><text:span text:style-name="_31_179">e</text:span><text:span text:style-name="_32_296">e</text:span><text:span text:style-name="_34_09">k</text:span><text:span text:style-name="_31_609">,</text:span><text:span text:style-name="_31_805"> </text:span><text:span text:style-name="_34_23">a</text:span><text:span text:style-name="_31_432">n</text:span><text:span text:style-name="_32_425">d</text:span><text:span text:style-name="_35_"> </text:span><text:span text:style-name="_31_177">t</text:span><text:span text:style-name="_32_463">h</text:span><text:span text:style-name="_33_04">e</text:span><text:span text:style-name="_31_609">n</text:span><text:span text:style-name="_31_809"> </text:span><text:span text:style-name="_37_09">l</text:span><text:span text:style-name="_31_779">e</text:span><text:span text:style-name="_32_680">a</text:span><text:span text:style-name="_34_60">v</text:span><text:span text:style-name="_31_179">e</text:span><text:span text:style-name="_31_805"> </text:span><text:span text:style-name="_34_48">h</text:span><text:span text:style-name="_31_323">e</text:span><text:span text:style-name="_32_317">r</text:span><text:span text:style-name="_35_"> </text:span><text:span text:style-name="_31_359">a</text:span><text:span text:style-name="_32_113">l</text:span><text:span text:style-name="_34_60">o</text:span><text:span text:style-name="_31_563">n</text:span><text:span text:style-name="_32_512">e</text:span>--<text:span text:style-name="_31_805"> </text:span><text:span text:style-name="_33_02">s</text:span><text:span text:style-name="_31_396">h</text:span><text:span text:style-name="_32_317">e</text:span><text:span text:style-name="_35_"> </text:span><text:span text:style-name="_31_537">w</text:span><text:span text:style-name="_32_101">i</text:span><text:span text:style-name="_38_89">l</text:span><text:span text:style-name="_31_417">l</text:span><text:span text:style-name="_31_809"> </text:span><text:span text:style-name="_37_09">t</text:span><text:span text:style-name="_31_240">a</text:span><text:span text:style-name="_32_570">k</text:span><text:span text:style-name="_33_13">e</text:span><text:span text:style-name="_39_09"> </text:span><text:span text:style-name="_32_140">c</text:span><text:span text:style-name="_32_79">a</text:span><text:span text:style-name="_31_777">r</text:span><text:span text:style-name="_32_677">e</text:span><text:span text:style-name="_39_"> </text:span><text:span text:style-name="_31_357">o</text:span><text:span text:style-name="_32_077">f</text:span><text:span text:style-name="_39_"> </text:span><text:span text:style-name="_31_309">t</text:span><text:span text:style-name="_32_655">h</text:span><text:span text:style-name="_36_28">e</text:span><text:span text:style-name="_39_09"> </text:span><text:span text:style-name="_32_320">a</text:span><text:span text:style-name="_32_77">l</text:span><text:span text:style-name="_31_311">a</text:span><text:span text:style-name="_32_401">r</text:span><text:span text:style-name="_33_13">m</text:span><text:span text:style-name="_39_09"> </text:span><text:span text:style-name="_32_619">h</text:span><text:span text:style-name="_36_40">e</text:span><text:span text:style-name="_31_777">r</text:span><text:span text:style-name="_32_248">s</text:span><text:span text:style-name="_38_55">e</text:span><text:span text:style-name="_31_573">l</text:span><text:span text:style-name="_32_101">f</text:span><text:span text:style-name="_33_13">.</text:span><text:span text:style-name="_31_489">'</text:span></text:p>
      <text:p text:style-name="P1"><text:span text:style-name="_32_29">"</text:span><text:span text:style-name="_31_537">A</text:span><text:span text:style-name="_32_137">f</text:span><text:span text:style-name="_34_93">t</text:span><text:span text:style-name="_31_573">e</text:span><text:span text:style-name="_32_473">r</text:span><text:span text:style-name="_39_"> </text:span><text:span text:style-name="_31_141">t</text:span><text:span text:style-name="_32_584">h</text:span><text:span text:style-name="_32_79">a</text:span><text:span text:style-name="_31_357">t</text:span><text:span text:style-name="_31_805"> </text:span><text:span text:style-name="_36_61">w</text:span><text:span text:style-name="_31_597">e</text:span><text:span text:style-name="_31_805"> </text:span><text:span text:style-name="_33_39">h</text:span><text:span text:style-name="_31_180">a</text:span><text:span text:style-name="_32_677">d</text:span><text:span text:style-name="_35_"> </text:span><text:span text:style-name="_31_573">a</text:span><text:span text:style-name="_31_805"> </text:span><text:span text:style-name="_38_05">m</text:span><text:span text:style-name="_31_792">o</text:span><text:span text:style-name="_32_294">s</text:span><text:span text:style-name="_37_81">t</text:span><text:span text:style-name="_39_09"> </text:span><text:span text:style-name="_32_113">t</text:span><text:span text:style-name="_38_77">r</text:span><text:span text:style-name="_31_683">a</text:span><text:span text:style-name="_32_404">n</text:span><text:span text:style-name="_33_51">q</text:span><text:span text:style-name="_31_792">u</text:span><text:span text:style-name="_32_473">i</text:span><text:span text:style-name="_36_25">l</text:span><text:span text:style-name="_39_05"> </text:span><text:span text:style-name="_32_606">s</text:span><text:span text:style-name="_32_44">e</text:span><text:span text:style-name="_31_323">a</text:span><text:span text:style-name="_32_296">s</text:span><text:span text:style-name="_35_31">o</text:span><text:span text:style-name="_31_348">n</text:span><text:span text:style-name="_31_809"> </text:span><text:span text:style-name="_38_80">d</text:span><text:span text:style-name="_31_251">u</text:span><text:span text:style-name="_32_473">r</text:span><text:span text:style-name="_32_29">i</text:span><text:span text:style-name="_31_791">n</text:span><text:span text:style-name="_32_248">g</text:span><text:span text:style-name="_39_"> </text:span><text:span text:style-name="_31_321">t</text:span><text:span text:style-name="_32_584">h</text:span><text:span text:style-name="_34_57">r</text:span><text:span text:style-name="_31_503">e</text:span><text:span text:style-name="_32_317">e</text:span><text:span text:style-name="_39_"> </text:span><text:span text:style-name="_31_717">m</text:span><text:span text:style-name="_32_571">o</text:span><text:span text:style-name="_32_80">n</text:span><text:span text:style-name="_31_309">t</text:span><text:span text:style-name="_32_692">h</text:span><text:span text:style-name="_35_90">s</text:span><text:span text:style-name="_31_237">.</text:span><text:span text:style-name="_31_809"> </text:span><text:span text:style-name="_36_97">T</text:span><text:span text:style-name="_31_504">h</text:span><text:span text:style-name="_32_115">e</text:span><text:span text:style-name="_35_"> </text:span><text:span text:style-name="_31_597">b</text:span><text:span text:style-name="_32_149">i</text:span><text:span text:style-name="_34_45">l</text:span><text:span text:style-name="_31_777">l</text:span><text:span text:style-name="_31_805"> </text:span><text:span text:style-name="_37_09">w</text:span><text:span text:style-name="_31_683">a</text:span><text:span text:style-name="_32_284">s</text:span><text:span text:style-name="_39_"> </text:span><text:span text:style-name="_31_419">p</text:span><text:span text:style-name="_32_653">r</text:span><text:span text:style-name="_32_80">o</text:span><text:span text:style-name="_31_491">d</text:span><text:span text:style-name="_32_617">i</text:span><text:span text:style-name="_34_96">g</text:span><text:span text:style-name="_31_321">i</text:span><text:span text:style-name="_32_247">o</text:span><text:span text:style-name="_36_04">u</text:span><text:span text:style-name="_31_429">s</text:span><text:span text:style-name="_32_677">,</text:span><text:span text:style-name="_35_"> </text:span><text:span text:style-name="_31_777">o</text:span><text:span text:style-name="_32_149">f</text:span><text:span text:style-name="_39_"> </text:span><text:span text:style-name="_31_610">c</text:span><text:span text:style-name="_32_320">o</text:span><text:span text:style-name="_34_83">u</text:span><text:span text:style-name="_31_213">r</text:span><text:span text:style-name="_32_428">s</text:span><text:span text:style-name="_33_37">e</text:span><text:span text:style-name="_31_537">,</text:span><text:span text:style-name="_31_809"> </text:span><text:span text:style-name="_34_84">a</text:span><text:span text:style-name="_31_143">n</text:span><text:span text:style-name="_32_149">d</text:span><text:span text:style-name="_39_"> </text:span><text:span text:style-name="_31_537">I</text:span><text:span text:style-name="_31_809"> </text:span><text:span text:style-name="_33_16">h</text:span><text:span text:style-name="_31_131">a</text:span><text:span text:style-name="_32_641">d</text:span><text:span text:style-name="_35_"> </text:span><text:span text:style-name="_31_576">s</text:span><text:span text:style-name="_32_103">a</text:span><text:span text:style-name="_32_65">i</text:span><text:span text:style-name="_31_777">d</text:span><text:span text:style-name="_31_805"> </text:span><text:span text:style-name="_38_05">I</text:span><text:span text:style-name="_39_09"> </text:span><text:span text:style-name="_32_401">w</text:span><text:span text:style-name="_33_40">o</text:span><text:span text:style-name="_31_203">u</text:span><text:span text:style-name="_32_041">l</text:span><text:span text:style-name="_33_49">d</text:span><text:span text:style-name="_39_05"> </text:span><text:span text:style-name="_32_080">n</text:span><text:span text:style-name="_34_95">o</text:span><text:span text:style-name="_31_789">n</text:span><text:span text:style-name="_31_805"> </text:span><text:span text:style-name="_33_15">p</text:span><text:span text:style-name="_31_324">a</text:span><text:span text:style-name="_32_221">y</text:span><text:span text:style-name="_35_"> </text:span><text:span text:style-name="_31_357">i</text:span><text:span text:style-name="_32_257">t</text:span><text:span text:style-name="_35_"> </text:span><text:span text:style-name="_31_756">u</text:span><text:span text:style-name="_32_463">n</text:span><text:span text:style-name="_38_89">t</text:span><text:span text:style-name="_31_429">i</text:span><text:span text:style-name="_32_257">l</text:span><text:span text:style-name="_35_"> </text:span><text:span text:style-name="_31_705">t</text:span><text:span text:style-name="_32_463">h</text:span><text:span text:style-name="_32_32">e</text:span><text:span text:style-name="_39_09"> </text:span><text:span text:style-name="_32_224">n</text:span><text:span text:style-name="_33_03">e</text:span><text:span text:style-name="_31_321">w</text:span><text:span text:style-name="_31_805"> </text:span><text:span text:style-name="_34_09">m</text:span><text:span text:style-name="_31_720">a</text:span><text:span text:style-name="_32_222">c</text:span><text:span text:style-name="_32_79">h</text:span><text:span text:style-name="_31_789">i</text:span><text:span text:style-name="_32_260">n</text:span><text:span text:style-name="_35_19">e</text:span><text:span text:style-name="_31_717">r</text:span><text:span text:style-name="_32_248">y</text:span><text:span text:style-name="_35_"> </text:span><text:span text:style-name="_31_707">h</text:span><text:span text:style-name="_32_476">a</text:span><text:span text:style-name="_32_29">d</text:span><text:span text:style-name="_39_05"> </text:span><text:span text:style-name="_32_067">p</text:span><text:span text:style-name="_37_69">r</text:span><text:span text:style-name="_31_312">o</text:span><text:span text:style-name="_32_498">v</text:span><text:span text:style-name="_37_00">e</text:span><text:span text:style-name="_31_417">d</text:span><text:span text:style-name="_31_805"> </text:span><text:span text:style-name="_32_41">i</text:span><text:span text:style-name="_31_129">t</text:span><text:span text:style-name="_32_620">s</text:span><text:span text:style-name="_33_03">e</text:span><text:span text:style-name="_31_201">l</text:span><text:span text:style-name="_32_461">f</text:span><text:span text:style-name="_39_"> </text:span><text:span text:style-name="_31_717">t</text:span><text:span text:style-name="_32_245">o</text:span><text:span text:style-name="_35_"> </text:span><text:span text:style-name="_31_396">b</text:span><text:span text:style-name="_32_211">e</text:span><text:span text:style-name="_35_"> </text:span><text:span text:style-name="_31_573">f</text:span><text:span text:style-name="_32_137">l</text:span><text:span text:style-name="_35_32">a</text:span><text:span text:style-name="_31_237">w</text:span><text:span text:style-name="_32_569">l</text:span><text:span text:style-name="_36_27">e</text:span><text:span text:style-name="_31_202">s</text:span><text:span text:style-name="_32_500">s</text:span><text:span text:style-name="_36_73">.</text:span><text:span text:style-name="_39_05"> </text:span><text:span text:style-name="_32_065">T</text:span><text:span text:style-name="_35_31">h</text:span><text:span text:style-name="_31_492">e</text:span><text:span text:style-name="_31_809"> </text:span><text:span text:style-name="_36_97">t</text:span><text:span text:style-name="_31_753">i</text:span><text:span text:style-name="_32_209">m</text:span><text:span text:style-name="_38_41">e</text:span><text:span text:style-name="_39_05"> </text:span><text:span text:style-name="_32_438">s</text:span><text:span text:style-name="_36_25">t</text:span><text:span text:style-name="_31_561">i</text:span><text:span text:style-name="_32_428">p</text:span><text:span text:style-name="_36_40">u</text:span><text:span text:style-name="_31_501">l</text:span><text:span text:style-name="_32_295">a</text:span><text:span text:style-name="_34_21">t</text:span><text:span text:style-name="_31_743">e</text:span><text:span text:style-name="_32_152">d</text:span><text:span text:style-name="_39_"> </text:span><text:span text:style-name="_31_165">w</text:span><text:span text:style-name="_32_224">a</text:span><text:span text:style-name="_38_42">s</text:span><text:span text:style-name="_39_05"> </text:span><text:span text:style-name="_32_497">t</text:span><text:span text:style-name="_32_80">h</text:span><text:span text:style-name="_31_237">r</text:span><text:span text:style-name="_32_319">e</text:span><text:span text:style-name="_34_09">e</text:span><text:span text:style-name="_39_05"> </text:span><text:span text:style-name="_32_653">m</text:span><text:span text:style-name="_35_19">o</text:span><text:span text:style-name="_31_132">n</text:span><text:span text:style-name="_32_293">t</text:span><text:span text:style-name="_33_03">h</text:span><text:span text:style-name="_31_216">s</text:span><text:span text:style-name="_32_677">.</text:span><text:span text:style-name="_35_"> </text:span><text:span text:style-name="_31_573">S</text:span><text:span text:style-name="_32_437">o</text:span><text:span text:style-name="_39_"> </text:span><text:span text:style-name="_31_177">I</text:span><text:span text:style-name="_31_809"> </text:span><text:span text:style-name="_38_79">p</text:span><text:span text:style-name="_31_564">a</text:span><text:span text:style-name="_32_245">i</text:span><text:span text:style-name="_37_09">d</text:span><text:span text:style-name="_39_05"> </text:span><text:span text:style-name="_32_221">t</text:span><text:span text:style-name="_32_68">h</text:span><text:span text:style-name="_31_491">e</text:span><text:span text:style-name="_31_805"> </text:span><text:span text:style-name="_33_01">b</text:span><text:span text:style-name="_31_537">i</text:span><text:span text:style-name="_32_329">l</text:span><text:span text:style-name="_35_89">l</text:span><text:span text:style-name="_31_429">,</text:span><text:span text:style-name="_31_809"> </text:span><text:span text:style-name="_34_59">a</text:span><text:span text:style-name="_31_240">n</text:span><text:span text:style-name="_32_065">d</text:span><text:span text:style-name="_35_"> </text:span><text:span text:style-name="_31_573">t</text:span><text:span text:style-name="_32_332">h</text:span><text:span text:style-name="_38_07">e</text:span><text:span text:style-name="_39_09"> </text:span><text:span text:style-name="_32_320">v</text:span><text:span text:style-name="_34_47">e</text:span><text:span text:style-name="_31_501">r</text:span><text:span text:style-name="_32_293">y</text:span><text:span text:style-name="_39_"> </text:span><text:span text:style-name="_31_179">n</text:span><text:span text:style-name="_32_620">e</text:span><text:span text:style-name="_37_09">x</text:span><text:span text:style-name="_31_561">t</text:span><text:span text:style-name="_31_805"> </text:span><text:span text:style-name="_34_11">d</text:span><text:span text:style-name="_31_396">a</text:span><text:span text:style-name="_32_641">y</text:span><text:span text:style-name="_39_"> </text:span><text:span text:style-name="_31_141">t</text:span><text:span text:style-name="_32_476">h</text:span><text:span text:style-name="_38_91">e</text:span><text:span text:style-name="_39_05"> </text:span><text:span text:style-name="_32_067">a</text:span><text:span text:style-name="_35_89">l</text:span><text:span text:style-name="_31_492">a</text:span><text:span text:style-name="_32_257">r</text:span><text:span text:style-name="_35_89">m</text:span><text:span text:style-name="_39_09"> </text:span><text:span text:style-name="_32_437">w</text:span><text:span text:style-name="_36_99">e</text:span><text:span text:style-name="_31_240">n</text:span><text:span text:style-name="_32_605">t</text:span><text:span text:style-name="_39_"> </text:span><text:span text:style-name="_31_141">t</text:span><text:span text:style-name="_32_437">o</text:span><text:span text:style-name="_39_"> </text:span><text:span text:style-name="_31_756">b</text:span><text:span text:style-name="_32_283">u</text:span><text:span text:style-name="_32_30">z</text:span><text:span text:style-name="_31_780">z</text:span><text:span text:style-name="_32_041">i</text:span><text:span text:style-name="_33_15">n</text:span><text:span text:style-name="_31_504">g</text:span><text:span text:style-name="_31_809"> </text:span><text:span text:style-name="_38_53">l</text:span><text:span text:style-name="_31_525">i</text:span><text:span text:style-name="_32_644">k</text:span><text:span text:style-name="_32_79">e</text:span><text:span text:style-name="_39_05"> </text:span><text:span text:style-name="_32_641">t</text:span><text:span text:style-name="_34_83">e</text:span><text:span text:style-name="_31_168">n</text:span><text:span text:style-name="_31_809"> </text:span><text:span text:style-name="_32_77">t</text:span><text:span text:style-name="_31_384">h</text:span><text:span text:style-name="_32_115">o</text:span><text:span text:style-name="_37_71">u</text:span><text:span text:style-name="_31_180">s</text:span><text:span text:style-name="_32_620">a</text:span><text:span text:style-name="_33_39">n</text:span><text:span text:style-name="_31_417">d</text:span><text:span text:style-name="_31_805"> </text:span><text:span text:style-name="_33_40">b</text:span><text:span text:style-name="_31_143">e</text:span><text:span text:style-name="_32_437">e</text:span><text:span text:style-name="_35_"> </text:span><text:span text:style-name="_31_780">s</text:span><text:span text:style-name="_32_077">w</text:span><text:span text:style-name="_38_91">a</text:span><text:span text:style-name="_31_501">r</text:span><text:span text:style-name="_32_605">m</text:span><text:span text:style-name="_37_09">s</text:span><text:span text:style-name="_39_05"> </text:span><text:span text:style-name="_32_437">a</text:span><text:span text:style-name="_38_53">t</text:span><text:span text:style-name="_39_05"> </text:span><text:span text:style-name="_32_065">t</text:span><text:span text:style-name="_34_60">e</text:span><text:span text:style-name="_31_239">n</text:span><text:span text:style-name="_31_809"> </text:span><text:span text:style-name="_33_16">o</text:span><text:span text:style-name="_31_525">'</text:span><text:span text:style-name="_32_330">c</text:span><text:span text:style-name="_32_65">l</text:span><text:span text:style-name="_31_527">o</text:span><text:span text:style-name="_32_296">c</text:span><text:span text:style-name="_37_09">k</text:span><text:span text:style-name="_39_05"> </text:span><text:span text:style-name="_32_497">i</text:span><text:span text:style-name="_38_41">n</text:span><text:span text:style-name="_39_09"> </text:span><text:span text:style-name="_32_389">t</text:span><text:span text:style-name="_38_92">h</text:span><text:span text:style-name="_31_383">e</text:span><text:span text:style-name="_31_809"> </text:span><text:span text:style-name="_37_69">m</text:span><text:span text:style-name="_31_756">o</text:span><text:span text:style-name="_32_209">r</text:span><text:span text:style-name="_36_99">n</text:span><text:span text:style-name="_31_777">i</text:span><text:span text:style-name="_32_584">n</text:span><text:span text:style-name="_37_83">g</text:span><text:span text:style-name="_31_321">.</text:span><text:span text:style-name="_31_809"> </text:span><text:span text:style-name="_34_09">I</text:span><text:span text:style-name="_39_09"> </text:span><text:span text:style-name="_32_497">t</text:span><text:span text:style-name="_34_47">u</text:span><text:span text:style-name="_31_357">r</text:span><text:span text:style-name="_32_512">n</text:span><text:span text:style-name="_38_80">e</text:span><text:span text:style-name="_31_491">d</text:span><text:span text:style-name="_31_805"> </text:span><text:span text:style-name="_34_09">t</text:span><text:span text:style-name="_31_383">h</text:span><text:span text:style-name="_32_212">e</text:span><text:span text:style-name="_35_"> </text:span><text:span text:style-name="_31_672">h</text:span><text:span text:style-name="_32_475">a</text:span><text:span text:style-name="_33_39">n</text:span><text:span text:style-name="_31_396">d</text:span><text:span text:style-name="_32_509">s</text:span><text:span text:style-name="_39_"> </text:span><text:span text:style-name="_31_575">a</text:span><text:span text:style-name="_32_317">r</text:span><text:span text:style-name="_34_60">o</text:span><text:span text:style-name="_31_491">u</text:span><text:span text:style-name="_32_572">n</text:span><text:span text:style-name="_35_17">d</text:span><text:span text:style-name="_39_05"> </text:span><text:span text:style-name="_32_389">t</text:span><text:span text:style-name="_36_01">w</text:span><text:span text:style-name="_31_503">e</text:span><text:span text:style-name="_32_293">l</text:span><text:span text:style-name="_34_84">v</text:span><text:span text:style-name="_31_213">e</text:span><text:span text:style-name="_31_805"> </text:span><text:span text:style-name="_35_91">h</text:span><text:span text:style-name="_31_576">o</text:span><text:span text:style-name="_32_332">u</text:span><text:span text:style-name="_32_65">r</text:span><text:span text:style-name="_31_490">s</text:span><text:span text:style-name="_32_581">,</text:span><text:span text:style-name="_35_"> </text:span><text:span text:style-name="_31_563">a</text:span><text:span text:style-name="_32_140">c</text:span><text:span text:style-name="_36_64">c</text:span><text:span text:style-name="_31_563">o</text:span><text:span text:style-name="_32_245">r</text:span><text:span text:style-name="_38_79">d</text:span><text:span text:style-name="_31_597">i</text:span><text:span text:style-name="_32_644">n</text:span><text:span text:style-name="_35_17">g</text:span><text:span text:style-name="_39_09"> </text:span><text:span text:style-name="_32_257">t</text:span><text:span text:style-name="_36_01">o</text:span><text:span text:style-name="_39_09"> </text:span><text:span text:style-name="_32_401">i</text:span><text:span text:style-name="_37_71">n</text:span><text:span text:style-name="_31_348">s</text:span><text:span text:style-name="_32_641">t</text:span><text:span text:style-name="_33_13">r</text:span><text:span text:style-name="_31_240">u</text:span><text:span text:style-name="_32_078">c</text:span><text:span text:style-name="_34_81">t</text:span><text:span text:style-name="_31_309">i</text:span><text:span text:style-name="_32_619">o</text:span><text:span text:style-name="_37_00">n</text:span><text:span text:style-name="_31_501">s</text:span><text:span text:style-name="_32_617">,</text:span><text:span text:style-name="_35_"> </text:span><text:span text:style-name="_31_179">a</text:span><text:span text:style-name="_32_608">n</text:span><text:span text:style-name="_35_29">d</text:span><text:span text:style-name="_39_09"> </text:span><text:span text:style-name="_32_257">t</text:span><text:span text:style-name="_36_03">h</text:span><text:span text:style-name="_31_381">i</text:span><text:span text:style-name="_32_032">s</text:span><text:span text:style-name="_35_"> </text:span><text:span text:style-name="_31_525">t</text:span><text:span text:style-name="_32_259">o</text:span><text:span text:style-name="_36_40">o</text:span><text:span text:style-name="_31_669">k</text:span><text:span text:style-name="_31_809"> </text:span><text:span text:style-name="_37_69">o</text:span><text:span text:style-name="_31_777">f</text:span><text:span text:style-name="_32_101">f</text:span><text:span text:style-name="_39_"> </text:span><text:span text:style-name="_31_249">t</text:span><text:span text:style-name="_32_500">h</text:span><text:span text:style-name="_33_03">e</text:span><text:span text:style-name="_39_09"> </text:span><text:span text:style-name="_32_331">a</text:span><text:span text:style-name="_38_41">l</text:span><text:span text:style-name="_31_420">a</text:span><text:span text:style-name="_32_569">r</text:span><text:span text:style-name="_36_61">m</text:span><text:span text:style-name="_31_249">;</text:span><text:span text:style-name="_31_809"> </text:span><text:span text:style-name="_34_59">b</text:span><text:span text:style-name="_31_312">u</text:span><text:span text:style-name="_32_389">t</text:span><text:span text:style-name="_35_"> </text:span><text:span text:style-name="_31_237">t</text:span><text:span text:style-name="_32_079">h</text:span><text:span text:style-name="_32_68">e</text:span><text:span text:style-name="_31_141">r</text:span><text:span text:style-name="_32_149">e</text:span><text:span text:style-name="_35_"> </text:span><text:span text:style-name="_31_309">w</text:span><text:span text:style-name="_32_643">a</text:span><text:span text:style-name="_36_40">s</text:span><text:span text:style-name="_39_05"> </text:span><text:span text:style-name="_32_463">a</text:span><text:span text:style-name="_33_52">n</text:span><text:span text:style-name="_31_143">o</text:span><text:span text:style-name="_32_617">t</text:span><text:span text:style-name="_35_32">h</text:span><text:span text:style-name="_31_609">e</text:span><text:span text:style-name="_32_041">r</text:span><text:span text:style-name="_35_"> </text:span><text:span text:style-name="_31_708">h</text:span><text:span text:style-name="_32_653">i</text:span><text:span text:style-name="_37_69">t</text:span><text:span text:style-name="_31_142">c</text:span><text:span text:style-name="_32_101">h</text:span><text:span text:style-name="_39_"> </text:span><text:span text:style-name="_31_681">a</text:span><text:span text:style-name="_32_581">t</text:span><text:span text:style-name="_39_"> </text:span><text:span text:style-name="_31_431">n</text:span><text:span text:style-name="_32_569">i</text:span><text:span text:style-name="_38_20">g</text:span><text:span text:style-name="_31_573">h</text:span><text:span text:style-name="_32_221">t</text:span><text:span text:style-name="_36_73">,</text:span><text:span text:style-name="_39_05"> </text:span><text:span text:style-name="_32_619">a</text:span><text:span text:style-name="_34_84">n</text:span><text:span text:style-name="_31_501">d</text:span><text:span text:style-name="_31_809"> </text:span><text:span text:style-name="_32_29">I</text:span><text:span text:style-name="_39_09"> </text:span><text:span text:style-name="_32_656">h</text:span><text:span text:style-name="_34_95">a</text:span><text:span text:style-name="_31_525">d</text:span><text:span text:style-name="_31_809"> </text:span><text:span text:style-name="_38_89">t</text:span><text:span text:style-name="_31_177">o</text:span><text:span text:style-name="_31_805"> </text:span><text:span text:style-name="_34_46">s</text:span><text:span text:style-name="_31_756">e</text:span><text:span text:style-name="_32_641">t</text:span><text:span text:style-name="_35_"> </text:span><text:span text:style-name="_31_563">h</text:span><text:span text:style-name="_32_476">e</text:span><text:span text:style-name="_33_49">r</text:span><text:span text:style-name="_39_05"> </text:span><text:span text:style-name="_32_499">a</text:span><text:span text:style-name="_34_96">h</text:span><text:span text:style-name="_31_323">e</text:span><text:span text:style-name="_32_284">a</text:span><text:span text:style-name="_37_69">d</text:span><text:span text:style-name="_39_05"> </text:span><text:span text:style-name="_32_569">t</text:span><text:span text:style-name="_38_53">w</text:span><text:span text:style-name="_31_779">e</text:span><text:span text:style-name="_32_497">l</text:span><text:span text:style-name="_34_96">v</text:span><text:span text:style-name="_31_237">e</text:span><text:span text:style-name="_31_805"> </text:span><text:span text:style-name="_38_80">h</text:span><text:span text:style-name="_31_575">o</text:span><text:span text:style-name="_32_656">u</text:span><text:span text:style-name="_34_81">r</text:span><text:span text:style-name="_31_706">s</text:span><text:span text:style-name="_31_809"> </text:span><text:span text:style-name="_32_44">o</text:span><text:span text:style-name="_31_347">n</text:span><text:span text:style-name="_32_078">c</text:span><text:span text:style-name="_38_44">e</text:span><text:span text:style-name="_39_05"> </text:span><text:span text:style-name="_32_677">m</text:span><text:span text:style-name="_36_64">o</text:span><text:span text:style-name="_31_777">r</text:span><text:span text:style-name="_32_691">e</text:span><text:span text:style-name="_39_"> </text:span><text:span text:style-name="_31_321">t</text:span><text:span text:style-name="_32_317">o</text:span><text:span text:style-name="_35_"> </text:span><text:span text:style-name="_31_755">g</text:span><text:span text:style-name="_32_140">e</text:span><text:span text:style-name="_33_37">t</text:span><text:span text:style-name="_39_09"> </text:span><text:span text:style-name="_32_655">h</text:span><text:span text:style-name="_37_84">e</text:span><text:span text:style-name="_31_681">r</text:span><text:span text:style-name="_31_805"> </text:span><text:span text:style-name="_34_09">t</text:span><text:span text:style-name="_31_165">o</text:span><text:span text:style-name="_31_805"> </text:span><text:span text:style-name="_38_92">p</text:span><text:span text:style-name="_31_323">u</text:span><text:span text:style-name="_32_245">t</text:span><text:span text:style-name="_35_"> </text:span><text:span text:style-name="_31_537">t</text:span><text:span text:style-name="_32_151">h</text:span><text:span text:style-name="_38_56">e</text:span><text:span text:style-name="_39_09"> </text:span><text:span text:style-name="_32_151">a</text:span><text:span text:style-name="_33_37">l</text:span><text:span text:style-name="_31_720">a</text:span><text:span text:style-name="_32_209">r</text:span><text:span text:style-name="_35_17">m</text:span><text:span text:style-name="_39_09"> </text:span><text:span text:style-name="_32_571">o</text:span><text:span text:style-name="_33_52">n</text:span><text:span text:style-name="_39_05"> </text:span><text:span text:style-name="_32_656">a</text:span><text:span text:style-name="_38_19">g</text:span><text:span text:style-name="_31_240">a</text:span><text:span text:style-name="_32_569">i</text:span><text:span text:style-name="_33_15">n</text:span><text:span text:style-name="_31_561">.</text:span><text:span text:style-name="_31_809"> </text:span><text:span text:style-name="_37_81">T</text:span><text:span text:style-name="_31_756">h</text:span><text:span text:style-name="_32_331">a</text:span><text:span text:style-name="_37_69">t</text:span><text:span text:style-name="_39_09"> </text:span><text:span text:style-name="_32_296">s</text:span><text:span text:style-name="_35_31">o</text:span><text:span text:style-name="_31_741">r</text:span><text:span text:style-name="_32_293">t</text:span><text:span text:style-name="_39_"> </text:span><text:span text:style-name="_31_789">o</text:span><text:span text:style-name="_32_437">f</text:span><text:span text:style-name="_35_"> </text:span><text:span text:style-name="_31_168">n</text:span><text:span text:style-name="_32_151">o</text:span><text:span text:style-name="_34_48">n</text:span><text:span text:style-name="_31_178">s</text:span><text:span text:style-name="_32_643">e</text:span><text:span text:style-name="_32_44">n</text:span><text:span text:style-name="_31_600">s</text:span><text:span text:style-name="_32_043">e</text:span><text:span text:style-name="_35_"> </text:span><text:span text:style-name="_31_501">w</text:span><text:span text:style-name="_32_583">e</text:span><text:span text:style-name="_37_00">n</text:span><text:span text:style-name="_31_249">t</text:span><text:span text:style-name="_31_805"> </text:span><text:span text:style-name="_33_15">o</text:span><text:span text:style-name="_31_756">n</text:span><text:span text:style-name="_31_809"> </text:span><text:span text:style-name="_34_21">a</text:span><text:span text:style-name="_39_05"> </text:span><text:span text:style-name="_32_605">w</text:span><text:span text:style-name="_32_44">e</text:span><text:span text:style-name="_31_575">e</text:span><text:span text:style-name="_32_101">k</text:span><text:span text:style-name="_35_"> </text:span><text:span text:style-name="_31_177">o</text:span><text:span text:style-name="_32_077">r</text:span><text:span text:style-name="_35_"> </text:span><text:span text:style-name="_31_501">t</text:span><text:span text:style-name="_32_401">w</text:span><text:span text:style-name="_37_09">o</text:span><text:span text:style-name="_31_213">,</text:span><text:span text:style-name="_31_809"> </text:span><text:span text:style-name="_32_77">t</text:span><text:span text:style-name="_31_743">h</text:span><text:span text:style-name="_32_080">e</text:span><text:span text:style-name="_38_05">n</text:span><text:span text:style-name="_39_09"> </text:span><text:span text:style-name="_32_077">t</text:span><text:span text:style-name="_32_80">h</text:span><text:span text:style-name="_31_311">e</text:span><text:span text:style-name="_31_805"> </text:span><text:span text:style-name="_32_31">e</text:span><text:span text:style-name="_31_360">x</text:span><text:span text:style-name="_32_404">p</text:span><text:span text:style-name="_33_51">e</text:span><text:span text:style-name="_31_753">r</text:span><text:span text:style-name="_32_257">t</text:span><text:span text:style-name="_35_"> </text:span><text:span text:style-name="_31_706">c</text:span><text:span text:style-name="_32_224">a</text:span><text:span text:style-name="_35_89">m</text:span><text:span text:style-name="_31_777">e</text:span><text:span text:style-name="_31_805"> </text:span><text:span text:style-name="_36_63">u</text:span><text:span text:style-name="_31_744">p</text:span><text:span text:style-name="_31_809"> </text:span><text:span text:style-name="_33_51">a</text:span><text:span text:style-name="_31_384">n</text:span><text:span text:style-name="_32_677">d</text:span><text:span text:style-name="_35_"> </text:span><text:span text:style-name="_31_564">p</text:span><text:span text:style-name="_32_223">u</text:span><text:span text:style-name="_36_73">t</text:span><text:span text:style-name="_39_05"> </text:span><text:span text:style-name="_32_293">i</text:span><text:span text:style-name="_38_77">n</text:span><text:span text:style-name="_39_05"> </text:span><text:span text:style-name="_32_257">a</text:span><text:span text:style-name="_35_"> </text:span><text:span text:style-name="_31_204">n</text:span><text:span text:style-name="_32_403">e</text:span><text:span text:style-name="_38_41">w</text:span><text:span text:style-name="_39_05"> </text:span><text:span text:style-name="_32_282">c</text:span><text:span text:style-name="_34_09">l</text:span><text:span text:style-name="_31_492">o</text:span><text:span text:style-name="_32_462">c</text:span><text:span text:style-name="_32_80">k</text:span><text:span text:style-name="_31_681">.</text:span><text:span text:style-name="_31_809"> </text:span><text:span text:style-name="_36_37">H</text:span><text:span text:style-name="_31_561">e</text:span><text:span text:style-name="_31_809"> </text:span><text:span text:style-name="_38_18">c</text:span><text:span text:style-name="_31_672">a</text:span><text:span text:style-name="_32_653">m</text:span><text:span text:style-name="_34_57">e</text:span><text:span text:style-name="_39_09"> </text:span><text:span text:style-name="_32_031">u</text:span><text:span text:style-name="_37_00">p</text:span><text:span text:style-name="_39_05"> </text:span><text:span text:style-name="_32_116">e</text:span><text:span text:style-name="_32_42">v</text:span><text:span text:style-name="_31_203">e</text:span><text:span text:style-name="_32_653">r</text:span><text:span text:style-name="_38_44">y</text:span><text:span text:style-name="_39_09"> </text:span><text:span text:style-name="_32_401">t</text:span><text:span text:style-name="_34_95">h</text:span><text:span text:style-name="_31_705">r</text:span><text:span text:style-name="_32_284">e</text:span><text:span text:style-name="_32_29">e</text:span><text:span text:style-name="_39_09"> </text:span><text:span text:style-name="_32_065">m</text:span><text:span text:style-name="_34_95">o</text:span><text:span text:style-name="_31_396">n</text:span><text:span text:style-name="_32_605">t</text:span><text:span text:style-name="_36_99">h</text:span><text:span text:style-name="_31_756">s</text:span><text:span text:style-name="_31_805"> </text:span><text:span text:style-name="_35_31">d</text:span><text:span text:style-name="_31_216">u</text:span><text:span text:style-name="_32_581">r</text:span><text:span text:style-name="_34_21">i</text:span><text:span text:style-name="_31_312">n</text:span><text:span text:style-name="_32_571">g</text:span><text:span text:style-name="_39_"> </text:span><text:span text:style-name="_31_345">t</text:span><text:span text:style-name="_32_068">h</text:span><text:span text:style-name="_34_59">e</text:span><text:span text:style-name="_39_09"> </text:span><text:span text:style-name="_32_211">n</text:span><text:span text:style-name="_35_20">e</text:span><text:span text:style-name="_31_309">x</text:span><text:span text:style-name="_32_641">t</text:span><text:span text:style-name="_35_"> </text:span><text:span text:style-name="_31_789">t</text:span><text:span text:style-name="_32_608">h</text:span><text:span text:style-name="_37_09">r</text:span><text:span text:style-name="_31_203">e</text:span><text:span text:style-name="_32_605">e</text:span><text:span text:style-name="_39_"> </text:span><text:span text:style-name="_31_528">y</text:span><text:span text:style-name="_32_691">e</text:span><text:span text:style-name="_35_31">a</text:span><text:span text:style-name="_31_681">r</text:span><text:span text:style-name="_32_440">s</text:span><text:span text:style-name="_36_01">,</text:span><text:span text:style-name="_39_05"> </text:span><text:span text:style-name="_32_583">a</text:span><text:span text:style-name="_32_44">n</text:span><text:span text:style-name="_31_573">d</text:span><text:span text:style-name="_31_805"> </text:span><text:span text:style-name="_35_92">p</text:span><text:span text:style-name="_31_359">u</text:span><text:span text:style-name="_32_569">t</text:span><text:span text:style-name="_35_"> </text:span><text:span text:style-name="_31_789">i</text:span><text:span text:style-name="_32_113">n</text:span><text:span text:style-name="_39_"> </text:span><text:span text:style-name="_31_537">a</text:span><text:span text:style-name="_31_809"> </text:span><text:span text:style-name="_37_12">n</text:span><text:span text:style-name="_31_539">e</text:span><text:span text:style-name="_32_605">w</text:span><text:span text:style-name="_39_"> </text:span><text:span text:style-name="_31_742">c</text:span><text:span text:style-name="_32_077">l</text:span><text:span text:style-name="_38_20">o</text:span><text:span text:style-name="_31_754">c</text:span><text:span text:style-name="_32_656">k</text:span><text:span text:style-name="_34_93">.</text:span><text:span text:style-name="_39_05"> </text:span><text:span text:style-name="_32_245">B</text:span><text:span text:style-name="_32_41">u</text:span><text:span text:style-name="_31_429">t</text:span><text:span text:style-name="_31_805"> </text:span><text:span text:style-name="_34_93">i</text:span><text:span text:style-name="_31_597">t</text:span><text:span text:style-name="_31_809"> </text:span><text:span text:style-name="_38_41">w</text:span><text:span text:style-name="_31_395">a</text:span><text:span text:style-name="_32_260">s</text:span><text:span text:style-name="_35_"> </text:span><text:span text:style-name="_31_671">a</text:span><text:span text:style-name="_32_149">l</text:span><text:span text:style-name="_34_09">w</text:span><text:span text:style-name="_31_144">a</text:span><text:span text:style-name="_32_116">y</text:span><text:span text:style-name="_32_30">s</text:span><text:span text:style-name="_39_09"> </text:span><text:span text:style-name="_32_029">a</text:span><text:span text:style-name="_35_"> </text:span><text:span text:style-name="_31_597">f</text:span><text:span text:style-name="_32_512">a</text:span><text:span text:style-name="_32_29">i</text:span><text:span text:style-name="_31_357">l</text:span><text:span text:style-name="_32_691">u</text:span><text:span text:style-name="_36_25">r</text:span><text:span text:style-name="_31_201">e</text:span><text:span text:style-name="_32_281">.</text:span><text:span text:style-name="_35_"> </text:span><text:span text:style-name="_31_249">H</text:span><text:span text:style-name="_32_497">i</text:span><text:span text:style-name="_34_21">s</text:span><text:span text:style-name="_39_05"> </text:span><text:span text:style-name="_32_511">a</text:span><text:span text:style-name="_33_49">l</text:span><text:span text:style-name="_31_525">f</text:span><text:span text:style-name="_32_509">i</text:span><text:span text:style-name="_38_77">l</text:span><text:span text:style-name="_31_360">a</text:span><text:span text:style-name="_32_401">r</text:span><text:span text:style-name="_38_05">i</text:span><text:span text:style-name="_31_525">a</text:span><text:span text:style-name="_31_809"> </text:span><text:span text:style-name="_32_29">a</text:span><text:span text:style-name="_31_741">l</text:span><text:span text:style-name="_32_581">l</text:span><text:span text:style-name="_39_"> </text:span><text:span text:style-name="_31_179">h</text:span><text:span text:style-name="_32_140">a</text:span><text:span text:style-name="_34_21">d</text:span><text:span text:style-name="_39_09"> </text:span><text:span text:style-name="_32_617">t</text:span><text:span text:style-name="_34_60">h</text:span><text:span text:style-name="_31_143">e</text:span><text:span text:style-name="_31_809"> </text:span><text:span text:style-name="_33_38">s</text:span><text:span text:style-name="_31_420">a</text:span><text:span text:style-name="_32_065">m</text:span><text:span text:style-name="_38_05">e</text:span><text:span text:style-name="_39_09"> </text:span><text:span text:style-name="_32_283">p</text:span><text:span text:style-name="_32_44">e</text:span><text:span text:style-name="_31_237">r</text:span><text:span text:style-name="_32_212">v</text:span><text:span text:style-name="_34_23">e</text:span><text:span text:style-name="_31_705">r</text:span><text:span text:style-name="_32_320">s</text:span><text:span text:style-name="_35_91">e</text:span><text:span text:style-name="_39_09"> </text:span><text:span text:style-name="_32_392">d</text:span><text:span text:style-name="_38_55">e</text:span><text:span text:style-name="_31_249">f</text:span><text:span text:style-name="_32_391">e</text:span><text:span text:style-name="_34_96">c</text:span><text:span text:style-name="_31_237">t</text:span><text:span text:style-name="_32_317">:</text:span><text:span text:style-name="_39_"> </text:span><text:span text:style-name="_31_309">t</text:span><text:span text:style-name="_32_608">h</text:span><text:span text:style-name="_35_31">e</text:span><text:span text:style-name="_31_717">y</text:span><text:span text:style-name="_31_805"> </text:span><text:span text:style-name="_33_13">w</text:span><text:span text:style-name="_31_684">o</text:span><text:span text:style-name="_32_139">u</text:span><text:span text:style-name="_33_49">l</text:span><text:span text:style-name="_31_741">d</text:span><text:span text:style-name="_31_805"> </text:span><text:span text:style-name="_37_72">p</text:span><text:span text:style-name="_31_179">u</text:span><text:span text:style-name="_32_209">t</text:span><text:span text:style-name="_39_"> </text:span><text:span text:style-name="_31_501">t</text:span><text:span text:style-name="_32_679">h</text:span><text:span text:style-name="_33_16">e</text:span><text:span text:style-name="_39_05"> </text:span><text:span text:style-name="_32_404">a</text:span><text:span text:style-name="_34_93">l</text:span><text:span text:style-name="_31_131">a</text:span><text:span text:style-name="_32_401">r</text:span><text:span text:style-name="_37_81">m</text:span><text:span text:style-name="_39_09"> </text:span><text:span text:style-name="_32_212">o</text:span><text:span text:style-name="_38_79">n</text:span><text:span text:style-name="_39_09"> </text:span><text:span text:style-name="_32_029">i</text:span><text:span text:style-name="_34_09">n</text:span><text:span text:style-name="_39_05"> </text:span><text:span text:style-name="_32_101">t</text:span><text:span text:style-name="_32_67">h</text:span><text:span text:style-name="_31_564">e</text:span><text:span text:style-name="_31_809"> </text:span><text:span text:style-name="_38_79">d</text:span><text:span text:style-name="_31_180">a</text:span><text:span text:style-name="_32_464">y</text:span><text:span text:style-name="_36_37">t</text:span><text:span text:style-name="_31_345">i</text:span><text:span text:style-name="_32_497">m</text:span><text:span text:style-name="_36_03">e</text:span><text:span text:style-name="_31_501">,</text:span><text:span text:style-name="_31_809"> </text:span><text:span text:style-name="_33_39">a</text:span><text:span text:style-name="_31_384">n</text:span><text:span text:style-name="_32_245">d</text:span><text:span text:style-name="_35_"> </text:span><text:span text:style-name="_31_741">t</text:span><text:span text:style-name="_32_643">h</text:span><text:span text:style-name="_32_68">e</text:span><text:span text:style-name="_31_201">y</text:span><text:span text:style-name="_31_809"> </text:span><text:span text:style-name="_34_21">w</text:span><text:span text:style-name="_31_179">o</text:span><text:span text:style-name="_32_440">u</text:span><text:span text:style-name="_34_81">l</text:span><text:span text:style-name="_31_201">d</text:span><text:span text:style-name="_31_805"> </text:span><text:span text:style-name="_35_92">n</text:span><text:span text:style-name="_31_323">o</text:span><text:span text:style-name="_32_425">t</text:span><text:span text:style-name="_39_"> </text:span><text:span text:style-name="_31_252">p</text:span><text:span text:style-name="_32_115">u</text:span><text:span text:style-name="_36_37">t</text:span><text:span text:style-name="_39_05"> </text:span><text:span text:style-name="_32_677">i</text:span><text:span text:style-name="_37_09">t</text:span><text:span text:style-name="_39_05"> </text:span><text:span text:style-name="_32_619">o</text:span><text:span text:style-name="_38_56">n</text:span><text:span text:style-name="_39_09"> </text:span><text:span text:style-name="_32_509">a</text:span><text:span text:style-name="_37_81">t</text:span><text:span text:style-name="_39_05"> </text:span><text:span text:style-name="_32_331">n</text:span><text:span text:style-name="_38_77">i</text:span><text:span text:style-name="_31_504">g</text:span><text:span text:style-name="_32_473">h</text:span><text:span text:style-name="_35_29">t</text:span><text:span text:style-name="_31_609">;</text:span><text:span text:style-name="_31_809"> </text:span><text:span text:style-name="_37_71">a</text:span><text:span text:style-name="_31_792">n</text:span><text:span text:style-name="_32_473">d</text:span><text:span text:style-name="_39_"> </text:span><text:span text:style-name="_31_741">i</text:span><text:span text:style-name="_32_137">f</text:span><text:span text:style-name="_35_"> </text:span><text:span text:style-name="_31_672">y</text:span><text:span text:style-name="_32_139">o</text:span><text:span text:style-name="_35_89">u</text:span><text:span text:style-name="_39_05"> </text:span><text:span text:style-name="_32_221">f</text:span><text:span text:style-name="_37_83">o</text:span><text:span text:style-name="_31_561">r</text:span><text:span text:style-name="_32_332">c</text:span><text:span text:style-name="_34_24">e</text:span><text:span text:style-name="_31_755">d</text:span><text:span text:style-name="_31_809"> </text:span><text:span text:style-name="_34_09">i</text:span><text:span text:style-name="_31_201">t</text:span><text:span text:style-name="_31_809"> </text:span><text:span text:style-name="_33_39">o</text:span><text:span text:style-name="_31_504">n</text:span><text:span text:style-name="_31_809"> </text:span><text:span text:style-name="_33_04">y</text:span><text:span text:style-name="_31_215">o</text:span><text:span text:style-name="_32_692">u</text:span><text:span text:style-name="_32_65">r</text:span><text:span text:style-name="_31_562">s</text:span><text:span text:style-name="_32_473">e</text:span><text:span text:style-name="_33_01">l</text:span><text:span text:style-name="_31_141">f</text:span><text:span text:style-name="_32_149">,</text:span><text:span text:style-name="_35_"> </text:span><text:span text:style-name="_31_177">t</text:span><text:span text:style-name="_32_259">h</text:span><text:span text:style-name="_32_32">e</text:span><text:span text:style-name="_31_309">y</text:span><text:span text:style-name="_31_809"> </text:span><text:span text:style-name="_34_21">w</text:span><text:span text:style-name="_31_420">o</text:span><text:span text:style-name="_32_319">u</text:span><text:span text:style-name="_37_81">l</text:span><text:span text:style-name="_31_201">d</text:span><text:span text:style-name="_31_809"> </text:span><text:span text:style-name="_32_41">t</text:span><text:span text:style-name="_31_359">a</text:span><text:span text:style-name="_32_428">k</text:span><text:span text:style-name="_37_81">e</text:span><text:span text:style-name="_39_05"> </text:span><text:span text:style-name="_32_689">i</text:span><text:span text:style-name="_36_61">t</text:span><text:span text:style-name="_39_05"> </text:span><text:span text:style-name="_32_473">o</text:span><text:span text:style-name="_37_09">f</text:span><text:span text:style-name="_31_789">f</text:span><text:span text:style-name="_31_809"> </text:span><text:span text:style-name="_35_31">a</text:span><text:span text:style-name="_31_708">g</text:span><text:span text:style-name="_32_331">a</text:span><text:span text:style-name="_34_81">i</text:span><text:span text:style-name="_31_432">n</text:span><text:span text:style-name="_31_805"> </text:span><text:span text:style-name="_32_41">t</text:span><text:span text:style-name="_31_719">h</text:span><text:span text:style-name="_32_464">e</text:span><text:span text:style-name="_39_"> </text:span><text:span text:style-name="_31_561">m</text:span><text:span text:style-name="_32_689">i</text:span><text:span text:style-name="_38_07">n</text:span><text:span text:style-name="_31_576">u</text:span><text:span text:style-name="_32_293">t</text:span><text:span text:style-name="_35_89">e</text:span><text:span text:style-name="_39_09"> </text:span><text:span text:style-name="_32_260">y</text:span><text:span text:style-name="_34_95">o</text:span><text:span text:style-name="_31_249">u</text:span><text:span text:style-name="_32_677">r</text:span><text:span text:style-name="_39_"> </text:span><text:span text:style-name="_31_720">b</text:span><text:span text:style-name="_32_571">a</text:span><text:span text:style-name="_38_78">c</text:span><text:span text:style-name="_31_492">k</text:span><text:span text:style-name="_31_805"> </text:span><text:span text:style-name="_34_21">w</text:span><text:span text:style-name="_31_792">a</text:span><text:span text:style-name="_32_042">s</text:span><text:span text:style-name="_35_"> </text:span><text:span text:style-name="_31_321">t</text:span><text:span text:style-name="_32_211">u</text:span><text:span text:style-name="_38_89">r</text:span><text:span text:style-name="_31_720">n</text:span><text:span text:style-name="_32_475">e</text:span><text:span text:style-name="_34_24">d</text:span><text:span text:style-name="_31_753">.</text:span></text:p>
      <text:p text:style-name="P1"><text:span text:style-name="_34_93">"</text:span><text:span text:style-name="_31_681">N</text:span><text:span text:style-name="_32_509">o</text:span><text:span text:style-name="_36_01">w</text:span><text:span text:style-name="_39_05"> </text:span><text:span text:style-name="_32_245">t</text:span><text:span text:style-name="_38_43">h</text:span><text:span text:style-name="_31_564">e</text:span><text:span text:style-name="_32_425">r</text:span><text:span text:style-name="_35_29">e</text:span><text:span text:style-name="_39_05"> </text:span><text:span text:style-name="_32_677">i</text:span><text:span text:style-name="_38_17">s</text:span><text:span text:style-name="_39_09"> </text:span><text:span text:style-name="_32_473">t</text:span><text:span text:style-name="_38_55">h</text:span><text:span text:style-name="_31_420">e</text:span><text:span text:style-name="_31_809"> </text:span><text:span text:style-name="_35_92">h</text:span><text:span text:style-name="_31_165">i</text:span><text:span text:style-name="_32_618">s</text:span><text:span text:style-name="_38_17">t</text:span><text:span text:style-name="_31_755">o</text:span><text:span text:style-name="_32_209">r</text:span><text:span text:style-name="_37_00">y</text:span><text:span text:style-name="_39_05"> </text:span><text:span text:style-name="_32_317">o</text:span><text:span text:style-name="_37_81">f</text:span><text:span text:style-name="_39_09"> </text:span><text:span text:style-name="_32_113">t</text:span><text:span text:style-name="_35_19">h</text:span><text:span text:style-name="_31_612">a</text:span><text:span text:style-name="_32_605">t</text:span><text:span text:style-name="_39_"> </text:span><text:span text:style-name="_31_527">b</text:span><text:span text:style-name="_32_644">u</text:span><text:span text:style-name="_34_57">r</text:span><text:span text:style-name="_31_431">g</text:span><text:span text:style-name="_32_113">l</text:span><text:span text:style-name="_38_08">a</text:span><text:span text:style-name="_31_609">r</text:span><text:span text:style-name="_31_805"> </text:span><text:span text:style-name="_35_31">a</text:span><text:span text:style-name="_31_705">l</text:span><text:span text:style-name="_32_116">a</text:span><text:span text:style-name="_34_57">r</text:span><text:span text:style-name="_31_561">m</text:span>--<text:span text:style-name="_31_167">e</text:span><text:span text:style-name="_32_512">v</text:span><text:span text:style-name="_32_80">e</text:span><text:span text:style-name="_31_789">r</text:span><text:span text:style-name="_32_030">y</text:span><text:span text:style-name="_37_81">t</text:span><text:span text:style-name="_31_347">h</text:span><text:span text:style-name="_32_689">i</text:span><text:span text:style-name="_34_96">n</text:span><text:span text:style-name="_31_753">g</text:span><text:span text:style-name="_31_809"> </text:span><text:span text:style-name="_34_81">j</text:span><text:span text:style-name="_31_348">u</text:span><text:span text:style-name="_32_246">s</text:span><text:span text:style-name="_33_49">t</text:span><text:span text:style-name="_39_05"> </text:span><text:span text:style-name="_32_079">a</text:span><text:span text:style-name="_38_20">s</text:span><text:span text:style-name="_39_05"> </text:span><text:span text:style-name="_32_437">i</text:span><text:span text:style-name="_34_45">t</text:span><text:span text:style-name="_39_05"> </text:span><text:span text:style-name="_32_140">h</text:span><text:span text:style-name="_35_31">a</text:span><text:span text:style-name="_31_780">p</text:span><text:span text:style-name="_32_691">p</text:span><text:span text:style-name="_34_11">e</text:span><text:span text:style-name="_31_396">n</text:span><text:span text:style-name="_32_583">e</text:span><text:span text:style-name="_32_80">d</text:span><text:span text:style-name="_31_717">;</text:span><text:span text:style-name="_31_805"> </text:span><text:span text:style-name="_38_19">n</text:span><text:span text:style-name="_31_360">o</text:span><text:span text:style-name="_32_689">t</text:span><text:span text:style-name="_33_03">h</text:span><text:span text:style-name="_31_777">i</text:span><text:span text:style-name="_32_644">n</text:span><text:span text:style-name="_34_57">g</text:span><text:span text:style-name="_39_05"> </text:span><text:span text:style-name="_32_284">e</text:span><text:span text:style-name="_36_02">x</text:span><text:span text:style-name="_31_309">t</text:span><text:span text:style-name="_32_475">e</text:span><text:span text:style-name="_37_84">n</text:span><text:span text:style-name="_31_528">u</text:span><text:span text:style-name="_32_319">a</text:span><text:span text:style-name="_32_41">t</text:span><text:span text:style-name="_31_491">e</text:span><text:span text:style-name="_32_644">d</text:span><text:span text:style-name="_32_65">,</text:span><text:span text:style-name="_39_09"> </text:span><text:span text:style-name="_32_103">a</text:span><text:span text:style-name="_37_12">n</text:span><text:span text:style-name="_31_213">d</text:span><text:span text:style-name="_31_805"> </text:span><text:span text:style-name="_38_20">n</text:span><text:span text:style-name="_31_239">a</text:span><text:span text:style-name="_32_224">u</text:span><text:span text:style-name="_33_03">g</text:span><text:span text:style-name="_31_489">h</text:span><text:span text:style-name="_32_281">t</text:span><text:span text:style-name="_35_"> </text:span><text:span text:style-name="_31_564">s</text:span><text:span text:style-name="_32_283">e</text:span><text:span text:style-name="_35_17">t</text:span><text:span text:style-name="_39_05"> </text:span><text:span text:style-name="_32_608">d</text:span><text:span text:style-name="_34_95">o</text:span><text:span text:style-name="_31_237">w</text:span><text:span text:style-name="_32_101">n</text:span><text:span text:style-name="_35_"> </text:span><text:span text:style-name="_31_717">i</text:span><text:span text:style-name="_32_101">n</text:span><text:span text:style-name="_35_"> </text:span><text:span text:style-name="_31_789">m</text:span><text:span text:style-name="_32_247">a</text:span><text:span text:style-name="_38_89">l</text:span><text:span text:style-name="_31_237">i</text:span><text:span text:style-name="_32_320">c</text:span><text:span text:style-name="_32_65">e</text:span><text:span text:style-name="_31_609">.</text:span><text:span text:style-name="_31_809"> </text:span><text:span text:style-name="_35_17">Y</text:span><text:span text:style-name="_31_791">e</text:span><text:span text:style-name="_32_116">s</text:span><text:span text:style-name="_33_01">,</text:span><text:span text:style-name="_39_09"> </text:span><text:span text:style-name="_32_317">s</text:span><text:span text:style-name="_36_01">i</text:span><text:span text:style-name="_31_561">r</text:span><text:span text:style-name="_32_257">,</text:span>--<text:span text:style-name="_31_809"> </text:span><text:span text:style-name="_32_79">a</text:span><text:span text:style-name="_31_792">n</text:span><text:span text:style-name="_32_617">d</text:span><text:span text:style-name="_39_"> </text:span><text:span text:style-name="_31_537">w</text:span><text:span text:style-name="_32_583">h</text:span><text:span text:style-name="_35_92">e</text:span><text:span text:style-name="_31_213">n</text:span><text:span text:style-name="_31_809"> </text:span><text:span text:style-name="_38_41">I</text:span><text:span text:style-name="_39_05"> </text:span><text:span text:style-name="_32_067">h</text:span><text:span text:style-name="_37_12">a</text:span><text:span text:style-name="_31_573">d</text:span><text:span text:style-name="_31_805"> </text:span><text:span text:style-name="_32_66">s</text:span><text:span text:style-name="_31_501">l</text:span><text:span text:style-name="_32_116">e</text:span><text:span text:style-name="_32_29">p</text:span><text:span text:style-name="_31_141">t</text:span><text:span text:style-name="_31_805"> </text:span><text:span text:style-name="_36_39">n</text:span><text:span text:style-name="_31_777">i</text:span><text:span text:style-name="_32_620">n</text:span><text:span text:style-name="_34_93">e</text:span><text:span text:style-name="_39_09"> </text:span><text:span text:style-name="_32_402">y</text:span><text:span text:style-name="_32_32">e</text:span><text:span text:style-name="_31_359">a</text:span><text:span text:style-name="_32_605">r</text:span><text:span text:style-name="_32_32">s</text:span><text:span text:style-name="_39_05"> </text:span><text:span text:style-name="_32_581">w</text:span><text:span text:style-name="_32_29">i</text:span><text:span text:style-name="_31_237">t</text:span><text:span text:style-name="_32_605">h</text:span><text:span text:style-name="_39_"> </text:span><text:span text:style-name="_31_576">b</text:span><text:span text:style-name="_32_115">u</text:span><text:span text:style-name="_33_37">r</text:span><text:span text:style-name="_31_576">g</text:span><text:span text:style-name="_32_245">l</text:span><text:span text:style-name="_33_15">a</text:span><text:span text:style-name="_31_597">r</text:span><text:span text:style-name="_32_689">s</text:span><text:span text:style-name="_35_89">,</text:span><text:span text:style-name="_39_09"> </text:span><text:span text:style-name="_32_464">a</text:span><text:span text:style-name="_35_19">n</text:span><text:span text:style-name="_31_501">d</text:span><text:span text:style-name="_31_809"> </text:span><text:span text:style-name="_36_37">m</text:span><text:span text:style-name="_31_384">a</text:span><text:span text:style-name="_32_641">i</text:span><text:span text:style-name="_34_23">n</text:span><text:span text:style-name="_31_789">t</text:span><text:span text:style-name="_32_607">a</text:span><text:span text:style-name="_33_13">i</text:span><text:span text:style-name="_31_504">n</text:span><text:span text:style-name="_32_403">e</text:span><text:span text:style-name="_34_96">d</text:span><text:span text:style-name="_39_09"> </text:span><text:span text:style-name="_32_427">a</text:span><text:span text:style-name="_36_76">n</text:span><text:span text:style-name="_39_05"> </text:span><text:span text:style-name="_32_211">e</text:span><text:span text:style-name="_38_20">x</text:span><text:span text:style-name="_31_576">p</text:span><text:span text:style-name="_32_139">e</text:span><text:span text:style-name="_38_20">n</text:span><text:span text:style-name="_31_562">s</text:span><text:span text:style-name="_32_077">i</text:span><text:span text:style-name="_37_00">v</text:span><text:span text:style-name="_31_311">e</text:span><text:span text:style-name="_31_805"> </text:span><text:span text:style-name="_38_08">b</text:span><text:span text:style-name="_31_683">u</text:span><text:span text:style-name="_32_389">r</text:span><text:span text:style-name="_36_99">g</text:span><text:span text:style-name="_31_525">l</text:span><text:span text:style-name="_32_644">a</text:span><text:span text:style-name="_33_49">r</text:span><text:span text:style-name="_39_09"> </text:span><text:span text:style-name="_32_212">a</text:span><text:span text:style-name="_32_65">l</text:span><text:span text:style-name="_31_347">a</text:span><text:span text:style-name="_32_077">r</text:span><text:span text:style-name="_35_89">m</text:span><text:span text:style-name="_39_09"> </text:span><text:span text:style-name="_32_653">t</text:span><text:span text:style-name="_37_12">h</text:span><text:span text:style-name="_31_671">e</text:span><text:span text:style-name="_31_805"> </text:span><text:span text:style-name="_37_69">w</text:span><text:span text:style-name="_31_564">h</text:span><text:span text:style-name="_32_619">o</text:span><text:span text:style-name="_38_53">l</text:span><text:span text:style-name="_31_489">e</text:span><text:span text:style-name="_31_805"> </text:span><text:span text:style-name="_34_57">t</text:span><text:span text:style-name="_31_705">i</text:span><text:span text:style-name="_32_137">m</text:span><text:span text:style-name="_34_93">e</text:span><text:span text:style-name="_31_669">,</text:span><text:span text:style-name="_31_809"> </text:span><text:span text:style-name="_38_17">f</text:span><text:span text:style-name="_31_429">o</text:span><text:span text:style-name="_32_509">r</text:span><text:span text:style-name="_39_"> </text:span><text:soft-page-break/><text:span text:style-name="_31_573">t</text:span><text:span text:style-name="_32_068">h</text:span><text:span text:style-name="_33_15">e</text:span><text:span text:style-name="_31_609">i</text:span><text:span text:style-name="_32_581">r</text:span><text:span text:style-name="_39_"> </text:span><text:span text:style-name="_31_132">p</text:span><text:span text:style-name="_32_221">r</text:span><text:span text:style-name="_34_11">o</text:span><text:span text:style-name="_31_741">t</text:span><text:span text:style-name="_32_152">e</text:span><text:span text:style-name="_34_58">c</text:span><text:span text:style-name="_31_141">t</text:span><text:span text:style-name="_32_605">i</text:span><text:span text:style-name="_38_91">o</text:span><text:span text:style-name="_31_720">n</text:span><text:span text:style-name="_32_653">,</text:span><text:span text:style-name="_39_"> </text:span><text:span text:style-name="_31_756">n</text:span><text:span text:style-name="_32_679">o</text:span><text:span text:style-name="_38_05">t</text:span><text:span text:style-name="_39_09"> </text:span><text:span text:style-name="_32_137">m</text:span><text:span text:style-name="_38_89">i</text:span><text:span text:style-name="_31_744">n</text:span><text:span text:style-name="_32_295">e</text:span><text:span text:style-name="_33_37">,</text:span><text:span text:style-name="_39_05"> </text:span><text:span text:style-name="_32_259">a</text:span><text:span text:style-name="_38_56">n</text:span><text:span text:style-name="_31_501">d</text:span><text:span text:style-name="_31_809"> </text:span><text:span text:style-name="_38_41">a</text:span><text:span text:style-name="_31_141">t</text:span><text:span text:style-name="_31_805"> </text:span><text:span text:style-name="_37_69">m</text:span><text:span text:style-name="_31_237">y</text:span><text:span text:style-name="_31_809"> </text:span><text:span text:style-name="_38_54">s</text:span><text:span text:style-name="_31_360">o</text:span><text:span text:style-name="_32_113">l</text:span><text:span text:style-name="_38_89">e</text:span><text:span text:style-name="_39_05"> </text:span><text:span text:style-name="_32_438">c</text:span><text:span text:style-name="_34_96">o</text:span><text:span text:style-name="_31_312">s</text:span><text:span text:style-name="_32_077">t</text:span>--<text:span text:style-name="_32_617">f</text:span><text:span text:style-name="_34_23">o</text:span><text:span text:style-name="_31_381">r</text:span><text:span text:style-name="_31_809"> </text:span><text:span text:style-name="_38_08">n</text:span><text:span text:style-name="_31_179">o</text:span><text:span text:style-name="_32_605">t</text:span><text:span text:style-name="_35_"> </text:span><text:span text:style-name="_31_525">a</text:span><text:span text:style-name="_31_809"> </text:span><text:span text:style-name="_34_60">d</text:span>---<text:span text:style-name="_31_539">d</text:span><text:span text:style-name="_31_805"> </text:span><text:span text:style-name="_33_38">c</text:span><text:span text:style-name="_31_792">e</text:span><text:span text:style-name="_32_473">n</text:span><text:span text:style-name="_33_49">t</text:span><text:span text:style-name="_39_09"> </text:span><text:span text:style-name="_32_212">c</text:span><text:span text:style-name="_38_91">o</text:span><text:span text:style-name="_31_720">u</text:span><text:span text:style-name="_32_617">l</text:span><text:span text:style-name="_38_91">d</text:span><text:span text:style-name="_39_09"> </text:span><text:span text:style-name="_32_425">I</text:span><text:span text:style-name="_39_"> </text:span><text:span text:style-name="_31_420">e</text:span><text:span text:style-name="_32_678">v</text:span><text:span text:style-name="_38_41">e</text:span><text:span text:style-name="_31_213">r</text:span><text:span text:style-name="_31_805"> </text:span><text:span text:style-name="_34_95">g</text:span><text:span text:style-name="_31_672">e</text:span><text:span text:style-name="_32_077">t</text:span><text:span text:style-name="_35_"> </text:span><text:span text:style-name="_31_597">T</text:span><text:span text:style-name="_32_401">H</text:span><text:span text:style-name="_38_05">E</text:span><text:span text:style-name="_31_741">M</text:span><text:span text:style-name="_31_809"> </text:span><text:span text:style-name="_34_21">t</text:span><text:span text:style-name="_31_669">o</text:span><text:span text:style-name="_31_805"> </text:span><text:span text:style-name="_38_42">c</text:span><text:span text:style-name="_31_708">o</text:span><text:span text:style-name="_32_296">n</text:span><text:span text:style-name="_36_01">t</text:span><text:span text:style-name="_31_249">r</text:span><text:span text:style-name="_32_149">i</text:span><text:span text:style-name="_37_11">b</text:span><text:span text:style-name="_31_671">u</text:span><text:span text:style-name="_32_425">t</text:span><text:span text:style-name="_38_20">e</text:span>--<text:span text:style-name="_38_77">I</text:span><text:span text:style-name="_39_09"> </text:span><text:span text:style-name="_32_461">j</text:span><text:span text:style-name="_37_84">u</text:span><text:span text:style-name="_31_718">s</text:span><text:span text:style-name="_32_209">t</text:span><text:span text:style-name="_39_"> </text:span><text:span text:style-name="_31_492">s</text:span><text:span text:style-name="_32_511">a</text:span><text:span text:style-name="_32_77">i</text:span><text:span text:style-name="_31_237">d</text:span><text:span text:style-name="_31_809"> </text:span><text:span text:style-name="_36_01">t</text:span><text:span text:style-name="_31_741">o</text:span><text:span text:style-name="_31_805"> </text:span><text:span text:style-name="_34_93">M</text:span><text:span text:style-name="_31_717">r</text:span><text:span text:style-name="_32_149">s</text:span><text:span text:style-name="_39_"> </text:span><text:span text:style-name="_31_717">M</text:span><text:span text:style-name="_32_620">c</text:span><text:span text:style-name="_32_65">W</text:span><text:span text:style-name="_31_705">i</text:span><text:span text:style-name="_32_641">l</text:span><text:span text:style-name="_36_97">l</text:span><text:span text:style-name="_31_753">i</text:span><text:span text:style-name="_32_211">a</text:span><text:span text:style-name="_36_25">m</text:span><text:span text:style-name="_31_609">s</text:span><text:span text:style-name="_31_809"> </text:span><text:span text:style-name="_32_29">t</text:span><text:span text:style-name="_31_348">h</text:span><text:span text:style-name="_32_295">a</text:span><text:span text:style-name="_33_37">t</text:span><text:span text:style-name="_39_05"> </text:span><text:span text:style-name="_32_329">I</text:span><text:span text:style-name="_39_"> </text:span><text:span text:style-name="_31_743">h</text:span><text:span text:style-name="_32_428">a</text:span><text:span text:style-name="_34_45">d</text:span><text:span text:style-name="_39_05"> </text:span><text:span text:style-name="_32_319">h</text:span><text:span text:style-name="_37_00">a</text:span><text:span text:style-name="_31_177">d</text:span><text:span text:style-name="_31_805"> </text:span><text:span text:style-name="_34_96">e</text:span><text:span text:style-name="_31_791">n</text:span><text:span text:style-name="_32_619">o</text:span><text:span text:style-name="_32_44">u</text:span><text:span text:style-name="_31_419">g</text:span><text:span text:style-name="_32_212">h</text:span><text:span text:style-name="_35_"> </text:span><text:span text:style-name="_31_213">o</text:span><text:span text:style-name="_32_245">f</text:span><text:span text:style-name="_35_"> </text:span><text:span text:style-name="_31_681">t</text:span><text:span text:style-name="_32_439">h</text:span><text:span text:style-name="_34_12">a</text:span><text:span text:style-name="_31_789">t</text:span><text:span text:style-name="_31_805"> </text:span><text:span text:style-name="_36_62">k</text:span><text:span text:style-name="_31_609">i</text:span><text:span text:style-name="_32_320">n</text:span><text:span text:style-name="_33_01">d</text:span><text:span text:style-name="_39_09"> </text:span><text:span text:style-name="_32_497">o</text:span><text:span text:style-name="_34_57">f</text:span><text:span text:style-name="_39_05"> </text:span><text:span text:style-name="_32_044">p</text:span><text:span text:style-name="_36_61">i</text:span><text:span text:style-name="_31_671">e</text:span><text:span text:style-name="_32_029">;</text:span><text:span text:style-name="_39_"> </text:span><text:span text:style-name="_31_564">s</text:span><text:span text:style-name="_32_115">o</text:span><text:span text:style-name="_35_"> </text:span><text:span text:style-name="_31_237">w</text:span><text:span text:style-name="_32_605">i</text:span><text:span text:style-name="_36_01">t</text:span><text:span text:style-name="_31_609">h</text:span><text:span text:style-name="_31_809"> </text:span><text:span text:style-name="_32_43">h</text:span><text:span text:style-name="_31_384">e</text:span><text:span text:style-name="_32_065">r</text:span><text:span text:style-name="_35_"> </text:span><text:span text:style-name="_31_237">f</text:span><text:span text:style-name="_32_461">u</text:span><text:span text:style-name="_34_93">l</text:span><text:span text:style-name="_31_525">l</text:span><text:span text:style-name="_31_805"> </text:span><text:span text:style-name="_36_74">c</text:span><text:span text:style-name="_31_720">o</text:span><text:span text:style-name="_32_031">n</text:span><text:span text:style-name="_37_72">s</text:span><text:span text:style-name="_31_504">e</text:span><text:span text:style-name="_32_679">n</text:span><text:span text:style-name="_36_25">t</text:span><text:span text:style-name="_39_05"> </text:span><text:span text:style-name="_32_605">I</text:span><text:span text:style-name="_35_"> </text:span><text:span text:style-name="_31_525">t</text:span><text:span text:style-name="_32_644">o</text:span><text:span text:style-name="_34_95">o</text:span><text:span text:style-name="_31_561">k</text:span><text:span text:style-name="_31_809"> </text:span><text:span text:style-name="_36_37">t</text:span><text:span text:style-name="_31_491">h</text:span><text:span text:style-name="_32_644">e</text:span><text:span text:style-name="_39_"> </text:span><text:span text:style-name="_31_165">w</text:span><text:span text:style-name="_32_427">h</text:span><text:span text:style-name="_38_08">o</text:span><text:span text:style-name="_31_393">l</text:span><text:span text:style-name="_32_689">e</text:span><text:span text:style-name="_39_"> </text:span><text:span text:style-name="_31_201">t</text:span><text:span text:style-name="_32_680">h</text:span><text:span text:style-name="_38_53">i</text:span><text:span text:style-name="_31_395">n</text:span><text:span text:style-name="_32_209">g</text:span><text:span text:style-name="_39_"> </text:span><text:span text:style-name="_31_540">o</text:span><text:span text:style-name="_32_223">u</text:span><text:span text:style-name="_33_49">t</text:span><text:span text:style-name="_39_05"> </text:span><text:span text:style-name="_32_440">a</text:span><text:span text:style-name="_37_11">n</text:span><text:span text:style-name="_31_789">d</text:span><text:span text:style-name="_31_805"> </text:span><text:span text:style-name="_34_93">t</text:span><text:span text:style-name="_31_321">r</text:span><text:span text:style-name="_32_140">a</text:span><text:span text:style-name="_33_39">d</text:span><text:span text:style-name="_31_431">e</text:span><text:span text:style-name="_32_572">d</text:span><text:span text:style-name="_35_"> </text:span><text:span text:style-name="_31_201">i</text:span><text:span text:style-name="_32_113">t</text:span><text:span text:style-name="_35_"> </text:span><text:span text:style-name="_31_201">o</text:span><text:span text:style-name="_32_473">f</text:span><text:span text:style-name="_34_93">f</text:span><text:span text:style-name="_39_05"> </text:span><text:span text:style-name="_32_077">f</text:span><text:span text:style-name="_38_53">o</text:span><text:span text:style-name="_31_309">r</text:span><text:span text:style-name="_31_809"> </text:span><text:span text:style-name="_34_81">a</text:span><text:span text:style-name="_39_09"> </text:span><text:span text:style-name="_32_691">d</text:span><text:span text:style-name="_32_44">o</text:span><text:span text:style-name="_31_753">g</text:span><text:span text:style-name="_32_245">,</text:span><text:span text:style-name="_39_"> </text:span><text:span text:style-name="_31_384">a</text:span><text:span text:style-name="_32_403">n</text:span><text:span text:style-name="_34_57">d</text:span><text:span text:style-name="_39_09"> </text:span><text:span text:style-name="_32_644">s</text:span><text:span text:style-name="_36_99">h</text:span><text:span text:style-name="_31_561">o</text:span><text:span text:style-name="_32_209">t</text:span><text:span text:style-name="_39_"> </text:span><text:span text:style-name="_31_609">t</text:span><text:span text:style-name="_32_031">h</text:span><text:span text:style-name="_37_84">e</text:span><text:span text:style-name="_39_09"> </text:span><text:span text:style-name="_32_115">d</text:span><text:span text:style-name="_33_52">o</text:span><text:span text:style-name="_31_573">g</text:span><text:span text:style-name="_32_029">.</text:span><text:span text:style-name="_39_"> </text:span><text:span text:style-name="_31_309">I</text:span><text:span text:style-name="_31_805"> </text:span><text:span text:style-name="_34_96">d</text:span><text:span text:style-name="_31_491">o</text:span><text:span text:style-name="_32_329">n</text:span><text:span text:style-name="_32_65">'</text:span><text:span text:style-name="_31_357">t</text:span><text:span text:style-name="_31_809"> </text:span><text:span text:style-name="_37_82">k</text:span><text:span text:style-name="_31_384">n</text:span><text:span text:style-name="_32_581">o</text:span><text:span text:style-name="_34_45">w</text:span><text:span text:style-name="_39_05"> </text:span><text:span text:style-name="_32_677">w</text:span><text:span text:style-name="_35_91">h</text:span><text:span text:style-name="_31_564">a</text:span><text:span text:style-name="_32_473">t</text:span><text:span text:style-name="_35_"> </text:span><text:span text:style-name="_31_528">y</text:span><text:span text:style-name="_32_103">o</text:span><text:span text:style-name="_35_29">u</text:span><text:span text:style-name="_39_09"> </text:span><text:span text:style-name="_32_113">t</text:span><text:span text:style-name="_38_56">h</text:span><text:span text:style-name="_31_177">i</text:span><text:span text:style-name="_32_139">n</text:span><text:span text:style-name="_38_53">k</text:span><text:span text:style-name="_39_09"> </text:span><text:span text:style-name="_32_104">a</text:span><text:span text:style-name="_33_15">b</text:span><text:span text:style-name="_31_312">o</text:span><text:span text:style-name="_32_571">u</text:span><text:span text:style-name="_32_65">t</text:span><text:span text:style-name="_39_09"> </text:span><text:span text:style-name="_32_101">i</text:span><text:span text:style-name="_38_53">t</text:span><text:span text:style-name="_31_777">,</text:span><text:span text:style-name="_31_809"> </text:span><text:span text:style-name="_37_69">M</text:span><text:span text:style-name="_31_705">i</text:span><text:span text:style-name="_32_224">s</text:span><text:span text:style-name="_38_17">t</text:span><text:span text:style-name="_31_563">e</text:span><text:span text:style-name="_32_029">r</text:span><text:span text:style-name="_39_"> </text:span><text:span text:style-name="_31_501">T</text:span><text:span text:style-name="_32_509">w</text:span><text:span text:style-name="_34_47">a</text:span><text:span text:style-name="_31_141">i</text:span><text:span text:style-name="_32_296">n</text:span><text:span text:style-name="_34_93">;</text:span><text:span text:style-name="_39_05"> </text:span><text:span text:style-name="_32_689">m</text:span><text:span text:style-name="_33_16">e</text:span><text:span text:style-name="_31_717">r</text:span><text:span text:style-name="_32_511">e</text:span><text:span text:style-name="_36_61">l</text:span><text:span text:style-name="_31_741">y</text:span><text:span text:style-name="_31_809"> </text:span><text:span text:style-name="_33_13">I</text:span><text:span text:style-name="_39_09"> </text:span><text:span text:style-name="_32_581">t</text:span><text:span text:style-name="_35_19">h</text:span><text:span text:style-name="_31_597">i</text:span><text:span text:style-name="_32_392">n</text:span><text:span text:style-name="_32_77">k</text:span><text:span text:style-name="_39_09"> </text:span><text:span text:style-name="_32_221">t</text:span><text:span text:style-name="_36_39">h</text:span><text:span text:style-name="_31_792">o</text:span><text:span text:style-name="_32_498">s</text:span><text:span text:style-name="_37_00">e</text:span><text:span text:style-name="_39_09"> </text:span><text:span text:style-name="_32_029">t</text:span><text:span text:style-name="_34_83">h</text:span><text:span text:style-name="_31_165">i</text:span><text:span text:style-name="_32_320">n</text:span><text:span text:style-name="_33_16">g</text:span><text:span text:style-name="_31_538">s</text:span><text:span text:style-name="_31_805"> </text:span><text:span text:style-name="_33_16">a</text:span><text:span text:style-name="_31_417">r</text:span><text:span text:style-name="_32_283">e</text:span><text:span text:style-name="_39_"> </text:span><text:span text:style-name="_31_357">m</text:span><text:span text:style-name="_32_440">a</text:span><text:span text:style-name="_34_83">d</text:span><text:span text:style-name="_31_357">e</text:span><text:span text:style-name="_31_809"> </text:span><text:span text:style-name="_34_96">s</text:span><text:span text:style-name="_31_611">o</text:span><text:span text:style-name="_32_569">l</text:span><text:span text:style-name="_34_59">e</text:span><text:span text:style-name="_31_165">l</text:span><text:span text:style-name="_32_296">y</text:span><text:span text:style-name="_35_"> </text:span><text:span text:style-name="_31_573">i</text:span><text:span text:style-name="_32_653">n</text:span><text:span text:style-name="_35_"> </text:span><text:span text:style-name="_31_705">t</text:span><text:span text:style-name="_32_392">h</text:span><text:span text:style-name="_35_19">e</text:span><text:span text:style-name="_39_05"> </text:span><text:span text:style-name="_32_581">i</text:span><text:span text:style-name="_37_11">n</text:span><text:span text:style-name="_31_525">t</text:span><text:span text:style-name="_32_296">e</text:span><text:span text:style-name="_35_89">r</text:span><text:span text:style-name="_31_504">e</text:span><text:span text:style-name="_32_042">s</text:span><text:span text:style-name="_38_05">t</text:span><text:span text:style-name="_39_05"> </text:span><text:span text:style-name="_32_473">o</text:span><text:span text:style-name="_32_65">f</text:span><text:span text:style-name="_39_05"> </text:span><text:span text:style-name="_32_461">t</text:span><text:span text:style-name="_36_99">h</text:span><text:span text:style-name="_31_792">e</text:span><text:span text:style-name="_31_809"> </text:span><text:span text:style-name="_34_24">b</text:span><text:span text:style-name="_31_311">u</text:span><text:span text:style-name="_32_101">r</text:span><text:span text:style-name="_38_91">g</text:span><text:span text:style-name="_31_381">l</text:span><text:span text:style-name="_32_320">a</text:span><text:span text:style-name="_34_93">r</text:span><text:span text:style-name="_31_597">s</text:span><text:span text:style-name="_32_641">.</text:span><text:span text:style-name="_39_"> </text:span><text:span text:style-name="_31_489">Y</text:span><text:span text:style-name="_32_212">e</text:span><text:span text:style-name="_35_90">s</text:span><text:span text:style-name="_31_381">,</text:span><text:span text:style-name="_31_809"> </text:span><text:span text:style-name="_36_01">s</text:span><text:span text:style-name="_31_669">i</text:span><text:span text:style-name="_32_641">r</text:span><text:span text:style-name="_38_53">,</text:span><text:span text:style-name="_39_09"> </text:span><text:span text:style-name="_32_653">a</text:span><text:span text:style-name="_39_"> </text:span><text:span text:style-name="_31_384">b</text:span><text:span text:style-name="_32_031">u</text:span><text:span text:style-name="_33_01">r</text:span><text:span text:style-name="_31_252">g</text:span><text:span text:style-name="_32_317">l</text:span><text:span text:style-name="_36_03">a</text:span><text:span text:style-name="_31_777">r</text:span><text:span text:style-name="_31_805"> </text:span><text:span text:style-name="_36_28">a</text:span><text:span text:style-name="_31_249">l</text:span><text:span text:style-name="_32_247">a</text:span><text:span text:style-name="_36_01">r</text:span><text:span text:style-name="_31_777">m</text:span><text:span text:style-name="_31_805"> </text:span><text:span text:style-name="_33_40">c</text:span><text:span text:style-name="_31_431">o</text:span><text:span text:style-name="_32_437">m</text:span><text:span text:style-name="_36_75">b</text:span><text:span text:style-name="_31_393">i</text:span><text:span text:style-name="_32_140">n</text:span><text:span text:style-name="_33_40">e</text:span><text:span text:style-name="_31_238">s</text:span><text:span text:style-name="_31_809"> </text:span><text:span text:style-name="_38_89">i</text:span><text:span text:style-name="_31_381">n</text:span><text:span text:style-name="_31_809"> </text:span><text:span text:style-name="_33_37">i</text:span><text:span text:style-name="_31_429">t</text:span><text:span text:style-name="_32_317">s</text:span><text:span text:style-name="_35_"> </text:span><text:span text:style-name="_31_311">p</text:span><text:span text:style-name="_32_572">e</text:span><text:span text:style-name="_37_09">r</text:span><text:span text:style-name="_31_238">s</text:span><text:span text:style-name="_32_080">o</text:span><text:span text:style-name="_36_97">n</text:span><text:span text:style-name="_39_09"> </text:span><text:span text:style-name="_32_461">a</text:span><text:span text:style-name="_32_29">l</text:span><text:span text:style-name="_31_501">l</text:span><text:span text:style-name="_31_809"> </text:span><text:span text:style-name="_38_89">t</text:span><text:span text:style-name="_31_564">h</text:span><text:span text:style-name="_32_499">a</text:span><text:span text:style-name="_38_05">t</text:span><text:span text:style-name="_39_09"> </text:span><text:span text:style-name="_32_041">i</text:span><text:span text:style-name="_34_21">s</text:span><text:span text:style-name="_39_09"> </text:span><text:span text:style-name="_32_104">o</text:span><text:span text:style-name="_36_75">b</text:span><text:span text:style-name="_31_345">j</text:span><text:span text:style-name="_32_332">e</text:span><text:span text:style-name="_32_42">c</text:span><text:span text:style-name="_31_501">t</text:span><text:span text:style-name="_32_617">i</text:span><text:span text:style-name="_34_95">o</text:span><text:span text:style-name="_31_540">n</text:span><text:span text:style-name="_32_044">a</text:span><text:span text:style-name="_37_11">b</text:span><text:span text:style-name="_31_705">l</text:span><text:span text:style-name="_32_065">e</text:span><text:span text:style-name="_39_"> </text:span><text:span text:style-name="_31_528">a</text:span><text:span text:style-name="_32_103">b</text:span><text:span text:style-name="_34_24">o</text:span><text:span text:style-name="_31_383">u</text:span><text:span text:style-name="_32_209">t</text:span><text:span text:style-name="_39_"> </text:span><text:span text:style-name="_31_561">a</text:span><text:span text:style-name="_31_805"> </text:span><text:span text:style-name="_34_45">f</text:span><text:span text:style-name="_31_777">i</text:span><text:span text:style-name="_32_137">r</text:span><text:span text:style-name="_36_25">e</text:span><text:span text:style-name="_31_753">,</text:span><text:span text:style-name="_31_809"> </text:span><text:span text:style-name="_34_45">a</text:span><text:span text:style-name="_39_05"> </text:span><text:span text:style-name="_32_101">r</text:span><text:span text:style-name="_34_57">i</text:span><text:span text:style-name="_31_681">o</text:span><text:span text:style-name="_32_329">t</text:span><text:span text:style-name="_38_77">,</text:span><text:span text:style-name="_39_09"> </text:span><text:span text:style-name="_32_428">a</text:span><text:span text:style-name="_37_83">n</text:span><text:span text:style-name="_31_141">d</text:span><text:span text:style-name="_31_809"> </text:span><text:span text:style-name="_33_49">a</text:span><text:span text:style-name="_39_05"> </text:span><text:span text:style-name="_32_463">h</text:span><text:span text:style-name="_37_72">a</text:span><text:span text:style-name="_31_141">r</text:span><text:span text:style-name="_32_653">e</text:span><text:span text:style-name="_32_29">m</text:span><text:span text:style-name="_31_321">,</text:span><text:span text:style-name="_31_805"> </text:span><text:span text:style-name="_33_39">a</text:span><text:span text:style-name="_31_672">n</text:span><text:span text:style-name="_32_257">d</text:span><text:span text:style-name="_39_"> </text:span><text:span text:style-name="_31_129">a</text:span><text:span text:style-name="_32_605">t</text:span><text:span text:style-name="_39_"> </text:span><text:span text:style-name="_31_669">t</text:span><text:span text:style-name="_32_031">h</text:span><text:span text:style-name="_38_44">e</text:span><text:span text:style-name="_39_09"> </text:span><text:span text:style-name="_32_320">s</text:span><text:span text:style-name="_34_59">a</text:span><text:span text:style-name="_31_381">m</text:span><text:span text:style-name="_32_113">e</text:span><text:span text:style-name="_39_"> </text:span><text:span text:style-name="_31_165">t</text:span><text:span text:style-name="_32_149">i</text:span><text:span text:style-name="_34_57">m</text:span><text:span text:style-name="_31_669">e</text:span><text:span text:style-name="_31_809"> </text:span><text:span text:style-name="_34_83">h</text:span><text:span text:style-name="_31_612">a</text:span><text:span text:style-name="_32_581">d</text:span><text:span text:style-name="_39_"> </text:span><text:span text:style-name="_31_431">n</text:span><text:span text:style-name="_32_656">o</text:span><text:span text:style-name="_33_52">n</text:span><text:span text:style-name="_31_575">e</text:span><text:span text:style-name="_31_809"> </text:span><text:span text:style-name="_38_53">o</text:span><text:span text:style-name="_31_681">f</text:span><text:span text:style-name="_31_809"> </text:span><text:span text:style-name="_34_81">t</text:span><text:span text:style-name="_31_792">h</text:span><text:span text:style-name="_32_211">e</text:span><text:span text:style-name="_35_"> </text:span><text:span text:style-name="_31_670">c</text:span><text:span text:style-name="_32_212">o</text:span><text:span text:style-name="_34_81">m</text:span><text:span text:style-name="_31_756">p</text:span><text:span text:style-name="_32_607">e</text:span><text:span text:style-name="_36_99">n</text:span><text:span text:style-name="_31_708">s</text:span><text:span text:style-name="_32_620">a</text:span><text:span text:style-name="_36_25">t</text:span><text:span text:style-name="_31_429">i</text:span><text:span text:style-name="_32_655">n</text:span><text:span text:style-name="_38_17">g</text:span><text:span text:style-name="_39_05"> </text:span><text:span text:style-name="_32_247">a</text:span><text:span text:style-name="_34_48">d</text:span><text:span text:style-name="_31_598">v</text:span><text:span text:style-name="_32_476">a</text:span><text:span text:style-name="_35_91">n</text:span><text:span text:style-name="_31_537">t</text:span><text:span text:style-name="_32_680">a</text:span><text:span text:style-name="_36_39">g</text:span><text:span text:style-name="_31_324">e</text:span><text:span text:style-name="_32_077">s</text:span><text:span text:style-name="_33_37">,</text:span><text:span text:style-name="_39_05"> </text:span><text:span text:style-name="_32_617">o</text:span><text:span text:style-name="_38_41">f</text:span><text:span text:style-name="_39_09"> </text:span><text:span text:style-name="_32_643">o</text:span><text:span text:style-name="_35_32">n</text:span><text:span text:style-name="_31_357">e</text:span><text:span text:style-name="_31_809"> </text:span><text:span text:style-name="_34_96">s</text:span><text:span text:style-name="_31_791">o</text:span><text:span text:style-name="_32_653">r</text:span><text:span text:style-name="_34_57">t</text:span><text:span text:style-name="_39_05"> </text:span><text:span text:style-name="_32_209">o</text:span><text:span text:style-name="_38_89">r</text:span><text:span text:style-name="_39_05"> </text:span><text:span text:style-name="_32_319">a</text:span><text:span text:style-name="_38_08">n</text:span><text:span text:style-name="_31_743">o</text:span><text:span text:style-name="_32_149">t</text:span><text:span text:style-name="_36_40">h</text:span><text:span text:style-name="_31_573">e</text:span><text:span text:style-name="_32_497">r</text:span><text:span text:style-name="_37_09">,</text:span><text:span text:style-name="_39_05"> </text:span><text:span text:style-name="_32_605">t</text:span><text:span text:style-name="_38_43">h</text:span><text:span text:style-name="_31_384">a</text:span><text:span text:style-name="_32_029">t</text:span><text:span text:style-name="_35_"> </text:span><text:span text:style-name="_31_672">c</text:span><text:span text:style-name="_32_223">u</text:span><text:span text:style-name="_33_04">s</text:span><text:span text:style-name="_31_417">t</text:span><text:span text:style-name="_32_511">o</text:span><text:span text:style-name="_36_37">m</text:span><text:span text:style-name="_31_779">a</text:span><text:span text:style-name="_32_149">r</text:span><text:span text:style-name="_38_17">i</text:span><text:span text:style-name="_31_357">l</text:span><text:span text:style-name="_32_260">y</text:span><text:span text:style-name="_39_"> </text:span><text:span text:style-name="_31_743">b</text:span><text:span text:style-name="_32_116">e</text:span><text:span text:style-name="_34_93">l</text:span><text:span text:style-name="_31_576">o</text:span><text:span text:style-name="_32_079">n</text:span><text:span text:style-name="_37_81">g</text:span><text:span text:style-name="_39_05"> </text:span><text:span text:style-name="_32_605">w</text:span><text:span text:style-name="_38_17">i</text:span><text:span text:style-name="_31_501">t</text:span><text:span text:style-name="_32_569">h</text:span><text:span text:style-name="_39_"> </text:span><text:span text:style-name="_31_141">t</text:span><text:span text:style-name="_32_151">h</text:span><text:span text:style-name="_34_60">a</text:span><text:span text:style-name="_31_753">t</text:span><text:span text:style-name="_31_809"> </text:span><text:span text:style-name="_33_52">c</text:span><text:span text:style-name="_31_611">o</text:span><text:span text:style-name="_32_209">m</text:span><text:span text:style-name="_36_40">b</text:span><text:span text:style-name="_31_753">i</text:span><text:span text:style-name="_32_655">n</text:span><text:span text:style-name="_37_84">a</text:span><text:span text:style-name="_31_609">t</text:span><text:span text:style-name="_32_257">i</text:span><text:span text:style-name="_38_43">o</text:span><text:span text:style-name="_31_429">n</text:span><text:span text:style-name="_32_101">.</text:span><text:span text:style-name="_35_"> </text:span><text:span text:style-name="_31_609">G</text:span><text:span text:style-name="_32_476">o</text:span><text:span text:style-name="_34_23">o</text:span><text:span text:style-name="_31_312">d</text:span>-<text:span text:style-name="_34_47">b</text:span><text:span text:style-name="_31_213">y</text:span><text:span text:style-name="_32_653">:</text:span><text:span text:style-name="_39_"> </text:span><text:span text:style-name="_31_597">I</text:span><text:span text:style-name="_31_809"> </text:span><text:span text:style-name="_37_11">g</text:span><text:span text:style-name="_31_204">e</text:span><text:span text:style-name="_32_245">t</text:span><text:span text:style-name="_39_"> </text:span><text:span text:style-name="_31_177">o</text:span><text:span text:style-name="_32_257">f</text:span><text:span text:style-name="_36_97">f</text:span><text:span text:style-name="_39_09"> </text:span><text:span text:style-name="_32_463">h</text:span><text:span text:style-name="_36_28">e</text:span><text:span text:style-name="_31_789">r</text:span><text:span text:style-name="_32_137">e</text:span><text:span text:style-name="_32_29">.</text:span><text:span text:style-name="_31_213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92"/>
    <meta:generator>OpenOffice/4.0.1$Win32 OpenOffice.org_project/401m5$Build-9714</meta:generator>
  </office:meta>
</office:document-meta>
</file>